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Sans-serif" svg:font-family="Sans-serif"/>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6.04pt"/>
    </style:style>
    <style:style style:name="co2" style:family="table-column">
      <style:table-column-properties fo:break-before="auto" style:column-width="260.36pt"/>
    </style:style>
    <style:style style:name="co3" style:family="table-column">
      <style:table-column-properties fo:break-before="auto" style:column-width="102.39pt"/>
    </style:style>
    <style:style style:name="co4" style:family="table-column">
      <style:table-column-properties fo:break-before="auto" style:column-width="150.01pt"/>
    </style:style>
    <style:style style:name="co5" style:family="table-column">
      <style:table-column-properties fo:break-before="auto" style:column-width="265.04pt"/>
    </style:style>
    <style:style style:name="co6" style:family="table-column">
      <style:table-column-properties fo:break-before="auto" style:column-width="441.3pt"/>
    </style:style>
    <style:style style:name="co7" style:family="table-column">
      <style:table-column-properties fo:break-before="auto" style:column-width="203.95pt"/>
    </style:style>
    <style:style style:name="co8" style:family="table-column">
      <style:table-column-properties fo:break-before="auto" style:column-width="80.16pt"/>
    </style:style>
    <style:style style:name="co9" style:family="table-column">
      <style:table-column-properties fo:break-before="auto" style:column-width="92.8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R_20_Info">
      <style:table-properties table:display="true" style:writing-mode="lr-tb"/>
    </style:style>
    <style:style style:name="ta2" style:family="table" style:master-page-name="PageStyle_5f_key">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 style:family="table-cell" style:parent-style-name="Default">
      <style:table-cell-properties fo:background-color="#00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00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7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1" style:family="table-cell" style:parent-style-name="Default">
      <style:table-cell-properties fo:background-color="#d9ead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2"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66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4" style:family="table-cell" style:parent-style-name="Default" style:data-style-name="N125">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7" style:family="table-cell" style:parent-style-name="Default" style:data-style-name="N125">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25">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25">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125">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31e31"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5"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31e31"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6" style:family="table-cell" style:parent-style-name="Default" style:data-style-name="N125">
      <style:table-cell-properties fo:background-color="#00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data-style-name="N125">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31e31"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9"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31e31"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0"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25">
      <style:table-cell-properties fo:background-color="#00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0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00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5533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5533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00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 style:family="table-cell" style:parent-style-name="Default">
      <style:table-cell-properties fo:border-bottom="0.74pt solid #d9d9d9" style:diagonal-bl-tr="none" style:diagonal-tl-br="none" style:text-align-source="fix" style:repeat-content="false" fo:wrap-option="no-wrap" fo:border-left="0.74pt solid #d9d9d9"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6699"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76">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00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name-complex="Sans-serif" style:font-size-complex="11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60a7"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54"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60a7"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31e31"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57"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ackground-color="#00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fo:background-color="#00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 Inf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8" table:number-columns-repeated="1014" table:default-cell-style-name="Default"/>
        <table:table-row table:style-name="ro1">
          <table:table-cell table:style-name="ce1" office:value-type="string" calcext:value-type="string">
            <text:p>Project/Mission</text:p>
          </table:table-cell>
          <table:table-cell table:style-name="ce8" office:value-type="string" calcext:value-type="string">
            <text:p>Press Release Title</text:p>
          </table:table-cell>
          <table:table-cell table:style-name="ce13" office:value-type="string" calcext:value-type="string">
            <text:p>Published/Release Date</text:p>
          </table:table-cell>
          <table:table-cell table:style-name="ce13" office:value-type="string" calcext:value-type="string">
            <text:p>Source</text:p>
          </table:table-cell>
          <table:table-cell table:style-name="ce13" office:value-type="string" calcext:value-type="string">
            <text:p>PR Link</text:p>
          </table:table-cell>
          <table:table-cell table:style-name="ce1" office:value-type="string" calcext:value-type="string">
            <text:p>Project/Mission Link at SBN</text:p>
          </table:table-cell>
          <table:table-cell table:style-name="ce1" office:value-type="string" calcext:value-type="string">
            <text:p>Features Mentioned</text:p>
          </table:table-cell>
          <table:table-cell table:style-name="ce1" office:value-type="string" calcext:value-type="string">
            <text:p>possible connection to dataset(s)</text:p>
          </table:table-cell>
          <table:table-cell table:style-name="ce59" table:number-columns-spanned="2" table:number-rows-spanned="1"/>
          <table:covered-table-cell/>
          <table:table-cell table:style-name="ce61" table:number-columns-repeated="19"/>
          <table:table-cell table:number-columns-repeated="995"/>
        </table:table-row>
        <table:table-row table:style-name="ro1">
          <table:table-cell table:style-name="ce2"/>
          <table:table-cell table:style-name="ce6" office:value-type="string" calcext:value-type="string">
            <text:p>BOPPS</text:p>
          </table:table-cell>
          <table:table-cell table:style-name="ce14"/>
          <table:table-cell table:style-name="ce2"/>
          <table:table-cell table:style-name="ce39" table:number-columns-repeated="4"/>
          <table:table-cell table:style-name="ce60"/>
          <table:table-cell table:style-name="ce39"/>
          <table:table-cell table:style-name="ce60" table:number-columns-repeated="19"/>
          <table:table-cell table:number-columns-repeated="995"/>
        </table:table-row>
        <table:table-row table:style-name="ro1">
          <table:table-cell table:style-name="ce3" office:value-type="string" calcext:value-type="string">
            <text:p>BOPPS</text:p>
          </table:table-cell>
          <table:table-cell table:style-name="ce3" office:value-type="string" calcext:value-type="string">
            <text:p>NASA Conducts Successful Planetary Science Balloon Mission</text:p>
          </table:table-cell>
          <table:table-cell table:style-name="ce15" office:value-type="date" office:date-value="2014-09-29" calcext:value-type="date">
            <text:p>2014-09-29</text:p>
          </table:table-cell>
          <table:table-cell table:style-name="ce3" office:value-type="string" calcext:value-type="string">
            <text:p>NASA</text:p>
          </table:table-cell>
          <table:table-cell table:style-name="ce40" office:value-type="string" calcext:value-type="string">
            <text:p><text:a xlink:href="https://www.nasa.gov/press/2014/september/nasa-conducts-successful-planetary-science-balloon-mission" xlink:type="simple">https://www.nasa.gov/press/2014/september/nasa-conducts-successful-planetary-science-balloon-mission</text:a></text:p>
          </table:table-cell>
          <table:table-cell table:style-name="ce40" office:value-type="string" calcext:value-type="string">
            <text:p><text:a xlink:href="http://bopps.jhuapl.edu/" xlink:type="simple">http://bopps.jhuapl.edu/</text:a></text:p>
          </table:table-cell>
          <table:table-cell table:style-name="ce36" table:number-columns-repeated="2"/>
          <table:table-cell table:number-columns-repeated="1016"/>
        </table:table-row>
        <table:table-row table:style-name="ro1">
          <table:table-cell table:style-name="ce3" office:value-type="string" calcext:value-type="string">
            <text:p>BOPPS</text:p>
          </table:table-cell>
          <table:table-cell table:style-name="ce3" office:value-type="string" calcext:value-type="string">
            <text:p>Off to Fort Sumner</text:p>
          </table:table-cell>
          <table:table-cell table:style-name="ce15" office:value-type="date" office:date-value="2014-08-29" calcext:value-type="date">
            <text:p>2014-08-29</text:p>
          </table:table-cell>
          <table:table-cell table:style-name="ce3" office:value-type="string" calcext:value-type="string">
            <text:p>JHUAPL</text:p>
          </table:table-cell>
          <table:table-cell table:style-name="ce40" office:value-type="string" calcext:value-type="string">
            <text:p><text:a xlink:href="http://bopps.jhuapl.edu/newsgallery/articles/20140829.php" xlink:type="simple">http://bopps.jhuapl.edu/newsgallery/articles/20140829.php</text:a></text:p>
          </table:table-cell>
          <table:table-cell table:style-name="ce40" office:value-type="string" calcext:value-type="string">
            <text:p><text:a xlink:href="http://bopps.jhuapl.edu/" xlink:type="simple">http://bopps.jhuapl.edu/</text:a></text:p>
          </table:table-cell>
          <table:table-cell table:style-name="ce36" table:number-columns-repeated="2"/>
          <table:table-cell table:number-columns-repeated="1016"/>
        </table:table-row>
        <table:table-row table:style-name="ro1">
          <table:table-cell table:style-name="ce3" office:value-type="string" calcext:value-type="string">
            <text:p>BOPPS</text:p>
          </table:table-cell>
          <table:table-cell table:style-name="ce3" office:value-type="string" calcext:value-type="string">
            <text:p>BOPPS Arrives in Fort Sumner</text:p>
          </table:table-cell>
          <table:table-cell table:style-name="ce16" office:value-type="date" office:date-value="2014-09-02" calcext:value-type="date">
            <text:p>2014-09-02</text:p>
          </table:table-cell>
          <table:table-cell table:style-name="ce3" office:value-type="string" calcext:value-type="string">
            <text:p>JHUAPL</text:p>
          </table:table-cell>
          <table:table-cell table:style-name="ce40" office:value-type="string" calcext:value-type="string">
            <text:p><text:a xlink:href="http://bopps.jhuapl.edu/newsgallery/index.php" xlink:type="simple">http://bopps.jhuapl.edu/newsgallery/index.php</text:a></text:p>
          </table:table-cell>
          <table:table-cell table:style-name="ce40" office:value-type="string" calcext:value-type="string">
            <text:p><text:a xlink:href="http://bopps.jhuapl.edu/" xlink:type="simple">http://bopps.jhuapl.edu/</text:a></text:p>
          </table:table-cell>
          <table:table-cell table:style-name="ce36" table:number-columns-repeated="2"/>
          <table:table-cell table:number-columns-repeated="1016"/>
        </table:table-row>
        <table:table-row table:style-name="ro1">
          <table:table-cell table:style-name="ce4" office:value-type="string" calcext:value-type="string">
            <text:p>BRRISON</text:p>
          </table:table-cell>
          <table:table-cell table:style-name="ce4"/>
          <table:table-cell table:style-name="ce17"/>
          <table:table-cell table:style-name="ce4"/>
          <table:table-cell table:style-name="ce41"/>
          <table:table-cell table:style-name="ce50" office:value-type="string" calcext:value-type="string">
            <text:p><text:a xlink:href="https://pdssbn.astro.umd.edu/data_sb/missions/brrison/index.shtml" xlink:type="simple">https://pdssbn.astro.umd.edu/data_sb/missions/brrison/index.shtml</text:a></text:p>
          </table:table-cell>
          <table:table-cell table:style-name="ce41" table:number-columns-repeated="2"/>
          <table:table-cell table:number-columns-repeated="1016"/>
        </table:table-row>
        <table:table-row table:style-name="ro1">
          <table:table-cell table:style-name="ce5" office:value-type="string" calcext:value-type="string">
            <text:p>Cassini</text:p>
          </table:table-cell>
          <table:table-cell table:style-name="ce5"/>
          <table:table-cell table:style-name="ce18"/>
          <table:table-cell table:style-name="ce5"/>
          <table:table-cell table:style-name="ce42" office:value-type="string" calcext:value-type="string">
            <text:p><text:a xlink:href="https://solarsystem.nasa.gov/news/?order=publish_date+desc&amp;per_page=50&amp;page=0&amp;search=&amp;fs=&amp;fc=&amp;ft=asteroids%2Cmeteors+%26+meteorites%2Cmeteors%2Ccomets&amp;dp=&amp;category=" xlink:type="simple">https://solarsystem.nasa.gov/news/?order=publish_date+desc&amp;per_page=50&amp;page=0&amp;search=&amp;fs=&amp;fc=&amp;ft=asteroids%2Cmeteors+%26+meteorites%2Cmeteors%2Ccomets&amp;dp=&amp;category=</text:a></text:p>
          </table:table-cell>
          <table:table-cell table:style-name="ce42" office:value-type="string" calcext:value-type="string">
            <text:p><text:a xlink:href="https://pdssbn.astro.umd.edu/data_sb/missions/cassini/index.shtml" xlink:type="simple">https://pdssbn.astro.umd.edu/data_sb/missions/cassini/index.shtml</text:a></text:p>
          </table:table-cell>
          <table:table-cell table:style-name="ce58" table:number-columns-repeated="2"/>
          <table:table-cell table:number-columns-repeated="1016"/>
        </table:table-row>
        <table:table-row table:style-name="ro1">
          <table:table-cell table:style-name="ce4" office:value-type="string" calcext:value-type="string">
            <text:p>CONTOUR</text:p>
          </table:table-cell>
          <table:table-cell table:style-name="ce4"/>
          <table:table-cell table:style-name="ce17"/>
          <table:table-cell table:style-name="ce4"/>
          <table:table-cell table:style-name="ce41"/>
          <table:table-cell table:style-name="ce50" office:value-type="string" calcext:value-type="string">
            <text:p><text:a xlink:href="https://pdssbn.astro.umd.edu/data_sb/missions/contour/index.shtml" xlink:type="simple">https://pdssbn.astro.umd.edu/data_sb/missions/contour/index.shtml</text:a></text:p>
          </table:table-cell>
          <table:table-cell table:style-name="ce41" table:number-columns-repeated="2"/>
          <table:table-cell table:number-columns-repeated="1016"/>
        </table:table-row>
        <table:table-row table:style-name="ro1">
          <table:table-cell table:style-name="ce2"/>
          <table:table-cell table:style-name="ce6" office:value-type="string" calcext:value-type="string">
            <text:p>DART</text:p>
          </table:table-cell>
          <table:table-cell table:style-name="ce14"/>
          <table:table-cell table:style-name="ce2"/>
          <table:table-cell table:style-name="ce39" table:number-columns-repeated="4"/>
          <table:table-cell table:style-name="ce60" table:number-columns-repeated="21"/>
          <table:table-cell table:number-columns-repeated="995"/>
        </table:table-row>
        <table:table-row table:style-name="ro1">
          <table:table-cell table:style-name="ce3" office:value-type="string" calcext:value-type="string">
            <text:p>DART</text:p>
          </table:table-cell>
          <table:table-cell table:style-name="ce3" office:value-type="string" calcext:value-type="string">
            <text:p>An asteroid could destroy humanity like it did dinosaurs. A Hopkins team has a plan to save the world</text:p>
          </table:table-cell>
          <table:table-cell table:style-name="ce15" office:value-type="date" office:date-value="2019-02-04" calcext:value-type="date">
            <text:p>2019-02-04</text:p>
          </table:table-cell>
          <table:table-cell table:style-name="ce3" office:value-type="string" calcext:value-type="string">
            <text:p>The Baltimore Sun</text:p>
          </table:table-cell>
          <table:table-cell table:style-name="ce40" office:value-type="string" calcext:value-type="string">
            <text:p><text:a xlink:href="https://www.baltimoresun.com/news/science/bs-md-asteroid-defense-20181219-story.html" xlink:type="simple">https://www.baltimoresun.com/news/science/bs-md-asteroid-defense-20181219-story.html</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ESA Plans Mission to Smallest Asteroid Ever Visited</text:p>
          </table:table-cell>
          <table:table-cell table:style-name="ce15" office:value-type="date" office:date-value="2019-02-04" calcext:value-type="date">
            <text:p>2019-02-04</text:p>
          </table:table-cell>
          <table:table-cell table:style-name="ce3" office:value-type="string" calcext:value-type="string">
            <text:p>ESA</text:p>
          </table:table-cell>
          <table:table-cell table:style-name="ce40" office:value-type="string" calcext:value-type="string">
            <text:p><text:a xlink:href="http://www.esa.int/Our_Activities/Operations/Space_Safety_Security/Hera/ESA_plans_mission_to_smallest_asteroid_ever_visited" xlink:type="simple">http://www.esa.int/Our_Activities/Operations/Space_Safety_Security/Hera/ESA_plans_mission_to_smallest_asteroid_ever_visited</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Humanity Will Slam a Spacecraft into an Asteroid in a Few Years to Help Save Us All</text:p>
          </table:table-cell>
          <table:table-cell table:style-name="ce15" office:value-type="date" office:date-value="2019-01-02" calcext:value-type="date">
            <text:p>2019-01-02</text:p>
          </table:table-cell>
          <table:table-cell table:style-name="ce32" office:value-type="string" calcext:value-type="string">
            <text:p><text:a xlink:href="http://space.com" xlink:type="simple">Space.com</text:a></text:p>
          </table:table-cell>
          <table:table-cell table:style-name="ce40" office:value-type="string" calcext:value-type="string">
            <text:p><text:a xlink:href="https://www.space.com/42853-dart-asteroid-impact-defense-mission-2022.html" xlink:type="simple">https://www.space.com/42853-dart-asteroid-impact-defense-mission-2022.html</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Collision Course</text:p>
            <text:p>Johns Hopkins University's Applied Physics Labratory plans to crash a spacecraft into a near-Earth asteroid. NASA hopes it works.</text:p>
          </table:table-cell>
          <table:table-cell table:style-name="ce15" office:value-type="date" office:date-value="2018-10-01" calcext:value-type="date">
            <text:p>2018-10-01</text:p>
          </table:table-cell>
          <table:table-cell table:style-name="ce3" office:value-type="string" calcext:value-type="string">
            <text:p>Baltimore Magazine</text:p>
          </table:table-cell>
          <table:table-cell table:style-name="ce40" office:value-type="string" calcext:value-type="string">
            <text:p><text:a xlink:href="https://www.baltimoremagazine.com/2018/10/9/hopkins-applied-physics-lab-plans-crash-spacecraft-into-asteroid-nasa" xlink:type="simple">https://www.baltimoremagazine.com/2018/10/9/hopkins-applied-physics-lab-plans-crash-spacecraft-into-asteroid-nasa</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APL-Led Asteroid-Deflection Mission Passes Key Development Milestone</text:p>
          </table:table-cell>
          <table:table-cell table:style-name="ce15" office:value-type="date" office:date-value="2018-08-30" calcext:value-type="date">
            <text:p>2018-08-30</text:p>
          </table:table-cell>
          <table:table-cell table:style-name="ce3" office:value-type="string" calcext:value-type="string">
            <text:p>JHUAPL</text:p>
          </table:table-cell>
          <table:table-cell table:style-name="ce40" office:value-type="string" calcext:value-type="string">
            <text:p><text:a xlink:href="https://www.jhuapl.edu/PressRelease/180830" xlink:type="simple">https://www.jhuapl.edu/PressRelease/180830</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White House releases near Earth object action plan</text:p>
          </table:table-cell>
          <table:table-cell table:style-name="ce15" office:value-type="date" office:date-value="2018-06-21" calcext:value-type="date">
            <text:p>2018-06-21</text:p>
          </table:table-cell>
          <table:table-cell table:style-name="ce32" office:value-type="string" calcext:value-type="string">
            <text:p><text:a xlink:href="http://space.com" xlink:type="simple">Space.com</text:a></text:p>
          </table:table-cell>
          <table:table-cell table:style-name="ce40" office:value-type="string" calcext:value-type="string">
            <text:p><text:a xlink:href="https://spacenews.com/white-house-releases-near-earth-object-action-plan/" xlink:type="simple">https://spacenews.com/white-house-releases-near-earth-object-action-plan/</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Space scientists have big plans to avert an asteroid apocalypse</text:p>
          </table:table-cell>
          <table:table-cell table:style-name="ce15" office:value-type="date" office:date-value="2018-04-06" calcext:value-type="date">
            <text:p>2018-04-06</text:p>
          </table:table-cell>
          <table:table-cell table:style-name="ce3" office:value-type="string" calcext:value-type="string">
            <text:p>NBC News</text:p>
          </table:table-cell>
          <table:table-cell table:style-name="ce40" office:value-type="string" calcext:value-type="string">
            <text:p><text:a xlink:href="https://www.nbcnews.com/mach/science/space-scientists-have-big-plans-avert-asteroid-apocalypse-ncna863106" xlink:type="simple">https://www.nbcnews.com/mach/science/space-scientists-have-big-plans-avert-asteroid-apocalypse-ncna863106</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Managers of proposed mission hope to protect Earth from giant space rocks</text:p>
          </table:table-cell>
          <table:table-cell table:style-name="ce15" office:value-type="date" office:date-value="2017-10-01" calcext:value-type="date">
            <text:p>2017-10-01</text:p>
          </table:table-cell>
          <table:table-cell table:style-name="ce3" office:value-type="string" calcext:value-type="string">
            <text:p>Aerospace America</text:p>
          </table:table-cell>
          <table:table-cell table:style-name="ce40" office:value-type="string" calcext:value-type="string">
            <text:p><text:a xlink:href="https://aerospaceamerica.aiaa.org/features/course-corrector/" xlink:type="simple">https://aerospaceamerica.aiaa.org/features/course-corrector/</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NASA Pushes Through With Asteroid Deflection Mission That Could One Day Save Earth</text:p>
          </table:table-cell>
          <table:table-cell table:style-name="ce15" office:value-type="string" calcext:value-type="string">
            <text:p>July 5th, 2017</text:p>
          </table:table-cell>
          <table:table-cell table:style-name="ce3" office:value-type="string" calcext:value-type="string">
            <text:p>Inquisitr</text:p>
          </table:table-cell>
          <table:table-cell table:style-name="ce40" office:value-type="string" calcext:value-type="string">
            <text:p><text:a xlink:href="https://www.inquisitr.com/4346664/nasa-dart-asteroid-deflection-mission-save-earth-goes-into-design-phase/" xlink:type="simple">https://www.inquisitr.com/4346664/nasa-dart-asteroid-deflection-mission-save-earth-goes-into-design-phase/</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NASA Spacecraft Would Smash Into an Asteroid as a Dry Run for Saving the Planet</text:p>
          </table:table-cell>
          <table:table-cell table:style-name="ce15" office:value-type="date" office:date-value="2017-07-03" calcext:value-type="date">
            <text:p>2017-07-03</text:p>
          </table:table-cell>
          <table:table-cell table:style-name="ce3" office:value-type="string" calcext:value-type="string">
            <text:p>Popular Mechanics</text:p>
          </table:table-cell>
          <table:table-cell table:style-name="ce40" office:value-type="string" calcext:value-type="string">
            <text:p><text:a xlink:href="https://www.popularmechanics.com/space/solar-system/news/a27169/nasa-test-impact-asteroid-spacecraft-dart-planetary-defense/" xlink:type="simple">https://www.popularmechanics.com/space/solar-system/news/a27169/nasa-test-impact-asteroid-spacecraft-dart-planetary-defense/</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NASA unveils plan to test asteroid defense technique</text:p>
          </table:table-cell>
          <table:table-cell table:style-name="ce15" office:value-type="date" office:date-value="2017-07-01" calcext:value-type="date">
            <text:p>2017-07-01</text:p>
          </table:table-cell>
          <table:table-cell table:style-name="ce3" office:value-type="string" calcext:value-type="string">
            <text:p>CNN News</text:p>
          </table:table-cell>
          <table:table-cell table:style-name="ce40" office:value-type="string" calcext:value-type="string">
            <text:p><text:a xlink:href="https://www.cnn.com/2017/07/01/us/nasa-asteroid-defense-trnd/index.html" xlink:type="simple">https://www.cnn.com/2017/07/01/us/nasa-asteroid-defense-trnd/index.html</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NASA'S First Asteroid Deflection Mission Enters Next Design Phase at Johns Hopkins APL</text:p>
          </table:table-cell>
          <table:table-cell table:style-name="ce15" office:value-type="date" office:date-value="2017-06-30" calcext:value-type="date">
            <text:p>2017-06-30</text:p>
          </table:table-cell>
          <table:table-cell table:style-name="ce3" office:value-type="string" calcext:value-type="string">
            <text:p>JHUAPL</text:p>
          </table:table-cell>
          <table:table-cell table:style-name="ce40" office:value-type="string" calcext:value-type="string">
            <text:p><text:a xlink:href="http://dart.jhuapl.edu/News-and-Resources/article.php?id=20170630" xlink:type="simple">http://dart.jhuapl.edu/News-and-Resources/article.php?id=20170630</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EARTH'S BEST DEFENSE AGAINST KILLER ASTEROIDS NEEDS CASH</text:p>
          </table:table-cell>
          <table:table-cell table:style-name="ce15" office:value-type="date" office:date-value="2017-02-09" calcext:value-type="date">
            <text:p>2017-02-09</text:p>
          </table:table-cell>
          <table:table-cell table:style-name="ce3" office:value-type="string" calcext:value-type="string">
            <text:p>Wired</text:p>
          </table:table-cell>
          <table:table-cell table:style-name="ce40" office:value-type="string" calcext:value-type="string">
            <text:p><text:a xlink:href="https://www.wired.com/2017/02/arecibo-telescope-can-save-us-asteroids/" xlink:type="simple">https://www.wired.com/2017/02/arecibo-telescope-can-save-us-asteroids/</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Can we deflect asteroids?</text:p>
          </table:table-cell>
          <table:table-cell table:style-name="ce15" office:value-type="date" office:date-value="2016-11-24" calcext:value-type="date">
            <text:p>2016-11-24</text:p>
          </table:table-cell>
          <table:table-cell table:style-name="ce3" office:value-type="string" calcext:value-type="string">
            <text:p>EuroNews</text:p>
          </table:table-cell>
          <table:table-cell table:style-name="ce40" office:value-type="string" calcext:value-type="string">
            <text:p><text:a xlink:href="https://www.euronews.com/2016/11/24/can-we-deflect-asteroids" xlink:type="simple">https://www.euronews.com/2016/11/24/can-we-deflect-asteroids</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We really need to figure out how to stop a killer asteroid, scientists say</text:p>
          </table:table-cell>
          <table:table-cell table:style-name="ce15" office:value-type="date" office:date-value="2016-11-18" calcext:value-type="date">
            <text:p>2016-11-18</text:p>
          </table:table-cell>
          <table:table-cell table:style-name="ce3" office:value-type="string" calcext:value-type="string">
            <text:p>The Washington Post</text:p>
          </table:table-cell>
          <table:table-cell table:style-name="ce40" office:value-type="string" calcext:value-type="string">
            <text:p><text:a xlink:href="https://www.washingtonpost.com/news/speaking-of-science/wp/2016/11/18/we-really-need-to-figure-out-how-to-stop-a-killer-asteroid-scientists-say/?noredirect=on&amp;utm_term=.510e3c1d5e6b" xlink:type="simple">https://www.washingtonpost.com/news/speaking-of-science/wp/2016/11/18/we-really-need-to-figure-out-how-to-stop-a-killer-asteroid-scientists-say/?noredirect=on&amp;utm_term=.510e3c1d5e6b</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Space Scientists Rally Support for 2020 Asteroid-Deflection Mission</text:p>
          </table:table-cell>
          <table:table-cell table:style-name="ce15" office:value-type="date" office:date-value="2016-11-15" calcext:value-type="date">
            <text:p>2016-11-15</text:p>
          </table:table-cell>
          <table:table-cell table:style-name="ce32" office:value-type="string" calcext:value-type="string">
            <text:p><text:a xlink:href="http://space.com" xlink:type="simple">Space.com</text:a></text:p>
          </table:table-cell>
          <table:table-cell table:style-name="ce40" office:value-type="string" calcext:value-type="string">
            <text:p><text:a xlink:href="https://www.space.com/34723-nasa-esa-asteroid-deflection-mission-aida.html" xlink:type="simple">https://www.space.com/34723-nasa-esa-asteroid-deflection-mission-aida.html</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3" office:value-type="string" calcext:value-type="string">
            <text:p>DART</text:p>
          </table:table-cell>
          <table:table-cell table:style-name="ce3" office:value-type="string" calcext:value-type="string">
            <text:p>European Asteroid Mission Could Launch Soon, Target Space Rock Moves Near Earth</text:p>
          </table:table-cell>
          <table:table-cell table:style-name="ce15" office:value-type="date" office:date-value="2016-11-08" calcext:value-type="date">
            <text:p>2016-11-08</text:p>
          </table:table-cell>
          <table:table-cell table:style-name="ce3" office:value-type="string" calcext:value-type="string">
            <text:p>Nature World News</text:p>
          </table:table-cell>
          <table:table-cell table:style-name="ce40" office:value-type="string" calcext:value-type="string">
            <text:p><text:a xlink:href="https://www.natureworldnews.com/articles/31400/20161108/european-asteroid-mission-launch-soon-target-space-rock-moves-near.htm" xlink:type="simple">https://www.natureworldnews.com/articles/31400/20161108/european-asteroid-mission-launch-soon-target-space-rock-moves-near.htm</text:a></text:p>
          </table:table-cell>
          <table:table-cell table:style-name="ce40" office:value-type="string" calcext:value-type="string">
            <text:p><text:a xlink:href="https://pdssbn.astro.umd.edu/data_sb/missions/dart/index.shtml" xlink:type="simple">https://pdssbn.astro.umd.edu/data_sb/missions/dart/index.shtml</text:a></text:p>
          </table:table-cell>
          <table:table-cell table:style-name="ce36" table:number-columns-repeated="2"/>
          <table:table-cell table:number-columns-repeated="1016"/>
        </table:table-row>
        <table:table-row table:style-name="ro1">
          <table:table-cell table:style-name="ce5" office:value-type="string" calcext:value-type="string">
            <text:p>DAWN</text:p>
          </table:table-cell>
          <table:table-cell table:style-name="ce5"/>
          <table:table-cell table:style-name="ce18"/>
          <table:table-cell table:style-name="ce5"/>
          <table:table-cell table:style-name="ce42" office:value-type="string" calcext:value-type="string">
            <text:p><text:a xlink:href="https://solarsystem.nasa.gov/news/?order=publish_date+desc&amp;per_page=50&amp;page=0&amp;search=&amp;fs=&amp;fc=&amp;ft=&amp;dp=&amp;category=" xlink:type="simple">https://solarsystem.nasa.gov/news/?order=publish_date+desc&amp;per_page=50&amp;page=0&amp;search=&amp;fs=&amp;fc=&amp;ft=&amp;dp=&amp;category=</text:a></text:p>
          </table:table-cell>
          <table:table-cell table:style-name="ce42" office:value-type="string" calcext:value-type="string">
            <text:p><text:a xlink:href="https://pdssbn.astro.umd.edu/data_sb/missions/dawn/index.shtml" xlink:type="simple">https://pdssbn.astro.umd.edu/data_sb/missions/dawn/index.shtml</text:a></text:p>
          </table:table-cell>
          <table:table-cell table:style-name="ce58" table:number-columns-repeated="2"/>
          <table:table-cell table:number-columns-repeated="1016"/>
        </table:table-row>
        <table:table-row table:style-name="ro1">
          <table:table-cell table:style-name="ce6"/>
          <table:table-cell table:style-name="ce6" office:value-type="string" calcext:value-type="string">
            <text:p>DEEP IMPACT</text:p>
          </table:table-cell>
          <table:table-cell table:style-name="ce19"/>
          <table:table-cell table:style-name="ce6"/>
          <table:table-cell table:style-name="ce43"/>
          <table:table-cell table:style-name="ce35" table:number-columns-repeated="24"/>
          <table:table-cell table:number-columns-repeated="995"/>
        </table:table-row>
        <table:table-row table:style-name="ro1">
          <table:table-cell table:style-name="ce3" office:value-type="string" calcext:value-type="string">
            <text:p>Deep Impact</text:p>
          </table:table-cell>
          <table:table-cell table:style-name="ce3" office:value-type="string" calcext:value-type="string">
            <text:p><text:a xlink:href="http://www.newsdesk.umd.edu/scitech/release.cfm?ArticleID=1164" xlink:type="simple">Maryland-Led Deep Impact Wins Major Space Award</text:a></text:p>
          </table:table-cell>
          <table:table-cell table:style-name="ce20" office:value-type="date" office:date-value="2005-11-08" calcext:value-type="date">
            <text:p>2005-11-08</text:p>
          </table:table-cell>
          <table:table-cell table:style-name="ce3" office:value-type="string" calcext:value-type="string">
            <text:p>University of Maryland</text:p>
          </table:table-cell>
          <table:table-cell table:style-name="ce44" office:value-type="string" calcext:value-type="string">
            <text:p><text:a xlink:href="http://www.newsdesk.umd.edu/scitech/release.cfm?ArticleID=1164" xlink:type="simple">Maryland-Led Deep Impact Wins Major Space Award</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diamondbackonline.com/vnews/display.v/ART/2005/09/08/4320087a3c4a0" xlink:type="simple">Waiting to See Impact's Depth</text:a></text:p>
          </table:table-cell>
          <table:table-cell table:style-name="ce21" office:value-type="date" office:date-value="2005-09-08" calcext:value-type="date">
            <text:p>2005-09-08</text:p>
          </table:table-cell>
          <table:table-cell table:style-name="ce33" office:value-type="string" calcext:value-type="string">
            <text:p>Diamondback Online</text:p>
          </table:table-cell>
          <table:table-cell table:style-name="ce44" office:value-type="string" calcext:value-type="string">
            <text:p><text:a xlink:href="http://www.diamondbackonline.com/vnews/display.v/ART/2005/09/08/4320087a3c4a0" xlink:type="simple">Waiting to See Impact's Depth</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pasadenastarnews.com/Stories/0,1413,206~22097~2969194,00.html" xlink:type="simple">Deep Impact Work Begins</text:a></text:p>
          </table:table-cell>
          <table:table-cell table:style-name="ce21" office:value-type="date" office:date-value="2005-07-16" calcext:value-type="date">
            <text:p>2005-07-16</text:p>
          </table:table-cell>
          <table:table-cell table:style-name="ce33" office:value-type="string" calcext:value-type="string">
            <text:p>Pasadena Star-News</text:p>
          </table:table-cell>
          <table:table-cell table:style-name="ce44" office:value-type="string" calcext:value-type="string">
            <text:p><text:a xlink:href="http://www.pasadenastarnews.com/Stories/0,1413,206~22097~2969194,00.html" xlink:type="simple">Deep Impact Work Begin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cfa.harvard.edu/press/2005/pr200523.html" xlink:type="simple">Deep Impact Was a Dust-up, Not a Gusher</text:a></text:p>
          </table:table-cell>
          <table:table-cell table:style-name="ce21" office:value-type="date" office:date-value="2005-07-08" calcext:value-type="date">
            <text:p>2005-07-08</text:p>
          </table:table-cell>
          <table:table-cell table:style-name="ce33" office:value-type="string" calcext:value-type="string">
            <text:p>Harvard-Smithsonian Center for Astrophysics</text:p>
          </table:table-cell>
          <table:table-cell table:style-name="ce44" office:value-type="string" calcext:value-type="string">
            <text:p><text:a xlink:href="http://www.cfa.harvard.edu/press/2005/pr200523.html" xlink:type="simple">Deep Impact Was a Dust-up, Not a Gusher</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diamondbackonline.com/vnews/display.v/ART/2005/07/07/42ccc1346f492?in_archive=1" xlink:type="simple">Earth's Cosmic Revenge</text:a></text:p>
          </table:table-cell>
          <table:table-cell table:style-name="ce21" office:value-type="date" office:date-value="2005-07-07" calcext:value-type="date">
            <text:p>2005-07-07</text:p>
          </table:table-cell>
          <table:table-cell table:style-name="ce33" office:value-type="string" calcext:value-type="string">
            <text:p>Diamondback Online</text:p>
          </table:table-cell>
          <table:table-cell table:style-name="ce44" office:value-type="string" calcext:value-type="string">
            <text:p><text:a xlink:href="http://www.diamondbackonline.com/vnews/display.v/ART/2005/07/07/42ccc1346f492?in_archive=1" xlink:type="simple">Earth's Cosmic Reveng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sc.se/default.asp?groupid=2004517104342856" xlink:type="simple">Odin's First Post-hit Water Measurements of Tempel 1</text:a></text:p>
          </table:table-cell>
          <table:table-cell table:style-name="ce21" office:value-type="date" office:date-value="2005-07-07" calcext:value-type="date">
            <text:p>2005-07-07</text:p>
          </table:table-cell>
          <table:table-cell table:style-name="ce33" office:value-type="string" calcext:value-type="string">
            <text:p>Swedish Space Corporation</text:p>
          </table:table-cell>
          <table:table-cell table:style-name="ce44" office:value-type="string" calcext:value-type="string">
            <text:p><text:a xlink:href="http://www.ssc.se/default.asp?groupid=2004517104342856" xlink:type="simple">Odin's First Post-hit Water Measurements of Tempel 1</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gemini.edu/index.php?option=content&amp;task=view&amp;id=139" xlink:type="simple">Deep Impact Captured by Gemini</text:a></text:p>
          </table:table-cell>
          <table:table-cell table:style-name="ce21" office:value-type="date" office:date-value="2005-07-05" calcext:value-type="date">
            <text:p>2005-07-05</text:p>
          </table:table-cell>
          <table:table-cell table:style-name="ce33" office:value-type="string" calcext:value-type="string">
            <text:p>Gemini Observatory</text:p>
          </table:table-cell>
          <table:table-cell table:style-name="ce44" office:value-type="string" calcext:value-type="string">
            <text:p><text:a xlink:href="http://www.gemini.edu/index.php?option=content&amp;task=view&amp;id=139" xlink:type="simple">Deep Impact Captured by Gemini</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Comet collision is a hit for NASA</text:p>
            <text:p>Author: John Woestendiek</text:p>
          </table:table-cell>
          <table:table-cell table:style-name="ce21" office:value-type="date" office:date-value="2005-07-05" calcext:value-type="date">
            <text:p>2005-07-05</text:p>
          </table:table-cell>
          <table:table-cell table:style-name="ce33" office:value-type="string" calcext:value-type="string">
            <text:p>Baltimore Sun</text:p>
          </table:table-cell>
          <table:table-cell table:style-name="ce45" office:value-type="string" calcext:value-type="string">
            <text:p>Comet collision is a hit for NASA</text:p>
            <text:p>Author: John Woestendiek</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lemonde.fr/web/article/0,1-0@2-3244,36-669591@51-627749,0.html" xlink:type="simple">Sous la violence du choc, l'activité de Tempel 1 s'est réveillée</text:a></text:p>
          </table:table-cell>
          <table:table-cell table:style-name="ce21" office:value-type="date" office:date-value="2005-07-05" calcext:value-type="date">
            <text:p>2005-07-05</text:p>
          </table:table-cell>
          <table:table-cell table:style-name="ce33" office:value-type="string" calcext:value-type="string">
            <text:p>Le Monde.fr</text:p>
          </table:table-cell>
          <table:table-cell table:style-name="ce44" office:value-type="string" calcext:value-type="string">
            <text:p><text:a xlink:href="http://www.lemonde.fr/web/article/0,1-0@2-3244,36-669591@51-627749,0.html" xlink:type="simple">Sous la violence du choc, l'activité de Tempel 1 s'est réveillé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geotimes.org/july05/WebExtra070505.html" xlink:type="simple">Deep Impact Strikes Back</text:a></text:p>
          </table:table-cell>
          <table:table-cell table:style-name="ce21" office:value-type="date" office:date-value="2005-07-05" calcext:value-type="date">
            <text:p>2005-07-05</text:p>
          </table:table-cell>
          <table:table-cell table:style-name="ce33" office:value-type="string" calcext:value-type="string">
            <text:p>Geotimes</text:p>
          </table:table-cell>
          <table:table-cell table:style-name="ce44" office:value-type="string" calcext:value-type="string">
            <text:p><text:a xlink:href="http://www.geotimes.org/july05/WebExtra070505.html" xlink:type="simple">Deep Impact Strikes Back</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cnn.com/2005/TECH/space/07/04/deep.impact/index.html" xlink:type="simple">Deep Impact: Probe Hits Comet</text:a></text:p>
          </table:table-cell>
          <table:table-cell table:style-name="ce21" office:value-type="date" office:date-value="2005-07-04" calcext:value-type="date">
            <text:p>2005-07-04</text:p>
          </table:table-cell>
          <table:table-cell table:style-name="ce33" office:value-type="string" calcext:value-type="string">
            <text:p>CNN</text:p>
          </table:table-cell>
          <table:table-cell table:style-name="ce44" office:value-type="string" calcext:value-type="string">
            <text:p><text:a xlink:href="http://www.cnn.com/2005/TECH/space/07/04/deep.impact/index.html" xlink:type="simple">Deep Impact: Probe Hits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msnbc.msn.com/id/8458183/" xlink:type="simple">Space Probe Crashes into Comet</text:a></text:p>
          </table:table-cell>
          <table:table-cell table:style-name="ce21" office:value-type="date" office:date-value="2005-07-04" calcext:value-type="date">
            <text:p>2005-07-04</text:p>
          </table:table-cell>
          <table:table-cell table:style-name="ce33" office:value-type="string" calcext:value-type="string">
            <text:p>MSNBC</text:p>
          </table:table-cell>
          <table:table-cell table:style-name="ce44" office:value-type="string" calcext:value-type="string">
            <text:p><text:a xlink:href="http://www.msnbc.msn.com/id/8458183/" xlink:type="simple">Space Probe Crashes into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news.yahoo.com/news?tmpl=story&amp;u=/ap/20050704/ap_on_sc/comet_buster" xlink:type="simple">Mission Accomplished: Probe Hits Comet</text:a></text:p>
          </table:table-cell>
          <table:table-cell table:style-name="ce21" office:value-type="date" office:date-value="2005-07-04" calcext:value-type="date">
            <text:p>2005-07-04</text:p>
          </table:table-cell>
          <table:table-cell table:style-name="ce33" office:value-type="string" calcext:value-type="string">
            <text:p>Associated Press</text:p>
          </table:table-cell>
          <table:table-cell table:style-name="ce44" office:value-type="string" calcext:value-type="string">
            <text:p><text:a xlink:href="http://news.yahoo.com/news?tmpl=story&amp;u=/ap/20050704/ap_on_sc/comet_buster" xlink:type="simple">Mission Accomplished: Probe Hits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boston.com/news/science/articles/2005/07/02/nasa_readies_space_probe_to_hit_comet/" xlink:type="simple">NASA readies space probe to blast comet</text:a></text:p>
          </table:table-cell>
          <table:table-cell table:style-name="ce21" office:value-type="date" office:date-value="2005-07-02" calcext:value-type="date">
            <text:p>2005-07-02</text:p>
          </table:table-cell>
          <table:table-cell table:style-name="ce33" office:value-type="string" calcext:value-type="string">
            <text:p>Associated Press</text:p>
          </table:table-cell>
          <table:table-cell table:style-name="ce44" office:value-type="string" calcext:value-type="string">
            <text:p><text:a xlink:href="http://www.boston.com/news/science/articles/2005/07/02/nasa_readies_space_probe_to_hit_comet/" xlink:type="simple">NASA readies space probe to blast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geotimes.org/july05/feature_deepimpact.html" xlink:type="simple">Collision Course: Deep Impact</text:a></text:p>
          </table:table-cell>
          <table:table-cell table:style-name="ce21" office:value-type="date" office:date-value="2005-07-01" calcext:value-type="date">
            <text:p>2005-07-01</text:p>
          </table:table-cell>
          <table:table-cell table:style-name="ce33" office:value-type="string" calcext:value-type="string">
            <text:p>Geotimes</text:p>
          </table:table-cell>
          <table:table-cell table:style-name="ce44" office:value-type="string" calcext:value-type="string">
            <text:p><text:a xlink:href="http://www.geotimes.org/july05/feature_deepimpact.html" xlink:type="simple">Collision Course: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geotimes.org/july05/education.html" xlink:type="simple">Making a Public Impact</text:a></text:p>
          </table:table-cell>
          <table:table-cell table:style-name="ce21" office:value-type="date" office:date-value="2005-07-01" calcext:value-type="date">
            <text:p>2005-07-01</text:p>
          </table:table-cell>
          <table:table-cell table:style-name="ce33" office:value-type="string" calcext:value-type="string">
            <text:p>Geotimes</text:p>
          </table:table-cell>
          <table:table-cell table:style-name="ce44" office:value-type="string" calcext:value-type="string">
            <text:p><text:a xlink:href="http://www.geotimes.org/july05/education.html" xlink:type="simple">Making a Public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diamondbackonline.com/vnews/display.v/ART/2005/06/30/42c38ea797d31?in_archive=1" xlink:type="simple">Researchers Anticipating Deep Impact</text:a></text:p>
          </table:table-cell>
          <table:table-cell table:style-name="ce21" office:value-type="date" office:date-value="2005-06-30" calcext:value-type="date">
            <text:p>2005-06-30</text:p>
          </table:table-cell>
          <table:table-cell table:style-name="ce33" office:value-type="string" calcext:value-type="string">
            <text:p>Diamondback Online</text:p>
          </table:table-cell>
          <table:table-cell table:style-name="ce44" office:value-type="string" calcext:value-type="string">
            <text:p><text:a xlink:href="http://www.diamondbackonline.com/vnews/display.v/ART/2005/06/30/42c38ea797d31?in_archive=1" xlink:type="simple">Researchers Anticipating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the.honoluluadvertiser.com/article/2005/Jun/27/ln/ln19p.html" xlink:type="simple">Island Eyes on Heavens for Deep Impact</text:a></text:p>
          </table:table-cell>
          <table:table-cell table:style-name="ce21" office:value-type="date" office:date-value="2005-06-27" calcext:value-type="date">
            <text:p>2005-06-27</text:p>
          </table:table-cell>
          <table:table-cell table:style-name="ce33" office:value-type="string" calcext:value-type="string">
            <text:p>Honolulu Advertiser</text:p>
          </table:table-cell>
          <table:table-cell table:style-name="ce44" office:value-type="string" calcext:value-type="string">
            <text:p><text:a xlink:href="http://the.honoluluadvertiser.com/article/2005/Jun/27/ln/ln19p.html" xlink:type="simple">Island Eyes on Heavens for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5spring-terp.html" xlink:type="simple">A Smashing Good Time: Deep Impact Closes in on Comet Collision</text:a></text:p>
          </table:table-cell>
          <table:table-cell table:style-name="ce21" office:value-type="string" calcext:value-type="string">
            <text:p>Spring 2005</text:p>
          </table:table-cell>
          <table:table-cell table:style-name="ce33" office:value-type="string" calcext:value-type="string">
            <text:p>TERP (University of Maryland)</text:p>
          </table:table-cell>
          <table:table-cell table:style-name="ce44" office:value-type="string" calcext:value-type="string">
            <text:p><text:a xlink:href="http://deepimpact.umd.edu/press/05spring-terp.html" xlink:type="simple">A Smashing Good Time: Deep Impact Closes in on Comet Colli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msnbc.msn.com/id/8247741/" xlink:type="simple">Space Camera Flaw Traced to Earthly Mirror</text:a></text:p>
          </table:table-cell>
          <table:table-cell table:style-name="ce21" office:value-type="date" office:date-value="2005-06-16" calcext:value-type="date">
            <text:p>2005-06-16</text:p>
          </table:table-cell>
          <table:table-cell table:style-name="ce34" office:value-type="string" calcext:value-type="string">
            <text:p><text:a xlink:href="http://msnbc.com" xlink:type="simple">MSNBC.com</text:a></text:p>
          </table:table-cell>
          <table:table-cell table:style-name="ce44" office:value-type="string" calcext:value-type="string">
            <text:p><text:a xlink:href="http://msnbc.msn.com/id/8247741/" xlink:type="simple">Space Camera Flaw Traced to Earthly Mirror</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starbulletin.com/2005/06/12/news/index5.html" xlink:type="simple">Cosmic Collision to Give Hawaii Prime-Time Show</text:a></text:p>
          </table:table-cell>
          <table:table-cell table:style-name="ce21" office:value-type="date" office:date-value="2005-06-12" calcext:value-type="date">
            <text:p>2005-06-12</text:p>
          </table:table-cell>
          <table:table-cell table:style-name="ce33" office:value-type="string" calcext:value-type="string">
            <text:p>Honolulu Star-Bulletin</text:p>
          </table:table-cell>
          <table:table-cell table:style-name="ce44" office:value-type="string" calcext:value-type="string">
            <text:p><text:a xlink:href="http://starbulletin.com/2005/06/12/news/index5.html" xlink:type="simple">Cosmic Collision to Give Hawaii Prime-Time Show</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mauinews.com/story.aspx?id=9629" xlink:type="simple">Celestial Fireworks on Target for the Isles</text:a></text:p>
          </table:table-cell>
          <table:table-cell table:style-name="ce21" office:value-type="date" office:date-value="2005-06-11" calcext:value-type="date">
            <text:p>2005-06-11</text:p>
          </table:table-cell>
          <table:table-cell table:style-name="ce33" office:value-type="string" calcext:value-type="string">
            <text:p>Maui News</text:p>
          </table:table-cell>
          <table:table-cell table:style-name="ce44" office:value-type="string" calcext:value-type="string">
            <text:p><text:a xlink:href="http://www.mauinews.com/story.aspx?id=9629" xlink:type="simple">Celestial Fireworks on Target for the Isle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the.honoluluadvertiser.com/article/2005/Jun/11/ln/ln02p.html" xlink:type="simple">Observatories Brace for Deep Impact</text:a></text:p>
          </table:table-cell>
          <table:table-cell table:style-name="ce21" office:value-type="date" office:date-value="2005-06-11" calcext:value-type="date">
            <text:p>2005-06-11</text:p>
          </table:table-cell>
          <table:table-cell table:style-name="ce33" office:value-type="string" calcext:value-type="string">
            <text:p>Honolulu Advertiser</text:p>
          </table:table-cell>
          <table:table-cell table:style-name="ce44" office:value-type="string" calcext:value-type="string">
            <text:p><text:a xlink:href="http://the.honoluluadvertiser.com/article/2005/Jun/11/ln/ln02p.html" xlink:type="simple">Observatories Brace for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50605bismarck.html" xlink:type="simple">Stargazers Drafted for Mission</text:a></text:p>
          </table:table-cell>
          <table:table-cell table:style-name="ce21" office:value-type="date" office:date-value="2005-06-05" calcext:value-type="date">
            <text:p>2005-06-05</text:p>
          </table:table-cell>
          <table:table-cell table:style-name="ce33" office:value-type="string" calcext:value-type="string">
            <text:p>Bismarck Tribune</text:p>
          </table:table-cell>
          <table:table-cell table:style-name="ce44" office:value-type="string" calcext:value-type="string">
            <text:p><text:a xlink:href="http://deepimpact.umd.edu/press/050605bismarck.html" xlink:type="simple">Stargazers Drafted for Mis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50521casper.html" xlink:type="simple">Engineer brings comets to classroom</text:a></text:p>
          </table:table-cell>
          <table:table-cell table:style-name="ce21" office:value-type="date" office:date-value="2005-05-21" calcext:value-type="date">
            <text:p>2005-05-21</text:p>
          </table:table-cell>
          <table:table-cell table:style-name="ce33" office:value-type="string" calcext:value-type="string">
            <text:p>Casper Star-Tribune</text:p>
          </table:table-cell>
          <table:table-cell table:style-name="ce44" office:value-type="string" calcext:value-type="string">
            <text:p><text:a xlink:href="http://deepimpact.umd.edu/press/050521casper.html" xlink:type="simple">Engineer brings comets to classroom</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diamondbackonline.com/vnews/display.v/ART/2005/04/29/4272155ee9ae8?in_archive=1" xlink:type="simple">Deep Impact Targets Its Comet</text:a></text:p>
          </table:table-cell>
          <table:table-cell table:style-name="ce21" office:value-type="date" office:date-value="2005-04-29" calcext:value-type="date">
            <text:p>2005-04-29</text:p>
          </table:table-cell>
          <table:table-cell table:style-name="ce33" office:value-type="string" calcext:value-type="string">
            <text:p>Diamondback Online</text:p>
          </table:table-cell>
          <table:table-cell table:style-name="ce44" office:value-type="string" calcext:value-type="string">
            <text:p><text:a xlink:href="http://www.diamondbackonline.com/vnews/display.v/ART/2005/04/29/4272155ee9ae8?in_archive=1" xlink:type="simple">Deep Impact Targets Its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NASA Rocket on Way to Blast a Comet</text:p>
            <text:p>Author: Diane Suchetka</text:p>
          </table:table-cell>
          <table:table-cell table:style-name="ce21" office:value-type="date" office:date-value="2005-04-02" calcext:value-type="date">
            <text:p>2005-04-02</text:p>
          </table:table-cell>
          <table:table-cell table:style-name="ce33" office:value-type="string" calcext:value-type="string">
            <text:p>Cleveland Plain Dealer</text:p>
          </table:table-cell>
          <table:table-cell table:style-name="ce45" office:value-type="string" calcext:value-type="string">
            <text:p>NASA Rocket on Way to Blast a Comet</text:p>
            <text:p>Author: Diane Suchetk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mauinews.com/story.aspx?id=6394" xlink:type="simple">Deep Impact' on Hawaii and the Universe</text:a></text:p>
          </table:table-cell>
          <table:table-cell table:style-name="ce21" office:value-type="date" office:date-value="2005-02-27" calcext:value-type="date">
            <text:p>2005-02-27</text:p>
          </table:table-cell>
          <table:table-cell table:style-name="ce33" office:value-type="string" calcext:value-type="string">
            <text:p>The Maui News</text:p>
          </table:table-cell>
          <table:table-cell table:style-name="ce44" office:value-type="string" calcext:value-type="string">
            <text:p><text:a xlink:href="http://www.mauinews.com/story.aspx?id=6394" xlink:type="simple">Deep Impact' on Hawaii and the Univers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diamondbackonline.com/vnews/display.v/ART/2005/01/26/41f71b8d3fd5d" xlink:type="simple">Countdown to collision</text:a></text:p>
          </table:table-cell>
          <table:table-cell table:style-name="ce21" office:value-type="date" office:date-value="2005-01-26" calcext:value-type="date">
            <text:p>2005-01-26</text:p>
          </table:table-cell>
          <table:table-cell table:style-name="ce33" office:value-type="string" calcext:value-type="string">
            <text:p>Diamondback Online</text:p>
          </table:table-cell>
          <table:table-cell table:style-name="ce44" office:value-type="string" calcext:value-type="string">
            <text:p><text:a xlink:href="http://www.diamondbackonline.com/vnews/display.v/ART/2005/01/26/41f71b8d3fd5d" xlink:type="simple">Countdown to colli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Nasa aims rocket to crash into comet</text:p>
          </table:table-cell>
          <table:table-cell table:style-name="ce21" office:value-type="date" office:date-value="2005-01-14" calcext:value-type="date">
            <text:p>2005-01-14</text:p>
          </table:table-cell>
          <table:table-cell table:style-name="ce33" office:value-type="string" calcext:value-type="string">
            <text:p>Financial Times (London)</text:p>
          </table:table-cell>
          <table:table-cell table:style-name="ce45" office:value-type="string" calcext:value-type="string">
            <text:p>Nasa aims rocket to crash into comet</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diamondbackonline.com/vnews/display.v/ART/2005/01/13/41ed80761fab9" xlink:type="simple">Barreling toward new discoveries</text:a></text:p>
          </table:table-cell>
          <table:table-cell table:style-name="ce21" office:value-type="date" office:date-value="2005-01-13" calcext:value-type="date">
            <text:p>2005-01-13</text:p>
          </table:table-cell>
          <table:table-cell table:style-name="ce33" office:value-type="string" calcext:value-type="string">
            <text:p>Diamondback Online</text:p>
          </table:table-cell>
          <table:table-cell table:style-name="ce44" office:value-type="string" calcext:value-type="string">
            <text:p><text:a xlink:href="http://www.diamondbackonline.com/vnews/display.v/ART/2005/01/13/41ed80761fab9" xlink:type="simple">Barreling toward new discoverie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spaceflightnow.com/delta/d311/050113status.html" xlink:type="simple">Deep Impact emerges from protective safe mode</text:a></text:p>
          </table:table-cell>
          <table:table-cell table:style-name="ce21" office:value-type="date" office:date-value="2005-01-13" calcext:value-type="date">
            <text:p>2005-01-13</text:p>
          </table:table-cell>
          <table:table-cell table:style-name="ce33" office:value-type="string" calcext:value-type="string">
            <text:p>Spaceflight Now</text:p>
          </table:table-cell>
          <table:table-cell table:style-name="ce44" office:value-type="string" calcext:value-type="string">
            <text:p><text:a xlink:href="http://spaceflightnow.com/delta/d311/050113status.html" xlink:type="simple">Deep Impact emerges from protective safe mod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linuxinsider.com/story/news/39649.html" xlink:type="simple">Despite Glitch, NASA's Comet Probe Mission Proceeds</text:a></text:p>
          </table:table-cell>
          <table:table-cell table:style-name="ce21" office:value-type="date" office:date-value="2005-01-13" calcext:value-type="date">
            <text:p>2005-01-13</text:p>
          </table:table-cell>
          <table:table-cell table:style-name="ce33" office:value-type="string" calcext:value-type="string">
            <text:p>Linux Insider</text:p>
          </table:table-cell>
          <table:table-cell table:style-name="ce44" office:value-type="string" calcext:value-type="string">
            <text:p><text:a xlink:href="http://www.linuxinsider.com/story/news/39649.html" xlink:type="simple">Despite Glitch, NASA's Comet Probe Mission Proceed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washtimes.com/upi-breaking/20050113-111305-4004r.htm" xlink:type="simple">In the Stars: Dust for life</text:a></text:p>
          </table:table-cell>
          <table:table-cell table:style-name="ce21" office:value-type="date" office:date-value="2005-01-13" calcext:value-type="date">
            <text:p>2005-01-13</text:p>
          </table:table-cell>
          <table:table-cell table:style-name="ce33" office:value-type="string" calcext:value-type="string">
            <text:p>Washington Times</text:p>
          </table:table-cell>
          <table:table-cell table:style-name="ce44" office:value-type="string" calcext:value-type="string">
            <text:p><text:a xlink:href="http://www.washtimes.com/upi-breaking/20050113-111305-4004r.htm" xlink:type="simple">In the Stars: Dust for lif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hosted.ap.org/dynamic/stories/C/COMET_BUSTER?SITE=PAPIT&amp;SECTION=HOME&amp;TEMPLATE=DEFAULT" xlink:type="simple">NASA's Deep Impact Out of 'Safe Mode'</text:a></text:p>
          </table:table-cell>
          <table:table-cell table:style-name="ce21" office:value-type="date" office:date-value="2005-01-13" calcext:value-type="date">
            <text:p>2005-01-13</text:p>
          </table:table-cell>
          <table:table-cell table:style-name="ce33" office:value-type="string" calcext:value-type="string">
            <text:p>Associated Press</text:p>
          </table:table-cell>
          <table:table-cell table:style-name="ce44" office:value-type="string" calcext:value-type="string">
            <text:p><text:a xlink:href="http://hosted.ap.org/dynamic/stories/C/COMET_BUSTER?SITE=PAPIT&amp;SECTION=HOME&amp;TEMPLATE=DEFAULT" xlink:type="simple">NASA's Deep Impact Out of 'Safe Mod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abcnews.go.com/US/wireStory?id=410785&amp;CMP=OTC-RSSFeeds0312" xlink:type="simple">NASA's Deep Impact Spacecraft Blasts Off</text:a></text:p>
          </table:table-cell>
          <table:table-cell table:style-name="ce21" office:value-type="date" office:date-value="2005-01-13" calcext:value-type="date">
            <text:p>2005-01-13</text:p>
          </table:table-cell>
          <table:table-cell table:style-name="ce33" office:value-type="string" calcext:value-type="string">
            <text:p>ABC News</text:p>
          </table:table-cell>
          <table:table-cell table:style-name="ce44" office:value-type="string" calcext:value-type="string">
            <text:p><text:a xlink:href="http://abcnews.go.com/US/wireStory?id=410785&amp;CMP=OTC-RSSFeeds0312" xlink:type="simple">NASA's Deep Impact Spacecraft Blasts Off</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un-sentinel.com/news/local/florida/orl-asecdeep13011305jan13,0,6342128.story?coll=sfla-news-florida" xlink:type="simple">Deep Impact probe begins mission to comet</text:a></text:p>
          </table:table-cell>
          <table:table-cell table:style-name="ce21" office:value-type="date" office:date-value="2005-01-13" calcext:value-type="date">
            <text:p>2005-01-13</text:p>
          </table:table-cell>
          <table:table-cell table:style-name="ce33" office:value-type="string" calcext:value-type="string">
            <text:p>Sun-Sentinel</text:p>
          </table:table-cell>
          <table:table-cell table:style-name="ce44" office:value-type="string" calcext:value-type="string">
            <text:p><text:a xlink:href="http://www.sun-sentinel.com/news/local/florida/orl-asecdeep13011305jan13,0,6342128.story?coll=sfla-news-florida" xlink:type="simple">Deep Impact probe begins mission to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theithacajournal.com/news/stories/20050113/localnews/1861517.html" xlink:type="simple">NASA launches 'Deep Impact' comet probe</text:a></text:p>
          </table:table-cell>
          <table:table-cell table:style-name="ce21" office:value-type="date" office:date-value="2005-01-13" calcext:value-type="date">
            <text:p>2005-01-13</text:p>
          </table:table-cell>
          <table:table-cell table:style-name="ce33" office:value-type="string" calcext:value-type="string">
            <text:p>The Ithaca Journal</text:p>
          </table:table-cell>
          <table:table-cell table:style-name="ce44" office:value-type="string" calcext:value-type="string">
            <text:p><text:a xlink:href="http://www.theithacajournal.com/news/stories/20050113/localnews/1861517.html" xlink:type="simple">NASA launches 'Deep Impact' comet prob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english.peopledaily.com.cn/200501/13/eng20050113_170507.html" xlink:type="simple">NASA launches Deep Impact spacecraft on comet probe</text:a></text:p>
          </table:table-cell>
          <table:table-cell table:style-name="ce21" office:value-type="date" office:date-value="2005-01-13" calcext:value-type="date">
            <text:p>2005-01-13</text:p>
          </table:table-cell>
          <table:table-cell table:style-name="ce33" office:value-type="string" calcext:value-type="string">
            <text:p>People's Daily Online (China)</text:p>
          </table:table-cell>
          <table:table-cell table:style-name="ce44" office:value-type="string" calcext:value-type="string">
            <text:p><text:a xlink:href="http://english.peopledaily.com.cn/200501/13/eng20050113_170507.html" xlink:type="simple">NASA launches Deep Impact spacecraft on comet prob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bloomberg.com/apps/news?pid=10000103&amp;sid=a0WQVFkozHCU&amp;refer=us" xlink:type="simple">NASA Launches Deep Impact Spacecraft to Blow a Hole in Comet</text:a></text:p>
          </table:table-cell>
          <table:table-cell table:style-name="ce21" office:value-type="date" office:date-value="2005-01-12" calcext:value-type="date">
            <text:p>2005-01-12</text:p>
          </table:table-cell>
          <table:table-cell table:style-name="ce33" office:value-type="string" calcext:value-type="string">
            <text:p>Bloomberg</text:p>
          </table:table-cell>
          <table:table-cell table:style-name="ce44" office:value-type="string" calcext:value-type="string">
            <text:p><text:a xlink:href="http://www.bloomberg.com/apps/news?pid=10000103&amp;sid=a0WQVFkozHCU&amp;refer=us" xlink:type="simple">NASA Launches Deep Impact Spacecraft to Blow a Hole in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newscientist.com/article.ns?id=dn6869" xlink:type="simple">Deep Impact is ready for take-off</text:a></text:p>
          </table:table-cell>
          <table:table-cell table:style-name="ce21" office:value-type="date" office:date-value="2005-01-12" calcext:value-type="date">
            <text:p>2005-01-12</text:p>
          </table:table-cell>
          <table:table-cell table:style-name="ce33" office:value-type="string" calcext:value-type="string">
            <text:p>Newscientist.org/Reed Business Information</text:p>
          </table:table-cell>
          <table:table-cell table:style-name="ce44" office:value-type="string" calcext:value-type="string">
            <text:p><text:a xlink:href="http://www.newscientist.com/article.ns?id=dn6869" xlink:type="simple">Deep Impact is ready for take-off</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wistv.com/Global/story.asp?S=2799998" xlink:type="simple">NASA to launch comet-hunting craft on Weds.</text:a></text:p>
          </table:table-cell>
          <table:table-cell table:style-name="ce21" office:value-type="date" office:date-value="2005-01-12" calcext:value-type="date">
            <text:p>2005-01-12</text:p>
          </table:table-cell>
          <table:table-cell table:style-name="ce33" office:value-type="string" calcext:value-type="string">
            <text:p>WIS-TV</text:p>
          </table:table-cell>
          <table:table-cell table:style-name="ce44" office:value-type="string" calcext:value-type="string">
            <text:p><text:a xlink:href="http://www.wistv.com/Global/story.asp?S=2799998" xlink:type="simple">NASA to launch comet-hunting craft on Wed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en.rian.ru/rian/index.cfm?prd_id=160&amp;msg_id=5300471&amp;startrow=1&amp;date=2005-01-12&amp;do_alert=0" xlink:type="simple">CD with People's Names Will Be Sent to Tempel-1 Comet on Wednesday</text:a></text:p>
          </table:table-cell>
          <table:table-cell table:style-name="ce21" office:value-type="date" office:date-value="2005-01-12" calcext:value-type="date">
            <text:p>2005-01-12</text:p>
          </table:table-cell>
          <table:table-cell table:style-name="ce33" office:value-type="string" calcext:value-type="string">
            <text:p>Russian Information Agency Novosti</text:p>
          </table:table-cell>
          <table:table-cell table:style-name="ce44" office:value-type="string" calcext:value-type="string">
            <text:p><text:a xlink:href="http://en.rian.ru/rian/index.cfm?prd_id=160&amp;msg_id=5300471&amp;startrow=1&amp;date=2005-01-12&amp;do_alert=0" xlink:type="simple">CD with People's Names Will Be Sent to Tempel-1 Comet on Wednesday</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yorkshiretoday.co.uk/ViewArticle2.aspx?SectionID=55&amp;ArticleID=917921" xlink:type="simple">Missions on course for cosmic close encounters</text:a></text:p>
          </table:table-cell>
          <table:table-cell table:style-name="ce21" office:value-type="date" office:date-value="2005-01-12" calcext:value-type="date">
            <text:p>2005-01-12</text:p>
          </table:table-cell>
          <table:table-cell table:style-name="ce33" office:value-type="string" calcext:value-type="string">
            <text:p>Yorkshire Post Today</text:p>
          </table:table-cell>
          <table:table-cell table:style-name="ce44" office:value-type="string" calcext:value-type="string">
            <text:p><text:a xlink:href="http://www.yorkshiretoday.co.uk/ViewArticle2.aspx?SectionID=55&amp;ArticleID=917921" xlink:type="simple">Missions on course for cosmic close encounter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nynewsday.com/news/health/sns-ap-comet-buster,0,7229890.story?coll=ny-leadhealthnews-headlines" xlink:type="simple">NASA to Launch Comet-Busting Spacecraft</text:a></text:p>
          </table:table-cell>
          <table:table-cell table:style-name="ce21" office:value-type="date" office:date-value="2005-01-12" calcext:value-type="date">
            <text:p>2005-01-12</text:p>
          </table:table-cell>
          <table:table-cell table:style-name="ce33" office:value-type="string" calcext:value-type="string">
            <text:p>New York Newsday</text:p>
          </table:table-cell>
          <table:table-cell table:style-name="ce44" office:value-type="string" calcext:value-type="string">
            <text:p><text:a xlink:href="http://www.nynewsday.com/news/health/sns-ap-comet-buster,0,7229890.story?coll=ny-leadhealthnews-headlines" xlink:type="simple">NASA to Launch Comet-Busting Spacecraf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spaceflightnow.com/delta/d311/status.html" xlink:type="simple">Deep Impact Mission Status</text:a></text:p>
          </table:table-cell>
          <table:table-cell table:style-name="ce21" office:value-type="date" office:date-value="2005-01-12" calcext:value-type="date">
            <text:p>2005-01-12</text:p>
          </table:table-cell>
          <table:table-cell table:style-name="ce33" office:value-type="string" calcext:value-type="string">
            <text:p>Spaceflight Now</text:p>
          </table:table-cell>
          <table:table-cell table:style-name="ce44" office:value-type="string" calcext:value-type="string">
            <text:p><text:a xlink:href="http://spaceflightnow.com/delta/d311/status.html" xlink:type="simple">Deep Impact Mission Statu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newsday.com/technology/ny-deepimpact4111219jan11,0,1375153.story?coll=ny-technology-print" xlink:type="simple">Deep Impact</text:a></text:p>
          </table:table-cell>
          <table:table-cell table:style-name="ce21" office:value-type="date" office:date-value="2005-01-11" calcext:value-type="date">
            <text:p>2005-01-11</text:p>
          </table:table-cell>
          <table:table-cell table:style-name="ce33" office:value-type="string" calcext:value-type="string">
            <text:p>Newsday Inc.</text:p>
          </table:table-cell>
          <table:table-cell table:style-name="ce44" office:value-type="string" calcext:value-type="string">
            <text:p><text:a xlink:href="http://www.newsday.com/technology/ny-deepimpact4111219jan11,0,1375153.story?coll=ny-technology-print" xlink:type="simple">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inform.umd.edu/News/Diamondback/archives/2005/01/winterbreak/11-nasa.html" xlink:type="simple">Countdown to Deep Impact</text:a></text:p>
          </table:table-cell>
          <table:table-cell table:style-name="ce21" office:value-type="date" office:date-value="2005-01-11" calcext:value-type="date">
            <text:p>2005-01-11</text:p>
          </table:table-cell>
          <table:table-cell table:style-name="ce33" office:value-type="string" calcext:value-type="string">
            <text:p>The Diamondback</text:p>
          </table:table-cell>
          <table:table-cell table:style-name="ce44" office:value-type="string" calcext:value-type="string">
            <text:p><text:a xlink:href="http://www.inform.umd.edu/News/Diamondback/archives/2005/01/winterbreak/11-nasa.html" xlink:type="simple">Countdown to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pace.com/scienceastronomy/scitues_deepimpact_050111.html" xlink:type="simple">To Strike a Comet: Astronomers Eager for Deep Impact's Cosmic Collision</text:a></text:p>
          </table:table-cell>
          <table:table-cell table:style-name="ce21" office:value-type="date" office:date-value="2005-01-11" calcext:value-type="date">
            <text:p>2005-01-11</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www.space.com/scienceastronomy/scitues_deepimpact_050111.html" xlink:type="simple">To Strike a Comet: Astronomers Eager for Deep Impact's Cosmic Colli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Deep Impact Probe to Try to Puncture a Comet</text:p>
            <text:p>Author: Guy Gugliotta</text:p>
          </table:table-cell>
          <table:table-cell table:style-name="ce21" office:value-type="date" office:date-value="2005-01-10" calcext:value-type="date">
            <text:p>2005-01-10</text:p>
          </table:table-cell>
          <table:table-cell table:style-name="ce33" office:value-type="string" calcext:value-type="string">
            <text:p>Washington Post</text:p>
          </table:table-cell>
          <table:table-cell table:style-name="ce45" office:value-type="string" calcext:value-type="string">
            <text:p>Deep Impact Probe to Try to Puncture a Comet</text:p>
            <text:p>Author: Guy Gugliot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physorg.com/news2595.html" xlink:type="simple">Deep Impact Mission On Target</text:a></text:p>
          </table:table-cell>
          <table:table-cell table:style-name="ce21" office:value-type="date" office:date-value="2005-01-07" calcext:value-type="date">
            <text:p>2005-01-07</text:p>
          </table:table-cell>
          <table:table-cell table:style-name="ce34" office:value-type="string" calcext:value-type="string">
            <text:p><text:a xlink:href="http://physorg.com" xlink:type="simple">Physorg.com</text:a></text:p>
          </table:table-cell>
          <table:table-cell table:style-name="ce44" office:value-type="string" calcext:value-type="string">
            <text:p><text:a xlink:href="http://www.physorg.com/news2595.html" xlink:type="simple">Deep Impact Mission On Targ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search.csmonitor.com/search_content/0106/p14s02-stss.html" xlink:type="simple">To read the past, NASA smacks a comet</text:a></text:p>
          </table:table-cell>
          <table:table-cell table:style-name="ce21" office:value-type="date" office:date-value="2005-01-06" calcext:value-type="date">
            <text:p>2005-01-06</text:p>
          </table:table-cell>
          <table:table-cell table:style-name="ce33" office:value-type="string" calcext:value-type="string">
            <text:p>The Christian Science Monitor</text:p>
          </table:table-cell>
          <table:table-cell table:style-name="ce44" office:value-type="string" calcext:value-type="string">
            <text:p><text:a xlink:href="http://search.csmonitor.com/search_content/0106/p14s02-stss.html" xlink:type="simple">To read the past, NASA smacks a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kansascity.com/mld/kansascity/news/politics/10573225.htm?1c" xlink:type="simple">Spaceships going where none have gone before, while rovers keep on trucking</text:a></text:p>
          </table:table-cell>
          <table:table-cell table:style-name="ce21" office:value-type="date" office:date-value="2005-01-05" calcext:value-type="date">
            <text:p>2005-01-05</text:p>
          </table:table-cell>
          <table:table-cell table:style-name="ce33" office:value-type="string" calcext:value-type="string">
            <text:p>Kansas City Star</text:p>
          </table:table-cell>
          <table:table-cell table:style-name="ce44" office:value-type="string" calcext:value-type="string">
            <text:p><text:a xlink:href="http://www.kansascity.com/mld/kansascity/news/politics/10573225.htm?1c" xlink:type="simple">Spaceships going where none have gone before, while rovers keep on trucking</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news.nationalgeographic.com/news/2005/01/0105_050105_comet_facts.html" xlink:type="simple">Comet Facts: From Black Death to Deep Impact</text:a></text:p>
          </table:table-cell>
          <table:table-cell table:style-name="ce21" office:value-type="date" office:date-value="2005-01-05" calcext:value-type="date">
            <text:p>2005-01-05</text:p>
          </table:table-cell>
          <table:table-cell table:style-name="ce33" office:value-type="string" calcext:value-type="string">
            <text:p>National Geographic News</text:p>
          </table:table-cell>
          <table:table-cell table:style-name="ce44" office:value-type="string" calcext:value-type="string">
            <text:p><text:a xlink:href="http://news.nationalgeographic.com/news/2005/01/0105_050105_comet_facts.html" xlink:type="simple">Comet Facts: From Black Death to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Scientists Plan Probe's Collision with Comet</text:p>
            <text:p>Authors: Dan Malerbo, Henry Buhl Jr.</text:p>
          </table:table-cell>
          <table:table-cell table:style-name="ce21" office:value-type="date" office:date-value="2005-01-05" calcext:value-type="date">
            <text:p>2005-01-05</text:p>
          </table:table-cell>
          <table:table-cell table:style-name="ce33" office:value-type="string" calcext:value-type="string">
            <text:p>Pittsburgh-Post Gazette</text:p>
          </table:table-cell>
          <table:table-cell table:style-name="ce45" office:value-type="string" calcext:value-type="string">
            <text:p>Scientists Plan Probe's Collision with Comet</text:p>
            <text:p>Authors: Dan Malerbo, Henry Buhl Jr.</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overclockersclub.com/?read=0477951" xlink:type="simple">NASA To Smash "Deep Impact" into a Comet</text:a></text:p>
          </table:table-cell>
          <table:table-cell table:style-name="ce21" office:value-type="date" office:date-value="2005-01-03" calcext:value-type="date">
            <text:p>2005-01-03</text:p>
          </table:table-cell>
          <table:table-cell table:style-name="ce33" office:value-type="string" calcext:value-type="string">
            <text:p>Overclockers' Club</text:p>
          </table:table-cell>
          <table:table-cell table:style-name="ce44" office:value-type="string" calcext:value-type="string">
            <text:p><text:a xlink:href="http://www.overclockersclub.com/?read=0477951" xlink:type="simple">NASA To Smash "Deep Impact" into a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earthtimes.org/articles/show/1082.html" xlink:type="simple">NASA's Deep Impact to probe comet Tempel 1</text:a></text:p>
          </table:table-cell>
          <table:table-cell table:style-name="ce21" office:value-type="date" office:date-value="2005-01-03" calcext:value-type="date">
            <text:p>2005-01-03</text:p>
          </table:table-cell>
          <table:table-cell table:style-name="ce34" office:value-type="string" calcext:value-type="string">
            <text:p><text:a xlink:href="http://earthtimes.org" xlink:type="simple">Earthtimes.org</text:a></text:p>
          </table:table-cell>
          <table:table-cell table:style-name="ce44" office:value-type="string" calcext:value-type="string">
            <text:p><text:a xlink:href="http://www.earthtimes.org/articles/show/1082.html" xlink:type="simple">NASA's Deep Impact to probe comet Tempel 1</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NASA probe sets course to smash into comet</text:p>
            <text:p>Author: Mark Henderson</text:p>
          </table:table-cell>
          <table:table-cell table:style-name="ce21" office:value-type="date" office:date-value="2005-01-03" calcext:value-type="date">
            <text:p>2005-01-03</text:p>
          </table:table-cell>
          <table:table-cell table:style-name="ce33" office:value-type="string" calcext:value-type="string">
            <text:p>The Times (London)</text:p>
          </table:table-cell>
          <table:table-cell table:style-name="ce45" office:value-type="string" calcext:value-type="string">
            <text:p>NASA probe sets course to smash into comet</text:p>
            <text:p>Author: Mark Henderson</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hosted.ap.org/dynamic/stories/C/COMET_BUSTER?SITE=PAPIT&amp;SECTION=HOME&amp;TEMPLATE=DEFAULT" xlink:type="simple">A final frontier: NASA's comet buster in for a blast</text:a></text:p>
          </table:table-cell>
          <table:table-cell table:style-name="ce21" office:value-type="date" office:date-value="2005-01-02" calcext:value-type="date">
            <text:p>2005-01-02</text:p>
          </table:table-cell>
          <table:table-cell table:style-name="ce33" office:value-type="string" calcext:value-type="string">
            <text:p>Associated Press</text:p>
          </table:table-cell>
          <table:table-cell table:style-name="ce44" office:value-type="string" calcext:value-type="string">
            <text:p><text:a xlink:href="http://hosted.ap.org/dynamic/stories/C/COMET_BUSTER?SITE=PAPIT&amp;SECTION=HOME&amp;TEMPLATE=DEFAULT" xlink:type="simple">A final frontier: NASA's comet buster in for a blas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cnn.com/2005/TECH/space/01/01/comet.buster.ap/index.html" xlink:type="simple">NASA can't wait to smash spacecraft</text:a></text:p>
          </table:table-cell>
          <table:table-cell table:style-name="ce21" office:value-type="date" office:date-value="2005-01-01" calcext:value-type="date">
            <text:p>2005-01-01</text:p>
          </table:table-cell>
          <table:table-cell table:style-name="ce34" office:value-type="string" calcext:value-type="string">
            <text:p><text:a xlink:href="http://cnn.com" xlink:type="simple">CNN.com</text:a></text:p>
          </table:table-cell>
          <table:table-cell table:style-name="ce44" office:value-type="string" calcext:value-type="string">
            <text:p><text:a xlink:href="http://www.cnn.com/2005/TECH/space/01/01/comet.buster.ap/index.html" xlink:type="simple">NASA can't wait to smash spacecraf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guardian.co.uk/international/story/0,,1381119,00.html" xlink:type="simple">Celestial drive-by Spacecraft setting off to shoot comet with 370kg bullet</text:a></text:p>
          </table:table-cell>
          <table:table-cell table:style-name="ce21" office:value-type="date" office:date-value="2004-12-31" calcext:value-type="date">
            <text:p>2004-12-31</text:p>
          </table:table-cell>
          <table:table-cell table:style-name="ce33" office:value-type="string" calcext:value-type="string">
            <text:p>The Guardian (London)</text:p>
          </table:table-cell>
          <table:table-cell table:style-name="ce44" office:value-type="string" calcext:value-type="string">
            <text:p><text:a xlink:href="http://www.guardian.co.uk/international/story/0,,1381119,00.html" xlink:type="simple">Celestial drive-by Spacecraft setting off to shoot comet with 370kg bull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stardate.org/radio/program.php?f=detail&amp;id=2004-12-29." xlink:type="simple">Deep Impact</text:a></text:p>
          </table:table-cell>
          <table:table-cell table:style-name="ce21" office:value-type="date" office:date-value="2004-12-29" calcext:value-type="date">
            <text:p>2004-12-29</text:p>
          </table:table-cell>
          <table:table-cell table:style-name="ce33" office:value-type="string" calcext:value-type="string">
            <text:p>StarDate Online</text:p>
          </table:table-cell>
          <table:table-cell table:style-name="ce44" office:value-type="string" calcext:value-type="string">
            <text:p><text:a xlink:href="http://stardate.org/radio/program.php?f=detail&amp;id=2004-12-29." xlink:type="simple">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NASA Set to Launch First Comet Impact Probe</text:p>
          </table:table-cell>
          <table:table-cell table:style-name="ce21" office:value-type="date" office:date-value="2004-12-15" calcext:value-type="date">
            <text:p>2004-12-15</text:p>
          </table:table-cell>
          <table:table-cell table:style-name="ce33" office:value-type="string" calcext:value-type="string">
            <text:p>Rocky Mountain News</text:p>
          </table:table-cell>
          <table:table-cell table:style-name="ce45" office:value-type="string" calcext:value-type="string">
            <text:p>NASA Set to Launch First Comet Impact Probe</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41215aap.html" xlink:type="simple">NASA Set to Launch First Comet Impact Probe</text:a></text:p>
          </table:table-cell>
          <table:table-cell table:style-name="ce21" office:value-type="date" office:date-value="2004-12-15" calcext:value-type="date">
            <text:p>2004-12-15</text:p>
          </table:table-cell>
          <table:table-cell table:style-name="ce33" office:value-type="string" calcext:value-type="string">
            <text:p>All American Patriots</text:p>
          </table:table-cell>
          <table:table-cell table:style-name="ce44" office:value-type="string" calcext:value-type="string">
            <text:p><text:a xlink:href="http://deepimpact.umd.edu/press/041215aap.html" xlink:type="simple">NASA Set to Launch First Comet Impact Prob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theregister.co.uk/2004/12/15/comet_collision/" xlink:type="simple">NASA throws Deep Impact spacecraft at comet</text:a></text:p>
          </table:table-cell>
          <table:table-cell table:style-name="ce21" office:value-type="date" office:date-value="2004-12-15" calcext:value-type="date">
            <text:p>2004-12-15</text:p>
          </table:table-cell>
          <table:table-cell table:style-name="ce33" office:value-type="string" calcext:value-type="string">
            <text:p>The Register</text:p>
          </table:table-cell>
          <table:table-cell table:style-name="ce44" office:value-type="string" calcext:value-type="string">
            <text:p><text:a xlink:href="http://www.theregister.co.uk/2004/12/15/comet_collision/" xlink:type="simple">NASA throws Deep Impact spacecraft at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floridatoday.com/!NEWSROOM/spacestoryN1215DEEPIMPACT.htm" xlink:type="simple">Launch Window Shrinks for Deep Impact Mission</text:a></text:p>
          </table:table-cell>
          <table:table-cell table:style-name="ce21" office:value-type="date" office:date-value="2004-12-15" calcext:value-type="date">
            <text:p>2004-12-15</text:p>
          </table:table-cell>
          <table:table-cell table:style-name="ce33" office:value-type="string" calcext:value-type="string">
            <text:p>Florida Today</text:p>
          </table:table-cell>
          <table:table-cell table:style-name="ce44" office:value-type="string" calcext:value-type="string">
            <text:p><text:a xlink:href="http://www.floridatoday.com/!NEWSROOM/spacestoryN1215DEEPIMPACT.htm" xlink:type="simple">Launch Window Shrinks for Deep Impact Mis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spaceflightnow.com/delta/d311/041214delay.html" xlink:type="simple">Rocket Trouble Stalls Launch Of Deep Impact Mission</text:a></text:p>
          </table:table-cell>
          <table:table-cell table:style-name="ce21" office:value-type="date" office:date-value="2004-12-15" calcext:value-type="date">
            <text:p>2004-12-15</text:p>
          </table:table-cell>
          <table:table-cell table:style-name="ce33" office:value-type="string" calcext:value-type="string">
            <text:p>Spaceflight Now</text:p>
          </table:table-cell>
          <table:table-cell table:style-name="ce44" office:value-type="string" calcext:value-type="string">
            <text:p><text:a xlink:href="http://spaceflightnow.com/delta/d311/041214delay.html" xlink:type="simple">Rocket Trouble Stalls Launch Of Deep Impact Mis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Astronomers Ready For Comet Smashing Mission</text:p>
            <text:p>Author: Tariq Malik</text:p>
          </table:table-cell>
          <table:table-cell table:style-name="ce21" office:value-type="date" office:date-value="2004-12-15" calcext:value-type="date">
            <text:p>2004-12-15</text:p>
          </table:table-cell>
          <table:table-cell table:style-name="ce34" office:value-type="string" calcext:value-type="string">
            <text:p><text:a xlink:href="http://space.com" xlink:type="simple">Space.com</text:a></text:p>
          </table:table-cell>
          <table:table-cell table:style-name="ce45" office:value-type="string" calcext:value-type="string">
            <text:p>Astronomers Ready For Comet Smashing Mission</text:p>
            <text:p>Author: Tariq Malik</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Comet Mission Set For 2005 Launch</text:p>
          </table:table-cell>
          <table:table-cell table:style-name="ce21" office:value-type="date" office:date-value="2004-12-15" calcext:value-type="date">
            <text:p>2004-12-15</text:p>
          </table:table-cell>
          <table:table-cell table:style-name="ce33" office:value-type="string" calcext:value-type="string">
            <text:p>BBC News</text:p>
          </table:table-cell>
          <table:table-cell table:style-name="ce45" office:value-type="string" calcext:value-type="string">
            <text:p>Comet Mission Set For 2005 Launch</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41214cnetnews.html" xlink:type="simple">NASA to fire projectile into comet</text:a></text:p>
          </table:table-cell>
          <table:table-cell table:style-name="ce21" office:value-type="date" office:date-value="2004-12-14" calcext:value-type="date">
            <text:p>2004-12-14</text:p>
          </table:table-cell>
          <table:table-cell table:style-name="ce33" office:value-type="string" calcext:value-type="string">
            <text:p>CNET News.com</text:p>
          </table:table-cell>
          <table:table-cell table:style-name="ce44" office:value-type="string" calcext:value-type="string">
            <text:p><text:a xlink:href="http://deepimpact.umd.edu/press/041214cnetnews.html" xlink:type="simple">NASA to fire projectile into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he Earth Strikes Back</text:p>
            <text:p>Author: Frank Roylance</text:p>
          </table:table-cell>
          <table:table-cell table:style-name="ce21" office:value-type="date" office:date-value="2004-11-26" calcext:value-type="date">
            <text:p>2004-11-26</text:p>
          </table:table-cell>
          <table:table-cell table:style-name="ce33" office:value-type="string" calcext:value-type="string">
            <text:p>Baltimore Sun</text:p>
          </table:table-cell>
          <table:table-cell table:style-name="ce45" office:value-type="string" calcext:value-type="string">
            <text:p>The Earth Strikes Back</text:p>
            <text:p>Author: Frank Roylance</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aiaa.org/aerospace/webdings/articleimages/pdf/profilenovember04.pdf" xlink:type="simple">Surviving a Comet: Shielding the Deep Impact spacecraft (PDF Document)</text:a></text:p>
          </table:table-cell>
          <table:table-cell table:style-name="ce21" office:value-type="date" office:date-value="2004-11-01" calcext:value-type="date">
            <text:p>2004-11-01</text:p>
          </table:table-cell>
          <table:table-cell table:style-name="ce33" office:value-type="string" calcext:value-type="string">
            <text:p>Aerospace America</text:p>
          </table:table-cell>
          <table:table-cell table:style-name="ce44" office:value-type="string" calcext:value-type="string">
            <text:p><text:a xlink:href="http://www.aiaa.org/aerospace/webdings/articleimages/pdf/profilenovember04.pdf" xlink:type="simple">Surviving a Comet: Shielding the Deep Impact spacecraft (PDF Documen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reuters.co.uk/newsArticle.jhtml?type=scienceNews&amp;storyID=6574161&amp;section=news" xlink:type="simple">Deep Impact Space Probe Aims to Slam Into Comet</text:a></text:p>
          </table:table-cell>
          <table:table-cell table:style-name="ce21" office:value-type="date" office:date-value="2004-10-21" calcext:value-type="date">
            <text:p>2004-10-21</text:p>
          </table:table-cell>
          <table:table-cell table:style-name="ce33" office:value-type="string" calcext:value-type="string">
            <text:p>Reuters</text:p>
          </table:table-cell>
          <table:table-cell table:style-name="ce44" office:value-type="string" calcext:value-type="string">
            <text:p><text:a xlink:href="http://www.reuters.co.uk/newsArticle.jhtml?type=scienceNews&amp;storyID=6574161&amp;section=news" xlink:type="simple">Deep Impact Space Probe Aims to Slam Into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universetoday.com/am/publish/deep_impact_arrives_florida.html?18102004" xlink:type="simple">Deep Impact Arrives in Florida</text:a></text:p>
          </table:table-cell>
          <table:table-cell table:style-name="ce21" office:value-type="date" office:date-value="2004-10-18" calcext:value-type="date">
            <text:p>2004-10-18</text:p>
          </table:table-cell>
          <table:table-cell table:style-name="ce33" office:value-type="string" calcext:value-type="string">
            <text:p>Universe Today</text:p>
          </table:table-cell>
          <table:table-cell table:style-name="ce44" office:value-type="string" calcext:value-type="string">
            <text:p><text:a xlink:href="http://www.universetoday.com/am/publish/deep_impact_arrives_florida.html?18102004" xlink:type="simple">Deep Impact Arrives in Florida</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pace.com/missionlaunches/deepimpact_update_041008.html" xlink:type="simple">Comet Crashing Mission Prepped For Launch</text:a></text:p>
          </table:table-cell>
          <table:table-cell table:style-name="ce21" office:value-type="date" office:date-value="2004-10-08" calcext:value-type="date">
            <text:p>2004-10-08</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www.space.com/missionlaunches/deepimpact_update_041008.html" xlink:type="simple">Comet Crashing Mission Prepped For Launch</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40908diamondback.html" xlink:type="simple">Cosmic curiousity: Michael A'Hearn, principal investigator for the Deep Impact mission</text:a></text:p>
          </table:table-cell>
          <table:table-cell table:style-name="ce21" office:value-type="date" office:date-value="2004-09-08" calcext:value-type="date">
            <text:p>2004-09-08</text:p>
          </table:table-cell>
          <table:table-cell table:style-name="ce33" office:value-type="string" calcext:value-type="string">
            <text:p>Diamondback Online</text:p>
          </table:table-cell>
          <table:table-cell table:style-name="ce44" office:value-type="string" calcext:value-type="string">
            <text:p><text:a xlink:href="http://deepimpact.umd.edu/press/040908diamondback.html" xlink:type="simple">Cosmic curiousity: Michael A'Hearn, principal investigator for the Deep Impact mis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4spring-cmpscontinuum.html" xlink:type="simple">CMPS Scientists Lead First Mission to Explore the Interior of a Comet</text:a></text:p>
          </table:table-cell>
          <table:table-cell table:style-name="ce21" office:value-type="string" calcext:value-type="string">
            <text:p>Spring 2004</text:p>
          </table:table-cell>
          <table:table-cell table:style-name="ce33" office:value-type="string" calcext:value-type="string">
            <text:p>CMPS Continuum</text:p>
          </table:table-cell>
          <table:table-cell table:style-name="ce44" office:value-type="string" calcext:value-type="string">
            <text:p><text:a xlink:href="http://deepimpact.umd.edu/press/04spring-cmpscontinuum.html" xlink:type="simple">CMPS Scientists Lead First Mission to Explore the Interior of a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pace.com/businesstechnology/technology/deep_impact_031125.html" xlink:type="simple">Deep Impact: Probing A Comet's Inner Secrets</text:a></text:p>
          </table:table-cell>
          <table:table-cell table:style-name="ce21" office:value-type="date" office:date-value="2003-11-25" calcext:value-type="date">
            <text:p>2003-11-25</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www.space.com/businesstechnology/technology/deep_impact_031125.html" xlink:type="simple">Deep Impact: Probing A Comet's Inner Secret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9news.com/storyfull.asp?id=17446" xlink:type="simple">Ball Designs Spacecraft to Collide with Comet in Deep Space</text:a></text:p>
          </table:table-cell>
          <table:table-cell table:style-name="ce21" office:value-type="date" office:date-value="2003-08-11" calcext:value-type="date">
            <text:p>2003-08-11</text:p>
          </table:table-cell>
          <table:table-cell table:style-name="ce33" office:value-type="string" calcext:value-type="string">
            <text:p>9News.com (Denver)</text:p>
          </table:table-cell>
          <table:table-cell table:style-name="ce44" office:value-type="string" calcext:value-type="string">
            <text:p><text:a xlink:href="http://www.9news.com/storyfull.asp?id=17446" xlink:type="simple">Ball Designs Spacecraft to Collide with Comet in Deep Spac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30522tcs.html" xlink:type="simple">Deeper Impact</text:a></text:p>
          </table:table-cell>
          <table:table-cell table:style-name="ce21" office:value-type="date" office:date-value="2003-05-22" calcext:value-type="date">
            <text:p>2003-05-22</text:p>
          </table:table-cell>
          <table:table-cell table:style-name="ce33" office:value-type="string" calcext:value-type="string">
            <text:p>Tech Central Station</text:p>
          </table:table-cell>
          <table:table-cell table:style-name="ce44" office:value-type="string" calcext:value-type="string">
            <text:p><text:a xlink:href="http://deepimpact.umd.edu/press/030522tcs.html" xlink:type="simple">Deeper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sc.discovery.com/convergence/quest/projects/ahearn.html" xlink:type="simple">Studying a Comet Close Up</text:a></text:p>
          </table:table-cell>
          <table:table-cell table:style-name="ce21" office:value-type="date" office:date-value="2002-04-03" calcext:value-type="date">
            <text:p>2002-04-03</text:p>
          </table:table-cell>
          <table:table-cell table:style-name="ce33" office:value-type="string" calcext:value-type="string">
            <text:p>Discovery Channel</text:p>
          </table:table-cell>
          <table:table-cell table:style-name="ce44" office:value-type="string" calcext:value-type="string">
            <text:p><text:a xlink:href="http://dsc.discovery.com/convergence/quest/projects/ahearn.html" xlink:type="simple">Studying a Comet Close Up</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21213diamondback.html" xlink:type="simple">Should a comet fear the turtle?</text:a></text:p>
          </table:table-cell>
          <table:table-cell table:style-name="ce21" office:value-type="date" office:date-value="2002-12-13" calcext:value-type="date">
            <text:p>2002-12-13</text:p>
          </table:table-cell>
          <table:table-cell table:style-name="ce33" office:value-type="string" calcext:value-type="string">
            <text:p>Diamondback Online</text:p>
          </table:table-cell>
          <table:table-cell table:style-name="ce44" office:value-type="string" calcext:value-type="string">
            <text:p><text:a xlink:href="http://deepimpact.umd.edu/press/021213diamondback.html" xlink:type="simple">Should a comet fear the turtl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20904spacedaily.html" xlink:type="simple">Contours of the Abyss</text:a></text:p>
          </table:table-cell>
          <table:table-cell table:style-name="ce21" office:value-type="date" office:date-value="2002-09-04" calcext:value-type="date">
            <text:p>2002-09-04</text:p>
          </table:table-cell>
          <table:table-cell table:style-name="ce34" office:value-type="string" calcext:value-type="string">
            <text:p><text:a xlink:href="http://spacedaily.com" xlink:type="simple">SpaceDaily.com</text:a></text:p>
          </table:table-cell>
          <table:table-cell table:style-name="ce44" office:value-type="string" calcext:value-type="string">
            <text:p><text:a xlink:href="http://deepimpact.umd.edu/press/020904spacedaily.html" xlink:type="simple">Contours of the Abys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20818gazette.html" xlink:type="simple">NASA sets sights on intercepting comet</text:a></text:p>
          </table:table-cell>
          <table:table-cell table:style-name="ce21" office:value-type="date" office:date-value="2002-08-18" calcext:value-type="date">
            <text:p>2002-08-18</text:p>
          </table:table-cell>
          <table:table-cell table:style-name="ce33" office:value-type="string" calcext:value-type="string">
            <text:p>The Gazette (Colorado Springs)</text:p>
          </table:table-cell>
          <table:table-cell table:style-name="ce44" office:value-type="string" calcext:value-type="string">
            <text:p><text:a xlink:href="http://deepimpact.umd.edu/press/020818gazette.html" xlink:type="simple">NASA sets sights on intercepting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theconnection.org/shows/2002/06/20020624_b_main.asp" xlink:type="simple">Close Calls in Space (Real Audio)</text:a></text:p>
          </table:table-cell>
          <table:table-cell table:style-name="ce21" office:value-type="date" office:date-value="2002-06-24" calcext:value-type="date">
            <text:p>2002-06-24</text:p>
          </table:table-cell>
          <table:table-cell table:style-name="ce34" office:value-type="string" calcext:value-type="string">
            <text:p><text:a xlink:href="http://theconnection.org" xlink:type="simple">TheConnection.org</text:a></text:p>
          </table:table-cell>
          <table:table-cell table:style-name="ce44" office:value-type="string" calcext:value-type="string">
            <text:p><text:a xlink:href="http://www.theconnection.org/shows/2002/06/20020624_b_main.asp" xlink:type="simple">Close Calls in Space (Real Audio)</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unspot.net/news/bal-te.comet13jun13.story?coll=bal%2Dpe%2Dasection" xlink:type="simple">Contour Mission to Explore Icy Cores of Comets</text:a></text:p>
          </table:table-cell>
          <table:table-cell table:style-name="ce21" office:value-type="date" office:date-value="2002-06-13" calcext:value-type="date">
            <text:p>2002-06-13</text:p>
          </table:table-cell>
          <table:table-cell table:style-name="ce34" office:value-type="string" calcext:value-type="string">
            <text:p><text:a xlink:href="http://sunspot.net" xlink:type="simple">SunSpot.net</text:a></text:p>
          </table:table-cell>
          <table:table-cell table:style-name="ce44" office:value-type="string" calcext:value-type="string">
            <text:p><text:a xlink:href="http://www.sunspot.net/news/bal-te.comet13jun13.story?coll=bal%2Dpe%2Dasection" xlink:type="simple">Contour Mission to Explore Icy Cores of Comet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20507diamondback.html" xlink:type="simple">Stopping a Comet in its Tracks</text:a></text:p>
          </table:table-cell>
          <table:table-cell table:style-name="ce21" office:value-type="date" office:date-value="2002-05-07" calcext:value-type="date">
            <text:p>2002-05-07</text:p>
          </table:table-cell>
          <table:table-cell table:style-name="ce33" office:value-type="string" calcext:value-type="string">
            <text:p>Diamondback Online</text:p>
          </table:table-cell>
          <table:table-cell table:style-name="ce44" office:value-type="string" calcext:value-type="string">
            <text:p><text:a xlink:href="http://deepimpact.umd.edu/press/020507diamondback.html" xlink:type="simple">Stopping a Comet in its Track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pace.com/scienceastronomy/solarsystem/borrelly_dark_011129.html" xlink:type="simple">Comet Borrelly Puzzle: Darkest Object in the Solar System</text:a></text:p>
          </table:table-cell>
          <table:table-cell table:style-name="ce21" office:value-type="date" office:date-value="2001-11-29" calcext:value-type="date">
            <text:p>2001-11-29</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www.space.com/scienceastronomy/solarsystem/borrelly_dark_011129.html" xlink:type="simple">Comet Borrelly Puzzle: Darkest Object in the Solar System</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pace.com/scienceastronomy/astronomy/leonids_photos_2001.html" xlink:type="simple">Get Your Leonid Meteor Shower Photos Published!</text:a></text:p>
          </table:table-cell>
          <table:table-cell table:style-name="ce21" office:value-type="date" office:date-value="2001-11-07" calcext:value-type="date">
            <text:p>2001-11-07</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www.space.com/scienceastronomy/astronomy/leonids_photos_2001.html" xlink:type="simple">Get Your Leonid Meteor Shower Photos Published!</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10924ds1.html" xlink:type="simple">Fly-By Images Will Remake Comet Science, Help 'Deep Impact' Mission</text:a></text:p>
          </table:table-cell>
          <table:table-cell table:style-name="ce21" office:value-type="date" office:date-value="2001-09-24" calcext:value-type="date">
            <text:p>2001-09-24</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deepimpact.umd.edu/press/010924ds1.html" xlink:type="simple">Fly-By Images Will Remake Comet Science, Help 'Deep Impact' Mission</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10729sonntagszeitung.html" xlink:type="simple">Feuer frei auf Temple One</text:a></text:p>
          </table:table-cell>
          <table:table-cell table:style-name="ce21" office:value-type="date" office:date-value="2001-07-29" calcext:value-type="date">
            <text:p>2001-07-29</text:p>
          </table:table-cell>
          <table:table-cell table:style-name="ce33" office:value-type="string" calcext:value-type="string">
            <text:p>Sonntags Zeitung (Switzerland)</text:p>
          </table:table-cell>
          <table:table-cell table:style-name="ce44" office:value-type="string" calcext:value-type="string">
            <text:p><text:a xlink:href="http://deepimpact.umd.edu/press/010729sonntagszeitung.html" xlink:type="simple">Feuer frei auf Temple One</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10703dailyrecord.html" xlink:type="simple">3, 2, 1 ... Deep Impact</text:a></text:p>
          </table:table-cell>
          <table:table-cell table:style-name="ce21" office:value-type="date" office:date-value="2001-07-03" calcext:value-type="date">
            <text:p>2001-07-03</text:p>
          </table:table-cell>
          <table:table-cell table:style-name="ce33" office:value-type="string" calcext:value-type="string">
            <text:p>The Daily Record</text:p>
          </table:table-cell>
          <table:table-cell table:style-name="ce44" office:value-type="string" calcext:value-type="string">
            <text:p><text:a xlink:href="http://deepimpact.umd.edu/press/010703dailyrecord.html" xlink:type="simple">3, 2, 1 ... 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ar.clarin.com/diario/2001-06-16/s-07601.htm" xlink:type="simple">Dispararán un proyectil contra un cometa para estudiar su núcleo</text:a></text:p>
          </table:table-cell>
          <table:table-cell table:style-name="ce21" office:value-type="date" office:date-value="2001-06-16" calcext:value-type="date">
            <text:p>2001-06-16</text:p>
          </table:table-cell>
          <table:table-cell table:style-name="ce33" office:value-type="string" calcext:value-type="string">
            <text:p>Clarín.com</text:p>
          </table:table-cell>
          <table:table-cell table:style-name="ce44" office:value-type="string" calcext:value-type="string">
            <text:p><text:a xlink:href="http://ar.clarin.com/diario/2001-06-16/s-07601.htm" xlink:type="simple">Dispararán un proyectil contra un cometa para estudiar su núcleo</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inform.umd.edu/News/Diamondback/01-06-14/news3.html" xlink:type="simple">Deep Impact</text:a></text:p>
          </table:table-cell>
          <table:table-cell table:style-name="ce21" office:value-type="date" office:date-value="2001-06-14" calcext:value-type="date">
            <text:p>2001-06-14</text:p>
          </table:table-cell>
          <table:table-cell table:style-name="ce33" office:value-type="string" calcext:value-type="string">
            <text:p>Diamondback Online (UMD)</text:p>
          </table:table-cell>
          <table:table-cell table:style-name="ce44" office:value-type="string" calcext:value-type="string">
            <text:p><text:a xlink:href="http://www.inform.umd.edu/News/Diamondback/01-06-14/news3.html" xlink:type="simple">Deep Impac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deepimpact.umd.edu/press/053101usa.html" xlink:type="simple">NASA Approves Mission to Blast Comet</text:a></text:p>
          </table:table-cell>
          <table:table-cell table:style-name="ce21" office:value-type="date" office:date-value="2001-05-31" calcext:value-type="date">
            <text:p>2001-05-31</text:p>
          </table:table-cell>
          <table:table-cell table:style-name="ce33" office:value-type="string" calcext:value-type="string">
            <text:p>USA Today</text:p>
          </table:table-cell>
          <table:table-cell table:style-name="ce44" office:value-type="string" calcext:value-type="string">
            <text:p><text:a xlink:href="http://deepimpact.umd.edu/press/053101usa.html" xlink:type="simple">NASA Approves Mission to Blast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floridatoday.com/news/editorial/stories/2001/may/edit052601a.htm" xlink:type="simple">NASA's Comet Mission May Have Smashing Revelations</text:a></text:p>
          </table:table-cell>
          <table:table-cell table:style-name="ce21" office:value-type="date" office:date-value="2001-05-26" calcext:value-type="date">
            <text:p>2001-05-26</text:p>
          </table:table-cell>
          <table:table-cell table:style-name="ce33" office:value-type="string" calcext:value-type="string">
            <text:p>Florida Today</text:p>
          </table:table-cell>
          <table:table-cell table:style-name="ce44" office:value-type="string" calcext:value-type="string">
            <text:p><text:a xlink:href="http://www.floridatoday.com/news/editorial/stories/2001/may/edit052601a.htm" xlink:type="simple">NASA's Comet Mission May Have Smashing Revelations</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newscientist.com/dailynews/news.jsp?id=ns9999796" xlink:type="simple">Deep Impact: A $279 Million Pot Shot Aimed at Blasting a Hole in the Surface of a Comet Gets the Go-Ahead</text:a></text:p>
          </table:table-cell>
          <table:table-cell table:style-name="ce21" office:value-type="date" office:date-value="2001-05-25" calcext:value-type="date">
            <text:p>2001-05-25</text:p>
          </table:table-cell>
          <table:table-cell table:style-name="ce34" office:value-type="string" calcext:value-type="string">
            <text:p><text:a xlink:href="http://newscientist.com" xlink:type="simple">NewScientist.com</text:a></text:p>
          </table:table-cell>
          <table:table-cell table:style-name="ce44" office:value-type="string" calcext:value-type="string">
            <text:p><text:a xlink:href="http://www.newscientist.com/dailynews/news.jsp?id=ns9999796" xlink:type="simple">Deep Impact: A $279 Million Pot Shot Aimed at Blasting a Hole in the Surface of a Comet Gets the Go-Ahead</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floridatoday.com/news/space/stories/2001a/may/spa052501b.htm" xlink:type="simple">Hurling Spacecraft to Take a Piece out of Comet in 2005</text:a></text:p>
          </table:table-cell>
          <table:table-cell table:style-name="ce21" office:value-type="date" office:date-value="2001-05-25" calcext:value-type="date">
            <text:p>2001-05-25</text:p>
          </table:table-cell>
          <table:table-cell table:style-name="ce33" office:value-type="string" calcext:value-type="string">
            <text:p>Florida Today</text:p>
          </table:table-cell>
          <table:table-cell table:style-name="ce44" office:value-type="string" calcext:value-type="string">
            <text:p><text:a xlink:href="http://www.floridatoday.com/news/space/stories/2001a/may/spa052501b.htm" xlink:type="simple">Hurling Spacecraft to Take a Piece out of Comet in 2005</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text:a xlink:href="http://www.space.com/missionlaunches/missions/deep_impact_010502.html" xlink:type="simple">Deep Impact Approved: Humanity's Turn to Slam into a Comet</text:a></text:p>
          </table:table-cell>
          <table:table-cell table:style-name="ce21" office:value-type="date" office:date-value="2001-05-24" calcext:value-type="date">
            <text:p>2001-05-24</text:p>
          </table:table-cell>
          <table:table-cell table:style-name="ce34" office:value-type="string" calcext:value-type="string">
            <text:p><text:a xlink:href="http://space.com" xlink:type="simple">Space.com</text:a></text:p>
          </table:table-cell>
          <table:table-cell table:style-name="ce44" office:value-type="string" calcext:value-type="string">
            <text:p><text:a xlink:href="http://www.space.com/missionlaunches/missions/deep_impact_010502.html" xlink:type="simple">Deep Impact Approved: Humanity's Turn to Slam into a Comet</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NASA Gives Two Successful Spacecraft New Assignments</text:p>
          </table:table-cell>
          <table:table-cell table:style-name="ce22" office:value-type="date" office:date-value="2007-07-03" calcext:value-type="date">
            <text:p>2007-07-03</text:p>
          </table:table-cell>
          <table:table-cell table:style-name="ce3" office:value-type="string" calcext:value-type="string">
            <text:p>University of Maryland</text:p>
          </table:table-cell>
          <table:table-cell table:style-name="ce40" office:value-type="string" calcext:value-type="string">
            <text:p><text:a xlink:href="http://deepimpact.umd.edu/press/070703nasa.html" xlink:type="simple">http://deepimpact.umd.edu/press/070703nasa.html</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3" office:value-type="string" calcext:value-type="string">
            <text:p>Deep Impact</text:p>
          </table:table-cell>
          <table:table-cell table:style-name="ce3" office:value-type="string" calcext:value-type="string">
            <text:p>NASA’s ‘Deep Impact’ Team Reports First Evidence of Cometary Ice</text:p>
          </table:table-cell>
          <table:table-cell table:style-name="ce15" office:value-type="date" office:date-value="2006-02-02" calcext:value-type="date">
            <text:p>2006-02-02</text:p>
          </table:table-cell>
          <table:table-cell table:style-name="ce3" office:value-type="string" calcext:value-type="string">
            <text:p>Brown University</text:p>
          </table:table-cell>
          <table:table-cell table:style-name="ce40" office:value-type="string" calcext:value-type="string">
            <text:p><text:a xlink:href="https://www.brown.edu/Administration/News_Bureau/2005-06/05-072.html" xlink:type="simple">https://www.brown.edu/Administration/News_Bureau/2005-06/05-072.html</text:a></text:p>
          </table:table-cell>
          <table:table-cell table:style-name="ce40" office:value-type="string" calcext:value-type="string">
            <text:p><text:a xlink:href="https://pdssbn.astro.umd.edu/data_sb/missions/deepimpact/index.shtml" xlink:type="simple">https://pdssbn.astro.umd.edu/data_sb/missions/deepimpact/index.shtml</text:a></text:p>
          </table:table-cell>
          <table:table-cell table:style-name="ce36" table:number-columns-repeated="2"/>
          <table:table-cell table:number-columns-repeated="1016"/>
        </table:table-row>
        <table:table-row table:style-name="ro1">
          <table:table-cell table:style-name="ce5" office:value-type="string" calcext:value-type="string">
            <text:p>DS1: Deep Space 1</text:p>
          </table:table-cell>
          <table:table-cell table:style-name="ce5"/>
          <table:table-cell table:style-name="ce18"/>
          <table:table-cell table:style-name="ce5"/>
          <table:table-cell table:style-name="ce42" office:value-type="string" calcext:value-type="string">
            <text:p><text:a xlink:href="https://www.jpl.nasa.gov/nmp/ds1/index.php" xlink:type="simple">https://www.jpl.nasa.gov/nmp/ds1/index.php</text:a></text:p>
          </table:table-cell>
          <table:table-cell table:style-name="ce42" office:value-type="string" calcext:value-type="string">
            <text:p><text:a xlink:href="https://pdssbn.astro.umd.edu/data_sb/missions/deepspace1/index.shtml" xlink:type="simple">https://pdssbn.astro.umd.edu/data_sb/missions/deepspace1/index.shtml</text:a></text:p>
          </table:table-cell>
          <table:table-cell table:style-name="ce58" table:number-columns-repeated="2"/>
          <table:table-cell table:number-columns-repeated="1016"/>
        </table:table-row>
        <table:table-row table:style-name="ro1">
          <table:table-cell table:style-name="ce6"/>
          <table:table-cell table:style-name="ce6" office:value-type="string" calcext:value-type="string">
            <text:p>EPOXI MISSION</text:p>
          </table:table-cell>
          <table:table-cell table:style-name="ce23"/>
          <table:table-cell table:style-name="ce35"/>
          <table:table-cell table:style-name="ce46"/>
          <table:table-cell table:style-name="ce35" table:number-columns-repeated="24"/>
          <table:table-cell table:number-columns-repeated="995"/>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30205b.shtml" xlink:type="simple">Comet Debuting in New Deep Impact Movie Expected to Star this Winter</text:a></text:p>
          </table:table-cell>
          <table:table-cell table:style-name="ce15" office:value-type="string" calcext:value-type="string">
            <text:p>2013.02.05</text:p>
          </table:table-cell>
          <table:table-cell table:style-name="ce7" office:value-type="string" calcext:value-type="string">
            <text:p>UMD</text:p>
          </table:table-cell>
          <table:table-cell table:style-name="ce47" office:value-type="string" calcext:value-type="string">
            <text:p><text:a xlink:href="http://epoxi.astro.umd.edu/7press/news/20130205b.shtml" xlink:type="simple">Comet Debuting in New Deep Impact Movie Expected to Star this Winter</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30205.shtml" xlink:type="simple">NASA's Deep Impact Spacecraft Eyes Comet ISON</text:a></text:p>
          </table:table-cell>
          <table:table-cell table:style-name="ce15" office:value-type="string" calcext:value-type="string">
            <text:p>2013.02.05</text:p>
          </table:table-cell>
          <table:table-cell table:style-name="ce7" office:value-type="string" calcext:value-type="string">
            <text:p>JPL</text:p>
          </table:table-cell>
          <table:table-cell table:style-name="ce47" office:value-type="string" calcext:value-type="string">
            <text:p><text:a xlink:href="http://epoxi.astro.umd.edu/7press/news/20130205.shtml" xlink:type="simple">NASA's Deep Impact Spacecraft Eyes Comet ISO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21004.shtml" xlink:type="simple">Deep Impact Spacecraft Completes Rocket Burn</text:a></text:p>
          </table:table-cell>
          <table:table-cell table:style-name="ce15" office:value-type="string" calcext:value-type="string">
            <text:p>2012.10.04</text:p>
          </table:table-cell>
          <table:table-cell table:style-name="ce7" office:value-type="string" calcext:value-type="string">
            <text:p>JPL</text:p>
          </table:table-cell>
          <table:table-cell table:style-name="ce47" office:value-type="string" calcext:value-type="string">
            <text:p><text:a xlink:href="http://epoxi.astro.umd.edu/7press/news/20121004.shtml" xlink:type="simple">Deep Impact Spacecraft Completes Rocket Bur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10517.shtml" xlink:type="simple">At the Heart of Hartley-2, a New Breed of Comet?</text:a></text:p>
          </table:table-cell>
          <table:table-cell table:style-name="ce15" office:value-type="string" calcext:value-type="string">
            <text:p>2011.05.17</text:p>
          </table:table-cell>
          <table:table-cell table:style-name="ce7" office:value-type="string" calcext:value-type="string">
            <text:p>GSFC</text:p>
          </table:table-cell>
          <table:table-cell table:style-name="ce47" office:value-type="string" calcext:value-type="string">
            <text:p><text:a xlink:href="http://epoxi.astro.umd.edu/7press/news/20110517.shtml" xlink:type="simple">At the Heart of Hartley-2, a New Breed of Com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18b.shtml" xlink:type="simple">Spacecraft Flew Through 'Snowstorm' on Encounter with Comet Hartley 2</text:a></text:p>
          </table:table-cell>
          <table:table-cell table:style-name="ce15" office:value-type="string" calcext:value-type="string">
            <text:p>2010.11.18</text:p>
          </table:table-cell>
          <table:table-cell table:style-name="ce7" office:value-type="string" calcext:value-type="string">
            <text:p>UM</text:p>
          </table:table-cell>
          <table:table-cell table:style-name="ce47" office:value-type="string" calcext:value-type="string">
            <text:p><text:a xlink:href="http://epoxi.astro.umd.edu/7press/news/20101118b.shtml" xlink:type="simple">Spacecraft Flew Through 'Snowstorm' on Encounter with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18.shtml" xlink:type="simple">NASA Spacecraft Sees Cosmic Snow Storm During Comet Encounter</text:a></text:p>
          </table:table-cell>
          <table:table-cell table:style-name="ce15" office:value-type="string" calcext:value-type="string">
            <text:p>2010.11.18</text:p>
          </table:table-cell>
          <table:table-cell table:style-name="ce7" office:value-type="string" calcext:value-type="string">
            <text:p>NASA HQ</text:p>
          </table:table-cell>
          <table:table-cell table:style-name="ce47" office:value-type="string" calcext:value-type="string">
            <text:p><text:a xlink:href="http://epoxi.astro.umd.edu/7press/news/20101118.shtml" xlink:type="simple">NASA Spacecraft Sees Cosmic Snow Storm During Comet Encounter</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15.shtml" xlink:type="simple">NASA Announces Comet Encounter News Conference</text:a></text:p>
          </table:table-cell>
          <table:table-cell table:style-name="ce15" office:value-type="string" calcext:value-type="string">
            <text:p>2010.11.15</text:p>
          </table:table-cell>
          <table:table-cell table:style-name="ce7" office:value-type="string" calcext:value-type="string">
            <text:p>NASA HQ</text:p>
          </table:table-cell>
          <table:table-cell table:style-name="ce47" office:value-type="string" calcext:value-type="string">
            <text:p><text:a xlink:href="http://epoxi.astro.umd.edu/7press/news/20101115.shtml" xlink:type="simple">NASA Announces Comet Encounter News Conference</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10.shtml" xlink:type="simple">Primordial Dry Ice Fuels Comet Jets</text:a></text:p>
          </table:table-cell>
          <table:table-cell table:style-name="ce15" office:value-type="string" calcext:value-type="string">
            <text:p>2010.11.10</text:p>
          </table:table-cell>
          <table:table-cell table:style-name="ce7" office:value-type="string" calcext:value-type="string">
            <text:p>UMD</text:p>
          </table:table-cell>
          <table:table-cell table:style-name="ce47" office:value-type="string" calcext:value-type="string">
            <text:p><text:a xlink:href="http://epoxi.astro.umd.edu/7press/news/20101110.shtml" xlink:type="simple">Primordial Dry Ice Fuels Comet Jets</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5.shtml" xlink:type="simple">Flight of the Comet</text:a></text:p>
          </table:table-cell>
          <table:table-cell table:style-name="ce15" office:value-type="string" calcext:value-type="string">
            <text:p>2010.11.05</text:p>
          </table:table-cell>
          <table:table-cell table:style-name="ce7" office:value-type="string" calcext:value-type="string">
            <text:p>JPL</text:p>
          </table:table-cell>
          <table:table-cell table:style-name="ce47" office:value-type="string" calcext:value-type="string">
            <text:p><text:a xlink:href="http://epoxi.astro.umd.edu/7press/news/20101105.shtml" xlink:type="simple">Flight of the Com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4c.shtml" xlink:type="simple">UMD Leads Deep Impact Spacecraft on Successful Flyby of Comet Hartley 2</text:a></text:p>
          </table:table-cell>
          <table:table-cell table:style-name="ce15" office:value-type="string" calcext:value-type="string">
            <text:p>2010.11.04</text:p>
          </table:table-cell>
          <table:table-cell table:style-name="ce7" office:value-type="string" calcext:value-type="string">
            <text:p>UMD</text:p>
          </table:table-cell>
          <table:table-cell table:style-name="ce47" office:value-type="string" calcext:value-type="string">
            <text:p><text:a xlink:href="http://epoxi.astro.umd.edu/7press/news/20101104c.shtml" xlink:type="simple">UMD Leads Deep Impact Spacecraft on Successful Flyby of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4b.shtml" xlink:type="simple">NASA EPOXI Flyby Reveals New Insights Into Comet Features</text:a></text:p>
          </table:table-cell>
          <table:table-cell table:style-name="ce15" office:value-type="string" calcext:value-type="string">
            <text:p>2010.11.04</text:p>
          </table:table-cell>
          <table:table-cell table:style-name="ce7" office:value-type="string" calcext:value-type="string">
            <text:p>JPL</text:p>
          </table:table-cell>
          <table:table-cell table:style-name="ce47" office:value-type="string" calcext:value-type="string">
            <text:p><text:a xlink:href="http://epoxi.astro.umd.edu/7press/news/20101104b.shtml" xlink:type="simple">NASA EPOXI Flyby Reveals New Insights Into Comet Features</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4.shtml" xlink:type="simple">NASA Mission Successfully Flies by Comet Hartley 2</text:a></text:p>
          </table:table-cell>
          <table:table-cell table:style-name="ce15" office:value-type="string" calcext:value-type="string">
            <text:p>2010.11.04</text:p>
          </table:table-cell>
          <table:table-cell table:style-name="ce7" office:value-type="string" calcext:value-type="string">
            <text:p>JPL</text:p>
          </table:table-cell>
          <table:table-cell table:style-name="ce47" office:value-type="string" calcext:value-type="string">
            <text:p><text:a xlink:href="http://epoxi.astro.umd.edu/7press/news/20101104.shtml" xlink:type="simple">NASA Mission Successfully Flies by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3.shtml" xlink:type="simple">NASA Mission in Final Day Before Comet Meetup</text:a></text:p>
          </table:table-cell>
          <table:table-cell table:style-name="ce15" office:value-type="string" calcext:value-type="string">
            <text:p>2010.11.03</text:p>
          </table:table-cell>
          <table:table-cell table:style-name="ce7" office:value-type="string" calcext:value-type="string">
            <text:p>JPL</text:p>
          </table:table-cell>
          <table:table-cell table:style-name="ce47" office:value-type="string" calcext:value-type="string">
            <text:p><text:a xlink:href="http://epoxi.astro.umd.edu/7press/news/20101103.shtml" xlink:type="simple">NASA Mission in Final Day Before Comet Meetup</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2c.shtml" xlink:type="simple">Purdue professor, student part of NASA comet mission</text:a></text:p>
          </table:table-cell>
          <table:table-cell table:style-name="ce15" office:value-type="string" calcext:value-type="string">
            <text:p>2010.11.02</text:p>
          </table:table-cell>
          <table:table-cell table:style-name="ce7" office:value-type="string" calcext:value-type="string">
            <text:p>Purdue</text:p>
          </table:table-cell>
          <table:table-cell table:style-name="ce47" office:value-type="string" calcext:value-type="string">
            <text:p><text:a xlink:href="http://epoxi.astro.umd.edu/7press/news/20101102c.shtml" xlink:type="simple">Purdue professor, student part of NASA comet missio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2b.shtml" xlink:type="simple">The Man Behind Comet Hartley 2</text:a></text:p>
          </table:table-cell>
          <table:table-cell table:style-name="ce15" office:value-type="string" calcext:value-type="string">
            <text:p>2010.11.02</text:p>
          </table:table-cell>
          <table:table-cell table:style-name="ce7" office:value-type="string" calcext:value-type="string">
            <text:p>JPL</text:p>
          </table:table-cell>
          <table:table-cell table:style-name="ce47" office:value-type="string" calcext:value-type="string">
            <text:p><text:a xlink:href="http://epoxi.astro.umd.edu/7press/news/20101102b.shtml" xlink:type="simple">The Man Behind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2.shtml" xlink:type="simple">NASA Spacecraft on Final Approach Toward Comet</text:a></text:p>
          </table:table-cell>
          <table:table-cell table:style-name="ce15" office:value-type="string" calcext:value-type="string">
            <text:p>2010.11.02</text:p>
          </table:table-cell>
          <table:table-cell table:style-name="ce7" office:value-type="string" calcext:value-type="string">
            <text:p>JPL</text:p>
          </table:table-cell>
          <table:table-cell table:style-name="ce47" office:value-type="string" calcext:value-type="string">
            <text:p><text:a xlink:href="http://epoxi.astro.umd.edu/7press/news/20101102.shtml" xlink:type="simple">NASA Spacecraft on Final Approach Toward Com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101.shtml" xlink:type="simple">NASA to Host Live Events for November 4 Comet Encounter</text:a></text:p>
          </table:table-cell>
          <table:table-cell table:style-name="ce15" office:value-type="string" calcext:value-type="string">
            <text:p>2010.11.01</text:p>
          </table:table-cell>
          <table:table-cell table:style-name="ce7" office:value-type="string" calcext:value-type="string">
            <text:p>NASA HQ</text:p>
          </table:table-cell>
          <table:table-cell table:style-name="ce47" office:value-type="string" calcext:value-type="string">
            <text:p><text:a xlink:href="http://epoxi.astro.umd.edu/7press/news/20101101.shtml" xlink:type="simple">NASA to Host Live Events for November 4 Comet Encounter</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28.shtml" xlink:type="simple">Space Radar Provides a Taste of Comet Hartley 2</text:a></text:p>
          </table:table-cell>
          <table:table-cell table:style-name="ce15" office:value-type="string" calcext:value-type="string">
            <text:p>2010.10.28</text:p>
          </table:table-cell>
          <table:table-cell table:style-name="ce7" office:value-type="string" calcext:value-type="string">
            <text:p>JPL</text:p>
          </table:table-cell>
          <table:table-cell table:style-name="ce47" office:value-type="string" calcext:value-type="string">
            <text:p><text:a xlink:href="http://epoxi.astro.umd.edu/7press/news/20101028.shtml" xlink:type="simple">Space Radar Provides a Taste of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27.shtml" xlink:type="simple">NASA Spacecraft Preps for Comet Flyby</text:a></text:p>
          </table:table-cell>
          <table:table-cell table:style-name="ce15" office:value-type="string" calcext:value-type="string">
            <text:p>2010.10.27</text:p>
          </table:table-cell>
          <table:table-cell table:style-name="ce7" office:value-type="string" calcext:value-type="string">
            <text:p>JPL</text:p>
          </table:table-cell>
          <table:table-cell table:style-name="ce47" office:value-type="string" calcext:value-type="string">
            <text:p><text:a xlink:href="http://epoxi.astro.umd.edu/7press/news/20101027.shtml" xlink:type="simple">NASA Spacecraft Preps for Comet Flyb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26.shtml" xlink:type="simple">Countdown to Comet Flyby Down to Nine Days</text:a></text:p>
          </table:table-cell>
          <table:table-cell table:style-name="ce15" office:value-type="string" calcext:value-type="string">
            <text:p>2010.10.26</text:p>
          </table:table-cell>
          <table:table-cell table:style-name="ce7" office:value-type="string" calcext:value-type="string">
            <text:p>JPL</text:p>
          </table:table-cell>
          <table:table-cell table:style-name="ce47" office:value-type="string" calcext:value-type="string">
            <text:p><text:a xlink:href="http://epoxi.astro.umd.edu/7press/news/20101026.shtml" xlink:type="simple">Countdown to Comet Flyby Down to Nine Days</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25.shtml" xlink:type="simple">Five Things About NASA's EPOXI Mission</text:a></text:p>
          </table:table-cell>
          <table:table-cell table:style-name="ce15" office:value-type="string" calcext:value-type="string">
            <text:p>2010.10.25</text:p>
          </table:table-cell>
          <table:table-cell table:style-name="ce7" office:value-type="string" calcext:value-type="string">
            <text:p>JPL</text:p>
          </table:table-cell>
          <table:table-cell table:style-name="ce47" office:value-type="string" calcext:value-type="string">
            <text:p><text:a xlink:href="http://epoxi.astro.umd.edu/7press/news/20101025.shtml" xlink:type="simple">Five Things About NASA's EPOXI Missio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21.shtml" xlink:type="simple">New Cometary Phenomenon Greets Approaching Spacecraft</text:a></text:p>
          </table:table-cell>
          <table:table-cell table:style-name="ce15" office:value-type="string" calcext:value-type="string">
            <text:p>2010.10.21</text:p>
          </table:table-cell>
          <table:table-cell table:style-name="ce7" office:value-type="string" calcext:value-type="string">
            <text:p>JPL</text:p>
          </table:table-cell>
          <table:table-cell table:style-name="ce47" office:value-type="string" calcext:value-type="string">
            <text:p><text:a xlink:href="http://epoxi.astro.umd.edu/7press/news/20101021.shtml" xlink:type="simple">New Cometary Phenomenon Greets Approaching Spacecraf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19.shtml" xlink:type="simple">The Comet Cometh: Hartley 2 Visible in Night Sky</text:a></text:p>
          </table:table-cell>
          <table:table-cell table:style-name="ce15" office:value-type="string" calcext:value-type="string">
            <text:p>2010.10.19</text:p>
          </table:table-cell>
          <table:table-cell table:style-name="ce7" office:value-type="string" calcext:value-type="string">
            <text:p>JPL</text:p>
          </table:table-cell>
          <table:table-cell table:style-name="ce47" office:value-type="string" calcext:value-type="string">
            <text:p><text:a xlink:href="http://epoxi.astro.umd.edu/7press/news/20101019.shtml" xlink:type="simple">The Comet Cometh: Hartley 2 Visible in Night Sk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05b.shtml" xlink:type="simple">WISE Captures Key Images of Comet Mission's Destination</text:a></text:p>
          </table:table-cell>
          <table:table-cell table:style-name="ce15" office:value-type="string" calcext:value-type="string">
            <text:p>2010.10.05</text:p>
          </table:table-cell>
          <table:table-cell table:style-name="ce7" office:value-type="string" calcext:value-type="string">
            <text:p>JPL</text:p>
          </table:table-cell>
          <table:table-cell table:style-name="ce47" office:value-type="string" calcext:value-type="string">
            <text:p><text:a xlink:href="http://epoxi.astro.umd.edu/7press/news/20101005b.shtml" xlink:type="simple">WISE Captures Key Images of Comet Mission's Destinatio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05.shtml" xlink:type="simple">Hubble Probes Comet 103P/Hartley 2 in Preparation for DIXI flyby</text:a></text:p>
          </table:table-cell>
          <table:table-cell table:style-name="ce15" office:value-type="string" calcext:value-type="string">
            <text:p>2010.10.05</text:p>
          </table:table-cell>
          <table:table-cell table:style-name="ce7" office:value-type="string" calcext:value-type="string">
            <text:p>STSci</text:p>
          </table:table-cell>
          <table:table-cell table:style-name="ce47" office:value-type="string" calcext:value-type="string">
            <text:p><text:a xlink:href="http://epoxi.astro.umd.edu/7press/news/20101005.shtml" xlink:type="simple">Hubble Probes Comet 103P/Hartley 2 in Preparation for DIXI flyb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1004.shtml" xlink:type="simple">NASA Mission 'E-Minus' One Month to Comet Flyby</text:a></text:p>
          </table:table-cell>
          <table:table-cell table:style-name="ce15" office:value-type="string" calcext:value-type="string">
            <text:p>2010.10.04</text:p>
          </table:table-cell>
          <table:table-cell table:style-name="ce7" office:value-type="string" calcext:value-type="string">
            <text:p>JPL</text:p>
          </table:table-cell>
          <table:table-cell table:style-name="ce47" office:value-type="string" calcext:value-type="string">
            <text:p><text:a xlink:href="http://epoxi.astro.umd.edu/7press/news/20101004.shtml" xlink:type="simple">NASA Mission 'E-Minus' One Month to Comet Flyb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929.shtml" xlink:type="simple">NASA'S EPOXI Mission Sets Up for Comet Flyby</text:a></text:p>
          </table:table-cell>
          <table:table-cell table:style-name="ce15" office:value-type="string" calcext:value-type="string">
            <text:p>2010.09.29</text:p>
          </table:table-cell>
          <table:table-cell table:style-name="ce7" office:value-type="string" calcext:value-type="string">
            <text:p>JPL</text:p>
          </table:table-cell>
          <table:table-cell table:style-name="ce47" office:value-type="string" calcext:value-type="string">
            <text:p><text:a xlink:href="http://epoxi.astro.umd.edu/7press/news/20100929.shtml" xlink:type="simple">NASA'S EPOXI Mission Sets Up for Comet Flyb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908b.shtml" xlink:type="simple">UMD-Led Team Begins Imaging Comet Hartley 2 with Deep Impact Spacecraft</text:a></text:p>
          </table:table-cell>
          <table:table-cell table:style-name="ce15" office:value-type="string" calcext:value-type="string">
            <text:p>2010.09.08</text:p>
          </table:table-cell>
          <table:table-cell table:style-name="ce7" office:value-type="string" calcext:value-type="string">
            <text:p>UM</text:p>
          </table:table-cell>
          <table:table-cell table:style-name="ce47" office:value-type="string" calcext:value-type="string">
            <text:p><text:a xlink:href="http://epoxi.astro.umd.edu/7press/news/20100908b.shtml" xlink:type="simple">UMD-Led Team Begins Imaging Comet Hartley 2 with Deep Impact Spacecraf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908.shtml" xlink:type="simple">Tally-Ho! Deep Impact Spacecraft Eyes Comet Target</text:a></text:p>
          </table:table-cell>
          <table:table-cell table:style-name="ce15" office:value-type="string" calcext:value-type="string">
            <text:p>2010.09.08</text:p>
          </table:table-cell>
          <table:table-cell table:style-name="ce7" office:value-type="string" calcext:value-type="string">
            <text:p>JPL</text:p>
          </table:table-cell>
          <table:table-cell table:style-name="ce47" office:value-type="string" calcext:value-type="string">
            <text:p><text:a xlink:href="http://epoxi.astro.umd.edu/7press/news/20100908.shtml" xlink:type="simple">Tally-Ho! Deep Impact Spacecraft Eyes Comet Targ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628.shtml" xlink:type="simple">Hitchhiker' EPOXI: Next Stop, Comet Hartley 2</text:a></text:p>
          </table:table-cell>
          <table:table-cell table:style-name="ce15" office:value-type="string" calcext:value-type="string">
            <text:p>2010.06.28</text:p>
          </table:table-cell>
          <table:table-cell table:style-name="ce7" office:value-type="string" calcext:value-type="string">
            <text:p>JPL</text:p>
          </table:table-cell>
          <table:table-cell table:style-name="ce47" office:value-type="string" calcext:value-type="string">
            <text:p><text:a xlink:href="http://epoxi.astro.umd.edu/7press/news/20100628.shtml" xlink:type="simple">Hitchhiker' EPOXI: Next Stop,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625b.shtml" xlink:type="simple">Deep Impact Spacecraft to Make Last Swing By Earth on Way to Another Comet</text:a></text:p>
          </table:table-cell>
          <table:table-cell table:style-name="ce15" office:value-type="string" calcext:value-type="string">
            <text:p>2010.06.25</text:p>
          </table:table-cell>
          <table:table-cell table:style-name="ce7" office:value-type="string" calcext:value-type="string">
            <text:p>UM</text:p>
          </table:table-cell>
          <table:table-cell table:style-name="ce47" office:value-type="string" calcext:value-type="string">
            <text:p><text:a xlink:href="http://epoxi.astro.umd.edu/7press/news/20100625b.shtml" xlink:type="simple">Deep Impact Spacecraft to Make Last Swing By Earth on Way to Another Com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625.shtml" xlink:type="simple">Earth to Lend Helping Hand to Comet Craft</text:a></text:p>
          </table:table-cell>
          <table:table-cell table:style-name="ce15" office:value-type="string" calcext:value-type="string">
            <text:p>2010.06.25</text:p>
          </table:table-cell>
          <table:table-cell table:style-name="ce7" office:value-type="string" calcext:value-type="string">
            <text:p>JPL</text:p>
          </table:table-cell>
          <table:table-cell table:style-name="ce47" office:value-type="string" calcext:value-type="string">
            <text:p><text:a xlink:href="http://epoxi.astro.umd.edu/7press/news/20100625.shtml" xlink:type="simple">Earth to Lend Helping Hand to Comet Craf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528.shtml" xlink:type="simple">NASA Spacecraft Burns for Home, Then Comet</text:a></text:p>
          </table:table-cell>
          <table:table-cell table:style-name="ce15" office:value-type="string" calcext:value-type="string">
            <text:p>2010.05.28</text:p>
          </table:table-cell>
          <table:table-cell table:style-name="ce7" office:value-type="string" calcext:value-type="string">
            <text:p>JPL</text:p>
          </table:table-cell>
          <table:table-cell table:style-name="ce47" office:value-type="string" calcext:value-type="string">
            <text:p><text:a xlink:href="http://epoxi.astro.umd.edu/7press/news/20100528.shtml" xlink:type="simple">NASA Spacecraft Burns for Home, Then Com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100105.shtml" xlink:type="simple">Sun Glints Seen from Space Signal Oceans and Lakes</text:a></text:p>
          </table:table-cell>
          <table:table-cell table:style-name="ce15" office:value-type="string" calcext:value-type="string">
            <text:p>2010.01.05</text:p>
          </table:table-cell>
          <table:table-cell table:style-name="ce7" office:value-type="string" calcext:value-type="string">
            <text:p>GSFC</text:p>
          </table:table-cell>
          <table:table-cell table:style-name="ce47" office:value-type="string" calcext:value-type="string">
            <text:p><text:a xlink:href="http://epoxi.astro.umd.edu/7press/news/20100105.shtml" xlink:type="simple">Sun Glints Seen from Space Signal Oceans and Lakes</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90924b.shtml" xlink:type="simple">Deep Impact and Other Spacecraft Find Clear Evidence of Water on Moon</text:a></text:p>
          </table:table-cell>
          <table:table-cell table:style-name="ce15" office:value-type="string" calcext:value-type="string">
            <text:p>2009.09.24</text:p>
          </table:table-cell>
          <table:table-cell table:style-name="ce7" office:value-type="string" calcext:value-type="string">
            <text:p>UM</text:p>
          </table:table-cell>
          <table:table-cell table:style-name="ce47" office:value-type="string" calcext:value-type="string">
            <text:p><text:a xlink:href="http://epoxi.astro.umd.edu/7press/news/20090924b.shtml" xlink:type="simple">Deep Impact and Other Spacecraft Find Clear Evidence of Water on Moo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90924.shtml" xlink:type="simple">NASA Instruments Reveal Water Molecules on Lunar Surface</text:a></text:p>
          </table:table-cell>
          <table:table-cell table:style-name="ce15" office:value-type="string" calcext:value-type="string">
            <text:p>2009.09.24</text:p>
          </table:table-cell>
          <table:table-cell table:style-name="ce7" office:value-type="string" calcext:value-type="string">
            <text:p>NASA HQ</text:p>
          </table:table-cell>
          <table:table-cell table:style-name="ce47" office:value-type="string" calcext:value-type="string">
            <text:p><text:a xlink:href="http://epoxi.astro.umd.edu/7press/news/20090924.shtml" xlink:type="simple">NASA Instruments Reveal Water Molecules on Lunar Surface</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81118.shtml" xlink:type="simple">NASA Tests First Deep-Space Internet</text:a></text:p>
          </table:table-cell>
          <table:table-cell table:style-name="ce15" office:value-type="string" calcext:value-type="string">
            <text:p>2008.11.18</text:p>
          </table:table-cell>
          <table:table-cell table:style-name="ce7" office:value-type="string" calcext:value-type="string">
            <text:p>JPL</text:p>
          </table:table-cell>
          <table:table-cell table:style-name="ce47" office:value-type="string" calcext:value-type="string">
            <text:p><text:a xlink:href="http://epoxi.astro.umd.edu/7press/news/20081118.shtml" xlink:type="simple">NASA Tests First Deep-Space Intern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80717b.shtml" xlink:type="simple">UM-Led Deep Impact Films Earth as Alien World</text:a></text:p>
          </table:table-cell>
          <table:table-cell table:style-name="ce15" office:value-type="string" calcext:value-type="string">
            <text:p>2008.07.17</text:p>
          </table:table-cell>
          <table:table-cell table:style-name="ce7" office:value-type="string" calcext:value-type="string">
            <text:p>UM</text:p>
          </table:table-cell>
          <table:table-cell table:style-name="ce47" office:value-type="string" calcext:value-type="string">
            <text:p><text:a xlink:href="http://epoxi.astro.umd.edu/7press/news/20080717b.shtml" xlink:type="simple">UM-Led Deep Impact Films Earth as Alien World</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80717.shtml" xlink:type="simple">NASA's Deep Impact Films Earth as an Alien World</text:a></text:p>
          </table:table-cell>
          <table:table-cell table:style-name="ce15" office:value-type="string" calcext:value-type="string">
            <text:p>2008.07.17</text:p>
          </table:table-cell>
          <table:table-cell table:style-name="ce7" office:value-type="string" calcext:value-type="string">
            <text:p>GSFC</text:p>
          </table:table-cell>
          <table:table-cell table:style-name="ce47" office:value-type="string" calcext:value-type="string">
            <text:p><text:a xlink:href="http://epoxi.astro.umd.edu/7press/news/20080717.shtml" xlink:type="simple">NASA's Deep Impact Films Earth as an Alien World</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80602.shtml" xlink:type="simple">Hunt for Superearth Planets Underway</text:a></text:p>
          </table:table-cell>
          <table:table-cell table:style-name="ce15" office:value-type="string" calcext:value-type="string">
            <text:p>2008.06.02</text:p>
          </table:table-cell>
          <table:table-cell table:style-name="ce7" office:value-type="string" calcext:value-type="string">
            <text:p>GSFC</text:p>
          </table:table-cell>
          <table:table-cell table:style-name="ce47" office:value-type="string" calcext:value-type="string">
            <text:p><text:a xlink:href="http://epoxi.astro.umd.edu/7press/news/20080602.shtml" xlink:type="simple">Hunt for Superearth Planets Underwa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80207.shtml" xlink:type="simple">NASA's Deep Impact Begins Hunt for Alien Worlds</text:a></text:p>
          </table:table-cell>
          <table:table-cell table:style-name="ce15" office:value-type="string" calcext:value-type="string">
            <text:p>2008.02.07</text:p>
          </table:table-cell>
          <table:table-cell table:style-name="ce7" office:value-type="string" calcext:value-type="string">
            <text:p>GSFC</text:p>
          </table:table-cell>
          <table:table-cell table:style-name="ce47" office:value-type="string" calcext:value-type="string">
            <text:p><text:a xlink:href="http://epoxi.astro.umd.edu/7press/news/20080207.shtml" xlink:type="simple">NASA's Deep Impact Begins Hunt for Alien Worlds</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1231.shtml" xlink:type="simple">Deep Impact Team 'Celebrates' New Year's Eve with Earth Flyby</text:a></text:p>
          </table:table-cell>
          <table:table-cell table:style-name="ce15" office:value-type="string" calcext:value-type="string">
            <text:p>2007.12.31</text:p>
          </table:table-cell>
          <table:table-cell table:style-name="ce7" office:value-type="string" calcext:value-type="string">
            <text:p>UM</text:p>
          </table:table-cell>
          <table:table-cell table:style-name="ce47" office:value-type="string" calcext:value-type="string">
            <text:p><text:a xlink:href="http://epoxi.astro.umd.edu/7press/news/20071231.shtml" xlink:type="simple">Deep Impact Team 'Celebrates' New Year's Eve with Earth Flyby</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1214.shtml" xlink:type="simple">Ball Aerospace's Deep Impact Spacecraft Headed to Comet Hartley 2</text:a></text:p>
          </table:table-cell>
          <table:table-cell table:style-name="ce15" office:value-type="string" calcext:value-type="string">
            <text:p>2007.12.14</text:p>
          </table:table-cell>
          <table:table-cell table:style-name="ce7" office:value-type="string" calcext:value-type="string">
            <text:p>BATC</text:p>
          </table:table-cell>
          <table:table-cell table:style-name="ce47" office:value-type="string" calcext:value-type="string">
            <text:p><text:a xlink:href="http://epoxi.astro.umd.edu/7press/news/20071214.shtml" xlink:type="simple">Ball Aerospace's Deep Impact Spacecraft Headed to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1213c.shtml" xlink:type="simple">NASA and the Case of the Missing Comet</text:a></text:p>
          </table:table-cell>
          <table:table-cell table:style-name="ce15" office:value-type="string" calcext:value-type="string">
            <text:p>2007.12.13</text:p>
          </table:table-cell>
          <table:table-cell table:style-name="ce7" office:value-type="string" calcext:value-type="string">
            <text:p>IfA, UH Manoa</text:p>
          </table:table-cell>
          <table:table-cell table:style-name="ce47" office:value-type="string" calcext:value-type="string">
            <text:p><text:a xlink:href="http://epoxi.astro.umd.edu/7press/news/20071213c.shtml" xlink:type="simple">NASA and the Case of the Missing Comet</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1213b.shtml" xlink:type="simple">Deep Impact Extended Mission Heads for Comet Hartley 2</text:a></text:p>
          </table:table-cell>
          <table:table-cell table:style-name="ce15" office:value-type="string" calcext:value-type="string">
            <text:p>2007.12.13</text:p>
          </table:table-cell>
          <table:table-cell table:style-name="ce7" office:value-type="string" calcext:value-type="string">
            <text:p>UM</text:p>
          </table:table-cell>
          <table:table-cell table:style-name="ce47" office:value-type="string" calcext:value-type="string">
            <text:p><text:a xlink:href="http://epoxi.astro.umd.edu/7press/news/20071213b.shtml" xlink:type="simple">Deep Impact Extended Mission Heads for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1213.shtml" xlink:type="simple">NASA Sends Spacecraft on Mission to Comet Hartley 2</text:a></text:p>
          </table:table-cell>
          <table:table-cell table:style-name="ce15" office:value-type="string" calcext:value-type="string">
            <text:p>2007.12.13</text:p>
          </table:table-cell>
          <table:table-cell table:style-name="ce7" office:value-type="string" calcext:value-type="string">
            <text:p>NASA HQ</text:p>
          </table:table-cell>
          <table:table-cell table:style-name="ce47" office:value-type="string" calcext:value-type="string">
            <text:p><text:a xlink:href="http://epoxi.astro.umd.edu/7press/news/20071213.shtml" xlink:type="simple">NASA Sends Spacecraft on Mission to Comet Hartley 2</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0703.shtml" xlink:type="simple">NASA Gives Two Successful Spacecraft New Assignments</text:a></text:p>
          </table:table-cell>
          <table:table-cell table:style-name="ce15" office:value-type="string" calcext:value-type="string">
            <text:p>2007.07.03</text:p>
          </table:table-cell>
          <table:table-cell table:style-name="ce7" office:value-type="string" calcext:value-type="string">
            <text:p>NASA HQ</text:p>
          </table:table-cell>
          <table:table-cell table:style-name="ce47" office:value-type="string" calcext:value-type="string">
            <text:p><text:a xlink:href="http://epoxi.astro.umd.edu/7press/news/20070703.shtml" xlink:type="simple">NASA Gives Two Successful Spacecraft New Assignments</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70405.shtml" xlink:type="simple">Deep Impact Extended Mission Could Probe Deeper Into Solar System Origin</text:a></text:p>
          </table:table-cell>
          <table:table-cell table:style-name="ce15" office:value-type="string" calcext:value-type="string">
            <text:p>2007.04.05</text:p>
          </table:table-cell>
          <table:table-cell table:style-name="ce7" office:value-type="string" calcext:value-type="string">
            <text:p>GSFC</text:p>
          </table:table-cell>
          <table:table-cell table:style-name="ce47" office:value-type="string" calcext:value-type="string">
            <text:p><text:a xlink:href="http://epoxi.astro.umd.edu/7press/news/20070405.shtml" xlink:type="simple">Deep Impact Extended Mission Could Probe Deeper Into Solar System Origin</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3" office:value-type="string" calcext:value-type="string">
            <text:p>EPOXI Mission</text:p>
          </table:table-cell>
          <table:table-cell table:style-name="ce3" office:value-type="string" calcext:value-type="string">
            <text:p><text:a xlink:href="http://epoxi.astro.umd.edu/7press/news/20061030.shtml" xlink:type="simple">UM Proposal for Deep Impact Extended Mission Clears Major Hurdle</text:a></text:p>
          </table:table-cell>
          <table:table-cell table:style-name="ce15" office:value-type="string" calcext:value-type="string">
            <text:p>2006.10.30</text:p>
          </table:table-cell>
          <table:table-cell table:style-name="ce7" office:value-type="string" calcext:value-type="string">
            <text:p>UM</text:p>
          </table:table-cell>
          <table:table-cell table:style-name="ce47" office:value-type="string" calcext:value-type="string">
            <text:p><text:a xlink:href="http://epoxi.astro.umd.edu/7press/news/20061030.shtml" xlink:type="simple">UM Proposal for Deep Impact Extended Mission Clears Major Hurdle</text:a></text:p>
          </table:table-cell>
          <table:table-cell table:style-name="ce40" office:value-type="string" calcext:value-type="string">
            <text:p><text:a xlink:href="https://pdssbn.astro.umd.edu/data_sb/missions/epoxi/index.shtml" xlink:type="simple">https://pdssbn.astro.umd.edu/data_sb/missions/epoxi/index.shtml</text:a></text:p>
          </table:table-cell>
          <table:table-cell table:style-name="ce36" table:number-columns-repeated="2"/>
          <table:table-cell table:number-columns-repeated="1016"/>
        </table:table-row>
        <table:table-row table:style-name="ro1">
          <table:table-cell table:style-name="ce5" office:value-type="string" calcext:value-type="string">
            <text:p>Galileo</text:p>
          </table:table-cell>
          <table:table-cell table:style-name="ce5"/>
          <table:table-cell table:style-name="ce18"/>
          <table:table-cell table:style-name="ce5"/>
          <table:table-cell table:style-name="ce42" office:value-type="string" calcext:value-type="string">
            <text:p><text:a xlink:href="https://solarsystem.nasa.gov/news/?order=publish_date+desc&amp;per_page=50&amp;page=0&amp;search=&amp;fs=&amp;fc=&amp;ft=&amp;dp=&amp;category=" xlink:type="simple">https://solarsystem.nasa.gov/news/?order=publish_date+desc&amp;per_page=50&amp;page=0&amp;search=&amp;fs=&amp;fc=&amp;ft=&amp;dp=&amp;category=</text:a></text:p>
          </table:table-cell>
          <table:table-cell table:style-name="ce42" office:value-type="string" calcext:value-type="string">
            <text:p><text:a xlink:href="https://pdssbn.astro.umd.edu/data_sb/missions/galileo/index.shtml" xlink:type="simple">https://pdssbn.astro.umd.edu/data_sb/missions/galileo/index.shtml</text:a></text:p>
          </table:table-cell>
          <table:table-cell table:style-name="ce58" table:number-columns-repeated="2"/>
          <table:table-cell table:number-columns-repeated="1016"/>
        </table:table-row>
        <table:table-row table:style-name="ro1">
          <table:table-cell table:style-name="ce6"/>
          <table:table-cell table:style-name="ce6" office:value-type="string" calcext:value-type="string">
            <text:p>Giotto/Extended Mission</text:p>
          </table:table-cell>
          <table:table-cell table:style-name="ce24"/>
          <table:table-cell table:style-name="ce6"/>
          <table:table-cell table:style-name="ce35" table:number-columns-repeated="25"/>
          <table:table-cell table:number-columns-repeated="995"/>
        </table:table-row>
        <table:table-row table:style-name="ro1">
          <table:table-cell table:style-name="ce3" office:value-type="string" calcext:value-type="string">
            <text:p>Giotto/Extended Mission</text:p>
          </table:table-cell>
          <table:table-cell table:style-name="ce3" office:value-type="string" calcext:value-type="string">
            <text:p>ESA PLANETARY SCIENCE ARCHIVE GETS A NEW LOOK</text:p>
          </table:table-cell>
          <table:table-cell table:style-name="ce25" office:value-type="date" office:date-value="2017-01-16" calcext:value-type="date">
            <text:p>2017-01-16</text:p>
          </table:table-cell>
          <table:table-cell table:style-name="ce3" office:value-type="string" calcext:value-type="string">
            <text:p>ESA</text:p>
          </table:table-cell>
          <table:table-cell table:style-name="ce40" office:value-type="string" calcext:value-type="string">
            <text:p><text:a xlink:href="http://sci.esa.int/solar-system/58694-esa-planetary-science-archive-gets-a-new-look/" xlink:type="simple">http://sci.esa.int/solar-system/58694-esa-planetary-science-archive-gets-a-new-look/</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ESA REMEMBERS THE NIGHT OF THE COMET</text:p>
          </table:table-cell>
          <table:table-cell table:style-name="ce15" office:value-type="date" office:date-value="2011-03-11" calcext:value-type="date">
            <text:p>2011-03-11</text:p>
          </table:table-cell>
          <table:table-cell table:style-name="ce3" office:value-type="string" calcext:value-type="string">
            <text:p>ESA</text:p>
          </table:table-cell>
          <table:table-cell table:style-name="ce40" office:value-type="string" calcext:value-type="string">
            <text:p><text:a xlink:href="http://sci.esa.int/giotto/48529-esa-remembers-the-night-of-the-comet/" xlink:type="simple">http://sci.esa.int/giotto/48529-esa-remembers-the-night-of-the-comet/</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GIOTTO 20 YEARS ON</text:p>
          </table:table-cell>
          <table:table-cell table:style-name="ce15" office:value-type="date" office:date-value="2006-03-13" calcext:value-type="date">
            <text:p>2006-03-13</text:p>
          </table:table-cell>
          <table:table-cell table:style-name="ce3" office:value-type="string" calcext:value-type="string">
            <text:p>ESA</text:p>
          </table:table-cell>
          <table:table-cell table:style-name="ce40" office:value-type="string" calcext:value-type="string">
            <text:p><text:a xlink:href="http://sci.esa.int/giotto/38922-giotto-20-years-on/" xlink:type="simple">http://sci.esa.int/giotto/38922-giotto-20-years-on/</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GHOSTS FOUND IN SPACE</text:p>
          </table:table-cell>
          <table:table-cell table:style-name="ce15" office:value-type="date" office:date-value="2002-10-28" calcext:value-type="date">
            <text:p>2002-10-28</text:p>
          </table:table-cell>
          <table:table-cell table:style-name="ce3" office:value-type="string" calcext:value-type="string">
            <text:p>ESA</text:p>
          </table:table-cell>
          <table:table-cell table:style-name="ce40" office:value-type="string" calcext:value-type="string">
            <text:p><text:a xlink:href="http://sci.esa.int/home/30870-ghosts-found-in-space/" xlink:type="simple">http://sci.esa.int/home/30870-ghosts-found-in-space/</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GIOTTO'S HERITAGE: THE PAST AND FUTURE OF COMET EXPLORATION</text:p>
          </table:table-cell>
          <table:table-cell table:style-name="ce15" office:value-type="date" office:date-value="2001-04-10" calcext:value-type="date">
            <text:p>2001-04-10</text:p>
          </table:table-cell>
          <table:table-cell table:style-name="ce3" office:value-type="string" calcext:value-type="string">
            <text:p>ESA</text:p>
          </table:table-cell>
          <table:table-cell table:style-name="ce40" office:value-type="string" calcext:value-type="string">
            <text:p><text:a xlink:href="http://sci.esa.int/giotto/26683-giotto-s-heritage-the-past-and-future-of-comet-exploration/" xlink:type="simple">http://sci.esa.int/giotto/26683-giotto-s-heritage-the-past-and-future-of-comet-exploration/</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A NIGHT TO REMEMBER: THE GIOTTO FLYBY OF HALLEY'S COMET</text:p>
          </table:table-cell>
          <table:table-cell table:style-name="ce15" office:value-type="date" office:date-value="2001-03-14" calcext:value-type="date">
            <text:p>2001-03-14</text:p>
          </table:table-cell>
          <table:table-cell table:style-name="ce3" office:value-type="string" calcext:value-type="string">
            <text:p>ESA</text:p>
          </table:table-cell>
          <table:table-cell table:style-name="ce40" office:value-type="string" calcext:value-type="string">
            <text:p><text:a xlink:href="http://sci.esa.int/giotto/26418-a-night-to-remember-the-giotto-flyby-of-halley-s-comet/" xlink:type="simple">http://sci.esa.int/giotto/26418-a-night-to-remember-the-giotto-flyby-of-halley-s-comet/</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COMPANION TO COMET GRIGG-SKJELLERUP DISCOVERED USING GIOTTO DATA?</text:p>
          </table:table-cell>
          <table:table-cell table:style-name="ce15" office:value-type="date" office:date-value="1999-09-28" calcext:value-type="date">
            <text:p>1999-09-28</text:p>
          </table:table-cell>
          <table:table-cell table:style-name="ce3" office:value-type="string" calcext:value-type="string">
            <text:p>ESA</text:p>
          </table:table-cell>
          <table:table-cell table:style-name="ce40" office:value-type="string" calcext:value-type="string">
            <text:p><text:a xlink:href="http://sci.esa.int/giotto/11984-companion-to-comet-grigg-skjellerup-discovered-using-giotto-data/" xlink:type="simple">http://sci.esa.int/giotto/11984-companion-to-comet-grigg-skjellerup-discovered-using-giotto-data/</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3" office:value-type="string" calcext:value-type="string">
            <text:p>Giotto/Extended Mission</text:p>
          </table:table-cell>
          <table:table-cell table:style-name="ce3" office:value-type="string" calcext:value-type="string">
            <text:p>GIOTTO SECOND HOMECOMING SET FOR 1 JULY</text:p>
          </table:table-cell>
          <table:table-cell table:style-name="ce15" office:value-type="date" office:date-value="1999-06-30" calcext:value-type="date">
            <text:p>1999-06-30</text:p>
          </table:table-cell>
          <table:table-cell table:style-name="ce3" office:value-type="string" calcext:value-type="string">
            <text:p>ESA</text:p>
          </table:table-cell>
          <table:table-cell table:style-name="ce40" office:value-type="string" calcext:value-type="string">
            <text:p><text:a xlink:href="http://sci.esa.int/giotto/11980-giotto-second-homecoming-set-for-1-july/" xlink:type="simple">http://sci.esa.int/giotto/11980-giotto-second-homecoming-set-for-1-july/</text:a></text:p>
          </table:table-cell>
          <table:table-cell table:style-name="ce40" office:value-type="string" calcext:value-type="string">
            <text:p><text:a xlink:href="https://pdssbn.astro.umd.edu/data_sb/missions/giotto/index.shtml" xlink:type="simple">https://pdssbn.astro.umd.edu/data_sb/missions/giotto/index.shtml</text:a></text:p>
          </table:table-cell>
          <table:table-cell table:style-name="ce36" table:number-columns-repeated="2"/>
          <table:table-cell table:number-columns-repeated="1016"/>
        </table:table-row>
        <table:table-row table:style-name="ro1">
          <table:table-cell table:style-name="ce6"/>
          <table:table-cell table:style-name="ce6" office:value-type="string" calcext:value-type="string">
            <text:p>Hayabusa (formerly Muses-C) Mission</text:p>
          </table:table-cell>
          <table:table-cell table:style-name="ce23"/>
          <table:table-cell table:style-name="ce6"/>
          <table:table-cell table:style-name="ce35" table:number-columns-repeated="25"/>
          <table:table-cell table:number-columns-repeated="995"/>
        </table:table-row>
        <table:table-row table:style-name="ro1">
          <table:table-cell table:style-name="ce3" office:value-type="string" calcext:value-type="string">
            <text:p>Hayabusa (formerly Muses-C) Mission</text:p>
          </table:table-cell>
          <table:table-cell table:style-name="ce3" office:value-type="string" calcext:value-type="string">
            <text:p>Asteroid Explorer Hayabusa2's SCI Put into Operation</text:p>
          </table:table-cell>
          <table:table-cell table:style-name="ce15" office:value-type="date" office:date-value="2019-04-05" calcext:value-type="date">
            <text:p>2019-04-05</text:p>
          </table:table-cell>
          <table:table-cell table:style-name="ce3" office:value-type="string" calcext:value-type="string">
            <text:p>ISAS</text:p>
          </table:table-cell>
          <table:table-cell table:style-name="ce40" office:value-type="string" calcext:value-type="string">
            <text:p><text:a xlink:href="http://www.isas.jaxa.jp/en/topics/002125.html" xlink:type="simple">http://www.isas.jaxa.jp/en/topics/002125.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3" office:value-type="string" calcext:value-type="string">
            <text:p>Hayabusa (formerly Muses-C) Mission</text:p>
          </table:table-cell>
          <table:table-cell table:style-name="ce3" office:value-type="string" calcext:value-type="string">
            <text:p>Operational Status of Asteroid Explorer Hayabusa2's SCI</text:p>
          </table:table-cell>
          <table:table-cell table:style-name="ce15" office:value-type="date" office:date-value="2019-04-05" calcext:value-type="date">
            <text:p>2019-04-05</text:p>
          </table:table-cell>
          <table:table-cell table:style-name="ce3" office:value-type="string" calcext:value-type="string">
            <text:p>ISAS</text:p>
          </table:table-cell>
          <table:table-cell table:style-name="ce40" office:value-type="string" calcext:value-type="string">
            <text:p><text:a xlink:href="http://www.isas.jaxa.jp/en/topics/002122.html" xlink:type="simple">http://www.isas.jaxa.jp/en/topics/002122.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3" office:value-type="string" calcext:value-type="string">
            <text:p>Hayabusa (formerly Muses-C) Mission</text:p>
          </table:table-cell>
          <table:table-cell table:style-name="ce3" office:value-type="string" calcext:value-type="string">
            <text:p>Hayabusa2 CAM-H has successfully imaged Ryugu during the touchdown</text:p>
          </table:table-cell>
          <table:table-cell table:style-name="ce15" office:value-type="date" office:date-value="2019-03-05" calcext:value-type="date">
            <text:p>2019-03-05</text:p>
          </table:table-cell>
          <table:table-cell table:style-name="ce3" office:value-type="string" calcext:value-type="string">
            <text:p>ISAS</text:p>
          </table:table-cell>
          <table:table-cell table:style-name="ce40" office:value-type="string" calcext:value-type="string">
            <text:p><text:a xlink:href="http://www.isas.jaxa.jp/en/topics/002076.html" xlink:type="simple">http://www.isas.jaxa.jp/en/topics/002076.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3" office:value-type="string" calcext:value-type="string">
            <text:p>Hayabusa (formerly Muses-C) Mission</text:p>
          </table:table-cell>
          <table:table-cell table:style-name="ce3" office:value-type="string" calcext:value-type="string">
            <text:p>Hayabusa2: Image from just after touchdown</text:p>
          </table:table-cell>
          <table:table-cell table:style-name="ce15" office:value-type="date" office:date-value="2019-02-25" calcext:value-type="date">
            <text:p>2019-02-25</text:p>
          </table:table-cell>
          <table:table-cell table:style-name="ce3" office:value-type="string" calcext:value-type="string">
            <text:p>ISAS</text:p>
          </table:table-cell>
          <table:table-cell table:style-name="ce40" office:value-type="string" calcext:value-type="string">
            <text:p><text:a xlink:href="http://www.isas.jaxa.jp/en/topics/002054.html" xlink:type="simple">http://www.isas.jaxa.jp/en/topics/002054.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3" office:value-type="string" calcext:value-type="string">
            <text:p>Hayabusa (formerly Muses-C) Mission</text:p>
          </table:table-cell>
          <table:table-cell table:style-name="ce3" office:value-type="string" calcext:value-type="string">
            <text:p>Hayabusa2 Latest Status, the Successful First Touchdown</text:p>
          </table:table-cell>
          <table:table-cell table:style-name="ce15" office:value-type="date" office:date-value="2019-02-22" calcext:value-type="date">
            <text:p>2019-02-22</text:p>
          </table:table-cell>
          <table:table-cell table:style-name="ce3" office:value-type="string" calcext:value-type="string">
            <text:p>ISAS</text:p>
          </table:table-cell>
          <table:table-cell table:style-name="ce40" office:value-type="string" calcext:value-type="string">
            <text:p><text:a xlink:href="http://www.isas.jaxa.jp/en/topics/002051.html" xlink:type="simple">http://www.isas.jaxa.jp/en/topics/002051.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3" office:value-type="string" calcext:value-type="string">
            <text:p>Hayabusa (formerly Muses-C) Mission</text:p>
          </table:table-cell>
          <table:table-cell table:style-name="ce3" office:value-type="string" calcext:value-type="string">
            <text:p>Hayabusa2: Locations on the surface of Ryugu have been named!</text:p>
          </table:table-cell>
          <table:table-cell table:style-name="ce15" office:value-type="date" office:date-value="2019-01-21" calcext:value-type="date">
            <text:p>2019-01-21</text:p>
          </table:table-cell>
          <table:table-cell table:style-name="ce3" office:value-type="string" calcext:value-type="string">
            <text:p>ISAS</text:p>
          </table:table-cell>
          <table:table-cell table:style-name="ce40" office:value-type="string" calcext:value-type="string">
            <text:p><text:a xlink:href="http://www.isas.jaxa.jp/en/topics/002026.html" xlink:type="simple">http://www.isas.jaxa.jp/en/topics/002026.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3" office:value-type="string" calcext:value-type="string">
            <text:p>Hayabusa (formerly Muses-C) Mission</text:p>
          </table:table-cell>
          <table:table-cell table:style-name="ce3" office:value-type="string" calcext:value-type="string">
            <text:p>Hayabusa2: Naming our MINERVA-II1 rovers</text:p>
          </table:table-cell>
          <table:table-cell table:style-name="ce15" office:value-type="date" office:date-value="2018-12-13" calcext:value-type="date">
            <text:p>2018-12-13</text:p>
          </table:table-cell>
          <table:table-cell table:style-name="ce3" office:value-type="string" calcext:value-type="string">
            <text:p>ISAS</text:p>
          </table:table-cell>
          <table:table-cell table:style-name="ce40" office:value-type="string" calcext:value-type="string">
            <text:p><text:a xlink:href="http://www.isas.jaxa.jp/en/topics/001996.html" xlink:type="simple">http://www.isas.jaxa.jp/en/topics/001996.html</text:a></text:p>
          </table:table-cell>
          <table:table-cell table:style-name="ce40" office:value-type="string" calcext:value-type="string">
            <text:p><text:a xlink:href="https://pdssbn.astro.umd.edu/data_sb/missions/hayabusa/index.shtml" xlink:type="simple">https://pdssbn.astro.umd.edu/data_sb/missions/hayabusa/index.shtml</text:a></text:p>
          </table:table-cell>
          <table:table-cell table:style-name="ce36" table:number-columns-repeated="2"/>
          <table:table-cell table:number-columns-repeated="1016"/>
        </table:table-row>
        <table:table-row table:style-name="ro1">
          <table:table-cell table:style-name="ce4" office:value-type="string" calcext:value-type="string">
            <text:p>Lunar Atmosphere and Dust Environment Explorer (LADEE)</text:p>
          </table:table-cell>
          <table:table-cell table:style-name="ce4"/>
          <table:table-cell table:style-name="ce17"/>
          <table:table-cell table:style-name="ce4"/>
          <table:table-cell table:style-name="ce41"/>
          <table:table-cell table:style-name="ce50" office:value-type="string" calcext:value-type="string">
            <text:p><text:a xlink:href="https://pdssbn.astro.umd.edu/data_sb/missions/ladee/index.shtml" xlink:type="simple">https://pdssbn.astro.umd.edu/data_sb/missions/ladee/index.shtml</text:a></text:p>
          </table:table-cell>
          <table:table-cell table:style-name="ce41" table:number-columns-repeated="2"/>
          <table:table-cell table:number-columns-repeated="1016"/>
        </table:table-row>
        <table:table-row table:style-name="ro1">
          <table:table-cell table:style-name="ce5" office:value-type="string" calcext:value-type="string">
            <text:p>Lucy</text:p>
          </table:table-cell>
          <table:table-cell table:style-name="ce5"/>
          <table:table-cell table:style-name="ce18"/>
          <table:table-cell table:style-name="ce5" office:value-type="string" calcext:value-type="string">
            <text:p>Lucy (?)</text:p>
          </table:table-cell>
          <table:table-cell table:style-name="ce42" office:value-type="string" calcext:value-type="string">
            <text:p><text:a xlink:href="http://lucy.swri.edu/archive.html" xlink:type="simple">http://lucy.swri.edu/archive.html</text:a></text:p>
          </table:table-cell>
          <table:table-cell table:style-name="ce42" office:value-type="string" calcext:value-type="string">
            <text:p><text:a xlink:href="https://pdssbn.astro.umd.edu/data_sb/missions/lucy/index.shtml" xlink:type="simple">https://pdssbn.astro.umd.edu/data_sb/missions/lucy/index.shtml</text:a></text:p>
          </table:table-cell>
          <table:table-cell table:style-name="ce58" table:number-columns-repeated="2"/>
          <table:table-cell table:number-columns-repeated="1016"/>
        </table:table-row>
        <table:table-row table:style-name="ro1">
          <table:table-cell table:style-name="ce4" office:value-type="string" calcext:value-type="string">
            <text:p>Mariner 9</text:p>
          </table:table-cell>
          <table:table-cell table:style-name="ce4"/>
          <table:table-cell table:style-name="ce17"/>
          <table:table-cell table:style-name="ce4"/>
          <table:table-cell table:style-name="ce41"/>
          <table:table-cell table:style-name="ce50" office:value-type="string" calcext:value-type="string">
            <text:p><text:a xlink:href="https://pdssbn.astro.umd.edu/data_sb/missions/mariner9/index.shtml" xlink:type="simple">https://pdssbn.astro.umd.edu/data_sb/missions/mariner9/index.shtml</text:a></text:p>
          </table:table-cell>
          <table:table-cell table:style-name="ce41" table:number-columns-repeated="2"/>
          <table:table-cell table:number-columns-repeated="1016"/>
        </table:table-row>
        <table:table-row table:style-name="ro1">
          <table:table-cell table:style-name="ce6"/>
          <table:table-cell table:style-name="ce6" office:value-type="string" calcext:value-type="string">
            <text:p>NEAR: Near-Earth Asteroid Rendezvous</text:p>
          </table:table-cell>
          <table:table-cell table:style-name="ce23"/>
          <table:table-cell table:style-name="ce6"/>
          <table:table-cell table:style-name="ce35" table:number-columns-repeated="25"/>
          <table:table-cell table:number-columns-repeated="995"/>
        </table:table-row>
        <table:table-row table:style-name="ro1">
          <table:table-cell table:style-name="ce3" office:value-type="string" calcext:value-type="string">
            <text:p>NEAR: Near-Earth Asteroid Rendezvous</text:p>
          </table:table-cell>
          <table:table-cell table:style-name="ce3" office:value-type="string" calcext:value-type="string">
            <text:p>NEAR Mission Picked for Popular Science "Best of What's New" Award</text:p>
          </table:table-cell>
          <table:table-cell table:style-name="ce15" office:value-type="date" office:date-value="2001-11-14" calcext:value-type="date">
            <text:p>2001-11-14</text:p>
          </table:table-cell>
          <table:table-cell table:style-name="ce3" office:value-type="string" calcext:value-type="string">
            <text:p>JHU/APL http://near.jhuapl.edu/news/index.html</text:p>
          </table:table-cell>
          <table:table-cell table:style-name="ce40" office:value-type="string" calcext:value-type="string">
            <text:p><text:a xlink:href="http://near.jhuapl.edu/news/pr/011120b.htm" xlink:type="simple">http://near.jhuapl.edu/news/pr/011120b.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Smithsonian Selects NEAR Mission for 2001 Aerospace Trophy</text:p>
          </table:table-cell>
          <table:table-cell table:style-name="ce15" office:value-type="date" office:date-value="2001-11-14" calcext:value-type="date">
            <text:p>2001-11-14</text:p>
          </table:table-cell>
          <table:table-cell table:style-name="ce3" office:value-type="string" calcext:value-type="string">
            <text:p>JHU/APL</text:p>
          </table:table-cell>
          <table:table-cell table:style-name="ce40" office:value-type="string" calcext:value-type="string">
            <text:p><text:a xlink:href="http://near.jhuapl.edu/news/pr/011120a.htm" xlink:type="simple">http://near.jhuapl.edu/news/pr/011120a.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Approach to an Asteroid</text:p>
            <text:p>New NEAR Movie Features Final Footage from a Landing Spacecraft</text:p>
          </table:table-cell>
          <table:table-cell table:style-name="ce15" office:value-type="date" office:date-value="2001-07-31" calcext:value-type="date">
            <text:p>2001-07-31</text:p>
          </table:table-cell>
          <table:table-cell table:style-name="ce3" office:value-type="string" calcext:value-type="string">
            <text:p>JHU/APL</text:p>
          </table:table-cell>
          <table:table-cell table:style-name="ce40" office:value-type="string" calcext:value-type="string">
            <text:p><text:a xlink:href="http://near.jhuapl.edu/news/pr/010731.htm" xlink:type="simple">http://near.jhuapl.edu/news/pr/010731.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The End of an Asteroidal Adventure</text:p>
            <text:p>NEAR Shoemaker Phones Home for the Last Time</text:p>
          </table:table-cell>
          <table:table-cell table:style-name="ce15" office:value-type="date" office:date-value="2001-02-28" calcext:value-type="date">
            <text:p>2001-02-28</text:p>
          </table:table-cell>
          <table:table-cell table:style-name="ce3" office:value-type="string" calcext:value-type="string">
            <text:p>JHU/APL</text:p>
          </table:table-cell>
          <table:table-cell table:style-name="ce40" office:value-type="string" calcext:value-type="string">
            <text:p><text:a xlink:href="http://near.jhuapl.edu/news/pr/010228.htm" xlink:type="simple">http://near.jhuapl.edu/news/pr/010228.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hoemaker's Historic Landing on Eros </text:p>
            <text:p>Exceeds Science, Engineering Expectations</text:p>
          </table:table-cell>
          <table:table-cell table:style-name="ce15" office:value-type="date" office:date-value="2001-02-14" calcext:value-type="date">
            <text:p>2001-02-14</text:p>
          </table:table-cell>
          <table:table-cell table:style-name="ce3" office:value-type="string" calcext:value-type="string">
            <text:p>JHU/APL</text:p>
          </table:table-cell>
          <table:table-cell table:style-name="ce40" office:value-type="string" calcext:value-type="string">
            <text:p><text:a xlink:href="http://near.jhuapl.edu/news/pr/010214.htm" xlink:type="simple">http://near.jhuapl.edu/news/pr/010214.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hoemaker Primed for Final Weeks in Orbit</text:p>
            <text:p>Low Flyovers Lead to Feb. 12 Controlled Descent</text:p>
          </table:table-cell>
          <table:table-cell table:style-name="ce15" office:value-type="date" office:date-value="2001-01-10" calcext:value-type="date">
            <text:p>2001-01-10</text:p>
          </table:table-cell>
          <table:table-cell table:style-name="ce3" office:value-type="string" calcext:value-type="string">
            <text:p>JHU/APL</text:p>
          </table:table-cell>
          <table:table-cell table:style-name="ce40" office:value-type="string" calcext:value-type="string">
            <text:p><text:a xlink:href="http://near.jhuapl.edu/news/pr/010110.htm" xlink:type="simple">http://near.jhuapl.edu/news/pr/010110.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hoemaker Engine Burn Puts Spacecraft on Track for Final Months in Orbit</text:p>
          </table:table-cell>
          <table:table-cell table:style-name="ce15" office:value-type="date" office:date-value="2000-12-13" calcext:value-type="date">
            <text:p>2000-12-13</text:p>
          </table:table-cell>
          <table:table-cell table:style-name="ce3" office:value-type="string" calcext:value-type="string">
            <text:p>JHU/APL</text:p>
          </table:table-cell>
          <table:table-cell table:style-name="ce40" office:value-type="string" calcext:value-type="string">
            <text:p><text:a xlink:href="http://near.jhuapl.edu/news/pr/001213.htm" xlink:type="simple">http://near.jhuapl.edu/news/pr/001213.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cientists Gathering Solid Data on Complex Asteroid Eros</text:p>
          </table:table-cell>
          <table:table-cell table:style-name="ce15" office:value-type="date" office:date-value="2000-10-24" calcext:value-type="date">
            <text:p>2000-10-24</text:p>
          </table:table-cell>
          <table:table-cell table:style-name="ce3" office:value-type="string" calcext:value-type="string">
            <text:p>JHU/APL</text:p>
          </table:table-cell>
          <table:table-cell table:style-name="ce40" office:value-type="string" calcext:value-type="string">
            <text:p><text:a xlink:href="http://near.jhuapl.edu/news/pr/001024.htm" xlink:type="simple">http://near.jhuapl.edu/news/pr/001024.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hoemaker Closes in For Unprecedented View of an Asteriod</text:p>
          </table:table-cell>
          <table:table-cell table:style-name="ce15" office:value-type="date" office:date-value="2000-10-23" calcext:value-type="date">
            <text:p>2000-10-23</text:p>
          </table:table-cell>
          <table:table-cell table:style-name="ce3" office:value-type="string" calcext:value-type="string">
            <text:p>JHU/APL</text:p>
          </table:table-cell>
          <table:table-cell table:style-name="ce40" office:value-type="string" calcext:value-type="string">
            <text:p><text:a xlink:href="http://near.jhuapl.edu/news/pr/001023.htm" xlink:type="simple">http://near.jhuapl.edu/news/pr/001023.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hoemaker Observations Link Eros to Primordial Solar System</text:p>
          </table:table-cell>
          <table:table-cell table:style-name="ce15" office:value-type="date" office:date-value="2000-05-30" calcext:value-type="date">
            <text:p>2000-05-30</text:p>
          </table:table-cell>
          <table:table-cell table:style-name="ce3" office:value-type="string" calcext:value-type="string">
            <text:p>JHU/APL</text:p>
          </table:table-cell>
          <table:table-cell table:style-name="ce40" office:value-type="string" calcext:value-type="string">
            <text:p><text:a xlink:href="http://near.jhuapl.edu/news/pr/000530.htm" xlink:type="simple">http://near.jhuapl.edu/news/pr/000530.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Mission Discoveries Highlighted in Latest Issue of Science</text:p>
          </table:table-cell>
          <table:table-cell table:style-name="ce15" office:value-type="date" office:date-value="2000-09-21" calcext:value-type="date">
            <text:p>2000-09-21</text:p>
          </table:table-cell>
          <table:table-cell table:style-name="ce3" office:value-type="string" calcext:value-type="string">
            <text:p>JHU/APL</text:p>
          </table:table-cell>
          <table:table-cell table:style-name="ce40" office:value-type="string" calcext:value-type="string">
            <text:p><text:a xlink:href="http://near.jhuapl.edu/news/pr/00sep21.html" xlink:type="simple">http://near.jhuapl.edu/news/pr/00sep21.html</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pacecraft Renamed for Planetary Science Pioneer</text:p>
          </table:table-cell>
          <table:table-cell table:style-name="ce15" office:value-type="date" office:date-value="2000-03-14" calcext:value-type="date">
            <text:p>2000-03-14</text:p>
          </table:table-cell>
          <table:table-cell table:style-name="ce3" office:value-type="string" calcext:value-type="string">
            <text:p>JHU/APL</text:p>
          </table:table-cell>
          <table:table-cell table:style-name="ce40" office:value-type="string" calcext:value-type="string">
            <text:p><text:a xlink:href="http://near.jhuapl.edu/news/pr/000314.htm" xlink:type="simple">http://near.jhuapl.edu/news/pr/000314.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Team Reports Exciting First Month of Asteroid Eros Exploration</text:p>
          </table:table-cell>
          <table:table-cell table:style-name="ce15" office:value-type="date" office:date-value="2000-03-13" calcext:value-type="date">
            <text:p>2000-03-13</text:p>
          </table:table-cell>
          <table:table-cell table:style-name="ce3" office:value-type="string" calcext:value-type="string">
            <text:p>JHU/APL</text:p>
          </table:table-cell>
          <table:table-cell table:style-name="ce40" office:value-type="string" calcext:value-type="string">
            <text:p><text:a xlink:href="http://near.jhuapl.edu/news/pr/000313.htm" xlink:type="simple">http://near.jhuapl.edu/news/pr/000313.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Team Digs into Data from Eros</text:p>
          </table:table-cell>
          <table:table-cell table:style-name="ce15" office:value-type="date" office:date-value="2000-02-17" calcext:value-type="date">
            <text:p>2000-02-17</text:p>
          </table:table-cell>
          <table:table-cell table:style-name="ce3" office:value-type="string" calcext:value-type="string">
            <text:p>JHU/APL</text:p>
          </table:table-cell>
          <table:table-cell table:style-name="ce40" office:value-type="string" calcext:value-type="string">
            <text:p><text:a xlink:href="http://near.jhuapl.edu/news/pr/000217.htm" xlink:type="simple">http://near.jhuapl.edu/news/pr/000217.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Captures an Asteroid's Heart</text:p>
          </table:table-cell>
          <table:table-cell table:style-name="ce15" office:value-type="date" office:date-value="2000-02-13" calcext:value-type="date">
            <text:p>2000-02-13</text:p>
          </table:table-cell>
          <table:table-cell table:style-name="ce3" office:value-type="string" calcext:value-type="string">
            <text:p>JHU/APL</text:p>
          </table:table-cell>
          <table:table-cell table:style-name="ce40" office:value-type="string" calcext:value-type="string">
            <text:p><text:a xlink:href="http://near.jhuapl.edu/news/pr/000213.htm" xlink:type="simple">http://near.jhuapl.edu/news/pr/000213.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Poised for Historic Asteroid Encounter</text:p>
          </table:table-cell>
          <table:table-cell table:style-name="ce15" office:value-type="date" office:date-value="2000-02-08" calcext:value-type="date">
            <text:p>2000-02-08</text:p>
          </table:table-cell>
          <table:table-cell table:style-name="ce3" office:value-type="string" calcext:value-type="string">
            <text:p>JHU/APL</text:p>
          </table:table-cell>
          <table:table-cell table:style-name="ce40" office:value-type="string" calcext:value-type="string">
            <text:p><text:a xlink:href="http://near.jhuapl.edu/news/pr/000208.htm" xlink:type="simple">http://near.jhuapl.edu/news/pr/000208.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ENGINE BURN PUTS SPACECRAFT ON TARGET FOR EROS</text:p>
          </table:table-cell>
          <table:table-cell table:style-name="ce15" office:value-type="date" office:date-value="1999-08-12" calcext:value-type="date">
            <text:p>1999-08-12</text:p>
          </table:table-cell>
          <table:table-cell table:style-name="ce3" office:value-type="string" calcext:value-type="string">
            <text:p>JHU/APL</text:p>
          </table:table-cell>
          <table:table-cell table:style-name="ce40" office:value-type="string" calcext:value-type="string">
            <text:p><text:a xlink:href="http://near.jhuapl.edu/news/pr/990812.htm" xlink:type="simple">http://near.jhuapl.edu/news/pr/990812.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CONSTELLATION OF ASTEROIDS NAMED FOR JOHNS HOPKINS APL RESEARCHERS</text:p>
          </table:table-cell>
          <table:table-cell table:style-name="ce15" office:value-type="date" office:date-value="1999-08-03" calcext:value-type="date">
            <text:p>1999-08-03</text:p>
          </table:table-cell>
          <table:table-cell table:style-name="ce3" office:value-type="string" calcext:value-type="string">
            <text:p>JHU/APL</text:p>
          </table:table-cell>
          <table:table-cell table:style-name="ce40" office:value-type="string" calcext:value-type="string">
            <text:p><text:a xlink:href="http://near.jhuapl.edu/news/pr/990803.htm" xlink:type="simple">http://near.jhuapl.edu/news/pr/990803.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PACECRAFT REVEALS MAJOR FEATURES OF EROS</text:p>
          </table:table-cell>
          <table:table-cell table:style-name="ce15" office:value-type="date" office:date-value="1999-02-08" calcext:value-type="date">
            <text:p>1999-02-08</text:p>
          </table:table-cell>
          <table:table-cell table:style-name="ce3" office:value-type="string" calcext:value-type="string">
            <text:p>JHU/APL</text:p>
          </table:table-cell>
          <table:table-cell table:style-name="ce40" office:value-type="string" calcext:value-type="string">
            <text:p><text:a xlink:href="http://near.jhuapl.edu/news/pr/990208.htm" xlink:type="simple">http://near.jhuapl.edu/news/pr/990208.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pacecraft Closing in on Eros</text:p>
          </table:table-cell>
          <table:table-cell table:style-name="ce15" office:value-type="date" office:date-value="1998-12-14" calcext:value-type="date">
            <text:p>1998-12-14</text:p>
          </table:table-cell>
          <table:table-cell table:style-name="ce3" office:value-type="string" calcext:value-type="string">
            <text:p>JHU/APL</text:p>
          </table:table-cell>
          <table:table-cell table:style-name="ce40" office:value-type="string" calcext:value-type="string">
            <text:p><text:a xlink:href="http://near.jhuapl.edu/news/pr/closing.htm" xlink:type="simple">http://near.jhuapl.edu/news/pr/closing.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SIGHTING OF NEAR SPACECRAFT SETS DISTANCE RECORD</text:p>
          </table:table-cell>
          <table:table-cell table:style-name="ce15" office:value-type="date" office:date-value="1998-05-29" calcext:value-type="date">
            <text:p>1998-05-29</text:p>
          </table:table-cell>
          <table:table-cell table:style-name="ce3" office:value-type="string" calcext:value-type="string">
            <text:p>JHU/APL</text:p>
          </table:table-cell>
          <table:table-cell table:style-name="ce40" office:value-type="string" calcext:value-type="string">
            <text:p><text:a xlink:href="http://near.jhuapl.edu/news/pr/sighting.htm" xlink:type="simple">http://near.jhuapl.edu/news/pr/sighting.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COMPLETES FLAWLESS EARTH SWINGBY</text:p>
          </table:table-cell>
          <table:table-cell table:style-name="ce15" office:value-type="date" office:date-value="1998-01-23" calcext:value-type="date">
            <text:p>1998-01-23</text:p>
          </table:table-cell>
          <table:table-cell table:style-name="ce3" office:value-type="string" calcext:value-type="string">
            <text:p>JHU/APL</text:p>
          </table:table-cell>
          <table:table-cell table:style-name="ce40" office:value-type="string" calcext:value-type="string">
            <text:p><text:a xlink:href="http://near.jhuapl.edu/news/pr/flyby.htm" xlink:type="simple">http://near.jhuapl.edu/news/pr/flyby.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EARTH SWINGBY PUTS NEAR SPACECRAFT ON FINAL APPROACH TO EROS</text:p>
          </table:table-cell>
          <table:table-cell table:style-name="ce15" office:value-type="date" office:date-value="1998-01-15" calcext:value-type="date">
            <text:p>1998-01-15</text:p>
          </table:table-cell>
          <table:table-cell table:style-name="ce3" office:value-type="string" calcext:value-type="string">
            <text:p>JHU/APL</text:p>
          </table:table-cell>
          <table:table-cell table:style-name="ce40" office:value-type="string" calcext:value-type="string">
            <text:p><text:a xlink:href="http://near.jhuapl.edu/news/pr/swing.htm" xlink:type="simple">http://near.jhuapl.edu/news/pr/swing.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SPACECRAFT GETS UNEXPECTED VIEW OF MYSTERIOUS GAMMA-RAY BURST</text:p>
          </table:table-cell>
          <table:table-cell table:style-name="ce15" office:value-type="date" office:date-value="1997-09-29" calcext:value-type="date">
            <text:p>1997-09-29</text:p>
          </table:table-cell>
          <table:table-cell table:style-name="ce3" office:value-type="string" calcext:value-type="string">
            <text:p>JHU/APL</text:p>
          </table:table-cell>
          <table:table-cell table:style-name="ce40" office:value-type="string" calcext:value-type="string">
            <text:p><text:a xlink:href="http://near.jhuapl.edu/news/pr/gamma.htm" xlink:type="simple">http://near.jhuapl.edu/news/pr/gamma.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Deep Space Maneuver Retargets NEAR for Asteroid 433 Eros Encounter</text:p>
          </table:table-cell>
          <table:table-cell table:style-name="ce15" office:value-type="date" office:date-value="1997-07-03" calcext:value-type="date">
            <text:p>1997-07-03</text:p>
          </table:table-cell>
          <table:table-cell table:style-name="ce3" office:value-type="string" calcext:value-type="string">
            <text:p>JHU/APL</text:p>
          </table:table-cell>
          <table:table-cell table:style-name="ce40" office:value-type="string" calcext:value-type="string">
            <text:p><text:a xlink:href="http://near.jhuapl.edu/news/pr/deep.htm" xlink:type="simple">http://near.jhuapl.edu/news/pr/deep.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ASTEROID MATHILDE REVEALS HER DARK PAST</text:p>
          </table:table-cell>
          <table:table-cell table:style-name="ce15" office:value-type="date" office:date-value="1997-06-30" calcext:value-type="date">
            <text:p>1997-06-30</text:p>
          </table:table-cell>
          <table:table-cell table:style-name="ce3" office:value-type="string" calcext:value-type="string">
            <text:p>JHU/APL</text:p>
          </table:table-cell>
          <table:table-cell table:style-name="ce40" office:value-type="string" calcext:value-type="string">
            <text:p><text:a xlink:href="http://near.jhuapl.edu/news/pr/mathild.htm" xlink:type="simple">http://near.jhuapl.edu/news/pr/mathild.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FAST APPROACHING ASTEROID 253 MATHILDE</text:p>
          </table:table-cell>
          <table:table-cell table:style-name="ce15" office:value-type="date" office:date-value="1997-06-18" calcext:value-type="date">
            <text:p>1997-06-18</text:p>
          </table:table-cell>
          <table:table-cell table:style-name="ce3" office:value-type="string" calcext:value-type="string">
            <text:p>JHU/APL</text:p>
          </table:table-cell>
          <table:table-cell table:style-name="ce40" office:value-type="string" calcext:value-type="string">
            <text:p><text:a xlink:href="http://near.jhuapl.edu/news/pr/aster253.htm" xlink:type="simple">http://near.jhuapl.edu/news/pr/aster253.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EARTH ASTEROID RENDEZVOUS ENCOUNTER WITH ASTEROID 253 MATHILDE</text:p>
          </table:table-cell>
          <table:table-cell table:style-name="ce15" office:value-type="date" office:date-value="1997-06-02" calcext:value-type="date">
            <text:p>1997-06-02</text:p>
          </table:table-cell>
          <table:table-cell table:style-name="ce3" office:value-type="string" calcext:value-type="string">
            <text:p>JHU/APL</text:p>
          </table:table-cell>
          <table:table-cell table:style-name="ce40" office:value-type="string" calcext:value-type="string">
            <text:p><text:a xlink:href="http://near.jhuapl.edu/news/pr/encount.htm" xlink:type="simple">http://near.jhuapl.edu/news/pr/encount.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MISSION AND ALL-PLASTIC BATTERY WIN POPULAR SCIENCE "BEST OF WHAT'S NEW" AWARDS</text:p>
          </table:table-cell>
          <table:table-cell table:style-name="ce15" office:value-type="date" office:date-value="1996-11-25" calcext:value-type="date">
            <text:p>1996-11-25</text:p>
          </table:table-cell>
          <table:table-cell table:style-name="ce3" office:value-type="string" calcext:value-type="string">
            <text:p>JHU/APL</text:p>
          </table:table-cell>
          <table:table-cell table:style-name="ce40" office:value-type="string" calcext:value-type="string">
            <text:p><text:a xlink:href="http://near.jhuapl.edu/news/pr/961125.htm" xlink:type="simple">http://near.jhuapl.edu/news/pr/961125.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APPLIED PHYSICS LABORATORY HONORS NEAR TEAM FOR UNDERBUDGET DEVELOPMENT AND LAUNCH</text:p>
          </table:table-cell>
          <table:table-cell table:style-name="ce15" office:value-type="date" office:date-value="1996-04-09" calcext:value-type="date">
            <text:p>1996-04-09</text:p>
          </table:table-cell>
          <table:table-cell table:style-name="ce3" office:value-type="string" calcext:value-type="string">
            <text:p>JHU/APL</text:p>
          </table:table-cell>
          <table:table-cell table:style-name="ce40" office:value-type="string" calcext:value-type="string">
            <text:p><text:a xlink:href="http://near.jhuapl.edu/news/pr/under.htm" xlink:type="simple">http://near.jhuapl.edu/news/pr/under.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3" office:value-type="string" calcext:value-type="string">
            <text:p>NEAR: Near-Earth Asteroid Rendezvous</text:p>
          </table:table-cell>
          <table:table-cell table:style-name="ce3" office:value-type="string" calcext:value-type="string">
            <text:p>NEAR EARTH ASTEROID RENDEZVOUS SPACECRAFT SUCCESSFULLY LAUNCED</text:p>
          </table:table-cell>
          <table:table-cell table:style-name="ce15" office:value-type="date" office:date-value="1996-02-17" calcext:value-type="date">
            <text:p>1996-02-17</text:p>
          </table:table-cell>
          <table:table-cell table:style-name="ce3" office:value-type="string" calcext:value-type="string">
            <text:p>JHU/APL</text:p>
          </table:table-cell>
          <table:table-cell table:style-name="ce40" office:value-type="string" calcext:value-type="string">
            <text:p><text:a xlink:href="http://near.jhuapl.edu/news/pr/960217.htm" xlink:type="simple">http://near.jhuapl.edu/news/pr/960217.htm</text:a></text:p>
          </table:table-cell>
          <table:table-cell table:style-name="ce40" office:value-type="string" calcext:value-type="string">
            <text:p><text:a xlink:href="https://pdssbn.astro.umd.edu/data_sb/missions/near/index.shtml" xlink:type="simple">https://pdssbn.astro.umd.edu/data_sb/missions/near/index.shtml</text:a></text:p>
          </table:table-cell>
          <table:table-cell table:style-name="ce36" table:number-columns-repeated="2"/>
          <table:table-cell table:number-columns-repeated="1016"/>
        </table:table-row>
        <table:table-row table:style-name="ro1">
          <table:table-cell table:style-name="ce6"/>
          <table:table-cell table:style-name="ce6" office:value-type="string" calcext:value-type="string">
            <text:p>New Horizons Mission/Kuiper Belt Extended Mission (KEM)</text:p>
          </table:table-cell>
          <table:table-cell table:style-name="ce23"/>
          <table:table-cell table:style-name="ce35" table:number-columns-repeated="26"/>
          <table:table-cell table:number-columns-repeated="995"/>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307" xlink:type="simple">Ultima Thule in 3D</text:a></text:p>
          </table:table-cell>
          <table:table-cell table:style-name="ce15" office:value-type="date" office:date-value="2019-03-07" calcext:value-type="date">
            <text:p>2019-03-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307" xlink:type="simple">Ultima Thule in 3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228" xlink:type="simple">Research indicates small objects are surprisingly rare in the Kuiper Belt</text:a></text:p>
          </table:table-cell>
          <table:table-cell table:style-name="ce15" office:value-type="date" office:date-value="2019-02-28" calcext:value-type="date">
            <text:p>2019-02-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228" xlink:type="simple">Research indicates small objects are surprisingly rare in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222" xlink:type="simple">New Horizons Spacecraft Returns Its Sharpest Views of Ultima Thule</text:a></text:p>
          </table:table-cell>
          <table:table-cell table:style-name="ce15" office:value-type="date" office:date-value="2019-02-22" calcext:value-type="date">
            <text:p>2019-02-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222" xlink:type="simple">New Horizons Spacecraft Returns Its Sharpest Views of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208" xlink:type="simple">New Horizons' Evocative Farewell Glance at Ultima Thule</text:a></text:p>
          </table:table-cell>
          <table:table-cell table:style-name="ce15" office:value-type="date" office:date-value="2019-02-08" calcext:value-type="date">
            <text:p>2019-02-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208" xlink:type="simple">New Horizons' Evocative Farewell Glance at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204" xlink:type="simple">Women at the Helm</text:a></text:p>
          </table:table-cell>
          <table:table-cell table:style-name="ce15" office:value-type="date" office:date-value="2019-02-04" calcext:value-type="date">
            <text:p>2019-0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204" xlink:type="simple">Women at the Helm</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124" xlink:type="simple">New Horizons' Newest and Best-Yet View of Ultima Thule</text:a></text:p>
          </table:table-cell>
          <table:table-cell table:style-name="ce15" office:value-type="date" office:date-value="2019-01-24" calcext:value-type="date">
            <text:p>2019-01-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124" xlink:type="simple">New Horizons' Newest and Best-Yet View of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115" xlink:type="simple">New Movie Shows Ultima Thule from an Approaching New Horizons</text:a></text:p>
          </table:table-cell>
          <table:table-cell table:style-name="ce15" office:value-type="date" office:date-value="2019-01-15" calcext:value-type="date">
            <text:p>2019-01-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115" xlink:type="simple">New Movie Shows Ultima Thule from an Approaching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104" xlink:type="simple">Best Wishes from around the World 'Beamed' toward New Horizons in the Kuiper Belt</text:a></text:p>
          </table:table-cell>
          <table:table-cell table:style-name="ce15" office:value-type="date" office:date-value="2019-01-04" calcext:value-type="date">
            <text:p>2019-01-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104" xlink:type="simple">Best Wishes from around the World 'Beamed' toward New Horizons in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103" xlink:type="simple">New Ultima Thule Discoveries from NASA's New Horizons</text:a></text:p>
          </table:table-cell>
          <table:table-cell table:style-name="ce15" office:value-type="date" office:date-value="2019-01-03" calcext:value-type="date">
            <text:p>2019-01-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103" xlink:type="simple">New Ultima Thule Discoveries from NASA's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102" xlink:type="simple">NASA's New Horizons Mission Reveals Entirely New Kind of World</text:a></text:p>
          </table:table-cell>
          <table:table-cell table:style-name="ce15" office:value-type="date" office:date-value="2019-01-02" calcext:value-type="date">
            <text:p>2019-01-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102" xlink:type="simple">NASA's New Horizons Mission Reveals Entirely New Kind of Worl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101" xlink:type="simple">New Horizons Successfully Explores Ultima Thule:NASA Spacecraft Reaches Most Distant Target in History</text:a></text:p>
          </table:table-cell>
          <table:table-cell table:style-name="ce15" office:value-type="date" office:date-value="2019-01-01" calcext:value-type="date">
            <text:p>2019-01-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101" xlink:type="simple">New Horizons Successfully Explores Ultima Thule:NASA Spacecraft Reaches Most Distant Target in Histo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31-1" xlink:type="simple">From the Associate Administrator: Go New Horizons!</text:a></text:p>
          </table:table-cell>
          <table:table-cell table:style-name="ce15" office:value-type="date" office:date-value="2018-12-31" calcext:value-type="date">
            <text:p>2018-12-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31-1" xlink:type="simple">From the Associate Administrator: Go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31" xlink:type="simple">New Horizons Spacecraft Homing in on Kuiper Belt Target</text:a></text:p>
          </table:table-cell>
          <table:table-cell table:style-name="ce15" office:value-type="date" office:date-value="2018-12-31" calcext:value-type="date">
            <text:p>2018-12-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31" xlink:type="simple">New Horizons Spacecraft Homing in on Kuiper Belt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30-2" xlink:type="simple">Media Briefings, Online Coverage of New Horizons' Ultima Thule Flyby</text:a></text:p>
          </table:table-cell>
          <table:table-cell table:style-name="ce15" office:value-type="date" office:date-value="2018-12-30" calcext:value-type="date">
            <text:p>2018-12-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30-2" xlink:type="simple">Media Briefings, Online Coverage of New Horizons' Ultima Thule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30" xlink:type="simple">Hubble Paved the Way for the New Horizons Mission to Pluto and Ultima Thule</text:a></text:p>
          </table:table-cell>
          <table:table-cell table:style-name="ce15" office:value-type="date" office:date-value="2018-12-30" calcext:value-type="date">
            <text:p>2018-12-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30" xlink:type="simple">Hubble Paved the Way for the New Horizons Mission to Pluto and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26" xlink:type="simple">All About Ultima: New Horizons Flyby Target is Unlike Anything Explored in Space</text:a></text:p>
          </table:table-cell>
          <table:table-cell table:style-name="ce15" office:value-type="date" office:date-value="2018-12-26" calcext:value-type="date">
            <text:p>2018-12-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26" xlink:type="simple">All About Ultima: New Horizons Flyby Target is Unlike Anything Explored in Spa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22" xlink:type="simple">New Horizons Notebook: On Ultima's Doorstep</text:a></text:p>
          </table:table-cell>
          <table:table-cell table:style-name="ce15" office:value-type="date" office:date-value="2018-12-22" calcext:value-type="date">
            <text:p>2018-12-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22" xlink:type="simple">New Horizons Notebook: On Ultima's Doorste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20" xlink:type="simple">Ultima Thule's First Mystery</text:a></text:p>
          </table:table-cell>
          <table:table-cell table:style-name="ce15" office:value-type="date" office:date-value="2018-12-20" calcext:value-type="date">
            <text:p>2018-12-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20" xlink:type="simple">Ultima Thule's First Myste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18" xlink:type="simple">New Horizons Takes the Inside Course to Ultima Thule</text:a></text:p>
          </table:table-cell>
          <table:table-cell table:style-name="ce15" office:value-type="date" office:date-value="2018-12-18" calcext:value-type="date">
            <text:p>2018-12-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18" xlink:type="simple">New Horizons Takes the Inside Course to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04-2" xlink:type="simple">On Target: Record Setting Course-Correction Puts New Horizons on Track to Kuiper Belt Flyby</text:a></text:p>
          </table:table-cell>
          <table:table-cell table:style-name="ce15" office:value-type="date" office:date-value="2018-12-04" calcext:value-type="date">
            <text:p>2018-1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04-2" xlink:type="simple">On Target: Record Setting Course-Correction Puts New Horizons on Track to Kuiper Belt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204" xlink:type="simple">Beam' Your Greeting to New Horizons</text:a></text:p>
          </table:table-cell>
          <table:table-cell table:style-name="ce15" office:value-type="date" office:date-value="2018-12-04" calcext:value-type="date">
            <text:p>2018-1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204" xlink:type="simple">Beam' Your Greeting to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024" xlink:type="simple">Media Briefing: New Horizons Team Previews Ultima Thule Flyby</text:a></text:p>
          </table:table-cell>
          <table:table-cell table:style-name="ce15" office:value-type="date" office:date-value="2018-10-24" calcext:value-type="date">
            <text:p>2018-10-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024" xlink:type="simple">Media Briefing: New Horizons Team Previews Ultima Thule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1005" xlink:type="simple">New Horizons Sets Up for New Year's Flyby of Ultima Thule</text:a></text:p>
          </table:table-cell>
          <table:table-cell table:style-name="ce15" office:value-type="date" office:date-value="2018-10-05" calcext:value-type="date">
            <text:p>2018-10-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1005" xlink:type="simple">New Horizons Sets Up for New Year's Flyby of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928" xlink:type="simple">New Horizons Team Rehearses for New Year's Flyby</text:a></text:p>
          </table:table-cell>
          <table:table-cell table:style-name="ce15" office:value-type="date" office:date-value="2018-09-28" calcext:value-type="date">
            <text:p>2018-09-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928" xlink:type="simple">New Horizons Team Rehearses for New Year's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917" xlink:type="simple">New Horizons Team Successfully Observes Next Target, Sets the Stage for Ultima Thule Flyby</text:a></text:p>
          </table:table-cell>
          <table:table-cell table:style-name="ce15" office:value-type="date" office:date-value="2018-09-17" calcext:value-type="date">
            <text:p>2018-09-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917" xlink:type="simple">New Horizons Team Successfully Observes Next Target, Sets the Stage for Ultima Thule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828" xlink:type="simple">Ultima in View</text:a></text:p>
          </table:table-cell>
          <table:table-cell table:style-name="ce15" office:value-type="date" office:date-value="2018-08-28" calcext:value-type="date">
            <text:p>2018-08-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828" xlink:type="simple">Ultima in View</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822" xlink:type="simple">New Horizons Begins Its Approach to Ultima Thule</text:a></text:p>
          </table:table-cell>
          <table:table-cell table:style-name="ce15" office:value-type="date" office:date-value="2018-08-22" calcext:value-type="date">
            <text:p>2018-08-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822" xlink:type="simple">New Horizons Begins Its Approach to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804" xlink:type="simple">New Horizons Team Reports Initial Success in Observing Ultima Thule</text:a></text:p>
          </table:table-cell>
          <table:table-cell table:style-name="ce15" office:value-type="date" office:date-value="2018-08-04" calcext:value-type="date">
            <text:p>2018-08-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804" xlink:type="simple">New Horizons Team Reports Initial Success in Observing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731" xlink:type="simple">New Horizons Team Prepares for Stellar Occultation Ahead of Ultima Thule Flyby</text:a></text:p>
          </table:table-cell>
          <table:table-cell table:style-name="ce15" office:value-type="date" office:date-value="2018-07-31" calcext:value-type="date">
            <text:p>2018-07-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731" xlink:type="simple">New Horizons Team Prepares for Stellar Occultation Ahead of Ultima Thule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720" xlink:type="simple">The True Colors of Pluto and Charon</text:a></text:p>
          </table:table-cell>
          <table:table-cell table:style-name="ce15" office:value-type="date" office:date-value="2018-07-20" calcext:value-type="date">
            <text:p>2018-07-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720" xlink:type="simple">The True Colors of Pluto and 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713" xlink:type="simple">First Global Maps of Pluto and Charon from New Horizons Mission Published</text:a></text:p>
          </table:table-cell>
          <table:table-cell table:style-name="ce15" office:value-type="date" office:date-value="2018-07-13" calcext:value-type="date">
            <text:p>2018-07-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713" xlink:type="simple">First Global Maps of Pluto and Charon from New Horizons Mission Publish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622" xlink:type="simple">Charon Discovered 40 Years Ago</text:a></text:p>
          </table:table-cell>
          <table:table-cell table:style-name="ce15" office:value-type="date" office:date-value="2018-06-22" calcext:value-type="date">
            <text:p>2018-06-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622" xlink:type="simple">Charon Discovered 40 Years Ag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605" xlink:type="simple">New Horizons Wakes for Historic Kuiper Belt Flyby</text:a></text:p>
          </table:table-cell>
          <table:table-cell table:style-name="ce15" office:value-type="date" office:date-value="2018-06-05" calcext:value-type="date">
            <text:p>2018-06-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605" xlink:type="simple">New Horizons Wakes for Historic Kuiper Belt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411" xlink:type="simple">Pluto's Largest Moon Gets Its First Official Feature Names</text:a></text:p>
          </table:table-cell>
          <table:table-cell table:style-name="ce15" office:value-type="date" office:date-value="2018-04-11" calcext:value-type="date">
            <text:p>2018-04-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411" xlink:type="simple">Pluto's Largest Moon Gets Its First Official Feature Nam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313" xlink:type="simple">New Horizons Chooses Nickname for 'Ultimate' Flyby Target</text:a></text:p>
          </table:table-cell>
          <table:table-cell table:style-name="ce15" office:value-type="date" office:date-value="2018-03-13" calcext:value-type="date">
            <text:p>2018-03-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313" xlink:type="simple">New Horizons Chooses Nickname for 'Ultimate'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208" xlink:type="simple">New Horizons Captures Record-Breaking Images in the Kuiper Belt</text:a></text:p>
          </table:table-cell>
          <table:table-cell table:style-name="ce15" office:value-type="date" office:date-value="2018-02-08" calcext:value-type="date">
            <text:p>2018-02-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208" xlink:type="simple">New Horizons Captures Record-Breaking Images in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80104" xlink:type="simple">Spend Next New Year's Eve with New Horizons</text:a></text:p>
          </table:table-cell>
          <table:table-cell table:style-name="ce15" office:value-type="date" office:date-value="2018-01-04" calcext:value-type="date">
            <text:p>2018-01-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80104" xlink:type="simple">Spend Next New Year's Eve with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1221" xlink:type="simple">New Horizons Enters Last Hibernation Period Before Kuiper Belt Encounter</text:a></text:p>
          </table:table-cell>
          <table:table-cell table:style-name="ce15" office:value-type="date" office:date-value="2017-12-21" calcext:value-type="date">
            <text:p>2017-12-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1221" xlink:type="simple">New Horizons Enters Last Hibernation Period Before Kuiper Belt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ress-Conferences/index.php?page=2017-12-12" xlink:type="simple">AGU Fall Meeting: New Horizons Explores the Kuiper Belt</text:a></text:p>
          </table:table-cell>
          <table:table-cell table:style-name="ce15" office:value-type="date" office:date-value="2017-12-12" calcext:value-type="date">
            <text:p>2017-12-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ress-Conferences/index.php?page=2017-12-12" xlink:type="simple">AGU Fall Meeting: New Horizons Explores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1212" xlink:type="simple">Does New Horizons' Next Target Have a Moon?</text:a></text:p>
          </table:table-cell>
          <table:table-cell table:style-name="ce15" office:value-type="date" office:date-value="2017-12-12" calcext:value-type="date">
            <text:p>2017-12-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1212" xlink:type="simple">Does New Horizons' Next Target Have a Mo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1209" xlink:type="simple">New Horizons Corrects Its Course in the Kuiper Belt</text:a></text:p>
          </table:table-cell>
          <table:table-cell table:style-name="ce15" office:value-type="date" office:date-value="2017-12-09" calcext:value-type="date">
            <text:p>2017-12-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1209" xlink:type="simple">New Horizons Corrects Its Course in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1130" xlink:type="simple">NASA Extends Campaign to Nickname New Horizons' Next Target</text:a></text:p>
          </table:table-cell>
          <table:table-cell table:style-name="ce15" office:value-type="date" office:date-value="2017-11-30" calcext:value-type="date">
            <text:p>2017-11-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1130" xlink:type="simple">NASA Extends Campaign to Nickname New Horizons' Next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1106" xlink:type="simple">Help Nickname New Horizons' Next Flyby Target</text:a></text:p>
          </table:table-cell>
          <table:table-cell table:style-name="ce15" office:value-type="date" office:date-value="2017-11-06" calcext:value-type="date">
            <text:p>2017-11-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1106" xlink:type="simple">Help Nickname New Horizons' Next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928" xlink:type="simple">Solving the Mystery of Pluto’s Giant Blades of Ice</text:a></text:p>
          </table:table-cell>
          <table:table-cell table:style-name="ce15" office:value-type="date" office:date-value="2017-09-28" calcext:value-type="date">
            <text:p>2017-09-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928" xlink:type="simple">Solving the Mystery of Pluto’s Giant Blades of I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912" xlink:type="simple">Hibernation Over, New Horizons Continues Its Kuiper Belt Cruise</text:a></text:p>
          </table:table-cell>
          <table:table-cell table:style-name="ce15" office:value-type="date" office:date-value="2017-09-12" calcext:value-type="date">
            <text:p>2017-09-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912" xlink:type="simple">Hibernation Over, New Horizons Continues Its Kuiper Belt Crui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907" xlink:type="simple">Pluto Features Given First Official Names</text:a></text:p>
          </table:table-cell>
          <table:table-cell table:style-name="ce15" office:value-type="date" office:date-value="2017-09-07" calcext:value-type="date">
            <text:p>2017-09-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907" xlink:type="simple">Pluto Features Given First Official Nam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906" xlink:type="simple">New Horizons Files Flight Plan for 2019 Flyby</text:a></text:p>
          </table:table-cell>
          <table:table-cell table:style-name="ce15" office:value-type="date" office:date-value="2017-09-06" calcext:value-type="date">
            <text:p>2017-09-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906" xlink:type="simple">New Horizons Files Flight Plan for 2019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817" xlink:type="simple">New Horizons Team Receives Prestigious SPIE George W. Goddard Award</text:a></text:p>
          </table:table-cell>
          <table:table-cell table:style-name="ce15" office:value-type="date" office:date-value="2017-08-17" calcext:value-type="date">
            <text:p>2017-08-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817" xlink:type="simple">New Horizons Team Receives Prestigious SPIE George W. Goddard Awar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803" xlink:type="simple">New Horizons' Next Target Just Got a Lot More Interesting</text:a></text:p>
          </table:table-cell>
          <table:table-cell table:style-name="ce15" office:value-type="date" office:date-value="2017-08-03" calcext:value-type="date">
            <text:p>2017-08-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803" xlink:type="simple">New Horizons' Next Target Just Got a Lot More Interest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719" xlink:type="simple">New Horizons Team Strikes Gold in Argentina</text:a></text:p>
          </table:table-cell>
          <table:table-cell table:style-name="ce15" office:value-type="date" office:date-value="2017-07-19" calcext:value-type="date">
            <text:p>2017-07-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719" xlink:type="simple">New Horizons Team Strikes Gold in Argentin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714-2" xlink:type="simple">New Horizons Video Soars over Pluto's Majestic Mountains and Icy Plains</text:a></text:p>
          </table:table-cell>
          <table:table-cell table:style-name="ce15" office:value-type="date" office:date-value="2017-07-14" calcext:value-type="date">
            <text:p>2017-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714-2" xlink:type="simple">New Horizons Video Soars over Pluto's Majestic Mountains and Icy Pla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714" xlink:type="simple">New Horizons Unveils New Maps of Pluto, Charon on Flyby Anniversary</text:a></text:p>
          </table:table-cell>
          <table:table-cell table:style-name="ce15" office:value-type="date" office:date-value="2017-07-14" calcext:value-type="date">
            <text:p>2017-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714" xlink:type="simple">New Horizons Unveils New Maps of Pluto, Charon on Flyby Anniversa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711" xlink:type="simple">SOFIA in Right Place at Right Time to Study Next New Horizons Flyby Object</text:a></text:p>
          </table:table-cell>
          <table:table-cell table:style-name="ce15" office:value-type="date" office:date-value="2017-07-11" calcext:value-type="date">
            <text:p>2017-07-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711" xlink:type="simple">SOFIA in Right Place at Right Time to Study Next New Horizons Flyby Objec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710" xlink:type="simple">SOFIA to Make Advance Observations of Next New Horizons Flyby Object</text:a></text:p>
          </table:table-cell>
          <table:table-cell table:style-name="ce15" office:value-type="date" office:date-value="2017-07-10" calcext:value-type="date">
            <text:p>2017-07-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710" xlink:type="simple">SOFIA to Make Advance Observations of Next New Horizons Flyby Objec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706" xlink:type="simple">New Mysteries Surround New Horizons' Next Flyby Target</text:a></text:p>
          </table:table-cell>
          <table:table-cell table:style-name="ce15" office:value-type="date" office:date-value="2017-07-06" calcext:value-type="date">
            <text:p>2017-07-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706" xlink:type="simple">New Mysteries Surround New Horizons' Next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623" xlink:type="simple">NASA's New Horizons Mission Honors Memory of Engineer Lisa Hardaway</text:a></text:p>
          </table:table-cell>
          <table:table-cell table:style-name="ce15" office:value-type="date" office:date-value="2017-06-23" calcext:value-type="date">
            <text:p>2017-06-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623" xlink:type="simple">NASA's New Horizons Mission Honors Memory of Engineer Lisa Hardawa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613" xlink:type="simple">New Horizons Team Digs into New Data on Next Flyby Target</text:a></text:p>
          </table:table-cell>
          <table:table-cell table:style-name="ce15" office:value-type="date" office:date-value="2017-06-13" calcext:value-type="date">
            <text:p>2017-06-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613" xlink:type="simple">New Horizons Team Digs into New Data on Next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525" xlink:type="simple">New Horizons Deploys Global Team for Rare Look at Next Flyby Target</text:a></text:p>
          </table:table-cell>
          <table:table-cell table:style-name="ce15" office:value-type="date" office:date-value="2017-05-25" calcext:value-type="date">
            <text:p>2017-05-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525" xlink:type="simple">New Horizons Deploys Global Team for Rare Look at Next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410" xlink:type="simple">Nap Time for New Horizons: NASA Spacecraft Enters Hibernation</text:a></text:p>
          </table:table-cell>
          <table:table-cell table:style-name="ce15" office:value-type="date" office:date-value="2017-04-10" calcext:value-type="date">
            <text:p>2017-04-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410" xlink:type="simple">Nap Time for New Horizons: NASA Spacecraft Enters Hibern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403" xlink:type="simple">New Horizons Halfway from Pluto to Next Flyby Target</text:a></text:p>
          </table:table-cell>
          <table:table-cell table:style-name="ce15" office:value-type="date" office:date-value="2017-04-03" calcext:value-type="date">
            <text:p>2017-04-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403" xlink:type="simple">New Horizons Halfway from Pluto to Next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309" xlink:type="simple">New Co-Investigators Add Depth to New Horizons Team</text:a></text:p>
          </table:table-cell>
          <table:table-cell table:style-name="ce15" office:value-type="date" office:date-value="2017-03-09" calcext:value-type="date">
            <text:p>2017-03-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309" xlink:type="simple">New Co-Investigators Add Depth to New Horizons Team</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223" xlink:type="simple">New Horizons, IAU Set Pluto Naming Themes</text:a></text:p>
          </table:table-cell>
          <table:table-cell table:style-name="ce15" office:value-type="date" office:date-value="2017-02-23" calcext:value-type="date">
            <text:p>2017-02-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223" xlink:type="simple">New Horizons, IAU Set Pluto Naming Them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210" xlink:type="simple">New Horizons Exits Brief Safe Mode, Recovery Operations Continue</text:a></text:p>
          </table:table-cell>
          <table:table-cell table:style-name="ce15" office:value-type="date" office:date-value="2017-02-10" calcext:value-type="date">
            <text:p>2017-02-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210" xlink:type="simple">New Horizons Exits Brief Safe Mode, Recovery Operations Continu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207" xlink:type="simple">New Horizons Team Earns NASA, International Awards</text:a></text:p>
          </table:table-cell>
          <table:table-cell table:style-name="ce15" office:value-type="date" office:date-value="2017-02-07" calcext:value-type="date">
            <text:p>2017-02-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207" xlink:type="simple">New Horizons Team Earns NASA, International Award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201" xlink:type="simple">New Horizons Refines Course for Next Flyby</text:a></text:p>
          </table:table-cell>
          <table:table-cell table:style-name="ce15" office:value-type="date" office:date-value="2017-02-01" calcext:value-type="date">
            <text:p>2017-02-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201" xlink:type="simple">New Horizons Refines Course for Next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page=1$&amp;gallery_id=2$&amp;image_id=472" xlink:type="simple">A Colorful 'Landing' on Pluto</text:a></text:p>
          </table:table-cell>
          <table:table-cell table:style-name="ce15" office:value-type="date" office:date-value="2017-01-20" calcext:value-type="date">
            <text:p>2017-01-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page=1$&amp;gallery_id=2$&amp;image_id=472" xlink:type="simple">A Colorful 'Landing'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70117" xlink:type="simple">Facebook Live to Mark Success, Future of New Horizons</text:a></text:p>
          </table:table-cell>
          <table:table-cell table:style-name="ce15" office:value-type="date" office:date-value="2017-01-17" calcext:value-type="date">
            <text:p>2017-01-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70117" xlink:type="simple">Facebook Live to Mark Success, Future of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1202" xlink:type="simple">Scientists Probe Mystery of Pluto's Icy Heart</text:a></text:p>
          </table:table-cell>
          <table:table-cell table:style-name="ce15" office:value-type="date" office:date-value="2016-12-02" calcext:value-type="date">
            <text:p>2016-12-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1202" xlink:type="simple">Scientists Probe Mystery of Pluto's Icy Hea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1027" xlink:type="simple">New Horizons Returns Last Bits of 2015 Flyby Data</text:a></text:p>
          </table:table-cell>
          <table:table-cell table:style-name="ce15" office:value-type="date" office:date-value="2016-10-27" calcext:value-type="date">
            <text:p>2016-10-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1027" xlink:type="simple">New Horizons Returns Last Bits of 2015 Flyby Dat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1019" xlink:type="simple">New Horizons Team Receives Planetary Society Award</text:a></text:p>
          </table:table-cell>
          <table:table-cell table:style-name="ce15" office:value-type="date" office:date-value="2016-10-19" calcext:value-type="date">
            <text:p>2016-10-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1019" xlink:type="simple">New Horizons Team Receives Planetary Society Awar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1018" xlink:type="simple">New Horizons: Possible Clouds on Pluto, Next Target Is Reddish</text:a></text:p>
          </table:table-cell>
          <table:table-cell table:style-name="ce15" office:value-type="date" office:date-value="2016-10-18" calcext:value-type="date">
            <text:p>2016-10-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1018" xlink:type="simple">New Horizons: Possible Clouds on Pluto, Next Target Is Reddis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914-2" xlink:type="simple">X-ray Detection Sheds New Light on Pluto</text:a></text:p>
          </table:table-cell>
          <table:table-cell table:style-name="ce15" office:value-type="date" office:date-value="2016-09-14" calcext:value-type="date">
            <text:p>2016-09-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914-2" xlink:type="simple">X-ray Detection Sheds New Light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914" xlink:type="simple">Pluto 'Paints' its Largest Moon Red</text:a></text:p>
          </table:table-cell>
          <table:table-cell table:style-name="ce15" office:value-type="date" office:date-value="2016-09-14" calcext:value-type="date">
            <text:p>2016-09-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914" xlink:type="simple">Pluto 'Paints' its Largest Moon R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831-2" xlink:type="simple">New Horizons Spies a Kuiper Belt Companion</text:a></text:p>
          </table:table-cell>
          <table:table-cell table:style-name="ce15" office:value-type="date" office:date-value="2016-08-31" calcext:value-type="date">
            <text:p>2016-08-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831-2" xlink:type="simple">New Horizons Spies a Kuiper Belt Compan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831" xlink:type="simple">Pluto's Methane Snowcaps on the Edge of Darkness</text:a></text:p>
          </table:table-cell>
          <table:table-cell table:style-name="ce15" office:value-type="date" office:date-value="2016-08-31" calcext:value-type="date">
            <text:p>2016-08-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831" xlink:type="simple">Pluto's Methane Snowcaps on the Edge of Darknes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6/08/04/pluto-what-a-journey/" xlink:type="simple">Blog: What a Journey!</text:a></text:p>
          </table:table-cell>
          <table:table-cell table:style-name="ce15" office:value-type="date" office:date-value="2016-08-10" calcext:value-type="date">
            <text:p>2016-08-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6/08/04/pluto-what-a-journey/" xlink:type="simple">Blog: What a Journe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720" xlink:type="simple">New Horizons Pluto Stamp Earns Guinness World Record</text:a></text:p>
          </table:table-cell>
          <table:table-cell table:style-name="ce15" office:value-type="date" office:date-value="2016-07-20" calcext:value-type="date">
            <text:p>2016-07-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720" xlink:type="simple">New Horizons Pluto Stamp Earns Guinness World Recor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714-2" xlink:type="simple">Video: Imagine a Landing on Pluto</text:a></text:p>
          </table:table-cell>
          <table:table-cell table:style-name="ce15" office:value-type="date" office:date-value="2016-07-14" calcext:value-type="date">
            <text:p>2016-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714-2" xlink:type="simple">Video: Imagine a Landing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714" xlink:type="simple">Looking Back, a Year after Pluto</text:a></text:p>
          </table:table-cell>
          <table:table-cell table:style-name="ce15" office:value-type="date" office:date-value="2016-07-14" calcext:value-type="date">
            <text:p>2016-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714" xlink:type="simple">Looking Back, a Year after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6/06/10/rewriting-the-playbook-on-pluto/" xlink:type="simple">Blog: Rewriting the Playbook on Pluto</text:a></text:p>
          </table:table-cell>
          <table:table-cell table:style-name="ce15" office:value-type="date" office:date-value="2016-06-13" calcext:value-type="date">
            <text:p>2016-06-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6/06/10/rewriting-the-playbook-on-pluto/" xlink:type="simple">Blog: Rewriting the Playbook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image_id=448" xlink:type="simple">The Jagged Shores of Pluto's Highlands</text:a></text:p>
          </table:table-cell>
          <table:table-cell table:style-name="ce15" office:value-type="date" office:date-value="2016-06-09" calcext:value-type="date">
            <text:p>2016-06-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image_id=448" xlink:type="simple">The Jagged Shores of Pluto's Highland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image_id=446" xlink:type="simple">Secrets Revealed from Pluto's 'Twilight Zone'</text:a></text:p>
          </table:table-cell>
          <table:table-cell table:style-name="ce15" office:value-type="date" office:date-value="2016-06-02" calcext:value-type="date">
            <text:p>2016-06-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image_id=446" xlink:type="simple">Secrets Revealed from Pluto's 'Twilight Zon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601" xlink:type="simple">Pluto's Heart: Like a Cosmic 'Lava Lamp'</text:a></text:p>
          </table:table-cell>
          <table:table-cell table:style-name="ce15" office:value-type="date" office:date-value="2016-06-01" calcext:value-type="date">
            <text:p>2016-06-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601" xlink:type="simple">Pluto's Heart: Like a Cosmic 'Lava Lam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feature/new-pluto-and-planetary-stamps-wow-at-world-stamp-show" xlink:type="simple">New Pluto and Planetary Stamps Wow at World Stamp Show</text:a></text:p>
          </table:table-cell>
          <table:table-cell table:style-name="ce15" office:value-type="date" office:date-value="2016-06-01" calcext:value-type="date">
            <text:p>2016-06-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feature/new-pluto-and-planetary-stamps-wow-at-world-stamp-show" xlink:type="simple">New Pluto and Planetary Stamps Wow at World Stamp Show</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527" xlink:type="simple">New Horizons' Best Close-Up of Pluto's Surface</text:a></text:p>
          </table:table-cell>
          <table:table-cell table:style-name="ce15" office:value-type="date" office:date-value="2016-05-27" calcext:value-type="date">
            <text:p>2016-05-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527" xlink:type="simple">New Horizons' Best Close-Up of Pluto's Surfa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logs.nasa.gov/pluto/2016/05/20/behind-the-lens-at-new-horizons-pluto-flyby/" xlink:type="simple">Blog: Behind the Lens at New Horizons' Pluto Flyby</text:a></text:p>
          </table:table-cell>
          <table:table-cell table:style-name="ce15" office:value-type="date" office:date-value="2016-05-23" calcext:value-type="date">
            <text:p>2016-05-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logs.nasa.gov/pluto/2016/05/20/behind-the-lens-at-new-horizons-pluto-flyby/" xlink:type="simple">Blog: Behind the Lens at New Horizons' Pluto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438" xlink:type="simple">Pluto's 'Fretted' Terrain</text:a></text:p>
          </table:table-cell>
          <table:table-cell table:style-name="ce15" office:value-type="date" office:date-value="2016-05-20" calcext:value-type="date">
            <text:p>2016-05-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438" xlink:type="simple">Pluto's 'Fretted' Terrai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518-2" xlink:type="simple">New Horizons Collects First Science on a Post-Pluto Object</text:a></text:p>
          </table:table-cell>
          <table:table-cell table:style-name="ce15" office:value-type="date" office:date-value="2016-05-18" calcext:value-type="date">
            <text:p>2016-05-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518-2" xlink:type="simple">New Horizons Collects First Science on a Post-Pluto Objec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518" xlink:type="simple">First Stellar Occultations Shed Additional Light on Pluto's Atmosphere</text:a></text:p>
          </table:table-cell>
          <table:table-cell table:style-name="ce15" office:value-type="date" office:date-value="2016-05-18" calcext:value-type="date">
            <text:p>2016-05-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518" xlink:type="simple">First Stellar Occultations Shed Additional Light on Pluto's Atmosphe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510" xlink:type="simple">Kudos Continue for New Horizons Mission Accomplishments</text:a></text:p>
          </table:table-cell>
          <table:table-cell table:style-name="ce15" office:value-type="date" office:date-value="2016-05-10" calcext:value-type="date">
            <text:p>2016-05-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510" xlink:type="simple">Kudos Continue for New Horizons Mission Accomplishmen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506" xlink:type="simple">Icy Hydra</text:a></text:p>
          </table:table-cell>
          <table:table-cell table:style-name="ce15" office:value-type="date" office:date-value="2016-05-06" calcext:value-type="date">
            <text:p>2016-05-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506" xlink:type="simple">Icy Hydr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feature/pluto-s-interaction-with-the-solar-wind-is-unique-study-finds" xlink:type="simple">Study: Pluto's Interaction with the Solar Wind is Unique</text:a></text:p>
          </table:table-cell>
          <table:table-cell table:style-name="ce15" office:value-type="date" office:date-value="2016-05-04" calcext:value-type="date">
            <text:p>2016-05-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feature/pluto-s-interaction-with-the-solar-wind-is-unique-study-finds" xlink:type="simple">Study: Pluto's Interaction with the Solar Wind is Uniqu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6/05/03/planning-for-pluto-with-geoviz/" xlink:type="simple">Blog: Planning for Pluto with GeoVis</text:a></text:p>
          </table:table-cell>
          <table:table-cell table:style-name="ce15" office:value-type="date" office:date-value="2016-05-03" calcext:value-type="date">
            <text:p>2016-05-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6/05/03/planning-for-pluto-with-geoviz/" xlink:type="simple">Blog: Planning for Pluto with GeoVi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page=1&amp;gallery_id=2&amp;image_id=433" xlink:type="simple">New Elevation Map of Pluto's Sunken 'Heart'</text:a></text:p>
          </table:table-cell>
          <table:table-cell table:style-name="ce15" office:value-type="date" office:date-value="2016-05-02" calcext:value-type="date">
            <text:p>2016-05-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page=1&amp;gallery_id=2&amp;image_id=433" xlink:type="simple">New Elevation Map of Pluto's Sunken 'Hea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421" xlink:type="simple">Pluto's 'Halo' Craters</text:a></text:p>
          </table:table-cell>
          <table:table-cell table:style-name="ce15" office:value-type="date" office:date-value="2016-04-21" calcext:value-type="date">
            <text:p>2016-04-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421" xlink:type="simple">Pluto's 'Halo' Crate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411" xlink:type="simple">The Icy 'Spider' on Pluto</text:a></text:p>
          </table:table-cell>
          <table:table-cell table:style-name="ce15" office:value-type="date" office:date-value="2016-04-11" calcext:value-type="date">
            <text:p>2016-04-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411" xlink:type="simple">The Icy 'Spider'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feature/goddard/2016/nasa-s-new-horizons-fills-gap-in-space-environment-observations" xlink:type="simple">New Horizons Fills Gap in Space Environment Observations</text:a></text:p>
          </table:table-cell>
          <table:table-cell table:style-name="ce15" office:value-type="date" office:date-value="2016-04-11" calcext:value-type="date">
            <text:p>2016-04-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feature/goddard/2016/nasa-s-new-horizons-fills-gap-in-space-environment-observations" xlink:type="simple">New Horizons Fills Gap in Space Environment Observati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331" xlink:type="simple">Pluto's Bladed Terrain in 3-D</text:a></text:p>
          </table:table-cell>
          <table:table-cell table:style-name="ce15" office:value-type="date" office:date-value="2016-03-31" calcext:value-type="date">
            <text:p>2016-03-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331" xlink:type="simple">Pluto's Bladed Terrain in 3-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324" xlink:type="simple">Pluto: On Frozen Pond</text:a></text:p>
          </table:table-cell>
          <table:table-cell table:style-name="ce15" office:value-type="date" office:date-value="2016-03-24" calcext:value-type="date">
            <text:p>2016-03-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324" xlink:type="simple">Pluto: On Frozen Pon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ress-Conferences/index.php?page=2016-03-21" xlink:type="simple">New Horizons Team Presents Latest Pluto Science Results at Planetary Conference</text:a></text:p>
          </table:table-cell>
          <table:table-cell table:style-name="ce15" office:value-type="date" office:date-value="2016-03-21" calcext:value-type="date">
            <text:p>2016-03-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ress-Conferences/index.php?page=2016-03-21" xlink:type="simple">New Horizons Team Presents Latest Pluto Science Results at Planetary Conferen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321" xlink:type="simple">New Horizons Team Earns Prestigious Space Science, Engineering Honors</text:a></text:p>
          </table:table-cell>
          <table:table-cell table:style-name="ce15" office:value-type="date" office:date-value="2016-03-21" calcext:value-type="date">
            <text:p>2016-03-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321" xlink:type="simple">New Horizons Team Earns Prestigious Space Science, Engineering Hono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317" xlink:type="simple">Research Papers in Science Reveal New Aspects of Pluto and Its Moons</text:a></text:p>
          </table:table-cell>
          <table:table-cell table:style-name="ce15" office:value-type="date" office:date-value="2016-03-17" calcext:value-type="date">
            <text:p>2016-03-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317" xlink:type="simple">Research Papers in Science Reveal New Aspects of Pluto and Its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310" xlink:type="simple">What's Eating at Pluto?</text:a></text:p>
          </table:table-cell>
          <table:table-cell table:style-name="ce15" office:value-type="date" office:date-value="2016-03-10" calcext:value-type="date">
            <text:p>2016-03-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310" xlink:type="simple">What's Eating at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6/03/07/the-polygons-of-pluto/" xlink:type="simple">Blog: The Polygons of Pluto</text:a></text:p>
          </table:table-cell>
          <table:table-cell table:style-name="ce15" office:value-type="date" office:date-value="2016-03-07" calcext:value-type="date">
            <text:p>2016-03-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6/03/07/the-polygons-of-pluto/" xlink:type="simple">Blog: The Polygons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304" xlink:type="simple">Methane Snow on Pluto's Peaks</text:a></text:p>
          </table:table-cell>
          <table:table-cell table:style-name="ce15" office:value-type="date" office:date-value="2016-03-04" calcext:value-type="date">
            <text:p>2016-03-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304" xlink:type="simple">Methane Snow on Pluto's Peak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6/02/26/wheres-my-data-keeping-track-of-new-horizons-treasure-of-information/" xlink:type="simple">Blog: Where's My Data? Keeping Track of New Horizons' Treasure of Information</text:a></text:p>
          </table:table-cell>
          <table:table-cell table:style-name="ce15" office:value-type="date" office:date-value="2016-02-29" calcext:value-type="date">
            <text:p>2016-02-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6/02/26/wheres-my-data-keeping-track-of-new-horizons-treasure-of-information/" xlink:type="simple">Blog: Where's My Data? Keeping Track of New Horizons' Treasure of Inform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225" xlink:type="simple">The Frozen Canyons of Pluto's North Pole</text:a></text:p>
          </table:table-cell>
          <table:table-cell table:style-name="ce15" office:value-type="date" office:date-value="2016-02-25" calcext:value-type="date">
            <text:p>2016-02-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225" xlink:type="simple">The Frozen Canyons of Pluto's North Po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218" xlink:type="simple">Pluto's 'Hulk-like' Moon Charon: A Possible Ancient Ocean?</text:a></text:p>
          </table:table-cell>
          <table:table-cell table:style-name="ce15" office:value-type="date" office:date-value="2016-02-18" calcext:value-type="date">
            <text:p>2016-02-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218" xlink:type="simple">Pluto's 'Hulk-like' Moon Charon: A Possible Ancient Ocea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common/content/posters/Pluto_Valentine-4UP.pdf" xlink:type="simple">Happy Valentine's Day from New Horizons!</text:a></text:p>
          </table:table-cell>
          <table:table-cell table:style-name="ce15" office:value-type="date" office:date-value="2016-02-12" calcext:value-type="date">
            <text:p>2016-02-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common/content/posters/Pluto_Valentine-4UP.pdf" xlink:type="simple">Happy Valentine's Day from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211" xlink:type="simple">Putting Pluto's Geology on the Map</text:a></text:p>
          </table:table-cell>
          <table:table-cell table:style-name="ce15" office:value-type="date" office:date-value="2016-02-11" calcext:value-type="date">
            <text:p>2016-02-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211" xlink:type="simple">Putting Pluto's Geology on the Ma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page=1&amp;gallery_id=2&amp;image_id=408" xlink:type="simple">Pluto's Mysterious, Floating Hills</text:a></text:p>
          </table:table-cell>
          <table:table-cell table:style-name="ce15" office:value-type="date" office:date-value="2016-02-04" calcext:value-type="date">
            <text:p>2016-0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page=1&amp;gallery_id=2&amp;image_id=408" xlink:type="simple">Pluto's Mysterious, Floating Hill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logs.nasa.gov/pluto/2016/01/29/pluto-flyby-through-the-eyes-of-an-early-career-scientist/" xlink:type="simple">Blog: Pluto Flyby, through the Eyes of an Early Career Scientist</text:a></text:p>
          </table:table-cell>
          <table:table-cell table:style-name="ce15" office:value-type="date" office:date-value="2016-02-04" calcext:value-type="date">
            <text:p>2016-0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logs.nasa.gov/pluto/2016/01/29/pluto-flyby-through-the-eyes-of-an-early-career-scientist/" xlink:type="simple">Blog: Pluto Flyby, through the Eyes of an Early Career Scientis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129" xlink:type="simple">Winters Named New Horizons Project Manager</text:a></text:p>
          </table:table-cell>
          <table:table-cell table:style-name="ce15" office:value-type="date" office:date-value="2016-01-29" calcext:value-type="date">
            <text:p>2016-01-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129" xlink:type="simple">Winters Named New Horizons Project Manag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406" xlink:type="simple">Pluto's Widespread Water Ice</text:a></text:p>
          </table:table-cell>
          <table:table-cell table:style-name="ce15" office:value-type="date" office:date-value="2016-01-29" calcext:value-type="date">
            <text:p>2016-01-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406" xlink:type="simple">Pluto's Widespread Water I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407" xlink:type="simple">Pluto's Blue Atmosphere in the Infrared</text:a></text:p>
          </table:table-cell>
          <table:table-cell table:style-name="ce15" office:value-type="date" office:date-value="2016-01-29" calcext:value-type="date">
            <text:p>2016-01-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407" xlink:type="simple">Pluto's Blue Atmosphere in the Infrar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119" xlink:type="simple">The Voyage of a Lifetime: New Horizons Marks 10 Years Since Launch</text:a></text:p>
          </table:table-cell>
          <table:table-cell table:style-name="ce15" office:value-type="date" office:date-value="2016-01-19" calcext:value-type="date">
            <text:p>2016-01-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119" xlink:type="simple">The Voyage of a Lifetime: New Horizons Marks 10 Years Since Launc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page=1&amp;gallery_id=2&amp;image_id=404" xlink:type="simple">Wright's Stuff</text:a></text:p>
          </table:table-cell>
          <table:table-cell table:style-name="ce15" office:value-type="date" office:date-value="2016-01-14" calcext:value-type="date">
            <text:p>2016-01-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page=1&amp;gallery_id=2&amp;image_id=404" xlink:type="simple">Wright's Stuff</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page=1&amp;gallery_id=2&amp;image_id=403" xlink:type="simple">Pluto's Haze in Bands of Blue</text:a></text:p>
          </table:table-cell>
          <table:table-cell table:style-name="ce15" office:value-type="date" office:date-value="2016-01-14" calcext:value-type="date">
            <text:p>2016-01-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page=1&amp;gallery_id=2&amp;image_id=403" xlink:type="simple">Pluto's Haze in Bands of Blu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107b" xlink:type="simple">X' Marks a Curious Corner on Pluto's Icy Plains</text:a></text:p>
          </table:table-cell>
          <table:table-cell table:style-name="ce15" office:value-type="date" office:date-value="2016-01-07" calcext:value-type="date">
            <text:p>2016-01-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107b" xlink:type="simple">X' Marks a Curious Corner on Pluto's Icy Pla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60107a" xlink:type="simple">Particles 'Go with the Flow' on Pluto's Surface</text:a></text:p>
          </table:table-cell>
          <table:table-cell table:style-name="ce15" office:value-type="date" office:date-value="2016-01-07" calcext:value-type="date">
            <text:p>2016-01-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60107a" xlink:type="simple">Particles 'Go with the Flow' on Pluto's Surfa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231" xlink:type="simple">Looking Back at the "Year of Pluto"</text:a></text:p>
          </table:table-cell>
          <table:table-cell table:style-name="ce15" office:value-type="date" office:date-value="2015-12-31" calcext:value-type="date">
            <text:p>2015-12-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231" xlink:type="simple">Looking Back at the "Year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12/18/where-math-meets-pluto/" xlink:type="simple">Blog: Where Math Meets Pluto</text:a></text:p>
          </table:table-cell>
          <table:table-cell table:style-name="ce15" office:value-type="date" office:date-value="2015-12-18" calcext:value-type="date">
            <text:p>2015-12-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12/18/where-math-meets-pluto/" xlink:type="simple">Blog: Where Math Meets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217" xlink:type="simple">New Findings from New Horizons Shape Understanding of Pluto and its Moons</text:a></text:p>
          </table:table-cell>
          <table:table-cell table:style-name="ce15" office:value-type="date" office:date-value="2015-12-17" calcext:value-type="date">
            <text:p>2015-12-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217" xlink:type="simple">New Findings from New Horizons Shape Understanding of Pluto and its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389" xlink:type="simple">Pluto's Close-up, Now in Color</text:a></text:p>
          </table:table-cell>
          <table:table-cell table:style-name="ce15" office:value-type="date" office:date-value="2015-12-10" calcext:value-type="date">
            <text:p>2015-12-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389" xlink:type="simple">Pluto's Close-up, Now in Colo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390" xlink:type="simple">Zooming in on Pluto's Pattern of Pits</text:a></text:p>
          </table:table-cell>
          <table:table-cell table:style-name="ce15" office:value-type="date" office:date-value="2015-12-10" calcext:value-type="date">
            <text:p>2015-12-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390" xlink:type="simple">Zooming in on Pluto's Pattern of Pi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204b" xlink:type="simple">A Distant Close-up: New Horizons' Camera Captures a Wandering KBO</text:a></text:p>
          </table:table-cell>
          <table:table-cell table:style-name="ce15" office:value-type="date" office:date-value="2015-12-04" calcext:value-type="date">
            <text:p>2015-1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204b" xlink:type="simple">A Distant Close-up: New Horizons' Camera Captures a Wandering KB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204" xlink:type="simple">New Horizons Returns the First of Its Very Best Images of Pluto</text:a></text:p>
          </table:table-cell>
          <table:table-cell table:style-name="ce15" office:value-type="date" office:date-value="2015-12-04" calcext:value-type="date">
            <text:p>2015-1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204" xlink:type="simple">New Horizons Returns the First of Its Very Best Images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11/20/pluto-closer-to-home/" xlink:type="simple">Blog: Pluto, Closer to Home</text:a></text:p>
          </table:table-cell>
          <table:table-cell table:style-name="ce15" office:value-type="date" office:date-value="2015-11-23" calcext:value-type="date">
            <text:p>2015-11-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11/20/pluto-closer-to-home/" xlink:type="simple">Blog: Pluto, Closer to Ho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120" xlink:type="simple">A Day on Pluto, a Day on Charon</text:a></text:p>
          </table:table-cell>
          <table:table-cell table:style-name="ce15" office:value-type="date" office:date-value="2015-11-20" calcext:value-type="date">
            <text:p>2015-11-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120" xlink:type="simple">A Day on Pluto, a Day on 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logs.nasa.gov/pluto/2015/11/13/radio-signals-from-earth-probe-plutos-atmosphere/" xlink:type="simple">Blog: Radio Signals from Earth Probe Pluto's Atmosphere</text:a></text:p>
          </table:table-cell>
          <table:table-cell table:style-name="ce15" office:value-type="date" office:date-value="2015-11-13" calcext:value-type="date">
            <text:p>2015-11-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logs.nasa.gov/pluto/2015/11/13/radio-signals-from-earth-probe-plutos-atmosphere/" xlink:type="simple">Blog: Radio Signals from Earth Probe Pluto's Atmosphe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109" xlink:type="simple">At Pluto, New Horizons Finds Geology of All Ages, Possible Ice Volcanoes, Insight into Planetary Origins</text:a></text:p>
          </table:table-cell>
          <table:table-cell table:style-name="ce15" office:value-type="date" office:date-value="2015-11-09" calcext:value-type="date">
            <text:p>2015-11-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109" xlink:type="simple">At Pluto, New Horizons Finds Geology of All Ages, Possible Ice Volcanoes, Insight into Planetary Orig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105" xlink:type="simple">New Horizons Completes Record-Setting Kuiper Belt Targeting Maneuvers</text:a></text:p>
          </table:table-cell>
          <table:table-cell table:style-name="ce15" office:value-type="date" office:date-value="2015-11-05" calcext:value-type="date">
            <text:p>2015-11-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105" xlink:type="simple">New Horizons Completes Record-Setting Kuiper Belt Targeting Maneuve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logs.nasa.gov/pluto/2015/10/30/in-the-shadows-of-pluto-and-charon/" xlink:type="simple">Blog: In the Shadows of Pluto and Charon</text:a></text:p>
          </table:table-cell>
          <table:table-cell table:style-name="ce15" office:value-type="date" office:date-value="2015-11-02" calcext:value-type="date">
            <text:p>2015-11-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logs.nasa.gov/pluto/2015/10/30/in-the-shadows-of-pluto-and-charon/" xlink:type="simple">Blog: In the Shadows of Pluto and 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29b" xlink:type="simple">The Youngest Crater on Charon?</text:a></text:p>
          </table:table-cell>
          <table:table-cell table:style-name="ce15" office:value-type="date" office:date-value="2015-10-29" calcext:value-type="date">
            <text:p>2015-10-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29b" xlink:type="simple">The Youngest Crater on 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29" xlink:type="simple">On Track: New Horizons Carries Out Third KBO Targeting Maneuver</text:a></text:p>
          </table:table-cell>
          <table:table-cell table:style-name="ce15" office:value-type="date" office:date-value="2015-10-29" calcext:value-type="date">
            <text:p>2015-10-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29" xlink:type="simple">On Track: New Horizons Carries Out Third KBO Targeting Maneuv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26b" xlink:type="simple">New Horizons Continues Toward Potential Kuiper Belt Target</text:a></text:p>
          </table:table-cell>
          <table:table-cell table:style-name="ce15" office:value-type="date" office:date-value="2015-10-26" calcext:value-type="date">
            <text:p>2015-10-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26b" xlink:type="simple">New Horizons Continues Toward Potential Kuiper Belt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26a" xlink:type="simple">New Horizons Team Bids Farewell to Bob Farquhar</text:a></text:p>
          </table:table-cell>
          <table:table-cell table:style-name="ce15" office:value-type="date" office:date-value="2015-10-26" calcext:value-type="date">
            <text:p>2015-10-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26a" xlink:type="simple">New Horizons Team Bids Farewell to Bob Farquha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10/23/a-planet-for-all-seasons/" xlink:type="simple">Blog: A Planet for All Seasons</text:a></text:p>
          </table:table-cell>
          <table:table-cell table:style-name="ce15" office:value-type="date" office:date-value="2015-10-23" calcext:value-type="date">
            <text:p>2015-10-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10/23/a-planet-for-all-seasons/" xlink:type="simple">Blog: A Planet for All Seas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23" xlink:type="simple">Maneuver Moves New Horizons toward Next Potential Target</text:a></text:p>
          </table:table-cell>
          <table:table-cell table:style-name="ce15" office:value-type="date" office:date-value="2015-10-23" calcext:value-type="date">
            <text:p>2015-10-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23" xlink:type="simple">Maneuver Moves New Horizons toward Next Potential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22" xlink:type="simple">Last of Pluto's Moons - Mysterious Kerberos - Revealed by New Horizons</text:a></text:p>
          </table:table-cell>
          <table:table-cell table:style-name="ce15" office:value-type="date" office:date-value="2015-10-22" calcext:value-type="date">
            <text:p>2015-10-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22" xlink:type="simple">Last of Pluto's Moons - Mysterious Kerberos - Revealed by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feature/nasa-s-pluto-time-connects-people-with-science" xlink:type="simple">NASA's 'Pluto Time' Connects People with Science</text:a></text:p>
          </table:table-cell>
          <table:table-cell table:style-name="ce15" office:value-type="date" office:date-value="2015-10-20" calcext:value-type="date">
            <text:p>2015-10-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feature/nasa-s-pluto-time-connects-people-with-science" xlink:type="simple">NASA's 'Pluto Time' Connects People with Scien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151015" xlink:type="simple">Science Paper Describes Pluto System Findings</text:a></text:p>
          </table:table-cell>
          <table:table-cell table:style-name="ce15" office:value-type="date" office:date-value="2015-10-15" calcext:value-type="date">
            <text:p>2015-10-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151015" xlink:type="simple">Science Paper Describes Pluto System Finding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10/13/the-impact-of-craters/" xlink:type="simple">Blog: The Impact of Craters</text:a></text:p>
          </table:table-cell>
          <table:table-cell table:style-name="ce15" office:value-type="date" office:date-value="2015-10-13" calcext:value-type="date">
            <text:p>2015-10-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10/13/the-impact-of-craters/" xlink:type="simple">Blog: The Impact of Crate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08" xlink:type="simple">New Horizons Finds Blue Skies and Water Ice on Pluto</text:a></text:p>
          </table:table-cell>
          <table:table-cell table:style-name="ce15" office:value-type="date" office:date-value="2015-10-08" calcext:value-type="date">
            <text:p>2015-10-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08" xlink:type="simple">New Horizons Finds Blue Skies and Water Ice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10/05/plutos-small-moons-nix-and-hydra/" xlink:type="simple">Blog: Pluto's Small Moons Nix and Hydra</text:a></text:p>
          </table:table-cell>
          <table:table-cell table:style-name="ce15" office:value-type="date" office:date-value="2015-10-05" calcext:value-type="date">
            <text:p>2015-10-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10/05/plutos-small-moons-nix-and-hydra/" xlink:type="simple">Blog: Pluto's Small Moons Nix and Hydr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1001" xlink:type="simple">Charon Reveals a Colorful and Violent History</text:a></text:p>
          </table:table-cell>
          <table:table-cell table:style-name="ce15" office:value-type="date" office:date-value="2015-10-01" calcext:value-type="date">
            <text:p>2015-10-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1001" xlink:type="simple">Charon Reveals a Colorful and Violent Histo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09/25/pluto-at-twilight/" xlink:type="simple">Blog: Pluto at Twilight</text:a></text:p>
          </table:table-cell>
          <table:table-cell table:style-name="ce15" office:value-type="date" office:date-value="2015-09-28" calcext:value-type="date">
            <text:p>2015-09-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09/25/pluto-at-twilight/" xlink:type="simple">Blog: Pluto at Twiligh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924" xlink:type="simple">Perplexing Pluto: New 'Snakeskin' Image and More from New Horizons</text:a></text:p>
          </table:table-cell>
          <table:table-cell table:style-name="ce15" office:value-type="date" office:date-value="2015-09-24" calcext:value-type="date">
            <text:p>2015-09-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924" xlink:type="simple">Perplexing Pluto: New 'Snakeskin' Image and More from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logs.nasa.gov/pluto/2015/09/18/art-meets-science-in-new-pluto-aerial-tour/" xlink:type="simple">Blog: Art Meets Science in New Pluto Aerial Tour</text:a></text:p>
          </table:table-cell>
          <table:table-cell table:style-name="ce15" office:value-type="date" office:date-value="2015-09-21" calcext:value-type="date">
            <text:p>2015-09-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logs.nasa.gov/pluto/2015/09/18/art-meets-science-in-new-pluto-aerial-tour/" xlink:type="simple">Blog: Art Meets Science in New Pluto Aerial Tou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917" xlink:type="simple">Pluto 'Wows' in Spectacular New Backlit Panorama</text:a></text:p>
          </table:table-cell>
          <table:table-cell table:style-name="ce15" office:value-type="date" office:date-value="2015-09-17" calcext:value-type="date">
            <text:p>2015-09-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917" xlink:type="simple">Pluto 'Wows' in Spectacular New Backlit Panoram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910" xlink:type="simple">New Pluto Images from New Horizons: It's Complicated</text:a></text:p>
          </table:table-cell>
          <table:table-cell table:style-name="ce15" office:value-type="date" office:date-value="2015-09-10" calcext:value-type="date">
            <text:p>2015-09-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910" xlink:type="simple">New Pluto Images from New Horizons: It's Complicat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09/09/new-horizons-probes-the-mystery-of-charons-red-pole/" xlink:type="simple">Blog: Probing the Mystery of Charon's Red Pole</text:a></text:p>
          </table:table-cell>
          <table:table-cell table:style-name="ce15" office:value-type="date" office:date-value="2015-09-09" calcext:value-type="date">
            <text:p>2015-09-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09/09/new-horizons-probes-the-mystery-of-charons-red-pole/" xlink:type="simple">Blog: Probing the Mystery of Charon's Red Po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904" xlink:type="simple">New Horizons Begins Intensive Data Downlink Phase</text:a></text:p>
          </table:table-cell>
          <table:table-cell table:style-name="ce15" office:value-type="date" office:date-value="2015-09-04" calcext:value-type="date">
            <text:p>2015-09-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904" xlink:type="simple">New Horizons Begins Intensive Data Downlink Pha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828" xlink:type="simple">New Horizons Team Identifies Potential Kuiper Belt Flyby Target</text:a></text:p>
          </table:table-cell>
          <table:table-cell table:style-name="ce15" office:value-type="date" office:date-value="2015-08-28" calcext:value-type="date">
            <text:p>2015-08-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828" xlink:type="simple">New Horizons Team Identifies Potential Kuiper Belt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logs.nasa.gov/pluto/2015/08/28/to-pluto-and-beyond-animating-new-horizons-flight-through-the-pluto-system/" xlink:type="simple">Blog: Making the Pluto Flyby Movie</text:a></text:p>
          </table:table-cell>
          <table:table-cell table:style-name="ce15" office:value-type="date" office:date-value="2015-08-28" calcext:value-type="date">
            <text:p>2015-08-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logs.nasa.gov/pluto/2015/08/28/to-pluto-and-beyond-animating-new-horizons-flight-through-the-pluto-system/" xlink:type="simple">Blog: Making the Pluto Flyby Movi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812" xlink:type="simple">Scientists Study Nitrogen Provision for Pluto's Atmosphere</text:a></text:p>
          </table:table-cell>
          <table:table-cell table:style-name="ce15" office:value-type="date" office:date-value="2015-08-12" calcext:value-type="date">
            <text:p>2015-08-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812" xlink:type="simple">Scientists Study Nitrogen Provision for Pluto's Atmosphe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s://blogs.nasa.gov/pluto/2015/08/10/atmospheric-escape-and-flowing-n2-ice-glaciers-what-resupplies-plutos-nitrogen/" xlink:type="simple">Atmospheric Escape and Flowing N2 Ice Glaciers - What Resupplies Pluto's Nitrogen?</text:a></text:p>
          </table:table-cell>
          <table:table-cell table:style-name="ce15" office:value-type="date" office:date-value="2015-08-10" calcext:value-type="date">
            <text:p>2015-08-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s://blogs.nasa.gov/pluto/2015/08/10/atmospheric-escape-and-flowing-n2-ice-glaciers-what-resupplies-plutos-nitrogen/" xlink:type="simple">Atmospheric Escape and Flowing N2 Ice Glaciers - What Resupplies Pluto's Nitroge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24" xlink:type="simple">New Horizons Team Finds Haze, Flowing Ice on Pluto</text:a></text:p>
          </table:table-cell>
          <table:table-cell table:style-name="ce15" office:value-type="date" office:date-value="2015-07-24" calcext:value-type="date">
            <text:p>2015-07-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24" xlink:type="simple">New Horizons Team Finds Haze, Flowing Ice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23" xlink:type="simple">Have a Minute? Get the Video Scoop on New Horizons and Pluto</text:a></text:p>
          </table:table-cell>
          <table:table-cell table:style-name="ce15" office:value-type="date" office:date-value="2015-07-23" calcext:value-type="date">
            <text:p>2015-07-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23" xlink:type="simple">Have a Minute? Get the Video Scoop on New Horizons and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21-2" xlink:type="simple">New Horizons Finds Second Mountain Range in Pluto's 'Heart'</text:a></text:p>
          </table:table-cell>
          <table:table-cell table:style-name="ce15" office:value-type="date" office:date-value="2015-07-21" calcext:value-type="date">
            <text:p>2015-07-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21-2" xlink:type="simple">New Horizons Finds Second Mountain Range in Pluto's 'Hea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21" xlink:type="simple">New Horizons 'Captures' Two of Pluto's Smaller Moons</text:a></text:p>
          </table:table-cell>
          <table:table-cell table:style-name="ce15" office:value-type="date" office:date-value="2015-07-21" calcext:value-type="date">
            <text:p>2015-07-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21" xlink:type="simple">New Horizons 'Captures' Two of Pluto's Smaller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7" xlink:type="simple">NASA's New Horizons Discovers Frozen Plains in the Heart of Pluto's 'Heart'</text:a></text:p>
          </table:table-cell>
          <table:table-cell table:style-name="ce15" office:value-type="date" office:date-value="2015-07-17" calcext:value-type="date">
            <text:p>2015-07-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7" xlink:type="simple">NASA's New Horizons Discovers Frozen Plains in the Heart of Pluto's 'Hea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7-2" xlink:type="simple">Pluto Wags its Tail</text:a></text:p>
          </table:table-cell>
          <table:table-cell table:style-name="ce15" office:value-type="date" office:date-value="2015-07-17" calcext:value-type="date">
            <text:p>2015-07-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7-2" xlink:type="simple">Pluto Wags its Tail</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7-3" xlink:type="simple">New Horizons Reveals Pluto's Extended Atmosphere</text:a></text:p>
          </table:table-cell>
          <table:table-cell table:style-name="ce15" office:value-type="date" office:date-value="2015-07-17" calcext:value-type="date">
            <text:p>2015-07-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7-3" xlink:type="simple">New Horizons Reveals Pluto's Extended Atmosphe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press-release/nasa-to-release-new-pluto-images-science-findings-at-july-17-nasa-tv-briefing" xlink:type="simple">NASA to Release New Pluto Images, Science Findings at July 17 NASA TV Briefing</text:a></text:p>
          </table:table-cell>
          <table:table-cell table:style-name="ce15" office:value-type="date" office:date-value="2015-07-16" calcext:value-type="date">
            <text:p>2015-07-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press-release/nasa-to-release-new-pluto-images-science-findings-at-july-17-nasa-tv-briefing" xlink:type="simple">NASA to Release New Pluto Images, Science Findings at July 17 NASA TV Brief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5" xlink:type="simple">From Mountains to Moons</text:a></text:p>
          </table:table-cell>
          <table:table-cell table:style-name="ce15" office:value-type="date" office:date-value="2015-07-15" calcext:value-type="date">
            <text:p>2015-07-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5" xlink:type="simple">From Mountains to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4-4" xlink:type="simple">NASA's New Horizons 'Phones Home' Safe after Pluto Flyby</text:a></text:p>
          </table:table-cell>
          <table:table-cell table:style-name="ce15" office:value-type="date" office:date-value="2015-07-14" calcext:value-type="date">
            <text:p>2015-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4-4" xlink:type="simple">NASA's New Horizons 'Phones Home' Safe after Pluto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4-3" xlink:type="simple">Pluto and Charon Shine in False Color</text:a></text:p>
          </table:table-cell>
          <table:table-cell table:style-name="ce15" office:value-type="date" office:date-value="2015-07-14" calcext:value-type="date">
            <text:p>2015-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4-3" xlink:type="simple">Pluto and Charon Shine in False Colo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4-2" xlink:type="simple">NASA's Three-Billion-Mile Journey to Pluto Reaches Historic Encounter</text:a></text:p>
          </table:table-cell>
          <table:table-cell table:style-name="ce15" office:value-type="date" office:date-value="2015-07-14" calcext:value-type="date">
            <text:p>2015-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4-2" xlink:type="simple">NASA's Three-Billion-Mile Journey to Pluto Reaches Historic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4" xlink:type="simple">New Horizons Spacecraft Displays Pluto's Big Heart</text:a></text:p>
          </table:table-cell>
          <table:table-cell table:style-name="ce15" office:value-type="date" office:date-value="2015-07-14" calcext:value-type="date">
            <text:p>2015-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4" xlink:type="simple">New Horizons Spacecraft Displays Pluto's Big Hea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3" xlink:type="simple">How Big Is Pluto? New Horizons Settles Decades-Long Debate</text:a></text:p>
          </table:table-cell>
          <table:table-cell table:style-name="ce15" office:value-type="date" office:date-value="2015-07-13" calcext:value-type="date">
            <text:p>2015-07-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3" xlink:type="simple">How Big Is Pluto? New Horizons Settles Decades-Long Debat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2-3" xlink:type="simple">One Million Miles to Go; Pluto is More Intriguing than Ever</text:a></text:p>
          </table:table-cell>
          <table:table-cell table:style-name="ce15" office:value-type="date" office:date-value="2015-07-12" calcext:value-type="date">
            <text:p>2015-07-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2-3" xlink:type="simple">One Million Miles to Go; Pluto is More Intriguing than Ev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2-2" xlink:type="simple">Charon's Chasms and Craters</text:a></text:p>
          </table:table-cell>
          <table:table-cell table:style-name="ce15" office:value-type="date" office:date-value="2015-07-12" calcext:value-type="date">
            <text:p>2015-07-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2-2" xlink:type="simple">Charon's Chasms and Crate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2" xlink:type="simple">The Women who Power NASA's New Horizons Mission to Pluto</text:a></text:p>
          </table:table-cell>
          <table:table-cell table:style-name="ce15" office:value-type="date" office:date-value="2015-07-12" calcext:value-type="date">
            <text:p>2015-07-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2" xlink:type="simple">The Women who Power NASA's New Horizons Mission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1-2" xlink:type="simple">New Horizons' Last Portrait of Pluto's Puzzling Spots</text:a></text:p>
          </table:table-cell>
          <table:table-cell table:style-name="ce15" office:value-type="date" office:date-value="2015-07-11" calcext:value-type="date">
            <text:p>2015-07-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1-2" xlink:type="simple">New Horizons' Last Portrait of Pluto's Puzzling Spo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1" xlink:type="simple">Pluto by Moonlight</text:a></text:p>
          </table:table-cell>
          <table:table-cell table:style-name="ce15" office:value-type="date" office:date-value="2015-07-11" calcext:value-type="date">
            <text:p>2015-07-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1" xlink:type="simple">Pluto by Moonligh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0-2" xlink:type="simple">Houston, We Have Geology</text:a></text:p>
          </table:table-cell>
          <table:table-cell table:style-name="ce15" office:value-type="date" office:date-value="2015-07-10" calcext:value-type="date">
            <text:p>2015-07-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0-2" xlink:type="simple">Houston, We Have Geolog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10" xlink:type="simple">The Children of Pluto</text:a></text:p>
          </table:table-cell>
          <table:table-cell table:style-name="ce15" office:value-type="date" office:date-value="2015-07-10" calcext:value-type="date">
            <text:p>2015-07-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10" xlink:type="simple">The Children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9" xlink:type="simple">Pluto and Charon: New Horizons' Dynamic Duo</text:a></text:p>
          </table:table-cell>
          <table:table-cell table:style-name="ce15" office:value-type="date" office:date-value="2015-07-09" calcext:value-type="date">
            <text:p>2015-07-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9" xlink:type="simple">Pluto and Charon: New Horizons' Dynamic Du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8" xlink:type="simple">A 'Heart' from Pluto as Flyby Begins</text:a></text:p>
          </table:table-cell>
          <table:table-cell table:style-name="ce15" office:value-type="date" office:date-value="2015-07-08" calcext:value-type="date">
            <text:p>2015-07-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8" xlink:type="simple">A 'Heart' from Pluto as Flyby Beg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7" xlink:type="simple">The Whale and the Donut</text:a></text:p>
          </table:table-cell>
          <table:table-cell table:style-name="ce15" office:value-type="date" office:date-value="2015-07-07" calcext:value-type="date">
            <text:p>2015-07-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7" xlink:type="simple">The Whale and the Donu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6-2" xlink:type="simple">New Horizons on Track for Pluto Flyby</text:a></text:p>
          </table:table-cell>
          <table:table-cell table:style-name="ce15" office:value-type="date" office:date-value="2015-07-06" calcext:value-type="date">
            <text:p>2015-07-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6-2" xlink:type="simple">New Horizons on Track for Pluto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6" xlink:type="simple">Latest Views of Pluto</text:a></text:p>
          </table:table-cell>
          <table:table-cell table:style-name="ce15" office:value-type="date" office:date-value="2015-07-06" calcext:value-type="date">
            <text:p>2015-07-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6" xlink:type="simple">Latest Views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5" xlink:type="simple">New Horizons Plans July 7 Return to Normal Science Operations</text:a></text:p>
          </table:table-cell>
          <table:table-cell table:style-name="ce15" office:value-type="date" office:date-value="2015-07-05" calcext:value-type="date">
            <text:p>2015-07-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5" xlink:type="simple">New Horizons Plans July 7 Return to Normal Science Operati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4" xlink:type="simple">New Horizons Team Responds to Spacecraft Anomaly</text:a></text:p>
          </table:table-cell>
          <table:table-cell table:style-name="ce15" office:value-type="date" office:date-value="2015-07-04" calcext:value-type="date">
            <text:p>2015-07-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4" xlink:type="simple">New Horizons Team Responds to Spacecraft Anomal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3" xlink:type="simple">Pluto and Charon Surfaces in Living Color</text:a></text:p>
          </table:table-cell>
          <table:table-cell table:style-name="ce15" office:value-type="date" office:date-value="2015-07-03" calcext:value-type="date">
            <text:p>2015-07-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3" xlink:type="simple">Pluto and Charon Surfaces in Living Colo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3-2" xlink:type="simple">The 'Other' Red Planet</text:a></text:p>
          </table:table-cell>
          <table:table-cell table:style-name="ce15" office:value-type="date" office:date-value="2015-07-03" calcext:value-type="date">
            <text:p>2015-07-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3-2" xlink:type="simple">The 'Other' Red Plan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1-2" xlink:type="simple">Color Images Reveal Two Distinct Faces of Pluto, Series of Spots that Fascinate</text:a></text:p>
          </table:table-cell>
          <table:table-cell table:style-name="ce15" office:value-type="date" office:date-value="2015-07-01" calcext:value-type="date">
            <text:p>2015-07-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1-2" xlink:type="simple">Color Images Reveal Two Distinct Faces of Pluto, Series of Spots that Fascinat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701" xlink:type="simple">NASA's New Horizons Spacecraft Stays the Course to Pluto</text:a></text:p>
          </table:table-cell>
          <table:table-cell table:style-name="ce15" office:value-type="date" office:date-value="2015-07-01" calcext:value-type="date">
            <text:p>2015-07-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701" xlink:type="simple">NASA's New Horizons Spacecraft Stays the Course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630" xlink:type="simple">New Horizons 'Speeds Up' on Final Approach to Pluto</text:a></text:p>
          </table:table-cell>
          <table:table-cell table:style-name="ce15" office:value-type="date" office:date-value="2015-06-30" calcext:value-type="date">
            <text:p>2015-06-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630" xlink:type="simple">New Horizons 'Speeds Up' on Final Approac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622-3" xlink:type="simple">Increasing Variety on Pluto's Close Approach Hemisphere, and a 'Dark Pole' on Charon</text:a></text:p>
          </table:table-cell>
          <table:table-cell table:style-name="ce15" office:value-type="date" office:date-value="2015-06-22" calcext:value-type="date">
            <text:p>2015-06-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622-3" xlink:type="simple">Increasing Variety on Pluto's Close Approach Hemisphere, and a 'Dark Pole' on 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622-2" xlink:type="simple">Exactly 37 Years after Its Discovery, Pluto's Moon Charon Is Being Revealed</text:a></text:p>
          </table:table-cell>
          <table:table-cell table:style-name="ce15" office:value-type="date" office:date-value="2015-06-22" calcext:value-type="date">
            <text:p>2015-06-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622-2" xlink:type="simple">Exactly 37 Years after Its Discovery, Pluto's Moon Charon Is Being Reveal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622" xlink:type="simple">Pluto and Charon, Now in Color</text:a></text:p>
          </table:table-cell>
          <table:table-cell table:style-name="ce15" office:value-type="date" office:date-value="2015-06-22" calcext:value-type="date">
            <text:p>2015-06-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622" xlink:type="simple">Pluto and Charon, Now in Colo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615" xlink:type="simple">One Month from Pluto: New Horizons on Track, All Clear, and Ready for Action</text:a></text:p>
          </table:table-cell>
          <table:table-cell table:style-name="ce15" office:value-type="date" office:date-value="2015-06-15" calcext:value-type="date">
            <text:p>2015-06-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615" xlink:type="simple">One Month from Pluto: New Horizons on Track, All Clear, and Ready for Ac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611" xlink:type="simple">Different Faces of Pluto Emerging in New Images from New Horizons</text:a></text:p>
          </table:table-cell>
          <table:table-cell table:style-name="ce15" office:value-type="date" office:date-value="2015-06-11" calcext:value-type="date">
            <text:p>2015-06-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611" xlink:type="simple">Different Faces of Pluto Emerging in New Images from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press-release/nasa-s-hubble-finds-pluto-s-moons-tumbling-in-absolute-chaos" xlink:type="simple">Hubble Finds Pluto's Moons Tumbling in Absolute Chaos</text:a></text:p>
          </table:table-cell>
          <table:table-cell table:style-name="ce15" office:value-type="date" office:date-value="2015-06-04" calcext:value-type="date">
            <text:p>2015-06-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press-release/nasa-s-hubble-finds-pluto-s-moons-tumbling-in-absolute-chaos" xlink:type="simple">Hubble Finds Pluto's Moons Tumbling in Absolute Chao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528" xlink:type="simple">So Far, All Clear: New Horizons Team Completes First Search for Pluto System Hazards</text:a></text:p>
          </table:table-cell>
          <table:table-cell table:style-name="ce15" office:value-type="date" office:date-value="2015-05-28" calcext:value-type="date">
            <text:p>2015-05-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528" xlink:type="simple">So Far, All Clear: New Horizons Team Completes First Search for Pluto System Hazard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527" xlink:type="simple">New Horizons Sees More Detail as It Draws Closer to Pluto</text:a></text:p>
          </table:table-cell>
          <table:table-cell table:style-name="ce15" office:value-type="date" office:date-value="2015-05-27" calcext:value-type="date">
            <text:p>2015-05-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527" xlink:type="simple">New Horizons Sees More Detail as It Draws Closer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512" xlink:type="simple">New Horizons Spots Pluto's Faintest Known Moons</text:a></text:p>
          </table:table-cell>
          <table:table-cell table:style-name="ce15" office:value-type="date" office:date-value="2015-05-12" calcext:value-type="date">
            <text:p>2015-05-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512" xlink:type="simple">New Horizons Spots Pluto's Faintest Known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501" xlink:type="simple">A Schoolgirl Names Pluto, 85 Years Ago Today</text:a></text:p>
          </table:table-cell>
          <table:table-cell table:style-name="ce15" office:value-type="date" office:date-value="2015-05-01" calcext:value-type="date">
            <text:p>2015-05-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501" xlink:type="simple">A Schoolgirl Names Pluto, 85 Years Ago Toda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429" xlink:type="simple">New Horizons Detects Surface Features, Possible Polar Cap on Pluto</text:a></text:p>
          </table:table-cell>
          <table:table-cell table:style-name="ce15" office:value-type="date" office:date-value="2015-04-29" calcext:value-type="date">
            <text:p>2015-04-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429" xlink:type="simple">New Horizons Detects Surface Features, Possible Polar Cap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427" xlink:type="simple">New Horizons' Student Instrument Turning Deep Space Dust to Data about Pluto's Environment</text:a></text:p>
          </table:table-cell>
          <table:table-cell table:style-name="ce15" office:value-type="date" office:date-value="2015-04-27" calcext:value-type="date">
            <text:p>2015-04-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427" xlink:type="simple">New Horizons' Student Instrument Turning Deep Space Dust to Data about Pluto's Environmen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414" xlink:type="simple">NASA's New Horizons Nears Historic Encounter with Pluto</text:a></text:p>
          </table:table-cell>
          <table:table-cell table:style-name="ce15" office:value-type="date" office:date-value="2015-04-14" calcext:value-type="date">
            <text:p>2015-04-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414" xlink:type="simple">NASA's New Horizons Nears Historic Encounter with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409" xlink:type="simple">NASA Hosts Briefings on Historic Mission to Pluto</text:a></text:p>
          </table:table-cell>
          <table:table-cell table:style-name="ce15" office:value-type="date" office:date-value="2015-04-10" calcext:value-type="date">
            <text:p>2015-04-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409" xlink:type="simple">NASA Hosts Briefings on Historic Mission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50406" xlink:type="simple">Inside 100 Days to the Historic First Exploration of Pluto, New Horizons Set to Deliver</text:a></text:p>
          </table:table-cell>
          <table:table-cell table:style-name="ce15" office:value-type="date" office:date-value="2015-04-06" calcext:value-type="date">
            <text:p>2015-04-0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50406" xlink:type="simple">Inside 100 Days to the Historic First Exploration of Pluto, New Horizons Set to Deliv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press/2015/april/nasa-extends-campaign-for-public-to-name-features-on-pluto/" xlink:type="simple">NASA Extends Campaign for Public to Name Features on Pluto</text:a></text:p>
          </table:table-cell>
          <table:table-cell table:style-name="ce15" office:value-type="date" office:date-value="2015-04-06" calcext:value-type="date">
            <text:p>2015-04-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press/2015/april/nasa-extends-campaign-for-public-to-name-features-on-pluto/" xlink:type="simple">NASA Extends Campaign for Public to Name Features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bit.ly/NH_Hangout2" xlink:type="simple">Google+ Hangout on Pluto Studies</text:a></text:p>
          </table:table-cell>
          <table:table-cell table:style-name="ce15" office:value-type="date" office:date-value="2015-04-02" calcext:value-type="date">
            <text:p>2015-04-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bit.ly/NH_Hangout2" xlink:type="simple">Google+ Hangout on Pluto Studi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50327" xlink:type="simple">New Horizons Sampling 'Space Weather' on Approach to Pluto</text:a></text:p>
          </table:table-cell>
          <table:table-cell table:style-name="ce15" office:value-type="date" office:date-value="2015-03-27" calcext:value-type="date">
            <text:p>2015-03-2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50327" xlink:type="simple">New Horizons Sampling 'Space Weather' on Approac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312" xlink:type="simple">A Record Day for New Horizons</text:a></text:p>
          </table:table-cell>
          <table:table-cell table:style-name="ce15" office:value-type="date" office:date-value="2015-03-12" calcext:value-type="date">
            <text:p>2015-03-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312" xlink:type="simple">A Record Day for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310" xlink:type="simple">With Trajectory Correction, NASA's New Horizons Homes in on Pluto</text:a></text:p>
          </table:table-cell>
          <table:table-cell table:style-name="ce15" office:value-type="date" office:date-value="2015-03-10" calcext:value-type="date">
            <text:p>2015-03-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310" xlink:type="simple">With Trajectory Correction, NASA's New Horizons Homes in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50218" xlink:type="simple">85 Years after Pluto's Discovery, New Horizons Spots Small Moons Orbiting Pluto</text:a></text:p>
          </table:table-cell>
          <table:table-cell table:style-name="ce15" office:value-type="date" office:date-value="2015-02-18" calcext:value-type="date">
            <text:p>2015-02-1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50218" xlink:type="simple">85 Years after Pluto's Discovery, New Horizons Spots Small Moons Orbiting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212" xlink:type="simple">The View from New Horizons: A Full Day on Pluto-Charon</text:a></text:p>
          </table:table-cell>
          <table:table-cell table:style-name="ce15" office:value-type="date" office:date-value="2015-02-12" calcext:value-type="date">
            <text:p>2015-02-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212" xlink:type="simple">The View from New Horizons: A Full Day on Pluto-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204" xlink:type="simple">Happy Birthday Clyde Tombaugh: New Horizons Returns New Images of Pluto</text:a></text:p>
          </table:table-cell>
          <table:table-cell table:style-name="ce15" office:value-type="date" office:date-value="2015-02-04" calcext:value-type="date">
            <text:p>2015-02-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204" xlink:type="simple">Happy Birthday Clyde Tombaugh: New Horizons Returns New Images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s://plus.google.com/events/cbg7smnbq2uibpajurquj98r97c" xlink:type="simple">Google+ Hangout on Solar System Science Education, Jan. 28</text:a></text:p>
          </table:table-cell>
          <table:table-cell table:style-name="ce15" office:value-type="date" office:date-value="2015-01-26" calcext:value-type="date">
            <text:p>2015-01-2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s://plus.google.com/events/cbg7smnbq2uibpajurquj98r97c" xlink:type="simple">Google+ Hangout on Solar System Science Education, Jan. 28</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50115" xlink:type="simple">New Horizons Begins First Stages of Pluto Encounter</text:a></text:p>
          </table:table-cell>
          <table:table-cell table:style-name="ce15" office:value-type="date" office:date-value="2015-01-15" calcext:value-type="date">
            <text:p>2015-01-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50115" xlink:type="simple">New Horizons Begins First Stages of Pluto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1218" xlink:type="simple">On the Eve of Encounter: New Horizons at AGU</text:a></text:p>
          </table:table-cell>
          <table:table-cell table:style-name="ce15" office:value-type="date" office:date-value="2014-12-17" calcext:value-type="date">
            <text:p>2014-12-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1218" xlink:type="simple">On the Eve of Encounter: New Horizons at AGU</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bit.ly/NH_Hangout" xlink:type="simple">Catch New Horizons Team on Google+</text:a></text:p>
          </table:table-cell>
          <table:table-cell table:style-name="ce15" office:value-type="date" office:date-value="2014-12-10" calcext:value-type="date">
            <text:p>2014-12-10</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bit.ly/NH_Hangout" xlink:type="simple">Catch New Horizons Team on Goog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1206" xlink:type="simple">On Pluto's Doorstep, NASA's New Horizons Spacecraft Awakens for Encounter</text:a></text:p>
          </table:table-cell>
          <table:table-cell table:style-name="ce15" office:value-type="date" office:date-value="2014-12-06" calcext:value-type="date">
            <text:p>2014-12-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1206" xlink:type="simple">On Pluto's Doorstep, NASA's New Horizons Spacecraft Awakens for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planetary.org/get-involved/events/2014/waking-up-on-pluto.html" xlink:type="simple">Planetary Society Webcast of New Horizons Wake-Up</text:a></text:p>
          </table:table-cell>
          <table:table-cell table:style-name="ce15" office:value-type="date" office:date-value="2014-12-06" calcext:value-type="date">
            <text:p>2014-12-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planetary.org/get-involved/events/2014/waking-up-on-pluto.html" xlink:type="simple">Planetary Society Webcast of New Horizons Wake-U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41113" xlink:type="simple">New Horizons Set to Wake Up for Pluto Encounter</text:a></text:p>
          </table:table-cell>
          <table:table-cell table:style-name="ce15" office:value-type="date" office:date-value="2014-11-13" calcext:value-type="date">
            <text:p>2014-11-1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41113" xlink:type="simple">New Horizons Set to Wake Up for Pluto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reddit.com/r/IAmA/comments/2igklm/hi_i_am_alan_stern_head_of_nasas_new_horizons/" xlink:type="simple">Today: Ask New Horizons Anything</text:a></text:p>
          </table:table-cell>
          <table:table-cell table:style-name="ce15" office:value-type="date" office:date-value="2014-10-06" calcext:value-type="date">
            <text:p>2014-10-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reddit.com/r/IAmA/comments/2igklm/hi_i_am_alan_stern_head_of_nasas_new_horizons/" xlink:type="simple">Today: Ask New Horizons Anyth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912" xlink:type="simple">Hello Hydra!</text:a></text:p>
          </table:table-cell>
          <table:table-cell table:style-name="ce15" office:value-type="date" office:date-value="2014-09-12" calcext:value-type="date">
            <text:p>2014-09-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912" xlink:type="simple">Hello Hydr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40829" xlink:type="simple">New Horizons Commanded into Last Pre-Pluto Slumber</text:a></text:p>
          </table:table-cell>
          <table:table-cell table:style-name="ce15" office:value-type="date" office:date-value="2014-08-29" calcext:value-type="date">
            <text:p>2014-08-2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40829" xlink:type="simple">New Horizons Commanded into Last Pre-Pluto Slumb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825" xlink:type="simple">New Horizons Crosses Neptune Orbit En Route to Historic Pluto Encounter</text:a></text:p>
          </table:table-cell>
          <table:table-cell table:style-name="ce15" office:value-type="date" office:date-value="2014-08-25" calcext:value-type="date">
            <text:p>2014-08-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825" xlink:type="simple">New Horizons Crosses Neptune Orbit En Route to Historic Pluto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822" xlink:type="simple">New Horizons Event on Aug. 25 Marks Neptune Orbit Crossing, Connections to Voyager</text:a></text:p>
          </table:table-cell>
          <table:table-cell table:style-name="ce15" office:value-type="date" office:date-value="2014-08-22" calcext:value-type="date">
            <text:p>2014-08-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822" xlink:type="simple">New Horizons Event on Aug. 25 Marks Neptune Orbit Crossing, Connections to Voyag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nasa.gov/jpl/voyager/triton-20140821/index.html#.U_elJmM0898" xlink:type="simple">A Pluto Preview? Scientists Create New Triton Map</text:a></text:p>
          </table:table-cell>
          <table:table-cell table:style-name="ce15" office:value-type="date" office:date-value="2014-08-21" calcext:value-type="date">
            <text:p>2014-08-2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nasa.gov/jpl/voyager/triton-20140821/index.html#.U_elJmM0898" xlink:type="simple">A Pluto Preview? Scientists Create New Triton Ma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807" xlink:type="simple">New Horizons Spies Charon Orbiting Pluto</text:a></text:p>
          </table:table-cell>
          <table:table-cell table:style-name="ce15" office:value-type="date" office:date-value="2014-08-07" calcext:value-type="date">
            <text:p>2014-08-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807" xlink:type="simple">New Horizons Spies Charon Orbiting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715" xlink:type="simple">New Horizons Marks a 'Year Out' with a Successful Course Correction</text:a></text:p>
          </table:table-cell>
          <table:table-cell table:style-name="ce15" office:value-type="date" office:date-value="2014-07-15" calcext:value-type="date">
            <text:p>2014-07-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715" xlink:type="simple">New Horizons Marks a 'Year Out' with a Successful Course Correc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hubblesite.org/newscenter/archive/releases/2014/35/" xlink:type="simple">Hubble Proceeds with Full Search for Kuiper Belt Targets</text:a></text:p>
          </table:table-cell>
          <table:table-cell table:style-name="ce15" office:value-type="date" office:date-value="2014-07-01" calcext:value-type="date">
            <text:p>2014-07-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hubblesite.org/newscenter/archive/releases/2014/35/" xlink:type="simple">Hubble Proceeds with Full Search for Kuiper Belt Targe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617" xlink:type="simple">Final 'Pre-Pluto' Annual Checkout Begins</text:a></text:p>
          </table:table-cell>
          <table:table-cell table:style-name="ce15" office:value-type="date" office:date-value="2014-06-17" calcext:value-type="date">
            <text:p>2014-06-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617" xlink:type="simple">Final 'Pre-Pluto' Annual Checkout Beg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press/2014/june/nasa-hubble-to-begin-search-beyond-pluto-for-a-new-horizons-mission-target/index.html" xlink:type="simple">NASA Hubble to Search Beyond Pluto for a New Horizons Mission Target</text:a></text:p>
          </table:table-cell>
          <table:table-cell table:style-name="ce15" office:value-type="date" office:date-value="2014-06-16" calcext:value-type="date">
            <text:p>2014-06-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press/2014/june/nasa-hubble-to-begin-search-beyond-pluto-for-a-new-horizons-mission-target/index.html" xlink:type="simple">NASA Hubble to Search Beyond Pluto for a New Horizons Mission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40606" xlink:type="simple">Assessing Pluto from Afar</text:a></text:p>
          </table:table-cell>
          <table:table-cell table:style-name="ce15" office:value-type="date" office:date-value="2014-06-06" calcext:value-type="date">
            <text:p>2014-06-0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40606" xlink:type="simple">Assessing Pluto from Afa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dawn.jpl.nasa.gov/discovery/scale_of_discovery.asp" xlink:type="simple">Educator Workshop Set for April 26</text:a></text:p>
          </table:table-cell>
          <table:table-cell table:style-name="ce15" office:value-type="date" office:date-value="2014-04-02" calcext:value-type="date">
            <text:p>2014-04-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dawn.jpl.nasa.gov/discovery/scale_of_discovery.asp" xlink:type="simple">Educator Workshop Set for April 26</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40227" xlink:type="simple">New Horizons Reaches the Final 4 (au)</text:a></text:p>
          </table:table-cell>
          <table:table-cell table:style-name="ce15" office:value-type="date" office:date-value="2014-02-06" calcext:value-type="date">
            <text:p>2014-02-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40227" xlink:type="simple">New Horizons Reaches the Final 4 (au)</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40106" xlink:type="simple">A Busy Year Begins for New Horizons</text:a></text:p>
          </table:table-cell>
          <table:table-cell table:style-name="ce15" office:value-type="date" office:date-value="2014-01-06" calcext:value-type="date">
            <text:p>2014-01-0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40106" xlink:type="simple">A Busy Year Begins for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1223" xlink:type="simple">On Video: How Do We Get to Pluto? Practice, Practice, Practice</text:a></text:p>
          </table:table-cell>
          <table:table-cell table:style-name="ce15" office:value-type="date" office:date-value="2013-12-23" calcext:value-type="date">
            <text:p>2013-12-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1223" xlink:type="simple">On Video: How Do We Get to Pluto? Practice, Practice, Practi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1213" xlink:type="simple">A Model Spacecraft</text:a></text:p>
          </table:table-cell>
          <table:table-cell table:style-name="ce15" office:value-type="date" office:date-value="2013-12-13" calcext:value-type="date">
            <text:p>2013-12-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1213" xlink:type="simple">A Model Spacecraf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31025" xlink:type="simple">On the Path to Pluto, 5 AU and Closing</text:a></text:p>
          </table:table-cell>
          <table:table-cell table:style-name="ce15" office:value-type="date" office:date-value="2013-10-25" calcext:value-type="date">
            <text:p>2013-10-2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31025" xlink:type="simple">On the Path to Pluto, 5 AU and Clos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1021" xlink:type="simple">The Sounds of New Horizons</text:a></text:p>
          </table:table-cell>
          <table:table-cell table:style-name="ce15" office:value-type="date" office:date-value="2013-10-21" calcext:value-type="date">
            <text:p>2013-10-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1021" xlink:type="simple">The Sounds of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0801" xlink:type="simple">Pluto Science Conference Exceeds Expectations</text:a></text:p>
          </table:table-cell>
          <table:table-cell table:style-name="ce15" office:value-type="date" office:date-value="2013-08-01" calcext:value-type="date">
            <text:p>2013-08-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0801" xlink:type="simple">Pluto Science Conference Exceeds Expectati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30710" xlink:type="simple">Charon Revealed!</text:a></text:p>
          </table:table-cell>
          <table:table-cell table:style-name="ce15" office:value-type="date" office:date-value="2013-07-10" calcext:value-type="date">
            <text:p>2013-07-10</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30710" xlink:type="simple">Charon Reveal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0702" xlink:type="simple">Kerberos and Styx: Welcome to the Pluto System!</text:a></text:p>
          </table:table-cell>
          <table:table-cell table:style-name="ce15" office:value-type="date" office:date-value="2013-07-02" calcext:value-type="date">
            <text:p>2013-07-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0702" xlink:type="simple">Kerberos and Styx: Welcome to the Pluto System!</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0614" xlink:type="simple">New Horizons Team Sticking to Original Flight Plan at Pluto</text:a></text:p>
          </table:table-cell>
          <table:table-cell table:style-name="ce15" office:value-type="date" office:date-value="2013-06-14" calcext:value-type="date">
            <text:p>2013-06-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0614" xlink:type="simple">New Horizons Team Sticking to Original Flight Plan at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plutorocks.com/" xlink:type="simple">Pluto Moons: The Votes Are In</text:a></text:p>
          </table:table-cell>
          <table:table-cell table:style-name="ce15" office:value-type="date" office:date-value="2013-02-28" calcext:value-type="date">
            <text:p>2013-02-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plutorocks.com/" xlink:type="simple">Pluto Moons: The Votes Are I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plutorocks.com/" xlink:type="simple">Help Name Pluto's New Moons</text:a></text:p>
          </table:table-cell>
          <table:table-cell table:style-name="ce15" office:value-type="date" office:date-value="2013-02-14" calcext:value-type="date">
            <text:p>2013-02-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plutorocks.com/" xlink:type="simple">Help Name Pluto's New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30110" xlink:type="simple">New Horizons Gets a New Year's Workout</text:a></text:p>
          </table:table-cell>
          <table:table-cell table:style-name="ce15" office:value-type="date" office:date-value="2013-01-10" calcext:value-type="date">
            <text:p>2013-01-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30110" xlink:type="simple">New Horizons Gets a New Year's Workou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21128" xlink:type="simple">Halfway Between Uranus and Neptune, New Horizons Cruises On</text:a></text:p>
          </table:table-cell>
          <table:table-cell table:style-name="ce15" office:value-type="date" office:date-value="2012-11-28" calcext:value-type="date">
            <text:p>2012-11-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21128" xlink:type="simple">Halfway Between Uranus and Neptune, New Horizons Cruises 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planetary.org/Galleries/planetary-radio/show/2012/20121126-alan_stern_new_horizons_uwingu.html" xlink:type="simple">New Horizons on Planetary Radio</text:a></text:p>
          </table:table-cell>
          <table:table-cell table:style-name="ce15" office:value-type="date" office:date-value="2012-11-27" calcext:value-type="date">
            <text:p>2012-11-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planetary.org/Galleries/planetary-radio/show/2012/20121126-alan_stern_new_horizons_uwingu.html" xlink:type="simple">New Horizons on Planetary Radi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1016" xlink:type="simple">At Pluto, Moons and Debris May Be Hazardous to New Horizons</text:a></text:p>
          </table:table-cell>
          <table:table-cell table:style-name="ce15" office:value-type="date" office:date-value="2012-10-16" calcext:value-type="date">
            <text:p>2012-10-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1016" xlink:type="simple">At Pluto, Moons and Debris May Be Hazardous to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20815" xlink:type="simple">Online: New Horizons PI Talks Pluto</text:a></text:p>
          </table:table-cell>
          <table:table-cell table:style-name="ce15" office:value-type="date" office:date-value="2012-08-15" calcext:value-type="date">
            <text:p>2012-08-1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20815" xlink:type="simple">Online: New Horizons PI Talks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0801" xlink:type="simple">All Aboard: Fly New Horizons through the Kuiper Belt!</text:a></text:p>
          </table:table-cell>
          <table:table-cell table:style-name="ce15" office:value-type="date" office:date-value="2012-08-01" calcext:value-type="date">
            <text:p>2012-08-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0801" xlink:type="simple">All Aboard: Fly New Horizons through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hubblesite.org/newscenter/archive/releases/2012/32/" xlink:type="simple">Gimme Five!</text:a></text:p>
          </table:table-cell>
          <table:table-cell table:style-name="ce15" office:value-type="date" office:date-value="2012-07-11" calcext:value-type="date">
            <text:p>2012-07-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hubblesite.org/newscenter/archive/releases/2012/32/" xlink:type="simple">Gimme Fiv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20709" xlink:type="simple">New Horizons Doing Science in Its Sleep</text:a></text:p>
          </table:table-cell>
          <table:table-cell table:style-name="ce15" office:value-type="date" office:date-value="2012-07-09" calcext:value-type="date">
            <text:p>2012-07-0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20709" xlink:type="simple">New Horizons Doing Science in Its Slee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0601" xlink:type="simple">It's a Sim: Out in Deep Space, New Horizons Successfully Practices the 2015 Pluto Encounter</text:a></text:p>
          </table:table-cell>
          <table:table-cell table:style-name="ce15" office:value-type="date" office:date-value="2012-06-01" calcext:value-type="date">
            <text:p>2012-06-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0601" xlink:type="simple">It's a Sim: Out in Deep Space, New Horizons Successfully Practices the 2015 Pluto Encou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0307" xlink:type="simple">New Horizons Stamp Drive Completes a 10K - and Keeps Going!</text:a></text:p>
          </table:table-cell>
          <table:table-cell table:style-name="ce15" office:value-type="date" office:date-value="2012-03-07" calcext:value-type="date">
            <text:p>2012-03-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0307" xlink:type="simple">New Horizons Stamp Drive Completes a 10K - and Keeps Go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dawn.jpl.nasa.gov/discovery/vision_of_discovery.asp" xlink:type="simple">A Vision of Discovery' Educator Workshop: March 10</text:a></text:p>
          </table:table-cell>
          <table:table-cell table:style-name="ce15" office:value-type="date" office:date-value="2012-02-28" calcext:value-type="date">
            <text:p>2012-02-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dawn.jpl.nasa.gov/discovery/vision_of_discovery.asp" xlink:type="simple">A Vision of Discovery' Educator Workshop: March 10</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0210" xlink:type="simple">New Horizons on Approach: 22 AU Down, Just 10 to Go</text:a></text:p>
          </table:table-cell>
          <table:table-cell table:style-name="ce15" office:value-type="date" office:date-value="2012-02-10" calcext:value-type="date">
            <text:p>2012-02-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0210" xlink:type="simple">New Horizons on Approach: 22 AU Down, Just 10 to G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0201" xlink:type="simple">New Horizons Aims to Put Its Stamp on History</text:a></text:p>
          </table:table-cell>
          <table:table-cell table:style-name="ce15" office:value-type="date" office:date-value="2012-02-01" calcext:value-type="date">
            <text:p>2012-02-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0201" xlink:type="simple">New Horizons Aims to Put Its Stamp on Histo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20127" xlink:type="simple">New Horizons Works through Winter Wakeup</text:a></text:p>
          </table:table-cell>
          <table:table-cell table:style-name="ce15" office:value-type="date" office:date-value="2012-01-27" calcext:value-type="date">
            <text:p>2012-01-2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20127" xlink:type="simple">New Horizons Works through Winter Wakeu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20116" xlink:type="simple">New Horizons Team Remembers Patsy Tombaugh</text:a></text:p>
          </table:table-cell>
          <table:table-cell table:style-name="ce15" office:value-type="date" office:date-value="2012-01-16" calcext:value-type="date">
            <text:p>2012-01-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20116" xlink:type="simple">New Horizons Team Remembers Patsy Tombaug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swri.org/9what/releases/2011/pluto.htm" xlink:type="simple">Evidence of Complex Molecules Found on Pluto</text:a></text:p>
          </table:table-cell>
          <table:table-cell table:style-name="ce15" office:value-type="date" office:date-value="2011-12-20" calcext:value-type="date">
            <text:p>2011-12-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swri.org/9what/releases/2011/pluto.htm" xlink:type="simple">Evidence of Complex Molecules Found on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11202" xlink:type="simple">New Horizons Becomes Closest Spacecraft to Approach Pluto</text:a></text:p>
          </table:table-cell>
          <table:table-cell table:style-name="ce15" office:value-type="date" office:date-value="2011-12-02" calcext:value-type="date">
            <text:p>2011-12-0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11202" xlink:type="simple">New Horizons Becomes Closest Spacecraft to Approach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1024" xlink:type="simple">On the Path to Pluto: New Horizons App Now Available</text:a></text:p>
          </table:table-cell>
          <table:table-cell table:style-name="ce15" office:value-type="date" office:date-value="2011-10-24" calcext:value-type="date">
            <text:p>2011-10-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1024" xlink:type="simple">On the Path to Pluto: New Horizons App Now Availab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0812" xlink:type="simple">Remembering New Horizons Co-Investigator Dr. David Charles Slater, August 12, 1957 - May 30, 2011</text:a></text:p>
          </table:table-cell>
          <table:table-cell table:style-name="ce15" office:value-type="date" office:date-value="2011-08-12" calcext:value-type="date">
            <text:p>2011-08-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0812" xlink:type="simple">Remembering New Horizons Co-Investigator Dr. David Charles Slater, August 12, 1957 - May 30, 2011</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10805" xlink:type="simple">View from the Summit: Hunting for KBOs at the Top of the World</text:a></text:p>
          </table:table-cell>
          <table:table-cell table:style-name="ce15" office:value-type="date" office:date-value="2011-08-05" calcext:value-type="date">
            <text:p>2011-08-0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10805" xlink:type="simple">View from the Summit: Hunting for KBOs at the Top of the Worl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0720" xlink:type="simple">Fourth Moon Adds to Pluto's Appeal</text:a></text:p>
          </table:table-cell>
          <table:table-cell table:style-name="ce15" office:value-type="date" office:date-value="2011-07-20" calcext:value-type="date">
            <text:p>2011-07-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0720" xlink:type="simple">Fourth Moon Adds to Pluto's Appeal</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 xlink:type="simple">New Horizons Scientists Tracking Pluto</text:a></text:p>
          </table:table-cell>
          <table:table-cell table:style-name="ce15" office:value-type="date" office:date-value="2011-06-23" calcext:value-type="date">
            <text:p>2011-06-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 xlink:type="simple">New Horizons Scientists Tracking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10623" xlink:type="simple">New Horizons Educator Fellows Trained to Bring the Solar System to Your Community</text:a></text:p>
          </table:table-cell>
          <table:table-cell table:style-name="ce15" office:value-type="date" office:date-value="2011-06-23" calcext:value-type="date">
            <text:p>2011-06-2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10623" xlink:type="simple">New Horizons Educator Fellows Trained to Bring the Solar System to Your Communit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0621" xlink:type="simple">Citizen Scientists: Discover a New Horizons Flyby Target!</text:a></text:p>
          </table:table-cell>
          <table:table-cell table:style-name="ce15" office:value-type="date" office:date-value="2011-06-21" calcext:value-type="date">
            <text:p>2011-06-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0621" xlink:type="simple">Citizen Scientists: Discover a New Horizons Flyby Targ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0420" xlink:type="simple">Wanted: Kuiper Belt Targets</text:a></text:p>
          </table:table-cell>
          <table:table-cell table:style-name="ce15" office:value-type="date" office:date-value="2011-04-20" calcext:value-type="date">
            <text:p>2011-04-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0420" xlink:type="simple">Wanted: Kuiper Belt Targe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10401" xlink:type="simple">Forensic Sleuthing Ties Ring Ripples to Impacts</text:a></text:p>
          </table:table-cell>
          <table:table-cell table:style-name="ce15" office:value-type="date" office:date-value="2011-04-01" calcext:value-type="date">
            <text:p>2011-04-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10401" xlink:type="simple">Forensic Sleuthing Ties Ring Ripples to Impac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0318" xlink:type="simple">Later, Uranus: New Horizons Passes Another Planetary Milestone</text:a></text:p>
          </table:table-cell>
          <table:table-cell table:style-name="ce15" office:value-type="date" office:date-value="2011-03-18" calcext:value-type="date">
            <text:p>2011-03-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0318" xlink:type="simple">Later, Uranus: New Horizons Passes Another Planetary Mileston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10120" xlink:type="simple">Launch Plus Five Years: A Ways Traveled, a Ways to Go</text:a></text:p>
          </table:table-cell>
          <table:table-cell table:style-name="ce15" office:value-type="date" office:date-value="2011-01-20" calcext:value-type="date">
            <text:p>2011-01-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10120" xlink:type="simple">Launch Plus Five Years: A Ways Traveled, a Ways to G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01028" xlink:type="simple">Where Is the New Horizons Centaur Stage?</text:a></text:p>
          </table:table-cell>
          <table:table-cell table:style-name="ce15" office:value-type="date" office:date-value="2010-10-28" calcext:value-type="date">
            <text:p>2010-10-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01028" xlink:type="simple">Where Is the New Horizons Centaur Stag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01011" xlink:type="simple">Student Dust Counter instrument breaks distance record</text:a></text:p>
          </table:table-cell>
          <table:table-cell table:style-name="ce15" office:value-type="date" office:date-value="2010-10-11" calcext:value-type="date">
            <text:p>2010-10-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01011" xlink:type="simple">Student Dust Counter instrument breaks distance recor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00903" xlink:type="simple">Picture-Perfect Pluto Practice</text:a></text:p>
          </table:table-cell>
          <table:table-cell table:style-name="ce15" office:value-type="date" office:date-value="2010-09-03" calcext:value-type="date">
            <text:p>2010-09-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00903" xlink:type="simple">Picture-Perfect Pluto Practi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00727" xlink:type="simple">LORRI Looks Back at "Old Friend" Jupiter</text:a></text:p>
          </table:table-cell>
          <table:table-cell table:style-name="ce15" office:value-type="date" office:date-value="2010-07-27" calcext:value-type="date">
            <text:p>2010-07-2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00727" xlink:type="simple">LORRI Looks Back at "Old Friend"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00714" xlink:type="simple">Five Years and Counting Down</text:a></text:p>
          </table:table-cell>
          <table:table-cell table:style-name="ce15" office:value-type="date" office:date-value="2010-07-14" calcext:value-type="date">
            <text:p>2010-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00714" xlink:type="simple">Five Years and Counting Dow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00701" xlink:type="simple">Course Correction Keeps New Horizons on Path to Pluto</text:a></text:p>
          </table:table-cell>
          <table:table-cell table:style-name="ce15" office:value-type="date" office:date-value="2010-07-01" calcext:value-type="date">
            <text:p>2010-07-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00701" xlink:type="simple">Course Correction Keeps New Horizons on Pat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100617" xlink:type="simple">Check it Out: System Tests, Science Observations and a Course Correction</text:a></text:p>
          </table:table-cell>
          <table:table-cell table:style-name="ce15" office:value-type="date" office:date-value="2010-06-17" calcext:value-type="date">
            <text:p>2010-06-1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100617" xlink:type="simple">Check it Out: System Tests, Science Observations and a Course Correc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stsci.edu/institute/conference/nix-hydra" xlink:type="simple">Nix and Hydra: Five Years After Discovery</text:a></text:p>
          </table:table-cell>
          <table:table-cell table:style-name="ce15" office:value-type="date" office:date-value="2010-05-11" calcext:value-type="date">
            <text:p>2010-05-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stsci.edu/institute/conference/nix-hydra" xlink:type="simple">Nix and Hydra: Five Years After Discove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umsfawards.com/?p=43" xlink:type="simple">New Horizons Team Sees 'Opportunity' for Public Engagement</text:a></text:p>
          </table:table-cell>
          <table:table-cell table:style-name="ce15" office:value-type="date" office:date-value="2010-03-04" calcext:value-type="date">
            <text:p>2010-03-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umsfawards.com/?p=43" xlink:type="simple">New Horizons Team Sees 'Opportunity' for Public Engagemen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pbs.org/wgbh/nova/pluto/" xlink:type="simple">New Horizons, Pluto Featured on NOVA</text:a></text:p>
          </table:table-cell>
          <table:table-cell table:style-name="ce15" office:value-type="date" office:date-value="2010-03-02" calcext:value-type="date">
            <text:p>2010-03-0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pbs.org/wgbh/nova/pluto/" xlink:type="simple">New Horizons, Pluto Featured on NOV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00225" xlink:type="simple">The Approach Begins</text:a></text:p>
          </table:table-cell>
          <table:table-cell table:style-name="ce15" office:value-type="date" office:date-value="2010-02-25" calcext:value-type="date">
            <text:p>2010-02-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00225" xlink:type="simple">The Approach Beg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Pluto/The-Pluto-System.php" xlink:type="simple">80 Years of Pluto</text:a></text:p>
          </table:table-cell>
          <table:table-cell table:style-name="ce15" office:value-type="date" office:date-value="2010-02-18" calcext:value-type="date">
            <text:p>2010-02-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Pluto/The-Pluto-System.php" xlink:type="simple">80 Years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hubblesite.org/news/2010/06" xlink:type="simple">New Hubble Maps of Pluto Show Surface Changes</text:a></text:p>
          </table:table-cell>
          <table:table-cell table:style-name="ce15" office:value-type="date" office:date-value="2010-02-04" calcext:value-type="date">
            <text:p>2010-02-0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hubblesite.org/news/2010/06" xlink:type="simple">New Hubble Maps of Pluto Show Surface Chang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news/media/newsaudio/index.html" xlink:type="simple">Coming Soon: New Views of Pluto</text:a></text:p>
          </table:table-cell>
          <table:table-cell table:style-name="ce15" office:value-type="date" office:date-value="2010-02-03" calcext:value-type="date">
            <text:p>2010-02-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news/media/newsaudio/index.html" xlink:type="simple">Coming Soon: New Views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00119_ann" xlink:type="simple">Four Years and Counting</text:a></text:p>
          </table:table-cell>
          <table:table-cell table:style-name="ce15" office:value-type="date" office:date-value="2010-01-19" calcext:value-type="date">
            <text:p>2010-01-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00119_ann" xlink:type="simple">Four Years and Count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091229" xlink:type="simple">New Horizons Crosses a Threshold: Closer to Pluto than Earth</text:a></text:p>
          </table:table-cell>
          <table:table-cell table:style-name="ce15" office:value-type="date" office:date-value="2009-12-29" calcext:value-type="date">
            <text:p>2009-12-2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091229" xlink:type="simple">New Horizons Crosses a Threshold: Closer to Pluto than Eart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11209" xlink:type="simple">New Horizons Roused for Long-Distance Checkup</text:a></text:p>
          </table:table-cell>
          <table:table-cell table:style-name="ce15" office:value-type="date" office:date-value="2009-11-12" calcext:value-type="date">
            <text:p>2009-11-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11209" xlink:type="simple">New Horizons Roused for Long-Distance Checku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090908" xlink:type="simple">New Horizons Hits Halfway Mark Between Saturn, Uranus Orbits</text:a></text:p>
          </table:table-cell>
          <table:table-cell table:style-name="ce15" office:value-type="date" office:date-value="2009-09-08" calcext:value-type="date">
            <text:p>2009-09-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090908" xlink:type="simple">New Horizons Hits Halfway Mark Between Saturn, Uranus Orbi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20090828" xlink:type="simple">New Horizons Checks Out, Enters Hibernation</text:a></text:p>
          </table:table-cell>
          <table:table-cell table:style-name="ce15" office:value-type="date" office:date-value="2009-08-28" calcext:value-type="date">
            <text:p>2009-08-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20090828" xlink:type="simple">New Horizons Checks Out, Enters Hibern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090708" xlink:type="simple">Rise and Shine: New Horizons Wakes for Annual Checkout</text:a></text:p>
          </table:table-cell>
          <table:table-cell table:style-name="ce15" office:value-type="date" office:date-value="2009-07-08" calcext:value-type="date">
            <text:p>2009-07-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090708" xlink:type="simple">Rise and Shine: New Horizons Wakes for Annual Checkou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090508" xlink:type="simple">New Horizons Team Remembers Venetia Phair, the 'Girl Who Named Pluto'</text:a></text:p>
          </table:table-cell>
          <table:table-cell table:style-name="ce15" office:value-type="date" office:date-value="2009-05-08" calcext:value-type="date">
            <text:p>2009-05-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090508" xlink:type="simple">New Horizons Team Remembers Venetia Phair, the 'Girl Who Named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mission-madness.nasa.gov/mm/bracket.html" xlink:type="simple">NASA Mission Madness: Send New Horizons to the Title Game!</text:a></text:p>
          </table:table-cell>
          <table:table-cell table:style-name="ce15" office:value-type="date" office:date-value="2009-04-02" calcext:value-type="date">
            <text:p>2009-04-0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mission-madness.nasa.gov/mm/bracket.html" xlink:type="simple">NASA Mission Madness: Send New Horizons to the Title Ga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31209" xlink:type="simple">New Horizons Detects Neptune's Moon Triton</text:a></text:p>
          </table:table-cell>
          <table:table-cell table:style-name="ce15" office:value-type="date" office:date-value="2009-03-12" calcext:value-type="date">
            <text:p>2009-03-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31209" xlink:type="simple">New Horizons Detects Neptune's Moon Trit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090119_ann" xlink:type="simple">Launch Plus Three Years: Looking Back, Looking Ahead</text:a></text:p>
          </table:table-cell>
          <table:table-cell table:style-name="ce15" office:value-type="date" office:date-value="2009-01-19" calcext:value-type="date">
            <text:p>2009-01-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090119_ann" xlink:type="simple">Launch Plus Three Years: Looking Back, Looking Ahea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21908" xlink:type="simple">New Horizons Earns a Holiday</text:a></text:p>
          </table:table-cell>
          <table:table-cell table:style-name="ce15" office:value-type="date" office:date-value="2008-12-19" calcext:value-type="date">
            <text:p>2008-12-1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21908" xlink:type="simple">New Horizons Earns a Holida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NBatNASM" xlink:type="simple">Building New Horizons - Again</text:a></text:p>
          </table:table-cell>
          <table:table-cell table:style-name="ce15" office:value-type="date" office:date-value="2008-12-08" calcext:value-type="date">
            <text:p>2008-12-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NBatNASM" xlink:type="simple">Building New Horizons - Agai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10708" xlink:type="simple">SETI Radio Telescopes Track New Horizons</text:a></text:p>
          </table:table-cell>
          <table:table-cell table:style-name="ce15" office:value-type="date" office:date-value="2008-11-07" calcext:value-type="date">
            <text:p>2008-11-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10708" xlink:type="simple">SETI Radio Telescopes Track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91608" xlink:type="simple">NASA Salutes New Horizons Team</text:a></text:p>
          </table:table-cell>
          <table:table-cell table:style-name="ce15" office:value-type="date" office:date-value="2008-09-16" calcext:value-type="date">
            <text:p>2008-09-1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91608" xlink:type="simple">NASA Salutes New Horizons Team</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91208" xlink:type="simple">Brain Transplant' Successful as Checkout Continues</text:a></text:p>
          </table:table-cell>
          <table:table-cell table:style-name="ce15" office:value-type="date" office:date-value="2008-09-12" calcext:value-type="date">
            <text:p>2008-09-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91208" xlink:type="simple">Brain Transplant' Successful as Checkout Continu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twitter.com/newhorizons2015/" xlink:type="simple">Team Checks Out New Horizons</text:a></text:p>
          </table:table-cell>
          <table:table-cell table:style-name="ce15" office:value-type="date" office:date-value="2008-09-05" calcext:value-type="date">
            <text:p>2008-09-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twitter.com/newhorizons2015/" xlink:type="simple">Team Checks Out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70208" xlink:type="simple">New Horizons Team Celebrates 30th Anniversary of Charon's Discovery</text:a></text:p>
          </table:table-cell>
          <table:table-cell table:style-name="ce15" office:value-type="date" office:date-value="2008-07-02" calcext:value-type="date">
            <text:p>2008-07-0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70208" xlink:type="simple">New Horizons Team Celebrates 30th Anniversary of Charon's Discove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60808" xlink:type="simple">New Horizons Ventures Beyond Saturn's Orbit</text:a></text:p>
          </table:table-cell>
          <table:table-cell table:style-name="ce15" office:value-type="date" office:date-value="2008-06-08" calcext:value-type="date">
            <text:p>2008-06-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60808" xlink:type="simple">New Horizons Ventures Beyond Saturn's Orbi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52908" xlink:type="simple">Milestones Ahead: New Horizons Set to Cross Saturn's Orbit: Spacecraft Will Be First to Journey beyond Ringed Planet Since 1981</text:a></text:p>
          </table:table-cell>
          <table:table-cell table:style-name="ce15" office:value-type="date" office:date-value="2008-05-29" calcext:value-type="date">
            <text:p>2008-05-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52908" xlink:type="simple">Milestones Ahead: New Horizons Set to Cross Saturn's Orbit: Spacecraft Will Be First to Journey beyond Ringed Planet Since 1981</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jhuapl.edu/PressRelease/080520" xlink:type="simple">Storm Winds Blow in Jupiter's Little Red Spot</text:a></text:p>
          </table:table-cell>
          <table:table-cell table:style-name="ce15" office:value-type="date" office:date-value="2008-05-20" calcext:value-type="date">
            <text:p>2008-05-20</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jhuapl.edu/PressRelease/080520" xlink:type="simple">Storm Winds Blow in Jupiter's Little Red Spo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streator.org/calendar.php#e_85" xlink:type="simple">Tombaugh's Accomplishments: A True Work of Art</text:a></text:p>
          </table:table-cell>
          <table:table-cell table:style-name="ce15" office:value-type="date" office:date-value="2008-05-19" calcext:value-type="date">
            <text:p>2008-05-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streator.org/calendar.php#e_85" xlink:type="simple">Tombaugh's Accomplishments: A True Work of A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22808" xlink:type="simple">Memories of Jupiter</text:a></text:p>
          </table:table-cell>
          <table:table-cell table:style-name="ce15" office:value-type="date" office:date-value="2008-02-28" calcext:value-type="date">
            <text:p>2008-02-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22808" xlink:type="simple">Memories of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22108" xlink:type="simple">New Horizons Crosses 9 au</text:a></text:p>
          </table:table-cell>
          <table:table-cell table:style-name="ce15" office:value-type="date" office:date-value="2008-02-21" calcext:value-type="date">
            <text:p>2008-02-2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22108" xlink:type="simple">New Horizons Crosses 9 au</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2408" xlink:type="simple">A Hi-Def Peek at Pluto</text:a></text:p>
          </table:table-cell>
          <table:table-cell table:style-name="ce15" office:value-type="date" office:date-value="2008-01-24" calcext:value-type="date">
            <text:p>2008-01-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2408" xlink:type="simple">A Hi-Def Peek at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11508" xlink:type="simple">Ice' Congratulates 'Fire' on a Successful Mercury Flyby</text:a></text:p>
          </table:table-cell>
          <table:table-cell table:style-name="ce15" office:value-type="date" office:date-value="2008-01-15" calcext:value-type="date">
            <text:p>2008-01-1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11508" xlink:type="simple">Ice' Congratulates 'Fire' on a Successful Mercury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Videos/Podcasts.php" xlink:type="simple">Podcast: The Hibernation Express</text:a></text:p>
          </table:table-cell>
          <table:table-cell table:style-name="ce15" office:value-type="date" office:date-value="2008-01-08" calcext:value-type="date">
            <text:p>2008-01-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Videos/Podcasts.php" xlink:type="simple">Podcast: The Hibernation Expres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21107" xlink:type="simple">New Horizons Team Talks Jupiter at AGU Meeting</text:a></text:p>
          </table:table-cell>
          <table:table-cell table:style-name="ce15" office:value-type="date" office:date-value="2007-12-11" calcext:value-type="date">
            <text:p>2007-12-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21107" xlink:type="simple">New Horizons Team Talks Jupiter at AGU Meet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00907" xlink:type="simple">New Horizons Sees Changes in Jupiter System</text:a></text:p>
          </table:table-cell>
          <table:table-cell table:style-name="ce15" office:value-type="date" office:date-value="2007-10-09" calcext:value-type="date">
            <text:p>2007-10-0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00907" xlink:type="simple">New Horizons Sees Changes in Jupiter System</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92707" xlink:type="simple">Maneuver Puts New Horizons on a Straight Path to Pluto</text:a></text:p>
          </table:table-cell>
          <table:table-cell table:style-name="ce15" office:value-type="date" office:date-value="2007-09-29" calcext:value-type="date">
            <text:p>2007-09-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92707" xlink:type="simple">Maneuver Puts New Horizons on a Straight Pat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90507" xlink:type="simple">New Horizons to Voyager: Happy 30th Anniversary!</text:a></text:p>
          </table:table-cell>
          <table:table-cell table:style-name="ce15" office:value-type="date" office:date-value="2007-09-05" calcext:value-type="date">
            <text:p>2007-09-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90507" xlink:type="simple">New Horizons to Voyager: Happy 30th Anniversa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81307" xlink:type="simple">Meet the New Horizons Pluto Pals!</text:a></text:p>
          </table:table-cell>
          <table:table-cell table:style-name="ce15" office:value-type="date" office:date-value="2007-08-13" calcext:value-type="date">
            <text:p>2007-08-1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81307" xlink:type="simple">Meet the New Horizons Pluto Pal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71207" xlink:type="simple">Good Morning, New Horizons!</text:a></text:p>
          </table:table-cell>
          <table:table-cell table:style-name="ce15" office:value-type="date" office:date-value="2007-07-12" calcext:value-type="date">
            <text:p>2007-07-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71207" xlink:type="simple">Good Morning,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62807" xlink:type="simple">New Horizons Slips into Electronic Slumber</text:a></text:p>
          </table:table-cell>
          <table:table-cell table:style-name="ce15" office:value-type="date" office:date-value="2007-06-28" calcext:value-type="date">
            <text:p>2007-06-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62807" xlink:type="simple">New Horizons Slips into Electronic Slumb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60107" xlink:type="simple">Full Set of Jupiter Close-Approach Data Reaches Home</text:a></text:p>
          </table:table-cell>
          <table:table-cell table:style-name="ce15" office:value-type="date" office:date-value="2007-06-01" calcext:value-type="date">
            <text:p>2007-06-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60107" xlink:type="simple">Full Set of Jupiter Close-Approach Data Reaches Ho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Videos/Podcasts.php" xlink:type="simple">Podcast: Jupiter Closest Approach</text:a></text:p>
          </table:table-cell>
          <table:table-cell table:style-name="ce15" office:value-type="date" office:date-value="2007-05-17" calcext:value-type="date">
            <text:p>2007-05-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Videos/Podcasts.php" xlink:type="simple">Podcast: Jupiter Closest Approac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Videos/Data-Movies.php" xlink:type="simple">Featured Image: Tvashtar in Motion</text:a></text:p>
          </table:table-cell>
          <table:table-cell table:style-name="ce15" office:value-type="date" office:date-value="2007-05-14" calcext:value-type="date">
            <text:p>2007-05-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Videos/Data-Movies.php" xlink:type="simple">Featured Image: Tvashtar in Mo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50107" xlink:type="simple">New Horizons Provides New Views of Jupiter</text:a></text:p>
          </table:table-cell>
          <table:table-cell table:style-name="ce15" office:value-type="date" office:date-value="2007-05-01" calcext:value-type="date">
            <text:p>2007-05-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50107" xlink:type="simple">New Horizons Provides New Views of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42507" xlink:type="simple">NASA Science Update to Discuss Data from Jupiter Flyby</text:a></text:p>
          </table:table-cell>
          <table:table-cell table:style-name="ce15" office:value-type="date" office:date-value="2007-04-25" calcext:value-type="date">
            <text:p>2007-04-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42507" xlink:type="simple">NASA Science Update to Discuss Data from Jupiter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20" xlink:type="simple">The Colors of Night</text:a></text:p>
          </table:table-cell>
          <table:table-cell table:style-name="ce15" office:value-type="date" office:date-value="2007-04-16" calcext:value-type="date">
            <text:p>2007-04-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20" xlink:type="simple">The Colors of Nigh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Galleries/Featured-Images/image.php?gallery_id=2&amp;image_id=21" xlink:type="simple">Capturing Callisto</text:a></text:p>
          </table:table-cell>
          <table:table-cell table:style-name="ce15" office:value-type="date" office:date-value="2007-04-05" calcext:value-type="date">
            <text:p>2007-04-0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Galleries/Featured-Images/image.php?gallery_id=2&amp;image_id=21" xlink:type="simple">Capturing Callis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22" xlink:type="simple">Two Moons Meet over Jupiter</text:a></text:p>
          </table:table-cell>
          <table:table-cell table:style-name="ce15" office:value-type="date" office:date-value="2007-04-02" calcext:value-type="date">
            <text:p>2007-04-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22" xlink:type="simple">Two Moons Meet over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23" xlink:type="simple">Storm Spectra</text:a></text:p>
          </table:table-cell>
          <table:table-cell table:style-name="ce15" office:value-type="date" office:date-value="2007-03-30" calcext:value-type="date">
            <text:p>2007-03-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23" xlink:type="simple">Storm Spectr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Galleries/Featured-Images/image.php?gallery_id=2&amp;image_id=24" xlink:type="simple">A Burst of Color</text:a></text:p>
          </table:table-cell>
          <table:table-cell table:style-name="ce15" office:value-type="date" office:date-value="2007-03-28" calcext:value-type="date">
            <text:p>2007-03-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Galleries/Featured-Images/image.php?gallery_id=2&amp;image_id=24" xlink:type="simple">A Burst of Colo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25" xlink:type="simple">An Even Closer Look at the Little Red Spot</text:a></text:p>
          </table:table-cell>
          <table:table-cell table:style-name="ce15" office:value-type="date" office:date-value="2007-03-22" calcext:value-type="date">
            <text:p>2007-03-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25" xlink:type="simple">An Even Closer Look at the Little Red Spo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78" xlink:type="simple">Alice Views Jupiter and Io</text:a></text:p>
          </table:table-cell>
          <table:table-cell table:style-name="ce15" office:value-type="date" office:date-value="2007-06-28" calcext:value-type="date">
            <text:p>2007-06-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78" xlink:type="simple">Alice Views Jupiter and I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Galleries/Featured-Images/image.php?gallery_id=2&amp;image_id=26" xlink:type="simple">A Look from LEISA</text:a></text:p>
          </table:table-cell>
          <table:table-cell table:style-name="ce15" office:value-type="date" office:date-value="2007-06-01" calcext:value-type="date">
            <text:p>2007-06-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Galleries/Featured-Images/image.php?gallery_id=2&amp;image_id=26" xlink:type="simple">A Look from LEIS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27" xlink:type="simple">A Midnight Plume</text:a></text:p>
          </table:table-cell>
          <table:table-cell table:style-name="ce15" office:value-type="date" office:date-value="2007-05-17" calcext:value-type="date">
            <text:p>2007-05-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27" xlink:type="simple">A Midnight Plu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28" xlink:type="simple">Jupiter's Rings</text:a></text:p>
          </table:table-cell>
          <table:table-cell table:style-name="ce15" office:value-type="date" office:date-value="2007-05-14" calcext:value-type="date">
            <text:p>2007-05-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28" xlink:type="simple">Jupiter's Ring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Galleries/Featured-Images/image.php?gallery_id=2&amp;image_id=31" xlink:type="simple">Tvashtar's Plume</text:a></text:p>
          </table:table-cell>
          <table:table-cell table:style-name="ce15" office:value-type="date" office:date-value="2007-05-01" calcext:value-type="date">
            <text:p>2007-05-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Galleries/Featured-Images/image.php?gallery_id=2&amp;image_id=31" xlink:type="simple">Tvashtar's Plu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22807" xlink:type="simple">Pluto-Bound New Horizons Spacecraft Gets a Boost from Jupiter</text:a></text:p>
          </table:table-cell>
          <table:table-cell table:style-name="ce15" office:value-type="date" office:date-value="2007-04-25" calcext:value-type="date">
            <text:p>2007-04-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22807" xlink:type="simple">Pluto-Bound New Horizons Spacecraft Gets a Boost from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33" xlink:type="simple">Two Moons and a Storm: Europa</text:a></text:p>
          </table:table-cell>
          <table:table-cell table:style-name="ce15" office:value-type="date" office:date-value="2007-04-16" calcext:value-type="date">
            <text:p>2007-04-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33" xlink:type="simple">Two Moons and a Storm: Europ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Galleries/Featured-Images/image.php?gallery_id=2&amp;image_id=34" xlink:type="simple">Two Moons and a Storm: Ganymede</text:a></text:p>
          </table:table-cell>
          <table:table-cell table:style-name="ce15" office:value-type="date" office:date-value="2007-04-05" calcext:value-type="date">
            <text:p>2007-04-0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Galleries/Featured-Images/image.php?gallery_id=2&amp;image_id=34" xlink:type="simple">Two Moons and a Storm: Ganymed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32" xlink:type="simple">Two Moons and a Storm: Little Red Spot</text:a></text:p>
          </table:table-cell>
          <table:table-cell table:style-name="ce15" office:value-type="date" office:date-value="2007-04-02" calcext:value-type="date">
            <text:p>2007-04-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32" xlink:type="simple">Two Moons and a Storm: Little Red Spo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Galleries/Featured-Images/image.php?gallery_id=2&amp;image_id=35" xlink:type="simple">An Eruption on Io</text:a></text:p>
          </table:table-cell>
          <table:table-cell table:style-name="ce15" office:value-type="date" office:date-value="2007-03-30" calcext:value-type="date">
            <text:p>2007-03-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Galleries/Featured-Images/image.php?gallery_id=2&amp;image_id=35" xlink:type="simple">An Eruption on I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20907" xlink:type="simple">SWAP Observes Solar Wind Interactions at Jupiter</text:a></text:p>
          </table:table-cell>
          <table:table-cell table:style-name="ce15" office:value-type="date" office:date-value="2007-03-28" calcext:value-type="date">
            <text:p>2007-03-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20907" xlink:type="simple">SWAP Observes Solar Wind Interactions at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1807" xlink:type="simple">New Horizons Closes in on Jupiter</text:a></text:p>
          </table:table-cell>
          <table:table-cell table:style-name="ce15" office:value-type="date" office:date-value="2007-03-22" calcext:value-type="date">
            <text:p>2007-03-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1807" xlink:type="simple">New Horizons Closes in on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1007" xlink:type="simple">Jupiter Encounter Begins</text:a></text:p>
          </table:table-cell>
          <table:table-cell table:style-name="ce15" office:value-type="date" office:date-value="2007-03-20" calcext:value-type="date">
            <text:p>2007-03-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1007" xlink:type="simple">Jupiter Encounter Begi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12806" xlink:type="simple">New Horizons Makes First Pluto Sighting</text:a></text:p>
          </table:table-cell>
          <table:table-cell table:style-name="ce15" office:value-type="date" office:date-value="2007-03-16" calcext:value-type="date">
            <text:p>2007-03-1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12806" xlink:type="simple">New Horizons Makes First Pluto Sight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12206" xlink:type="simple">A Season for Thanksgiving</text:a></text:p>
          </table:table-cell>
          <table:table-cell table:style-name="ce15" office:value-type="date" office:date-value="2007-03-13" calcext:value-type="date">
            <text:p>2007-03-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12206" xlink:type="simple">A Season for Thanksgiv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92606" xlink:type="simple">Jupiter Ahoy!</text:a></text:p>
          </table:table-cell>
          <table:table-cell table:style-name="ce15" office:value-type="date" office:date-value="2007-03-09" calcext:value-type="date">
            <text:p>2007-03-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92606" xlink:type="simple">Jupiter Aho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90106" xlink:type="simple">LORRI Sees 'First Light'</text:a></text:p>
          </table:table-cell>
          <table:table-cell table:style-name="ce15" office:value-type="date" office:date-value="2007-03-01" calcext:value-type="date">
            <text:p>2007-03-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90106" xlink:type="simple">LORRI Sees 'First Ligh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81706" xlink:type="simple">New Horizons Salutes Voyager</text:a></text:p>
          </table:table-cell>
          <table:table-cell table:style-name="ce15" office:value-type="date" office:date-value="2007-02-28" calcext:value-type="date">
            <text:p>2007-02-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81706" xlink:type="simple">New Horizons Salutes Voyag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Participate/learn/What-We-Know.php?link=What-Is-a-Binary-Planet" xlink:type="simple">Pluto-Charon: A True Double Planet</text:a></text:p>
          </table:table-cell>
          <table:table-cell table:style-name="ce15" office:value-type="date" office:date-value="2007-02-28" calcext:value-type="date">
            <text:p>2007-02-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Participate/learn/What-We-Know.php?link=What-Is-a-Binary-Planet" xlink:type="simple">Pluto-Charon: A True Double Plan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62906" xlink:type="simple">Student Dust Counter Renamed "Venetia," Honoring Girl Who Named Pluto</text:a></text:p>
          </table:table-cell>
          <table:table-cell table:style-name="ce15" office:value-type="date" office:date-value="2007-02-28" calcext:value-type="date">
            <text:p>2007-02-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62906" xlink:type="simple">Student Dust Counter Renamed "Venetia," Honoring Girl Who Named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60622" xlink:type="simple">Pluto's Two Small Moons Christened Nix and Hydra</text:a></text:p>
          </table:table-cell>
          <table:table-cell table:style-name="ce15" office:value-type="date" office:date-value="2007-02-28" calcext:value-type="date">
            <text:p>2007-02-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60622" xlink:type="simple">Pluto's Two Small Moons Christened Nix and Hydr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61506" xlink:type="simple">New Horizons Tracks an Asteroid</text:a></text:p>
          </table:table-cell>
          <table:table-cell table:style-name="ce15" office:value-type="date" office:date-value="2007-02-27" calcext:value-type="date">
            <text:p>2007-02-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61506" xlink:type="simple">New Horizons Tracks an Asteroi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42806" xlink:type="simple">New Horizons in Space: The First 100 Days</text:a></text:p>
          </table:table-cell>
          <table:table-cell table:style-name="ce15" office:value-type="date" office:date-value="2007-02-09" calcext:value-type="date">
            <text:p>2007-02-0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42806" xlink:type="simple">New Horizons in Space: The First 100 Day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40706" xlink:type="simple">New Horizons Crosses the Orbit of Mars</text:a></text:p>
          </table:table-cell>
          <table:table-cell table:style-name="ce15" office:value-type="date" office:date-value="2007-01-18" calcext:value-type="date">
            <text:p>2007-01-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40706" xlink:type="simple">New Horizons Crosses the Orbit of Ma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32906" xlink:type="simple">Payload Gets High Marks on Early Tests</text:a></text:p>
          </table:table-cell>
          <table:table-cell table:style-name="ce15" office:value-type="date" office:date-value="2007-01-10" calcext:value-type="date">
            <text:p>2007-01-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32906" xlink:type="simple">Payload Gets High Marks on Early Tes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jhuapl.edu/PressRelease/060310" xlink:type="simple">A Colorful Discovery about Pluto's Moons</text:a></text:p>
          </table:table-cell>
          <table:table-cell table:style-name="ce15" office:value-type="date" office:date-value="2006-11-28" calcext:value-type="date">
            <text:p>2006-11-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jhuapl.edu/PressRelease/060310" xlink:type="simple">A Colorful Discovery about Pluto's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30906" xlink:type="simple">New Horizons Adjusts Course Toward Jupiter</text:a></text:p>
          </table:table-cell>
          <table:table-cell table:style-name="ce15" office:value-type="date" office:date-value="2006-11-22" calcext:value-type="date">
            <text:p>2006-11-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30906" xlink:type="simple">New Horizons Adjusts Course Toward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60222" xlink:type="simple">Researchers Describe Discovery of Pluto's New Moons</text:a></text:p>
          </table:table-cell>
          <table:table-cell table:style-name="ce15" office:value-type="date" office:date-value="2006-09-26" calcext:value-type="date">
            <text:p>2006-09-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60222" xlink:type="simple">Researchers Describe Discovery of Pluto's New Mo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jhuapl.edu/PressRelease/060203" xlink:type="simple">Happy 100th Birthday, Clyde Tombaugh!</text:a></text:p>
          </table:table-cell>
          <table:table-cell table:style-name="ce15" office:value-type="date" office:date-value="2006-09-01" calcext:value-type="date">
            <text:p>2006-09-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jhuapl.edu/PressRelease/060203" xlink:type="simple">Happy 100th Birthday, Clyde Tombaug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20306" xlink:type="simple">Clyde Tombaugh: A Daughter's Perspective</text:a></text:p>
          </table:table-cell>
          <table:table-cell table:style-name="ce15" office:value-type="date" office:date-value="2006-08-17" calcext:value-type="date">
            <text:p>2006-08-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20306" xlink:type="simple">Clyde Tombaugh: A Daughter's Perspectiv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60130" xlink:type="simple">New Horizons Successfully Performs First Post-Launch Maneuvers</text:a></text:p>
          </table:table-cell>
          <table:table-cell table:style-name="ce15" office:value-type="date" office:date-value="2006-08-16" calcext:value-type="date">
            <text:p>2006-08-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60130" xlink:type="simple">New Horizons Successfully Performs First Post-Launch Maneuver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13006" xlink:type="simple">New Horizons Setting Course for Jupiter</text:a></text:p>
          </table:table-cell>
          <table:table-cell table:style-name="ce15" office:value-type="date" office:date-value="2006-06-29" calcext:value-type="date">
            <text:p>2006-06-2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13006" xlink:type="simple">New Horizons Setting Course for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60119" xlink:type="simple">NASA's Pluto Mission Launched Toward New Horizons</text:a></text:p>
          </table:table-cell>
          <table:table-cell table:style-name="ce15" office:value-type="date" office:date-value="2006-06-22" calcext:value-type="date">
            <text:p>2006-06-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60119" xlink:type="simple">NASA's Pluto Mission Launched Toward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1806" xlink:type="simple">New Horizons Launch Reset for Jan. 19</text:a></text:p>
          </table:table-cell>
          <table:table-cell table:style-name="ce15" office:value-type="date" office:date-value="2006-06-15" calcext:value-type="date">
            <text:p>2006-06-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1806" xlink:type="simple">New Horizons Launch Reset for Jan. 19</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11206" xlink:type="simple">Status Report from Kennedy Space Center</text:a></text:p>
          </table:table-cell>
          <table:table-cell table:style-name="ce15" office:value-type="date" office:date-value="2006-04-28" calcext:value-type="date">
            <text:p>2006-04-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11206" xlink:type="simple">Status Report from Kennedy Space Cen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0606" xlink:type="simple">Status Report: Inspection Completed</text:a></text:p>
          </table:table-cell>
          <table:table-cell table:style-name="ce15" office:value-type="date" office:date-value="2006-04-07" calcext:value-type="date">
            <text:p>2006-04-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0606" xlink:type="simple">Status Report: Inspection Complet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0606#1" xlink:type="simple">NASA Sets Sights on First Pluto Mission</text:a></text:p>
          </table:table-cell>
          <table:table-cell table:style-name="ce15" office:value-type="date" office:date-value="2006-03-29" calcext:value-type="date">
            <text:p>2006-03-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0606#1" xlink:type="simple">NASA Sets Sights on First Pluto Miss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21605" xlink:type="simple">NASA Expendable Launch Vehicle Status Report</text:a></text:p>
          </table:table-cell>
          <table:table-cell table:style-name="ce15" office:value-type="date" office:date-value="2006-03-10" calcext:value-type="date">
            <text:p>2006-03-10</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21605" xlink:type="simple">NASA Expendable Launch Vehicle Status Repo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20705" xlink:type="simple">A Century After Kuiper's Birth, U.S. Prepares to Launch First Probe to the Kuiper Belt</text:a></text:p>
          </table:table-cell>
          <table:table-cell table:style-name="ce15" office:value-type="date" office:date-value="2006-03-09" calcext:value-type="date">
            <text:p>2006-03-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20705" xlink:type="simple">A Century After Kuiper's Birth, U.S. Prepares to Launch First Probe to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nasa.gov/centers/kennedy/launchingrockets/status/2005/elvstatus-20051206.html" xlink:type="simple">Mission Update: Successful Tests</text:a></text:p>
          </table:table-cell>
          <table:table-cell table:style-name="ce15" office:value-type="date" office:date-value="2006-02-22" calcext:value-type="date">
            <text:p>2006-02-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nasa.gov/centers/kennedy/launchingrockets/status/2005/elvstatus-20051206.html" xlink:type="simple">Mission Update: Successful Tes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11805" xlink:type="simple">New Horizons Launch Preparations Move Ahead</text:a></text:p>
          </table:table-cell>
          <table:table-cell table:style-name="ce15" office:value-type="date" office:date-value="2006-02-03" calcext:value-type="date">
            <text:p>2006-02-0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11805" xlink:type="simple">New Horizons Launch Preparations Move Ahea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hubblesite.org/newscenter/newsdesk/archive/releases/2005/19/" xlink:type="simple">Hubble Reveals Possible New Moons Around Pluto</text:a></text:p>
          </table:table-cell>
          <table:table-cell table:style-name="ce15" office:value-type="date" office:date-value="2006-02-03" calcext:value-type="date">
            <text:p>2006-02-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hubblesite.org/newscenter/newsdesk/archive/releases/2005/19/" xlink:type="simple">Hubble Reveals Possible New Moons Around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03105" xlink:type="simple">My Life with Clyde</text:a></text:p>
          </table:table-cell>
          <table:table-cell table:style-name="ce15" office:value-type="date" office:date-value="2006-01-30" calcext:value-type="date">
            <text:p>2006-01-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03105" xlink:type="simple">My Life with Clyd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01905" xlink:type="simple">New Horizons Payload Ready for Flight, Exciting Science Campaign</text:a></text:p>
          </table:table-cell>
          <table:table-cell table:style-name="ce15" office:value-type="date" office:date-value="2006-01-30" calcext:value-type="date">
            <text:p>2006-01-30</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01905" xlink:type="simple">New Horizons Payload Ready for Flight, Exciting Science Campaig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50926" xlink:type="simple">APL-Built Pluto Spacecraft Begins Launch Preparations</text:a></text:p>
          </table:table-cell>
          <table:table-cell table:style-name="ce15" office:value-type="date" office:date-value="2006-01-19" calcext:value-type="date">
            <text:p>2006-01-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50926" xlink:type="simple">APL-Built Pluto Spacecraft Begins Launch Preparati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50613" xlink:type="simple">Journey Begins for NASA's New Horizons Probe</text:a></text:p>
          </table:table-cell>
          <table:table-cell table:style-name="ce15" office:value-type="date" office:date-value="2006-01-18" calcext:value-type="date">
            <text:p>2006-01-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50613" xlink:type="simple">Journey Begins for NASA's New Horizons Prob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52405" xlink:type="simple">Motivated' Team Eyes Mission's Next Stage</text:a></text:p>
          </table:table-cell>
          <table:table-cell table:style-name="ce15" office:value-type="date" office:date-value="2006-01-12" calcext:value-type="date">
            <text:p>2006-01-1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52405" xlink:type="simple">Motivated' Team Eyes Mission's Next Stag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Mission/Spacecraft/deis.php" xlink:type="simple">NASA Hosts Community Meetings on New Horizons</text:a></text:p>
          </table:table-cell>
          <table:table-cell table:style-name="ce15" office:value-type="date" office:date-value="2006-01-06" calcext:value-type="date">
            <text:p>2006-01-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Mission/Spacecraft/deis.php" xlink:type="simple">NASA Hosts Community Meetings on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60804" xlink:type="simple">SWAP to Determine Where the Sun and Ice Worlds Meet</text:a></text:p>
          </table:table-cell>
          <table:table-cell table:style-name="ce15" office:value-type="date" office:date-value="2005-12-19" calcext:value-type="date">
            <text:p>2005-12-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60804" xlink:type="simple">SWAP to Determine Where the Sun and Ice Worlds Me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31604" xlink:type="simple">Analyzing Pluto's Atmosphere with Alice</text:a></text:p>
          </table:table-cell>
          <table:table-cell table:style-name="ce15" office:value-type="date" office:date-value="2005-12-16" calcext:value-type="date">
            <text:p>2005-12-1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31604" xlink:type="simple">Analyzing Pluto's Atmosphere with Ali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2204" xlink:type="simple">Ralph Aims to Put Pluto in Focus</text:a></text:p>
          </table:table-cell>
          <table:table-cell table:style-name="ce15" office:value-type="date" office:date-value="2005-12-07" calcext:value-type="date">
            <text:p>2005-12-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2204" xlink:type="simple">Ralph Aims to Put Pluto in Focu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72303" xlink:type="simple">Atlas V Chosen to Launch New Horizons</text:a></text:p>
          </table:table-cell>
          <table:table-cell table:style-name="ce15" office:value-type="date" office:date-value="2005-12-07" calcext:value-type="date">
            <text:p>2005-12-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72303" xlink:type="simple">Atlas V Chosen to Launch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usno.navy.mil/pao/press/charon.shtml" xlink:type="simple">25th Anniversary of Charon's Discovery (from the U.S. Naval Observatory)</text:a></text:p>
          </table:table-cell>
          <table:table-cell table:style-name="ce15" office:value-type="date" office:date-value="2005-11-18" calcext:value-type="date">
            <text:p>2005-11-1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usno.navy.mil/pao/press/charon.shtml" xlink:type="simple">25th Anniversary of Charon's Discovery (from the U.S. Naval Observato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30409" xlink:type="simple">Pluto-Kuiper Belt Mission Moves Ahead (APL News Release)</text:a></text:p>
          </table:table-cell>
          <table:table-cell table:style-name="ce15" office:value-type="date" office:date-value="2005-10-31" calcext:value-type="date">
            <text:p>2005-10-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30409" xlink:type="simple">Pluto-Kuiper Belt Mission Moves Ahead (APL News Relea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40903pr" xlink:type="simple">NASA Moves New Horizons into Full Development (SRI News Release)</text:a></text:p>
          </table:table-cell>
          <table:table-cell table:style-name="ce15" office:value-type="date" office:date-value="2005-10-31" calcext:value-type="date">
            <text:p>2005-10-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40903pr" xlink:type="simple">NASA Moves New Horizons into Full Development (SRI News Relea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22403" xlink:type="simple">More Moons Over Pluto?</text:a></text:p>
          </table:table-cell>
          <table:table-cell table:style-name="ce15" office:value-type="date" office:date-value="2005-10-19" calcext:value-type="date">
            <text:p>2005-10-1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22403" xlink:type="simple">More Moons Over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21702" xlink:type="simple">New Horizons Adds Student Science Instrument</text:a></text:p>
          </table:table-cell>
          <table:table-cell table:style-name="ce15" office:value-type="date" office:date-value="2005-09-26" calcext:value-type="date">
            <text:p>2005-09-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21702" xlink:type="simple">New Horizons Adds Student Science Instrumen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10402_update" xlink:type="simple">New Horizons Passes Another Development Milestone</text:a></text:p>
          </table:table-cell>
          <table:table-cell table:style-name="ce15" office:value-type="date" office:date-value="2005-06-13" calcext:value-type="date">
            <text:p>2005-06-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10402_update" xlink:type="simple">New Horizons Passes Another Development Mileston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00902_update" xlink:type="simple">Science Operations Center Dedicated to Charon's Discoverer</text:a></text:p>
          </table:table-cell>
          <table:table-cell table:style-name="ce15" office:value-type="date" office:date-value="2005-05-24" calcext:value-type="date">
            <text:p>2005-05-2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00902_update" xlink:type="simple">Science Operations Center Dedicated to Charon's Discover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92502_update" xlink:type="simple">New Horizons Team Tuning Its Instruments</text:a></text:p>
          </table:table-cell>
          <table:table-cell table:style-name="ce15" office:value-type="date" office:date-value="2005-03-31" calcext:value-type="date">
            <text:p>2005-03-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92502_update" xlink:type="simple">New Horizons Team Tuning Its Instrumen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colorado.edu/news/releases/2002/448.html" xlink:type="simple">Student-Led Team Hopes to Fly Equipment Aboard NASA's Pluto Mission</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www.colorado.edu/news/releases/2002/448.html" xlink:type="simple">Student-Led Team Hopes to Fly Equipment Aboard NASA's Pluto Miss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swri.org/9what/releases/KBMystery.htm" xlink:type="simple">SwRI Research Reveals New Kuiper Belt Mystery</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http://www.swri.org/9what/releases/KBMystery.htm" xlink:type="simple">SwRI Research Reveals New Kuiper Belt Myste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52802_update" xlink:type="simple">Status Report: New Horizons Shines in First Major Review</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52802_update" xlink:type="simple">Status Report: New Horizons Shines in First Major Review</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swri.org/9what/releases/plutoupdate.htm" xlink:type="simple">New Horizons Mission Making Progress</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www.swri.org/9what/releases/plutoupdate.htm" xlink:type="simple">New Horizons Mission Making Progres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jhuapl.edu/PressRelease/020221" xlink:type="simple">New Horizons Team Plots a Faster Path to Pluto</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http://www.jhuapl.edu/PressRelease/020221" xlink:type="simple">New Horizons Team Plots a Faster Pat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boulder.swri.edu/scinews/viewpoint.pdf" xlink:type="simple">Aviation Week and Space Technology (PDF)</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www.boulder.swri.edu/scinews/viewpoint.pdf" xlink:type="simple">Aviation Week and Space Technology (PDF)</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10608" xlink:type="simple">NASA Selects APL's Pluto Mission Proposal for Further Study</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10608" xlink:type="simple">NASA Selects APL's Pluto Mission Proposal for Further Stud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ftp://ftp.hq.nasa.gov/pub/pao/pressrel/2001/01-114.txt" xlink:type="simple">NASA Selects Two Investigations for Pluto-Kuiper Belt Mission Feasibility Studies</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ftp://ftp.hq.nasa.gov/pub/pao/pressrel/2001/01-114.txt" xlink:type="simple">NASA Selects Two Investigations for Pluto-Kuiper Belt Mission Feasibility Studi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27_2018" xlink:type="simple">Anticipation on Ultima's Doorstep!</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27_2018" xlink:type="simple">Anticipation on Ultima's Doorste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14_2018" xlink:type="simple">Exploring Ultima–How to Get Involved!</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14_2018" xlink:type="simple">Exploring Ultima–How to Get Involv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1_27_2018" xlink:type="simple">Share the News: The Farthest Exploration of Worlds in History is Beginning!</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1_27_2018" xlink:type="simple">Share the News: The Farthest Exploration of Worlds in History is Beginn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9_05_2018" xlink:type="simple">Tally Ho Ultima!</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9_05_2018" xlink:type="simple">Tally Ho Ultim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2_28_2018" xlink:type="simple">Why Didn't Voyager Explore the Kuiper Belt?</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2_28_2018" xlink:type="simple">Why Didn't Voyager Explore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2_06_2017" xlink:type="simple">Wrapping up 2017 En Route to Our Next Flyby</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2_06_2017" xlink:type="simple">Wrapping up 2017 En Route to Our Next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8_08_2017" xlink:type="simple">The Heroes of the DSN and the 'Summer of MU69'</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8_08_2017" xlink:type="simple">The Heroes of the DSN and the 'Summer of MU69'</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4_28_2017" xlink:type="simple">No Sleeping Back on Earth!</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4_28_2017" xlink:type="simple">No Sleeping Back on Eart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2_22_2016" xlink:type="simple">Clouds in My Coffee: Exploring Pluto and the Wild Back Yonder!</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2_22_2016" xlink:type="simple">Clouds in My Coffee: Exploring Pluto and the Wild Back Yond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7_07_2016" xlink:type="simple">Exploration Ahead!</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7_07_2016" xlink:type="simple">Exploration Ahea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4_14_2016" xlink:type="simple">To Boldly Go On, In the Service of Exploration</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4_14_2016" xlink:type="simple">To Boldly Go On, In the Service of Explor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2_30_2015" xlink:type="simple">Our 'Annus Mirabilis'</text:a></text:p>
          </table:table-cell>
          <table:table-cell table:style-name="ce15"/>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2_30_2015" xlink:type="simple">Our 'Annus Mirabili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7_29_2015" xlink:type="simple">Thank You!</text:a></text:p>
          </table:table-cell>
          <table:table-cell table:style-name="ce15"/>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7_29_2015" xlink:type="simple">Thank You!</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60804" xlink:type="simple">SWAP to Determine Where the Sun and Ice Worlds Meet</text:a></text:p>
          </table:table-cell>
          <table:table-cell table:style-name="ce15" office:value-type="date" office:date-value="2004-06-08" calcext:value-type="date">
            <text:p>2004-06-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60804" xlink:type="simple">SWAP to Determine Where the Sun and Ice Worlds Me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31604" xlink:type="simple">Analyzing Pluto's Atmosphere with Alice</text:a></text:p>
          </table:table-cell>
          <table:table-cell table:style-name="ce15" office:value-type="date" office:date-value="2004-03-16" calcext:value-type="date">
            <text:p>2004-03-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31604" xlink:type="simple">Analyzing Pluto's Atmosphere with Ali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12204" xlink:type="simple">Ralph Aims to Put Pluto in Focus</text:a></text:p>
          </table:table-cell>
          <table:table-cell table:style-name="ce15" office:value-type="date" office:date-value="2004-01-22" calcext:value-type="date">
            <text:p>2004-01-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12204" xlink:type="simple">Ralph Aims to Put Pluto in Focu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72303" xlink:type="simple">Atlas V Chosen to Launch New Horizons</text:a></text:p>
          </table:table-cell>
          <table:table-cell table:style-name="ce15" office:value-type="date" office:date-value="2003-07-23" calcext:value-type="date">
            <text:p>2003-07-2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72303" xlink:type="simple">Atlas V Chosen to Launch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usno.navy.mil/pao/press/charon.shtml" xlink:type="simple">25th Anniversary of Charon's Discovery (from the U.S. Naval Observatory)</text:a></text:p>
          </table:table-cell>
          <table:table-cell table:style-name="ce15" office:value-type="date" office:date-value="2003-06-22" calcext:value-type="date">
            <text:p>2003-06-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usno.navy.mil/pao/press/charon.shtml" xlink:type="simple">25th Anniversary of Charon's Discovery (from the U.S. Naval Observato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30409" xlink:type="simple">Pluto-Kuiper Belt Mission Moves Ahead (APL News Release)</text:a></text:p>
          </table:table-cell>
          <table:table-cell table:style-name="ce15" office:value-type="date" office:date-value="2003-04-09" calcext:value-type="date">
            <text:p>2003-04-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30409" xlink:type="simple">Pluto-Kuiper Belt Mission Moves Ahead (APL News Relea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040903pr" xlink:type="simple">NASA Moves New Horizons into Full Development (SRI News Release)</text:a></text:p>
          </table:table-cell>
          <table:table-cell table:style-name="ce15" office:value-type="date" office:date-value="2003-04-09" calcext:value-type="date">
            <text:p>2003-04-0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040903pr" xlink:type="simple">NASA Moves New Horizons into Full Development (SRI News Relea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22403" xlink:type="simple">More Moons Over Pluto?</text:a></text:p>
          </table:table-cell>
          <table:table-cell table:style-name="ce15" office:value-type="date" office:date-value="2003-02-24" calcext:value-type="date">
            <text:p>2003-02-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22403" xlink:type="simple">More Moons Over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21702" xlink:type="simple">New Horizons Adds Student Science Instrument</text:a></text:p>
          </table:table-cell>
          <table:table-cell table:style-name="ce15" office:value-type="date" office:date-value="2002-12-16" calcext:value-type="date">
            <text:p>2002-12-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21702" xlink:type="simple">New Horizons Adds Student Science Instrumen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News-Article.php?page=110402_update" xlink:type="simple">New Horizons Passes Another Development Milestone</text:a></text:p>
          </table:table-cell>
          <table:table-cell table:style-name="ce15" office:value-type="date" office:date-value="2002-11-04" calcext:value-type="date">
            <text:p>2002-11-0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News-Article.php?page=110402_update" xlink:type="simple">New Horizons Passes Another Development Mileston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100902_update" xlink:type="simple">Science Operations Center Dedicated to Charon's Discoverer</text:a></text:p>
          </table:table-cell>
          <table:table-cell table:style-name="ce15" office:value-type="date" office:date-value="2002-10-09" calcext:value-type="date">
            <text:p>2002-10-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100902_update" xlink:type="simple">Science Operations Center Dedicated to Charon's Discover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92502_update" xlink:type="simple">New Horizons Team Tuning Its Instruments</text:a></text:p>
          </table:table-cell>
          <table:table-cell table:style-name="ce15" office:value-type="date" office:date-value="2002-09-25" calcext:value-type="date">
            <text:p>2002-09-2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92502_update" xlink:type="simple">New Horizons Team Tuning Its Instrumen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colorado.edu/news/releases/2002/448.html" xlink:type="simple">Student-Led Team Hopes to Fly Equipment Aboard NASA's Pluto Mission</text:a></text:p>
          </table:table-cell>
          <table:table-cell table:style-name="ce15" office:value-type="date" office:date-value="2002-09-23" calcext:value-type="date">
            <text:p>2002-09-2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colorado.edu/news/releases/2002/448.html" xlink:type="simple">Student-Led Team Hopes to Fly Equipment Aboard NASA's Pluto Miss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swri.org/9what/releases/KBMystery.htm" xlink:type="simple">SwRI Research Reveals New Kuiper Belt Mystery</text:a></text:p>
          </table:table-cell>
          <table:table-cell table:style-name="ce15" office:value-type="date" office:date-value="2002-09-10" calcext:value-type="date">
            <text:p>2002-09-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swri.org/9what/releases/KBMystery.htm" xlink:type="simple">SwRI Research Reveals New Kuiper Belt Myste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052802_update" xlink:type="simple">Status Report: New Horizons Shines in First Major Review</text:a></text:p>
          </table:table-cell>
          <table:table-cell table:style-name="ce15" office:value-type="date" office:date-value="2002-05-28" calcext:value-type="date">
            <text:p>2002-05-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052802_update" xlink:type="simple">Status Report: New Horizons Shines in First Major Review</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swri.org/9what/releases/plutoupdate.htm" xlink:type="simple">New Horizons Mission Making Progress</text:a></text:p>
          </table:table-cell>
          <table:table-cell table:style-name="ce15" office:value-type="date" office:date-value="2002-04-15" calcext:value-type="date">
            <text:p>2002-04-1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swri.org/9what/releases/plutoupdate.htm" xlink:type="simple">New Horizons Mission Making Progres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jhuapl.edu/PressRelease/020221" xlink:type="simple">New Horizons Team Plots a Faster Path to Pluto</text:a></text:p>
          </table:table-cell>
          <table:table-cell table:style-name="ce15" office:value-type="date" office:date-value="2002-02-21" calcext:value-type="date">
            <text:p>2002-02-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jhuapl.edu/PressRelease/020221" xlink:type="simple">New Horizons Team Plots a Faster Pat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www.boulder.swri.edu/scinews/viewpoint.pdf" xlink:type="simple">Aviation Week and Space Technology (PDF)</text:a></text:p>
          </table:table-cell>
          <table:table-cell table:style-name="ce15" office:value-type="date" office:date-value="2001-07-23" calcext:value-type="date">
            <text:p>2001-07-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www.boulder.swri.edu/scinews/viewpoint.pdf" xlink:type="simple">Aviation Week and Space Technology (PDF)</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www.jhuapl.edu/PressRelease/010608" xlink:type="simple">NASA Selects APL's Pluto Mission Proposal for Further Study</text:a></text:p>
          </table:table-cell>
          <table:table-cell table:style-name="ce15" office:value-type="date" office:date-value="2001-06-08" calcext:value-type="date">
            <text:p>2001-06-0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www.jhuapl.edu/PressRelease/010608" xlink:type="simple">NASA Selects APL's Pluto Mission Proposal for Further Stud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ftp://ftp.hq.nasa.gov/pub/pao/pressrel/2001/01-114.txt" xlink:type="simple">NASA Selects Two Investigations for Pluto-Kuiper Belt Mission Feasibility Studies</text:a></text:p>
          </table:table-cell>
          <table:table-cell table:style-name="ce15" office:value-type="date" office:date-value="2001-07-06" calcext:value-type="date">
            <text:p>2001-07-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ftp://ftp.hq.nasa.gov/pub/pao/pressrel/2001/01-114.txt" xlink:type="simple">NASA Selects Two Investigations for Pluto-Kuiper Belt Mission Feasibility Studi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27_2018" xlink:type="simple">Anticipation on Ultima's Doorstep!</text:a></text:p>
          </table:table-cell>
          <table:table-cell table:style-name="ce15" office:value-type="date" office:date-value="2018-12-27" calcext:value-type="date">
            <text:p>2018-12-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27_2018" xlink:type="simple">Anticipation on Ultima's Doorste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2_14_2018" xlink:type="simple">Exploring Ultima–How to Get Involved!</text:a></text:p>
          </table:table-cell>
          <table:table-cell table:style-name="ce15" office:value-type="date" office:date-value="2018-12-14" calcext:value-type="date">
            <text:p>2018-12-1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2_14_2018" xlink:type="simple">Exploring Ultima–How to Get Involv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1_27_2018" xlink:type="simple">Share the News: The Farthest Exploration of Worlds in History is Beginning!</text:a></text:p>
          </table:table-cell>
          <table:table-cell table:style-name="ce15" office:value-type="date" office:date-value="2018-11-27" calcext:value-type="date">
            <text:p>2018-11-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1_27_2018" xlink:type="simple">Share the News: The Farthest Exploration of Worlds in History is Beginn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9_05_2018" xlink:type="simple">Tally Ho Ultima!</text:a></text:p>
          </table:table-cell>
          <table:table-cell table:style-name="ce15" office:value-type="date" office:date-value="2018-09-05" calcext:value-type="date">
            <text:p>2018-09-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9_05_2018" xlink:type="simple">Tally Ho Ultima!</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2_28_2018" xlink:type="simple">Why Didn't Voyager Explore the Kuiper Belt?</text:a></text:p>
          </table:table-cell>
          <table:table-cell table:style-name="ce15" office:value-type="date" office:date-value="2018-02-28" calcext:value-type="date">
            <text:p>2018-02-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2_28_2018" xlink:type="simple">Why Didn't Voyager Explore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06_2017" xlink:type="simple">Wrapping up 2017 En Route to Our Next Flyby</text:a></text:p>
          </table:table-cell>
          <table:table-cell table:style-name="ce15" office:value-type="date" office:date-value="2017-12-06" calcext:value-type="date">
            <text:p>2017-12-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06_2017" xlink:type="simple">Wrapping up 2017 En Route to Our Next Flyb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8_08_2017" xlink:type="simple">The Heroes of the DSN and the 'Summer of MU69'</text:a></text:p>
          </table:table-cell>
          <table:table-cell table:style-name="ce15" office:value-type="date" office:date-value="2017-08-08" calcext:value-type="date">
            <text:p>2017-08-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8_08_2017" xlink:type="simple">The Heroes of the DSN and the 'Summer of MU69'</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4_28_2017" xlink:type="simple">No Sleeping Back on Earth!</text:a></text:p>
          </table:table-cell>
          <table:table-cell table:style-name="ce15" office:value-type="date" office:date-value="2017-04-28" calcext:value-type="date">
            <text:p>2017-04-2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4_28_2017" xlink:type="simple">No Sleeping Back on Eart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22_2016" xlink:type="simple">Clouds in My Coffee: Exploring Pluto and the Wild Back Yonder!</text:a></text:p>
          </table:table-cell>
          <table:table-cell table:style-name="ce15" office:value-type="date" office:date-value="2016-12-22" calcext:value-type="date">
            <text:p>2016-12-2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22_2016" xlink:type="simple">Clouds in My Coffee: Exploring Pluto and the Wild Back Yond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7_07_2016" xlink:type="simple">Exploration Ahead!</text:a></text:p>
          </table:table-cell>
          <table:table-cell table:style-name="ce15" office:value-type="date" office:date-value="2016-07-07" calcext:value-type="date">
            <text:p>2016-07-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7_07_2016" xlink:type="simple">Exploration Ahea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4_14_2016" xlink:type="simple">To Boldly Go On, In the Service of Exploration</text:a></text:p>
          </table:table-cell>
          <table:table-cell table:style-name="ce15" office:value-type="date" office:date-value="2016-04-14" calcext:value-type="date">
            <text:p>2016-04-1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4_14_2016" xlink:type="simple">To Boldly Go On, In the Service of Explor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30_2015" xlink:type="simple">Our 'Annus Mirabilis'</text:a></text:p>
          </table:table-cell>
          <table:table-cell table:style-name="ce15" office:value-type="date" office:date-value="2015-12-30" calcext:value-type="date">
            <text:p>2015-12-3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30_2015" xlink:type="simple">Our 'Annus Mirabili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7_29_2015" xlink:type="simple">Thank You!</text:a></text:p>
          </table:table-cell>
          <table:table-cell table:style-name="ce15" office:value-type="date" office:date-value="2015-07-29" calcext:value-type="date">
            <text:p>2015-07-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7_29_2015" xlink:type="simple">Thank You!</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6_25_2015" xlink:type="simple">Build the Buzz!</text:a></text:p>
          </table:table-cell>
          <table:table-cell table:style-name="ce15" office:value-type="date" office:date-value="2015-06-25" calcext:value-type="date">
            <text:p>2015-06-2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6_25_2015" xlink:type="simple">Build the Buzz!</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4_13_2015" xlink:type="simple">Capstone: 2015</text:a></text:p>
          </table:table-cell>
          <table:table-cell table:style-name="ce15" office:value-type="date" office:date-value="2015-04-13" calcext:value-type="date">
            <text:p>2015-04-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4_13_2015" xlink:type="simple">Capstone: 2015</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2_26_2015" xlink:type="simple">Pluto Science, on the Surface</text:a></text:p>
          </table:table-cell>
          <table:table-cell table:style-name="ce15" office:value-type="date" office:date-value="2015-02-26" calcext:value-type="date">
            <text:p>2015-02-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2_26_2015" xlink:type="simple">Pluto Science, on the Surfa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1_23_2015" xlink:type="simple">Something Special in the Air</text:a></text:p>
          </table:table-cell>
          <table:table-cell table:style-name="ce15" office:value-type="date" office:date-value="2015-01-23" calcext:value-type="date">
            <text:p>2015-01-2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1_23_2015" xlink:type="simple">Something Special in the Ai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31_2014" xlink:type="simple">It's Pluto Eve!</text:a></text:p>
          </table:table-cell>
          <table:table-cell table:style-name="ce15" office:value-type="date" office:date-value="2014-12-31" calcext:value-type="date">
            <text:p>2014-12-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31_2014" xlink:type="simple">It's Pluto Ev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01_2014" xlink:type="simple">Waking Up on Pluto's Doorstep</text:a></text:p>
          </table:table-cell>
          <table:table-cell table:style-name="ce15" office:value-type="date" office:date-value="2014-12-01" calcext:value-type="date">
            <text:p>2014-12-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01_2014" xlink:type="simple">Waking Up on Pluto's Doorste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0_23_2014" xlink:type="simple">KBO Hunting: How Hubble Rescued New Horizons</text:a></text:p>
          </table:table-cell>
          <table:table-cell table:style-name="ce15" office:value-type="date" office:date-value="2014-10-23" calcext:value-type="date">
            <text:p>2014-10-2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0_23_2014" xlink:type="simple">KBO Hunting: How Hubble Rescued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9_18_2014" xlink:type="simple">One Last Slumber</text:a></text:p>
          </table:table-cell>
          <table:table-cell table:style-name="ce15" office:value-type="date" office:date-value="2014-09-18" calcext:value-type="date">
            <text:p>2014-09-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9_18_2014" xlink:type="simple">One Last Slumb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6_23_2014" xlink:type="simple">What If Voyager Had Explored Pluto?</text:a></text:p>
          </table:table-cell>
          <table:table-cell table:style-name="ce15" office:value-type="date" office:date-value="2014-06-23" calcext:value-type="date">
            <text:p>2014-06-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6_23_2014" xlink:type="simple">What If Voyager Had Explored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6_11_2014" xlink:type="simple">Childhood's End</text:a></text:p>
          </table:table-cell>
          <table:table-cell table:style-name="ce15" office:value-type="date" office:date-value="2014-06-11" calcext:value-type="date">
            <text:p>2014-06-1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6_11_2014" xlink:type="simple">Childhood's En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2_06_2014" xlink:type="simple">Thanks America, New Horizons Ahead</text:a></text:p>
          </table:table-cell>
          <table:table-cell table:style-name="ce15" office:value-type="date" office:date-value="2014-02-06" calcext:value-type="date">
            <text:p>2014-02-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2_06_2014" xlink:type="simple">Thanks America, New Horizons Ahea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8_23_2013" xlink:type="simple">Late in Cruise, and a Binary Ahoy</text:a></text:p>
          </table:table-cell>
          <table:table-cell table:style-name="ce15" office:value-type="date" office:date-value="2013-07-23" calcext:value-type="date">
            <text:p>2013-07-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8_23_2013" xlink:type="simple">Late in Cruise, and a Binary Aho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7_05_2013" xlink:type="simple">Celebrating 35 Years of Charon</text:a></text:p>
          </table:table-cell>
          <table:table-cell table:style-name="ce15" office:value-type="date" office:date-value="2013-07-05" calcext:value-type="date">
            <text:p>2013-07-0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7_05_2013" xlink:type="simple">Celebrating 35 Years of Char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5_16_2013" xlink:type="simple">Encounter Planning Accelerates</text:a></text:p>
          </table:table-cell>
          <table:table-cell table:style-name="ce15" office:value-type="date" office:date-value="2013-05-16" calcext:value-type="date">
            <text:p>2013-05-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5_16_2013" xlink:type="simple">Encounter Planning Accelerat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1_18_2013" xlink:type="simple">The Seven-Year Itch</text:a></text:p>
          </table:table-cell>
          <table:table-cell table:style-name="ce15" office:value-type="date" office:date-value="2013-01-18" calcext:value-type="date">
            <text:p>2013-01-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1_18_2013" xlink:type="simple">The Seven-Year Itc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8_24_2012" xlink:type="simple">The Kuiper Belt at 20</text:a></text:p>
          </table:table-cell>
          <table:table-cell table:style-name="ce15" office:value-type="date" office:date-value="2012-08-24" calcext:value-type="date">
            <text:p>2012-08-2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8_24_2012" xlink:type="simple">The Kuiper Belt at 20</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5_09_2012" xlink:type="simple">Extending Our Horizons</text:a></text:p>
          </table:table-cell>
          <table:table-cell table:style-name="ce15" office:value-type="date" office:date-value="2012-05-09" calcext:value-type="date">
            <text:p>2012-05-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5_09_2012" xlink:type="simple">Extending Our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1_19_2012" xlink:type="simple">Late Cruise!</text:a></text:p>
          </table:table-cell>
          <table:table-cell table:style-name="ce15" office:value-type="date" office:date-value="2012-01-19" calcext:value-type="date">
            <text:p>2012-01-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1_19_2012" xlink:type="simple">Late Crui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1_07_2011" xlink:type="simple">Is the Pluto System Dangerous?</text:a></text:p>
          </table:table-cell>
          <table:table-cell table:style-name="ce15" office:value-type="date" office:date-value="2011-11-07" calcext:value-type="date">
            <text:p>2011-11-0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1_07_2011" xlink:type="simple">Is the Pluto System Dangerou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8_16_2011" xlink:type="simple">Visiting Four Moons, in Just Four Years, for All Mankind</text:a></text:p>
          </table:table-cell>
          <table:table-cell table:style-name="ce15" office:value-type="date" office:date-value="2011-08-16" calcext:value-type="date">
            <text:p>2011-08-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8_16_2011" xlink:type="simple">Visiting Four Moons, in Just Four Years, for All Mankin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4_13_2011" xlink:type="simple">Pinch Me!</text:a></text:p>
          </table:table-cell>
          <table:table-cell table:style-name="ce15" office:value-type="date" office:date-value="2011-04-13" calcext:value-type="date">
            <text:p>2011-04-1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4_13_2011" xlink:type="simple">Pinch 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2_17_2010" xlink:type="simple">Ten Years On</text:a></text:p>
          </table:table-cell>
          <table:table-cell table:style-name="ce15" office:value-type="date" office:date-value="2010-12-17" calcext:value-type="date">
            <text:p>2010-12-1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2_17_2010" xlink:type="simple">Ten Years 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1_09_2010" xlink:type="simple">A Toast to New Horizons</text:a></text:p>
          </table:table-cell>
          <table:table-cell table:style-name="ce15" office:value-type="date" office:date-value="2010-11-09" calcext:value-type="date">
            <text:p>2010-11-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1_09_2010" xlink:type="simple">A Toast to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0_18_2010" xlink:type="simple">Reaching the Mid-Mission Milestone on the Way to Pluto!</text:a></text:p>
          </table:table-cell>
          <table:table-cell table:style-name="ce15" office:value-type="date" office:date-value="2010-10-18" calcext:value-type="date">
            <text:p>2010-10-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0_18_2010" xlink:type="simple">Reaching the Mid-Mission Milestone on the Way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5_21_2010" xlink:type="simple">Ever Farther Across the Ocean of Space to a Distant and Unknown Shore</text:a></text:p>
          </table:table-cell>
          <table:table-cell table:style-name="ce15" office:value-type="date" office:date-value="2010-05-21" calcext:value-type="date">
            <text:p>2010-05-2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5_21_2010" xlink:type="simple">Ever Farther Across the Ocean of Space to a Distant and Unknown Sho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02_2009" xlink:type="simple">Farewell 2009</text:a></text:p>
          </table:table-cell>
          <table:table-cell table:style-name="ce15" office:value-type="date" office:date-value="2009-12-02" calcext:value-type="date">
            <text:p>2009-12-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02_2009" xlink:type="simple">Farewell 2009</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9_2_2009" xlink:type="simple">Science Never Sleeps</text:a></text:p>
          </table:table-cell>
          <table:table-cell table:style-name="ce15" office:value-type="date" office:date-value="2009-09-02" calcext:value-type="date">
            <text:p>2009-09-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9_2_2009" xlink:type="simple">Science Never Sleep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7_14_2009" xlink:type="simple">A Summer's Work, Far From Home</text:a></text:p>
          </table:table-cell>
          <table:table-cell table:style-name="ce15" office:value-type="date" office:date-value="2009-07-14" calcext:value-type="date">
            <text:p>2009-07-1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7_14_2009" xlink:type="simple">A Summer's Work, Far From Hom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5_20_2009" xlink:type="simple">Ever Plan Ahead? How About Six Years Ahead?</text:a></text:p>
          </table:table-cell>
          <table:table-cell table:style-name="ce15" office:value-type="date" office:date-value="2009-05-20" calcext:value-type="date">
            <text:p>2009-05-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5_20_2009" xlink:type="simple">Ever Plan Ahead? How About Six Years Ahea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3_19_2009" xlink:type="simple">One-Third Down</text:a></text:p>
          </table:table-cell>
          <table:table-cell table:style-name="ce15" office:value-type="date" office:date-value="2009-03-19" calcext:value-type="date">
            <text:p>2009-03-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3_19_2009" xlink:type="simple">One-Third Dow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_5_2009" xlink:type="simple">Welcome to Mid-Cruise!</text:a></text:p>
          </table:table-cell>
          <table:table-cell table:style-name="ce15" office:value-type="date" office:date-value="2009-01-05" calcext:value-type="date">
            <text:p>2009-01-0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_5_2009" xlink:type="simple">Welcome to Mid-Crui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0_23_2008" xlink:type="simple">Nine Mementos Headed to the Ninth Planet</text:a></text:p>
          </table:table-cell>
          <table:table-cell table:style-name="ce15" office:value-type="date" office:date-value="2008-10-23" calcext:value-type="date">
            <text:p>2008-10-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0_23_2008" xlink:type="simple">Nine Mementos Headed to the Ninth Plan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0_06_2008" xlink:type="simple">1,000 Days on the Road to Pluto - Time Flies and So Does New Horizons!</text:a></text:p>
          </table:table-cell>
          <table:table-cell table:style-name="ce15" office:value-type="date" office:date-value="2008-10-06" calcext:value-type="date">
            <text:p>2008-10-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0_06_2008" xlink:type="simple">1,000 Days on the Road to Pluto - Time Flies and So Does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7_29_2008" xlink:type="simple">Journeying Beyond Saturn</text:a></text:p>
          </table:table-cell>
          <table:table-cell table:style-name="ce15" office:value-type="date" office:date-value="2008-07-29" calcext:value-type="date">
            <text:p>2008-07-2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7_29_2008" xlink:type="simple">Journeying Beyond Satur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5_01_2008" xlink:type="simple">Green Beacons for a Golden Bird</text:a></text:p>
          </table:table-cell>
          <table:table-cell table:style-name="ce15" office:value-type="date" office:date-value="2008-05-01" calcext:value-type="date">
            <text:p>2008-05-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5_01_2008" xlink:type="simple">Green Beacons for a Golden Bir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1_17_2008" xlink:type="simple">Happy Birthday New Horizons! Two Years on the Road to the Ninth Planet</text:a></text:p>
          </table:table-cell>
          <table:table-cell table:style-name="ce15" office:value-type="date" office:date-value="2008-01-17" calcext:value-type="date">
            <text:p>2008-01-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1_17_2008" xlink:type="simple">Happy Birthday New Horizons! Two Years on the Road to the Ninth Plan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1_20_2007" xlink:type="simple">Autumn 2007 - Onward to the Kuiper Belt</text:a></text:p>
          </table:table-cell>
          <table:table-cell table:style-name="ce15" office:value-type="date" office:date-value="2007-11-20" calcext:value-type="date">
            <text:p>2007-11-20</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1_20_2007" xlink:type="simple">Autumn 2007 - Onward to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1_7_2007" xlink:type="simple">The Guest Perspective - Data for the Next Generations</text:a></text:p>
          </table:table-cell>
          <table:table-cell table:style-name="ce15" office:value-type="date" office:date-value="2007-11-07" calcext:value-type="date">
            <text:p>2007-11-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1_7_2007" xlink:type="simple">The Guest Perspective - Data for the Next Generati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0_2007" xlink:type="simple">Checking Out New Horizons</text:a></text:p>
          </table:table-cell>
          <table:table-cell table:style-name="ce15" office:value-type="date" office:date-value="2007-10-01" calcext:value-type="date">
            <text:p>2007-10-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0_2007" xlink:type="simple">Checking Out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8_1_2007" xlink:type="simple">Outbound at 7 au</text:a></text:p>
          </table:table-cell>
          <table:table-cell table:style-name="ce15" office:value-type="date" office:date-value="2007-08-01" calcext:value-type="date">
            <text:p>2007-08-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8_1_2007" xlink:type="simple">Outbound at 7 au</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6_20_2007" xlink:type="simple">Nap Before You Sleep</text:a></text:p>
          </table:table-cell>
          <table:table-cell table:style-name="ce15" office:value-type="date" office:date-value="2007-06-20" calcext:value-type="date">
            <text:p>2007-06-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6_20_2007" xlink:type="simple">Nap Before You Sleep</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51007" xlink:type="simple">Continuing Our Jovian Journey</text:a></text:p>
          </table:table-cell>
          <table:table-cell table:style-name="ce15" office:value-type="date" office:date-value="2007-05-10" calcext:value-type="date">
            <text:p>2007-05-1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51007" xlink:type="simple">Continuing Our Jovian Journe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3_26_2007" xlink:type="simple">Trip Report</text:a></text:p>
          </table:table-cell>
          <table:table-cell table:style-name="ce15" office:value-type="date" office:date-value="2007-03-26" calcext:value-type="date">
            <text:p>2007-03-2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3_26_2007" xlink:type="simple">Trip Repor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3_12_2007" xlink:type="simple">Downlink Initiated</text:a></text:p>
          </table:table-cell>
          <table:table-cell table:style-name="ce15" office:value-type="date" office:date-value="2007-03-12" calcext:value-type="date">
            <text:p>2007-03-1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3_12_2007" xlink:type="simple">Downlink Initiat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3_5_2007" xlink:type="simple">The Tip of the Iceberg</text:a></text:p>
          </table:table-cell>
          <table:table-cell table:style-name="ce15" office:value-type="date" office:date-value="2007-03-05" calcext:value-type="date">
            <text:p>2007-03-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3_5_2007" xlink:type="simple">The Tip of the Iceber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3_1_2007" xlink:type="simple">Launch Complete</text:a></text:p>
          </table:table-cell>
          <table:table-cell table:style-name="ce15" office:value-type="date" office:date-value="2007-03-01" calcext:value-type="date">
            <text:p>2007-03-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3_1_2007" xlink:type="simple">Launch Complet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2_26_2007" xlink:type="simple">Picking up the Pace</text:a></text:p>
          </table:table-cell>
          <table:table-cell table:style-name="ce15" office:value-type="date" office:date-value="2007-02-26" calcext:value-type="date">
            <text:p>2007-02-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2_26_2007" xlink:type="simple">Picking up the Pa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2_22_2007" xlink:type="simple">Campaigning for Jupiter</text:a></text:p>
          </table:table-cell>
          <table:table-cell table:style-name="ce15" office:value-type="date" office:date-value="2007-02-22" calcext:value-type="date">
            <text:p>2007-02-2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2_22_2007" xlink:type="simple">Campaigning for Jupit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2_21_2007" xlink:type="simple">Speeding to Zeus</text:a></text:p>
          </table:table-cell>
          <table:table-cell table:style-name="ce15" office:value-type="date" office:date-value="2007-02-21" calcext:value-type="date">
            <text:p>2007-02-2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2_21_2007" xlink:type="simple">Speeding to Zeu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2_15_2007" xlink:type="simple">Calm Before Close Approach</text:a></text:p>
          </table:table-cell>
          <table:table-cell table:style-name="ce15" office:value-type="date" office:date-value="2007-02-15" calcext:value-type="date">
            <text:p>2007-02-1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2_15_2007" xlink:type="simple">Calm Before Close Approach</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_23_2007" xlink:type="simple">One Year Down, Eight to Go, on the Road to Pluto</text:a></text:p>
          </table:table-cell>
          <table:table-cell table:style-name="ce15" office:value-type="date" office:date-value="2007-01-23" calcext:value-type="date">
            <text:p>2007-01-23</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_23_2007" xlink:type="simple">One Year Down, Eight to Go, on the Road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_5_2007" xlink:type="simple">New Horizons in 2007</text:a></text:p>
          </table:table-cell>
          <table:table-cell table:style-name="ce15" office:value-type="date" office:date-value="2007-01-05" calcext:value-type="date">
            <text:p>2007-01-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_5_2007" xlink:type="simple">New Horizons in 2007</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1_1_2006" xlink:type="simple">Making Old Horizons New</text:a></text:p>
          </table:table-cell>
          <table:table-cell table:style-name="ce15" office:value-type="date" office:date-value="2006-11-01" calcext:value-type="date">
            <text:p>2006-11-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1_1_2006" xlink:type="simple">Making Old Horizons New</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9_21_2006" xlink:type="simple">Changing Seasons on the Road Trip to Planet 9</text:a></text:p>
          </table:table-cell>
          <table:table-cell table:style-name="ce15" office:value-type="date" office:date-value="2006-09-21" calcext:value-type="date">
            <text:p>2006-09-2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9_21_2006" xlink:type="simple">Changing Seasons on the Road Trip to Planet 9</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9_06_2006" xlink:type="simple">Unabashedly Onward to the Ninth Planet</text:a></text:p>
          </table:table-cell>
          <table:table-cell table:style-name="ce15" office:value-type="date" office:date-value="2006-09-06" calcext:value-type="date">
            <text:p>2006-09-0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9_06_2006" xlink:type="simple">Unabashedly Onward to the Ninth Plan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7_14_2006" xlink:type="simple">Nine Years to the Ninth Planet, and Counting</text:a></text:p>
          </table:table-cell>
          <table:table-cell table:style-name="ce15" office:value-type="date" office:date-value="2006-07-14" calcext:value-type="date">
            <text:p>2006-07-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7_14_2006" xlink:type="simple">Nine Years to the Ninth Planet, and Counting</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6_1_2006" xlink:type="simple">A Summer's Crossing Through the Asteroid Belt</text:a></text:p>
          </table:table-cell>
          <table:table-cell table:style-name="ce15" office:value-type="date" office:date-value="2006-06-01" calcext:value-type="date">
            <text:p>2006-06-0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6_1_2006" xlink:type="simple">A Summer's Crossing Through the Asteroid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5_1_2006_1" xlink:type="simple">Exploration at Its Greatest'</text:a></text:p>
          </table:table-cell>
          <table:table-cell table:style-name="ce15" office:value-type="date" office:date-value="2006-05-01" calcext:value-type="date">
            <text:p>2006-05-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5_1_2006_1" xlink:type="simple">Exploration at Its Greates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3_20_2006" xlink:type="simple">Zero G and I Feel Fine</text:a></text:p>
          </table:table-cell>
          <table:table-cell table:style-name="ce15" office:value-type="date" office:date-value="2006-03-20" calcext:value-type="date">
            <text:p>2006-03-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3_20_2006" xlink:type="simple">Zero G and I Feel Fin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2_27_2006" xlink:type="simple">Boulder and Baltimore</text:a></text:p>
          </table:table-cell>
          <table:table-cell table:style-name="ce15" office:value-type="date" office:date-value="2006-02-27" calcext:value-type="date">
            <text:p>2006-02-27</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2_27_2006" xlink:type="simple">Boulder and Baltimo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2_9_2006" xlink:type="simple">Tom's Cruise</text:a></text:p>
          </table:table-cell>
          <table:table-cell table:style-name="ce15" office:value-type="date" office:date-value="2006-02-09" calcext:value-type="date">
            <text:p>2006-02-0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2_9_2006" xlink:type="simple">Tom's Cruis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_31_2006" xlink:type="simple">Our Aim Is True</text:a></text:p>
          </table:table-cell>
          <table:table-cell table:style-name="ce15" office:value-type="date" office:date-value="2006-01-31" calcext:value-type="date">
            <text:p>2006-01-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_31_2006" xlink:type="simple">Our Aim Is Tru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_24_2006" xlink:type="simple">On the Road at Last</text:a></text:p>
          </table:table-cell>
          <table:table-cell table:style-name="ce15" office:value-type="date" office:date-value="2006-01-24" calcext:value-type="date">
            <text:p>2006-01-2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_24_2006" xlink:type="simple">On the Road at Las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_20_2006" xlink:type="simple">It Worked!</text:a></text:p>
          </table:table-cell>
          <table:table-cell table:style-name="ce15" office:value-type="date" office:date-value="2006-01-20" calcext:value-type="date">
            <text:p>2006-01-20</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_20_2006" xlink:type="simple">It Work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_18_2006" xlink:type="simple">First Things First</text:a></text:p>
          </table:table-cell>
          <table:table-cell table:style-name="ce15" office:value-type="date" office:date-value="2006-01-18" calcext:value-type="date">
            <text:p>2006-01-18</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_18_2006" xlink:type="simple">First Things Firs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_14_2006" xlink:type="simple">We're in Flight Configuration</text:a></text:p>
          </table:table-cell>
          <table:table-cell table:style-name="ce15" office:value-type="date" office:date-value="2006-01-14" calcext:value-type="date">
            <text:p>2006-01-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_14_2006" xlink:type="simple">We're in Flight Configur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_11_2006" xlink:type="simple">It Takes A Team</text:a></text:p>
          </table:table-cell>
          <table:table-cell table:style-name="ce15" office:value-type="date" office:date-value="2006-01-11" calcext:value-type="date">
            <text:p>2006-01-1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_11_2006" xlink:type="simple">It Takes A Team</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_09_2006" xlink:type="simple">Free Bird</text:a></text:p>
          </table:table-cell>
          <table:table-cell table:style-name="ce15" office:value-type="date" office:date-value="2006-01-09" calcext:value-type="date">
            <text:p>2006-01-0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_09_2006" xlink:type="simple">Free Bir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27_2005" xlink:type="simple">Getting Closer</text:a></text:p>
          </table:table-cell>
          <table:table-cell table:style-name="ce15" office:value-type="date" office:date-value="2005-12-27" calcext:value-type="date">
            <text:p>2005-12-2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27_2005" xlink:type="simple">Getting Clos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2_19_2005_1" xlink:type="simple">New Horizons Meets Its Launch Vehicle</text:a></text:p>
          </table:table-cell>
          <table:table-cell table:style-name="ce15" office:value-type="date" office:date-value="2005-12-19" calcext:value-type="date">
            <text:p>2005-12-1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2_19_2005_1" xlink:type="simple">New Horizons Meets Its Launch Vehic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12_2005_1" xlink:type="simple">Next Month, We Aim to Fly!</text:a></text:p>
          </table:table-cell>
          <table:table-cell table:style-name="ce15" office:value-type="date" office:date-value="2005-12-12" calcext:value-type="date">
            <text:p>2005-12-1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12_2005_1" xlink:type="simple">Next Month, We Aim to Fl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1_2005_1" xlink:type="simple">Two More Moons, Two More Months, and Ten More Watts</text:a></text:p>
          </table:table-cell>
          <table:table-cell table:style-name="ce15" office:value-type="date" office:date-value="2005-11-07" calcext:value-type="date">
            <text:p>2005-11-0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1_2005_1" xlink:type="simple">Two More Moons, Two More Months, and Ten More Watt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10_2005_1" xlink:type="simple">Changes in Latitude</text:a></text:p>
          </table:table-cell>
          <table:table-cell table:style-name="ce15" office:value-type="date" office:date-value="2005-10-01" calcext:value-type="date">
            <text:p>2005-10-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10_2005_1" xlink:type="simple">Changes in Latitud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9_2005_1" xlink:type="simple">September Comes, Complete With Sister Worlds</text:a></text:p>
          </table:table-cell>
          <table:table-cell table:style-name="ce15" office:value-type="date" office:date-value="2005-09-05" calcext:value-type="date">
            <text:p>2005-09-05</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9_2005_1" xlink:type="simple">September Comes, Complete With Sister World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8_2005_1" xlink:type="simple">A Road Trip, from Earth to Pluto</text:a></text:p>
          </table:table-cell>
          <table:table-cell table:style-name="ce15" office:value-type="date" office:date-value="2005-08-01" calcext:value-type="date">
            <text:p>2005-08-0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8_2005_1" xlink:type="simple">A Road Trip, from Earth to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7_2005_1" xlink:type="simple">Pluto-Charon- Two for the Price of One</text:a></text:p>
          </table:table-cell>
          <table:table-cell table:style-name="ce15" office:value-type="date" office:date-value="2005-06-29" calcext:value-type="date">
            <text:p>2005-06-29</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7_2005_1" xlink:type="simple">Pluto-Charon- Two for the Price of On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5_2005_1" xlink:type="simple">New Horizons Indeed</text:a></text:p>
          </table:table-cell>
          <table:table-cell table:style-name="ce15" office:value-type="date" office:date-value="2005-05-06" calcext:value-type="date">
            <text:p>2005-05-06</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5_2005_1" xlink:type="simple">New Horizons Indee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4_2005" xlink:type="simple">The PI's Perspective</text:a></text:p>
          </table:table-cell>
          <table:table-cell table:style-name="ce15" office:value-type="date" office:date-value="2005-04-05" calcext:value-type="date">
            <text:p>2005-04-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4_2005" xlink:type="simple">The PI's Perspectiv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3_2005" xlink:type="simple">An Inside Look at New Horizons</text:a></text:p>
          </table:table-cell>
          <table:table-cell table:style-name="ce15" office:value-type="date" office:date-value="2005-03-02" calcext:value-type="date">
            <text:p>2005-03-02</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3_2005" xlink:type="simple">An Inside Look at New Horiz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PI-Perspectives.php?page=piPerspective_02_2005" xlink:type="simple">An Inside Look at New Horizons from Principal Investigator Alan Stern</text:a></text:p>
          </table:table-cell>
          <table:table-cell table:style-name="ce15" office:value-type="date" office:date-value="2005-02-02" calcext:value-type="date">
            <text:p>2005-02-0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PI-Perspectives.php?page=piPerspective_02_2005" xlink:type="simple">An Inside Look at New Horizons from Principal Investigator Alan Ster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3_05_2015" xlink:type="simple">Why Pluto?</text:a></text:p>
          </table:table-cell>
          <table:table-cell table:style-name="ce15" office:value-type="date" office:date-value="2015-03-05" calcext:value-type="date">
            <text:p>2015-03-05</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3_05_2015" xlink:type="simple">Why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02_24_2015" xlink:type="simple">How Big Is Pluto's Atmosphere?</text:a></text:p>
          </table:table-cell>
          <table:table-cell table:style-name="ce15" office:value-type="date" office:date-value="2015-02-24" calcext:value-type="date">
            <text:p>2015-02-2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02_24_2015" xlink:type="simple">How Big Is Pluto's Atmosphe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12_23_2014" xlink:type="simple">Great Expectations</text:a></text:p>
          </table:table-cell>
          <table:table-cell table:style-name="ce15" office:value-type="date" office:date-value="2014-12-23" calcext:value-type="date">
            <text:p>2014-12-2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12_23_2014" xlink:type="simple">Great Expectation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11_26_2014" xlink:type="simple">Staring at the Sun</text:a></text:p>
          </table:table-cell>
          <table:table-cell table:style-name="ce15" office:value-type="date" office:date-value="2014-11-26" calcext:value-type="date">
            <text:p>2014-11-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11_26_2014" xlink:type="simple">Staring at the Su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11_14_2014" xlink:type="simple">Pluto's Exotic Chemistry</text:a></text:p>
          </table:table-cell>
          <table:table-cell table:style-name="ce15" office:value-type="date" office:date-value="2014-11-14" calcext:value-type="date">
            <text:p>2014-11-14</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11_14_2014" xlink:type="simple">Pluto's Exotic Chemist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10_31_2014" xlink:type="simple">Peering into Planetary Atmospheres</text:a></text:p>
          </table:table-cell>
          <table:table-cell table:style-name="ce15" office:value-type="date" office:date-value="2014-10-31" calcext:value-type="date">
            <text:p>2014-10-31</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10_31_2014" xlink:type="simple">Peering into Planetary Atmospher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10_16_2014" xlink:type="simple">Eyes on Pluto's Ices</text:a></text:p>
          </table:table-cell>
          <table:table-cell table:style-name="ce15" office:value-type="date" office:date-value="2014-10-16" calcext:value-type="date">
            <text:p>2014-10-1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10_16_2014" xlink:type="simple">Eyes on Pluto's Ic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10_09_2014" xlink:type="simple">It's Just a Phase: Changes on Pluto's Surface</text:a></text:p>
          </table:table-cell>
          <table:table-cell table:style-name="ce15" office:value-type="date" office:date-value="2014-10-09" calcext:value-type="date">
            <text:p>2014-10-09</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10_09_2014" xlink:type="simple">It's Just a Phase: Changes on Pluto's Surfac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10_03_2014" xlink:type="simple">How Big Is Pluto?</text:a></text:p>
          </table:table-cell>
          <table:table-cell table:style-name="ce15" office:value-type="date" office:date-value="2014-10-03" calcext:value-type="date">
            <text:p>2014-10-03</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10_03_2014" xlink:type="simple">How Big Is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9_26_2014" xlink:type="simple">Rings and Other Solar System Surprises</text:a></text:p>
          </table:table-cell>
          <table:table-cell table:style-name="ce15" office:value-type="date" office:date-value="2014-09-26" calcext:value-type="date">
            <text:p>2014-09-26</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9_26_2014" xlink:type="simple">Rings and Other Solar System Surpris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09_11_2014" xlink:type="simple">Awaiting New Results on Pluto's Atmosphere</text:a></text:p>
          </table:table-cell>
          <table:table-cell table:style-name="ce15" office:value-type="date" office:date-value="2014-09-11" calcext:value-type="date">
            <text:p>2014-09-1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09_11_2014" xlink:type="simple">Awaiting New Results on Pluto's Atmospher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9_04_2014" xlink:type="simple">Pluto's Complex Chemistry</text:a></text:p>
          </table:table-cell>
          <table:table-cell table:style-name="ce15" office:value-type="date" office:date-value="2014-09-04" calcext:value-type="date">
            <text:p>2014-09-0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9_04_2014" xlink:type="simple">Pluto's Complex Chemistry</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8_28_2014" xlink:type="simple">What Will It Mean to See Pluto?</text:a></text:p>
          </table:table-cell>
          <table:table-cell table:style-name="ce15" office:value-type="date" office:date-value="2014-08-28" calcext:value-type="date">
            <text:p>2014-08-2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8_28_2014" xlink:type="simple">What Will It Mean to See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08_22_2014" xlink:type="simple">My Family Planet</text:a></text:p>
          </table:table-cell>
          <table:table-cell table:style-name="ce15" office:value-type="date" office:date-value="2014-08-22" calcext:value-type="date">
            <text:p>2014-08-22</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08_22_2014" xlink:type="simple">My Family Plane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8_14_2014" xlink:type="simple">From Pinpoint of Light to a Geologic World</text:a></text:p>
          </table:table-cell>
          <table:table-cell table:style-name="ce15" office:value-type="date" office:date-value="2014-08-14" calcext:value-type="date">
            <text:p>2014-08-1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8_14_2014" xlink:type="simple">From Pinpoint of Light to a Geologic World</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8_08_2014" xlink:type="simple">Where Is Pluto?</text:a></text:p>
          </table:table-cell>
          <table:table-cell table:style-name="ce15" office:value-type="date" office:date-value="2014-08-08" calcext:value-type="date">
            <text:p>2014-08-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8_08_2014" xlink:type="simple">Where Is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07_31_2014" xlink:type="simple">Discoveries and Mysteries</text:a></text:p>
          </table:table-cell>
          <table:table-cell table:style-name="ce15" office:value-type="date" office:date-value="2014-07-31" calcext:value-type="date">
            <text:p>2014-07-3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07_31_2014" xlink:type="simple">Discoveries and Mysteries</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7_24_2014" xlink:type="simple">Putting It All Together</text:a></text:p>
          </table:table-cell>
          <table:table-cell table:style-name="ce15" office:value-type="date" office:date-value="2014-07-24" calcext:value-type="date">
            <text:p>2014-07-24</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7_24_2014" xlink:type="simple">Putting It All Together</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9" office:value-type="string" calcext:value-type="string">
            <text:p><text:a xlink:href="http://pluto.jhuapl.edu/News-Center/Science-Shorts.php?page=ScienceShorts_07_11_2014" xlink:type="simple">Annual Checkout Makes for Great Pluto Preparation</text:a></text:p>
          </table:table-cell>
          <table:table-cell table:style-name="ce15" office:value-type="date" office:date-value="2014-07-11" calcext:value-type="date">
            <text:p>2014-07-11</text:p>
          </table:table-cell>
          <table:table-cell table:style-name="ce36" office:value-type="string" calcext:value-type="string">
            <text:p>New Horizons News http://pluto.jhuapl.edu/News-Center/index.php</text:p>
          </table:table-cell>
          <table:table-cell table:style-name="ce49" office:value-type="string" calcext:value-type="string">
            <text:p><text:a xlink:href="http://pluto.jhuapl.edu/News-Center/Science-Shorts.php?page=ScienceShorts_07_11_2014" xlink:type="simple">Annual Checkout Makes for Great Pluto Preparation</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Science-Shorts.php?page=ScienceShorts_07_08_2015" xlink:type="simple">A Space Physicist's View of Pluto</text:a></text:p>
          </table:table-cell>
          <table:table-cell table:style-name="ce15" office:value-type="date" office:date-value="2015-07-08" calcext:value-type="date">
            <text:p>2015-07-0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Science-Shorts.php?page=ScienceShorts_07_08_2015" xlink:type="simple">A Space Physicist's View of Pluto</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PI-Perspectives.php?page=piPerspective_01_17_2019" xlink:type="simple">The PI's Perspective: We Did It — The Bullseye Flyby of Ultima Thule!</text:a></text:p>
          </table:table-cell>
          <table:table-cell table:style-name="ce15" office:value-type="date" office:date-value="2019-01-17" calcext:value-type="date">
            <text:p>2019-01-17</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PI-Perspectives.php?page=piPerspective_01_17_2019" xlink:type="simple">The PI's Perspective: We Did It — The Bullseye Flyby of Ultima Thule!</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3" office:value-type="string" calcext:value-type="string">
            <text:p>New Horizons Mission/Kuiper Belt Extended Mission (KEM)</text:p>
          </table:table-cell>
          <table:table-cell table:style-name="ce3" office:value-type="string" calcext:value-type="string">
            <text:p><text:a xlink:href="http://pluto.jhuapl.edu/News-Center/News-Article.php?page=20190318" xlink:type="simple">A Prehistoric Puzzle in the Kuiper Belt</text:a></text:p>
          </table:table-cell>
          <table:table-cell table:style-name="ce15" office:value-type="date" office:date-value="2019-03-18" calcext:value-type="date">
            <text:p>2019-03-18</text:p>
          </table:table-cell>
          <table:table-cell table:style-name="ce36" office:value-type="string" calcext:value-type="string">
            <text:p>New Horizons News http://pluto.jhuapl.edu/News-Center/index.php</text:p>
          </table:table-cell>
          <table:table-cell table:style-name="ce48" office:value-type="string" calcext:value-type="string">
            <text:p><text:a xlink:href="http://pluto.jhuapl.edu/News-Center/News-Article.php?page=20190318" xlink:type="simple">A Prehistoric Puzzle in the Kuiper Belt</text:a></text:p>
          </table:table-cell>
          <table:table-cell table:style-name="ce36" office:value-type="string" calcext:value-type="string">
            <text:p>https://pdssbn.astro.umd.edu/data_sb/missions/newhorizons/index.shtml</text:p>
            <text:p>https://pdssbn.astro.umd.edu/data_sb/missions/nh-kem/index.shtml</text:p>
          </table:table-cell>
          <table:table-cell table:style-name="ce36" table:number-columns-repeated="2"/>
          <table:table-cell table:number-columns-repeated="1016"/>
        </table:table-row>
        <table:table-row table:style-name="ro1">
          <table:table-cell table:style-name="ce6"/>
          <table:table-cell table:style-name="ce6" office:value-type="string" calcext:value-type="string">
            <text:p>OSIRIS-REx</text:p>
          </table:table-cell>
          <table:table-cell table:style-name="ce23"/>
          <table:table-cell table:style-name="ce35" table:number-columns-repeated="26"/>
          <table:table-cell table:number-columns-repeated="995"/>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mission-reveals-asteroid-big-surprises" xlink:type="simple">NASA Mission Reveals Asteroid Has Big Surprises</text:a></text:p>
          </table:table-cell>
          <table:table-cell table:style-name="ce15" office:value-type="date" office:date-value="2019-03-19" calcext:value-type="date">
            <text:p>2019-03-19</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mission-reveals-asteroid-big-surprises" xlink:type="simple">NASA Mission Reveals Asteroid Has Big Surprise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spacecraft-enters-close-orbit-around-bennu-breaking-record" xlink:type="simple">NASA’s OSIRIS-REx Spacecraft Enters Close Orbit Around Bennu, Breaking Record</text:a></text:p>
          </table:table-cell>
          <table:table-cell table:style-name="ce15" office:value-type="date" office:date-value="2018-12-31" calcext:value-type="date">
            <text:p>2018-12-31</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spacecraft-enters-close-orbit-around-bennu-breaking-record" xlink:type="simple">NASA’s OSIRIS-REx Spacecraft Enters Close Orbit Around Bennu, Breaking Record</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newly-arrived-osiris-rex-spacecraft-already-discovers-water-asteroid" xlink:type="simple">NASA’s Newly Arrived OSIRIS-REx Spacecraft Already Discovers Water on Asteroid</text:a></text:p>
          </table:table-cell>
          <table:table-cell table:style-name="ce15" office:value-type="date" office:date-value="2018-12-10" calcext:value-type="date">
            <text:p>2018-12-10</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newly-arrived-osiris-rex-spacecraft-already-discovers-water-asteroid" xlink:type="simple">NASA’s Newly Arrived OSIRIS-REx Spacecraft Already Discovers Water on Asteroid</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spacecraft-arrives-asteroid-bennu" xlink:type="simple">NASA’S OSIRIS-REx Spacecraft Arrives at Asteroid Bennu</text:a></text:p>
          </table:table-cell>
          <table:table-cell table:style-name="ce15" office:value-type="date" office:date-value="2018-12-03" calcext:value-type="date">
            <text:p>2018-12-03</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spacecraft-arrives-asteroid-bennu" xlink:type="simple">NASA’S OSIRIS-REx Spacecraft Arrives at Asteroid Bennu</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osiris-rex-executes-fourth-asteroid-approach-maneuver" xlink:type="simple">NASA’s OSIRIS-REx Executes Fourth Asteroid Approach Maneuver</text:a></text:p>
          </table:table-cell>
          <table:table-cell table:style-name="ce15" office:value-type="date" office:date-value="2018-11-13" calcext:value-type="date">
            <text:p>2018-11-13</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osiris-rex-executes-fourth-asteroid-approach-maneuver" xlink:type="simple">NASA’s OSIRIS-REx Executes Fourth Asteroid Approach Maneuv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executes-third-asteroid-approach-maneuver" xlink:type="simple">NASA’s OSIRIS-REx Executes Third Asteroid Approach Maneuver</text:a></text:p>
          </table:table-cell>
          <table:table-cell table:style-name="ce15" office:value-type="date" office:date-value="2018-10-29" calcext:value-type="date">
            <text:p>2018-10-29</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executes-third-asteroid-approach-maneuver" xlink:type="simple">NASA’s OSIRIS-REx Executes Third Asteroid Approach Maneuv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osiris-rex-executes-first-asteroid-approach-maneuver" xlink:type="simple">NASA’s OSIRIS-REx Executes First Asteroid Approach Maneuver</text:a></text:p>
          </table:table-cell>
          <table:table-cell table:style-name="ce15" office:value-type="date" office:date-value="2018-10-15" calcext:value-type="date">
            <text:p>2018-10-15</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osiris-rex-executes-first-asteroid-approach-maneuver" xlink:type="simple">NASA’s OSIRIS-REx Executes First Asteroid Approach Maneuv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begins-asteroid-operations-campaign" xlink:type="simple">NASA’s OSIRIS-REx Begins Asteroid Operations Campaign</text:a></text:p>
          </table:table-cell>
          <table:table-cell table:style-name="ce15" office:value-type="date" office:date-value="2018-10-01" calcext:value-type="date">
            <text:p>2018-10-01</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begins-asteroid-operations-campaign" xlink:type="simple">NASA’s OSIRIS-REx Begins Asteroid Operations Campaig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successful-second-deep-space-maneuver-osiris-rex-confirmed" xlink:type="simple">Successful Second Deep Space Maneuver for OSIRIS-REx Confirmed</text:a></text:p>
          </table:table-cell>
          <table:table-cell table:style-name="ce15" office:value-type="date" office:date-value="2018-08-24" calcext:value-type="date">
            <text:p>2018-08-24</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successful-second-deep-space-maneuver-osiris-rex-confirmed" xlink:type="simple">Successful Second Deep Space Maneuver for OSIRIS-REx Confirmed</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executes-second-deep-space-maneuver" xlink:type="simple">OSIRIS-REx Executes Second Deep Space Maneuver</text:a></text:p>
          </table:table-cell>
          <table:table-cell table:style-name="ce15" office:value-type="date" office:date-value="2018-07-03" calcext:value-type="date">
            <text:p>2018-07-03</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executes-second-deep-space-maneuver" xlink:type="simple">OSIRIS-REx Executes Second Deep Space Maneuv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long-long-way-home" xlink:type="simple">A long, long way from home…</text:a></text:p>
          </table:table-cell>
          <table:table-cell table:style-name="ce15" office:value-type="date" office:date-value="2018-06-28" calcext:value-type="date">
            <text:p>2018-06-28</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long-long-way-home" xlink:type="simple">A long, long way from hom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elects-participating-scientists-join-osiris-rex-mission" xlink:type="simple">NASA Selects Participating Scientists to Join OSIRIS-REx Mission</text:a></text:p>
          </table:table-cell>
          <table:table-cell table:style-name="ce15" office:value-type="date" office:date-value="2018-02-14" calcext:value-type="date">
            <text:p>2018-02-14</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elects-participating-scientists-join-osiris-rex-mission" xlink:type="simple">NASA Selects Participating Scientists to Join OSIRIS-REx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osiris-rex-images-earth-moon-color" xlink:type="simple">OSIRIS-REx Images Earth and the Moon in Color</text:a></text:p>
          </table:table-cell>
          <table:table-cell table:style-name="ce15" office:value-type="date" office:date-value="2017-12-08" calcext:value-type="date">
            <text:p>2017-12-08</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osiris-rex-images-earth-moon-color" xlink:type="simple">OSIRIS-REx Images Earth and the Moon in Colo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images-moon" xlink:type="simple">OSIRIS-REx Images the Moon</text:a></text:p>
          </table:table-cell>
          <table:table-cell table:style-name="ce15" office:value-type="date" office:date-value="2017-10-10" calcext:value-type="date">
            <text:p>2017-10-10</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images-moon" xlink:type="simple">OSIRIS-REx Images the Mo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osiris-rex-snaps-pictures-earth-moon" xlink:type="simple">NASA’s OSIRIS-REx Snaps Pictures of Earth and the Moon</text:a></text:p>
          </table:table-cell>
          <table:table-cell table:style-name="ce15" office:value-type="date" office:date-value="2017-10-03" calcext:value-type="date">
            <text:p>2017-10-03</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osiris-rex-snaps-pictures-earth-moon" xlink:type="simple">NASA’s OSIRIS-REx Snaps Pictures of Earth and the Mo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views-earth-flyby" xlink:type="simple">OSIRIS-REx Views the Earth During Flyby</text:a></text:p>
          </table:table-cell>
          <table:table-cell table:style-name="ce15" office:value-type="date" office:date-value="2017-09-28" calcext:value-type="date">
            <text:p>2017-09-28</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views-earth-flyby" xlink:type="simple">OSIRIS-REx Views the Earth During Flyby</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osiris-rex-spacecraft-slingshots-past-earth" xlink:type="simple">NASA’S OSIRIS-REx Spacecraft Slingshots Past Earth</text:a></text:p>
          </table:table-cell>
          <table:table-cell table:style-name="ce15" office:value-type="date" office:date-value="2017-09-26" calcext:value-type="date">
            <text:p>2017-09-26</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osiris-rex-spacecraft-slingshots-past-earth" xlink:type="simple">NASA’S OSIRIS-REx Spacecraft Slingshots Past Earth</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large-binocular-telescope-snags-first-glimpse-nasas-osiris-rex-spacecraft-since-launch" xlink:type="simple">Large Binocular Telescope Snags First Glimpse of NASA’s OSIRIS-REx Spacecraft Since Launch</text:a></text:p>
          </table:table-cell>
          <table:table-cell table:style-name="ce15" office:value-type="date" office:date-value="2017-09-22" calcext:value-type="date">
            <text:p>2017-09-22</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large-binocular-telescope-snags-first-glimpse-nasas-osiris-rex-spacecraft-since-launch" xlink:type="simple">Large Binocular Telescope Snags First Glimpse of NASA’s OSIRIS-REx Spacecraft Since Launch</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spot-the-spacecraft" xlink:type="simple">Spot the Spacecraft</text:a></text:p>
          </table:table-cell>
          <table:table-cell table:style-name="ce15" office:value-type="date" office:date-value="2017-09-08" calcext:value-type="date">
            <text:p>2017-09-08</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spot-the-spacecraft" xlink:type="simple">Spot the Spacecraft</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asteroid-bound-spacecraft-slingshot-past-earth" xlink:type="simple">NASA’s Asteroid-Bound Spacecraft to Slingshot Past Earth</text:a></text:p>
          </table:table-cell>
          <table:table-cell table:style-name="ce15" office:value-type="date" office:date-value="2017-09-06" calcext:value-type="date">
            <text:p>2017-09-06</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asteroid-bound-spacecraft-slingshot-past-earth" xlink:type="simple">NASA’s Asteroid-Bound Spacecraft to Slingshot Past Earth</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asteroid-sample-return-mission-successfully-adjusts-course" xlink:type="simple">NASA’s Asteroid Sample Return Mission Successfully Adjusts Course</text:a></text:p>
          </table:table-cell>
          <table:table-cell table:style-name="ce15" office:value-type="date" office:date-value="2017-08-31" calcext:value-type="date">
            <text:p>2017-08-31</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asteroid-sample-return-mission-successfully-adjusts-course" xlink:type="simple">NASA’s Asteroid Sample Return Mission Successfully Adjusts Cours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experts-featured-asteroid-day-celebration" xlink:type="simple">OSIRIS-REx Experts Featured in Asteroid Day Celebration</text:a></text:p>
          </table:table-cell>
          <table:table-cell table:style-name="ce15" office:value-type="date" office:date-value="2017-08-25" calcext:value-type="date">
            <text:p>2017-08-25</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experts-featured-asteroid-day-celebration" xlink:type="simple">OSIRIS-REx Experts Featured in Asteroid Day Celebrat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osiris-rex-asteroid-search-tests-instruments-science-team" xlink:type="simple">OSIRIS-REx Asteroid Search Tests Instruments, Science Team</text:a></text:p>
          </table:table-cell>
          <table:table-cell table:style-name="ce15" office:value-type="date" office:date-value="2017-06-13" calcext:value-type="date">
            <text:p>2017-06-13</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osiris-rex-asteroid-search-tests-instruments-science-team" xlink:type="simple">OSIRIS-REx Asteroid Search Tests Instruments, Science Team</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takes-closer-image-jupiter" xlink:type="simple">NASA’s OSIRIS-REx Takes Closer Image Of Jupiter</text:a></text:p>
          </table:table-cell>
          <table:table-cell table:style-name="ce15" office:value-type="date" office:date-value="2017-03-24" calcext:value-type="date">
            <text:p>2017-03-24</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takes-closer-image-jupiter" xlink:type="simple">NASA’s OSIRIS-REx Takes Closer Image Of Jupit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osiris-rex-takes-first-image-jupiter" xlink:type="simple">NASA’s OSIRIS-REx Takes Its First Image of Jupiter</text:a></text:p>
          </table:table-cell>
          <table:table-cell table:style-name="ce15" office:value-type="date" office:date-value="2017-02-15" calcext:value-type="date">
            <text:p>2017-02-15</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osiris-rex-takes-first-image-jupiter" xlink:type="simple">NASA’s OSIRIS-REx Takes Its First Image of Jupit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begins-earth-trojan-asteroid-search" xlink:type="simple">NASA’s OSIRIS-REx Begins Earth-Trojan Asteroid Search</text:a></text:p>
          </table:table-cell>
          <table:table-cell table:style-name="ce15" office:value-type="date" office:date-value="2017-02-14" calcext:value-type="date">
            <text:p>2017-02-14</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begins-earth-trojan-asteroid-search" xlink:type="simple">NASA’s OSIRIS-REx Begins Earth-Trojan Asteroid Search</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dslauretta.com/2017/01/19/searching-for-the-earth-trojan-asteroids/" xlink:type="simple">PI BLOG: Searching for the Earth-Trojan Asteroids</text:a></text:p>
          </table:table-cell>
          <table:table-cell table:style-name="ce15" office:value-type="date" office:date-value="2017-02-09" calcext:value-type="date">
            <text:p>2017-02-09</text:p>
          </table:table-cell>
          <table:table-cell table:style-name="ce36" office:value-type="string" calcext:value-type="string">
            <text:p>Osiris-REx https://www.asteroidmission.org/latest-news/</text:p>
          </table:table-cell>
          <table:table-cell table:style-name="ce49" office:value-type="string" calcext:value-type="string">
            <text:p><text:a xlink:href="https://dslauretta.com/2017/01/19/searching-for-the-earth-trojan-asteroids/" xlink:type="simple">PI BLOG: Searching for the Earth-Trojan Asteroid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successful-deep-space-maneuver-nasas-osiris-rex-spacecraft" xlink:type="simple">Successful Deep Space Maneuver for NASA’s OSIRIS-REx Spacecraft</text:a></text:p>
          </table:table-cell>
          <table:table-cell table:style-name="ce15" office:value-type="date" office:date-value="2017-01-19" calcext:value-type="date">
            <text:p>2017-01-19</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successful-deep-space-maneuver-nasas-osiris-rex-spacecraft" xlink:type="simple">Successful Deep Space Maneuver for NASA’s OSIRIS-REx Spacecraft</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spacecraft-update-dsm-1" xlink:type="simple">OSIRIS-REx Executes First Deep Space Maneuver</text:a></text:p>
          </table:table-cell>
          <table:table-cell table:style-name="ce15" office:value-type="date" office:date-value="2017-01-17" calcext:value-type="date">
            <text:p>2017-01-17</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spacecraft-update-dsm-1" xlink:type="simple">OSIRIS-REx Executes First Deep Space Maneuv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mission-search-rare-asteroids" xlink:type="simple">NASA Mission to Search for Rare Asteroids</text:a></text:p>
          </table:table-cell>
          <table:table-cell table:style-name="ce15" office:value-type="date" office:date-value="2016-12-28" calcext:value-type="date">
            <text:p>2016-12-28</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mission-search-rare-asteroids" xlink:type="simple">NASA Mission to Search for Rare Asteroid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dslauretta.com/2016/11/14/osiris-rex-spacecraft-check-out-and-early-cruise-phase-activities/" xlink:type="simple">PI BLOG: OSIRIS-REx Spacecraft Check Out and Early Cruise Phase Activities</text:a></text:p>
          </table:table-cell>
          <table:table-cell table:style-name="ce15" office:value-type="date" office:date-value="2016-12-12" calcext:value-type="date">
            <text:p>2016-12-12</text:p>
          </table:table-cell>
          <table:table-cell table:style-name="ce36" office:value-type="string" calcext:value-type="string">
            <text:p>Osiris-REx https://www.asteroidmission.org/latest-news/</text:p>
          </table:table-cell>
          <table:table-cell table:style-name="ce49" office:value-type="string" calcext:value-type="string">
            <text:p><text:a xlink:href="https://dslauretta.com/2016/11/14/osiris-rex-spacecraft-check-out-and-early-cruise-phase-activities/" xlink:type="simple">PI BLOG: OSIRIS-REx Spacecraft Check Out and Early Cruise Phase Activitie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tests-thrusters-journey-asteroid-bennu" xlink:type="simple">NASA Tests Thrusters on Journey to Asteroid Bennu</text:a></text:p>
          </table:table-cell>
          <table:table-cell table:style-name="ce15" office:value-type="date" office:date-value="2016-11-14" calcext:value-type="date">
            <text:p>2016-11-14</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tests-thrusters-journey-asteroid-bennu" xlink:type="simple">NASA Tests Thrusters on Journey to Asteroid Bennu</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asteroid-bound-spacecraft-aces-instrument-check" xlink:type="simple">NASA’s Asteroid-Bound Spacecraft Aces Instrument Check</text:a></text:p>
          </table:table-cell>
          <table:table-cell table:style-name="ce15" office:value-type="date" office:date-value="2016-10-07" calcext:value-type="date">
            <text:p>2016-10-07</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asteroid-bound-spacecraft-aces-instrument-check" xlink:type="simple">NASA’s Asteroid-Bound Spacecraft Aces Instrument Check</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mission-status-report-sept-15" xlink:type="simple">OSIRIS-REx Mission Status Report – Sept. 15</text:a></text:p>
          </table:table-cell>
          <table:table-cell table:style-name="ce15" office:value-type="date" office:date-value="2016-09-26" calcext:value-type="date">
            <text:p>2016-09-26</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mission-status-report-sept-15" xlink:type="simple">OSIRIS-REx Mission Status Report – Sept. 15</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dslauretta.com/2016/09/10/osiris-rex-day-2-in-space/" xlink:type="simple">PI BLOG: OSIRIS-REx – Day 2 in Space</text:a></text:p>
          </table:table-cell>
          <table:table-cell table:style-name="ce15" office:value-type="date" office:date-value="2016-09-15" calcext:value-type="date">
            <text:p>2016-09-15</text:p>
          </table:table-cell>
          <table:table-cell table:style-name="ce36" office:value-type="string" calcext:value-type="string">
            <text:p>Osiris-REx https://www.asteroidmission.org/latest-news/</text:p>
          </table:table-cell>
          <table:table-cell table:style-name="ce49" office:value-type="string" calcext:value-type="string">
            <text:p><text:a xlink:href="https://dslauretta.com/2016/09/10/osiris-rex-day-2-in-space/" xlink:type="simple">PI BLOG: OSIRIS-REx – Day 2 in Spac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speeds-toward-asteroid-rendezvous" xlink:type="simple">NASA’s OSIRIS-REx Speeds Toward Asteroid Rendezvous</text:a></text:p>
          </table:table-cell>
          <table:table-cell table:style-name="ce15" office:value-type="date" office:date-value="2016-09-10" calcext:value-type="date">
            <text:p>2016-09-10</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speeds-toward-asteroid-rendezvous" xlink:type="simple">NASA’s OSIRIS-REx Speeds Toward Asteroid Rendezvou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dslauretta.com/2016/08/23/the-atlas-v-411-av-067-our-ride-to-space/" xlink:type="simple">PI BLOG: The Atlas V 411 AV-067: Our Ride to Space</text:a></text:p>
          </table:table-cell>
          <table:table-cell table:style-name="ce15" office:value-type="date" office:date-value="2016-09-08" calcext:value-type="date">
            <text:p>2016-09-08</text:p>
          </table:table-cell>
          <table:table-cell table:style-name="ce36" office:value-type="string" calcext:value-type="string">
            <text:p>Osiris-REx https://www.asteroidmission.org/latest-news/</text:p>
          </table:table-cell>
          <table:table-cell table:style-name="ce49" office:value-type="string" calcext:value-type="string">
            <text:p><text:a xlink:href="https://dslauretta.com/2016/08/23/the-atlas-v-411-av-067-our-ride-to-space/" xlink:type="simple">PI BLOG: The Atlas V 411 AV-067: Our Ride to Spac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prepares-launch-first-u-s-asteroid-sample-return-mission" xlink:type="simple">NASA Prepares to Launch First U.S. Asteroid Sample Return Mission</text:a></text:p>
          </table:table-cell>
          <table:table-cell table:style-name="ce15" office:value-type="date" office:date-value="2016-08-23" calcext:value-type="date">
            <text:p>2016-08-23</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prepares-launch-first-u-s-asteroid-sample-return-mission" xlink:type="simple">NASA Prepares to Launch First U.S. Asteroid Sample Return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dslauretta.com/2016/07/31/39-days-to-launch-whats-left-to-get-done/" xlink:type="simple">PI BLOG: 39 Days to Launch – What’s Left to Get Done?</text:a></text:p>
          </table:table-cell>
          <table:table-cell table:style-name="ce15" office:value-type="date" office:date-value="2016-08-17" calcext:value-type="date">
            <text:p>2016-08-17</text:p>
          </table:table-cell>
          <table:table-cell table:style-name="ce36" office:value-type="string" calcext:value-type="string">
            <text:p>Osiris-REx https://www.asteroidmission.org/latest-news/</text:p>
          </table:table-cell>
          <table:table-cell table:style-name="ce49" office:value-type="string" calcext:value-type="string">
            <text:p><text:a xlink:href="https://dslauretta.com/2016/07/31/39-days-to-launch-whats-left-to-get-done/" xlink:type="simple">PI BLOG: 39 Days to Launch – What’s Left to Get Don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osiris-rex-mission-will-map" xlink:type="simple">NASA’s OSIRIS-REx Mission Will Have a Map for That</text:a></text:p>
          </table:table-cell>
          <table:table-cell table:style-name="ce15" office:value-type="date" office:date-value="2016-07-31" calcext:value-type="date">
            <text:p>2016-07-31</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osiris-rex-mission-will-map" xlink:type="simple">NASA’s OSIRIS-REx Mission Will Have a Map for That</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dslauretta.com/2016/05/24/the-journey-to-kennedy-space-center/" xlink:type="simple">PI BLOG: The Journey to Kennedy Space Center</text:a></text:p>
          </table:table-cell>
          <table:table-cell table:style-name="ce15" office:value-type="date" office:date-value="2016-05-25" calcext:value-type="date">
            <text:p>2016-05-25</text:p>
          </table:table-cell>
          <table:table-cell table:style-name="ce36" office:value-type="string" calcext:value-type="string">
            <text:p>Osiris-REx https://www.asteroidmission.org/latest-news/</text:p>
          </table:table-cell>
          <table:table-cell table:style-name="ce49" office:value-type="string" calcext:value-type="string">
            <text:p><text:a xlink:href="https://dslauretta.com/2016/05/24/the-journey-to-kennedy-space-center/" xlink:type="simple">PI BLOG: The Journey to Kennedy Space Cent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begins-launch-preparations-first-u-s-asteroid-sampling-mission" xlink:type="simple">NASA Begins Launch Preparations for the First U.S. Asteroid Sampling Mission</text:a></text:p>
          </table:table-cell>
          <table:table-cell table:style-name="ce15" office:value-type="date" office:date-value="2016-05-24" calcext:value-type="date">
            <text:p>2016-05-24</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begins-launch-preparations-first-u-s-asteroid-sampling-mission" xlink:type="simple">NASA Begins Launch Preparations for the First U.S. Asteroid Sampling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6/04/04/engineering-an-impact-on-the-new-frontier/" xlink:type="simple">PI BLOG: Engineering an Impact on the New Frontier</text:a></text:p>
          </table:table-cell>
          <table:table-cell table:style-name="ce15" office:value-type="date" office:date-value="2016-05-23" calcext:value-type="date">
            <text:p>2016-05-23</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6/04/04/engineering-an-impact-on-the-new-frontier/" xlink:type="simple">PI BLOG: Engineering an Impact on the New Fronti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6/02/24/osiris-rex-passes-emiemc-testing/" xlink:type="simple">PI BLOG: OSIRIS-REx Passes EMI/EMC Testing</text:a></text:p>
          </table:table-cell>
          <table:table-cell table:style-name="ce15" office:value-type="date" office:date-value="2016-04-04" calcext:value-type="date">
            <text:p>2016-04-04</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6/02/24/osiris-rex-passes-emiemc-testing/" xlink:type="simple">PI BLOG: OSIRIS-REx Passes EMI/EMC Testing</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invites-public-send-artwork-asteroid" xlink:type="simple">NASA Invites Public to Send Artwork to an Asteroid</text:a></text:p>
          </table:table-cell>
          <table:table-cell table:style-name="ce15" office:value-type="date" office:date-value="2016-02-24" calcext:value-type="date">
            <text:p>2016-02-24</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invites-public-send-artwork-asteroid" xlink:type="simple">NASA Invites Public to Send Artwork to an Asteroid</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6/01/20/how-rexis-made-it-on-the-spacecraft/" xlink:type="simple">PI BLOG: How REXIS Made It on the Spacecraft</text:a></text:p>
          </table:table-cell>
          <table:table-cell table:style-name="ce15" office:value-type="date" office:date-value="2016-02-19" calcext:value-type="date">
            <text:p>2016-02-19</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6/01/20/how-rexis-made-it-on-the-spacecraft/" xlink:type="simple">PI BLOG: How REXIS Made It on the Spacecraft</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student-built-experiment-integrated-onto-nasas-osiris-rex-mission" xlink:type="simple">Student-Built Experiment Integrated onto NASA’s OSIRIS-REx Mission</text:a></text:p>
          </table:table-cell>
          <table:table-cell table:style-name="ce15" office:value-type="date" office:date-value="2016-01-21" calcext:value-type="date">
            <text:p>2016-01-21</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student-built-experiment-integrated-onto-nasas-osiris-rex-mission" xlink:type="simple">Student-Built Experiment Integrated onto NASA’s OSIRIS-REx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international-instrument-delivered-nasas-2016-asteroid-sample-return-mission" xlink:type="simple">International Instrument Delivered for NASA’s 2016 Asteroid Sample Return Mission</text:a></text:p>
          </table:table-cell>
          <table:table-cell table:style-name="ce15" office:value-type="date" office:date-value="2016-01-07" calcext:value-type="date">
            <text:p>2016-01-07</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international-instrument-delivered-nasas-2016-asteroid-sample-return-mission" xlink:type="simple">International Instrument Delivered for NASA’s 2016 Asteroid Sample Return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12/15/osiris-rex-completes-mechanical-environmental-testing/" xlink:type="simple">PI BLOG: OSIRIS-REx Completes Mechanical Environmental Testing</text:a></text:p>
          </table:table-cell>
          <table:table-cell table:style-name="ce15" office:value-type="date" office:date-value="2015-12-17" calcext:value-type="date">
            <text:p>2015-12-17</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12/15/osiris-rex-completes-mechanical-environmental-testing/" xlink:type="simple">PI BLOG: OSIRIS-REx Completes Mechanical Environmental Testing</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11/13/osiris-rex-progressing-through-environmental-testing/" xlink:type="simple">PI BLOG: OSIRIS-REx Progressing through Environmental Testing</text:a></text:p>
          </table:table-cell>
          <table:table-cell table:style-name="ce15" office:value-type="date" office:date-value="2015-12-15" calcext:value-type="date">
            <text:p>2015-12-15</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11/13/osiris-rex-progressing-through-environmental-testing/" xlink:type="simple">PI BLOG: OSIRIS-REx Progressing through Environmental Testing</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s-osiris-rex-spacecraft-begins-environmental-testing" xlink:type="simple">NASA’s OSIRIS-REx Spacecraft Begins Environmental Testing</text:a></text:p>
          </table:table-cell>
          <table:table-cell table:style-name="ce15" office:value-type="date" office:date-value="2015-11-13" calcext:value-type="date">
            <text:p>2015-11-13</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s-osiris-rex-spacecraft-begins-environmental-testing" xlink:type="simple">NASA’s OSIRIS-REx Spacecraft Begins Environmental Testing</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10/09/osiris-rex-spacecraft-assembly-nearly-complete/" xlink:type="simple">PI BLOG: OSIRIS-REx Spacecraft Assembly Nearly Complete</text:a></text:p>
          </table:table-cell>
          <table:table-cell table:style-name="ce15" office:value-type="date" office:date-value="2015-10-21" calcext:value-type="date">
            <text:p>2015-10-21</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10/09/osiris-rex-spacecraft-assembly-nearly-complete/" xlink:type="simple">PI BLOG: OSIRIS-REx Spacecraft Assembly Nearly Complet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8/29/populating-the-osiris-rex-science-deck/" xlink:type="simple">PI BLOG: Populating the OSIRIS-REx Science Deck</text:a></text:p>
          </table:table-cell>
          <table:table-cell table:style-name="ce15" office:value-type="date" office:date-value="2015-10-09" calcext:value-type="date">
            <text:p>2015-10-09</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8/29/populating-the-osiris-rex-science-deck/" xlink:type="simple">PI BLOG: Populating the OSIRIS-REx Science Deck</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university-of-arizona-cameras-give-sight-to-nasas-osiris-rex-mission" xlink:type="simple">University of Arizona Cameras Give Sight to NASA’s OSIRIS-REx Mission</text:a></text:p>
          </table:table-cell>
          <table:table-cell table:style-name="ce15" office:value-type="date" office:date-value="2015-08-31" calcext:value-type="date">
            <text:p>2015-08-31</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university-of-arizona-cameras-give-sight-to-nasas-osiris-rex-mission" xlink:type="simple">University of Arizona Cameras Give Sight to NASA’s OSIRIS-REx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8/12/plot-twist-how-i-became-the-osiris-rex-videographer/" xlink:type="simple">PI BLOG: Plot Twist: How I Became the OSIRIS-REx Videographer</text:a></text:p>
          </table:table-cell>
          <table:table-cell table:style-name="ce15" office:value-type="date" office:date-value="2015-08-24" calcext:value-type="date">
            <text:p>2015-08-24</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8/12/plot-twist-how-i-became-the-osiris-rex-videographer/" xlink:type="simple">PI BLOG: Plot Twist: How I Became the OSIRIS-REx Videograph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7/29/a-visit-to-the-atlo-floor/" xlink:type="simple">PI BLOG: A Visit to the ATLO Floor</text:a></text:p>
          </table:table-cell>
          <table:table-cell table:style-name="ce15" office:value-type="date" office:date-value="2015-08-12" calcext:value-type="date">
            <text:p>2015-08-12</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7/29/a-visit-to-the-atlo-floor/" xlink:type="simple">PI BLOG: A Visit to the ATLO Floo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7/15/osiris-rex-testing-in-progress/" xlink:type="simple">PI BLOG: OSIRIS-REx – Testing in Progress</text:a></text:p>
          </table:table-cell>
          <table:table-cell table:style-name="ce15" office:value-type="date" office:date-value="2015-07-29" calcext:value-type="date">
            <text:p>2015-07-29</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7/15/osiris-rex-testing-in-progress/" xlink:type="simple">PI BLOG: OSIRIS-REx – Testing in Progres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reveals-details-to-operate-asteroid-mission" xlink:type="simple">OSIRIS-REx Reveals Details to Operate Asteroid Mission</text:a></text:p>
          </table:table-cell>
          <table:table-cell table:style-name="ce15" office:value-type="date" office:date-value="2015-07-15" calcext:value-type="date">
            <text:p>2015-07-15</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reveals-details-to-operate-asteroid-mission" xlink:type="simple">OSIRIS-REx Reveals Details to Operate Asteroid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second-instrument-delivered-for-nasas-osiris-rex-mission-3" xlink:type="simple">Second Instrument Delivered for NASA’s OSIRIS-REx Mission</text:a></text:p>
          </table:table-cell>
          <table:table-cell table:style-name="ce15" office:value-type="date" office:date-value="2015-07-10" calcext:value-type="date">
            <text:p>2015-07-10</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second-instrument-delivered-for-nasas-osiris-rex-mission-3" xlink:type="simple">Second Instrument Delivered for NASA’s OSIRIS-REx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s-first-instrument-arrives-for-integration-into-spacecraft" xlink:type="simple">OSIRIS-REx’s First Instrument Arrives for Integration Into Spacecraft</text:a></text:p>
          </table:table-cell>
          <table:table-cell table:style-name="ce15" office:value-type="date" office:date-value="2015-07-08" calcext:value-type="date">
            <text:p>2015-07-08</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s-first-instrument-arrives-for-integration-into-spacecraft" xlink:type="simple">OSIRIS-REx’s First Instrument Arrives for Integration Into Spacecraft</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osiris-rex-team-prepares-for-next-step-in-nasas-asteroid-sample-return-mission" xlink:type="simple">OSIRIS-REx Team Prepares for Next Step in NASA’s Asteroid Sample Return Mission</text:a></text:p>
          </table:table-cell>
          <table:table-cell table:style-name="ce15" office:value-type="date" office:date-value="2015-06-26" calcext:value-type="date">
            <text:p>2015-06-26</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osiris-rex-team-prepares-for-next-step-in-nasas-asteroid-sample-return-mission" xlink:type="simple">OSIRIS-REx Team Prepares for Next Step in NASA’s Asteroid Sample Return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4/28/osiris-rex-seeking-answers-to-the-sweet-mystery-of-life/" xlink:type="simple">PI BLOG: OSIRIS-REx – Seeking Answers to the Sweet Mystery of Life</text:a></text:p>
          </table:table-cell>
          <table:table-cell table:style-name="ce15" office:value-type="date" office:date-value="2015-06-22" calcext:value-type="date">
            <text:p>2015-06-22</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4/28/osiris-rex-seeking-answers-to-the-sweet-mystery-of-life/" xlink:type="simple">PI BLOG: OSIRIS-REx – Seeking Answers to the Sweet Mystery of Lif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4/22/nasas-osiris-rex-asteroid-mission-will-use-vacuum-chamber-for-testing-spacecraft-instruments-2/" xlink:type="simple">PI BLOG: NASA’s OSIRIS-REx Asteroid Mission Will Use Vacuum Chamber for Testing Spacecraft Instruments</text:a></text:p>
          </table:table-cell>
          <table:table-cell table:style-name="ce15" office:value-type="date" office:date-value="2015-04-28" calcext:value-type="date">
            <text:p>2015-04-28</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4/22/nasas-osiris-rex-asteroid-mission-will-use-vacuum-chamber-for-testing-spacecraft-instruments-2/" xlink:type="simple">PI BLOG: NASA’s OSIRIS-REx Asteroid Mission Will Use Vacuum Chamber for Testing Spacecraft Instrument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4/20/development-of-the-osiris-rex-sampling-system-tagsam-and-the-src/" xlink:type="simple">PI BLOG: Development of the OSIRIS-REx Sampling System: TAGSAM and the SRC</text:a></text:p>
          </table:table-cell>
          <table:table-cell table:style-name="ce15" office:value-type="date" office:date-value="2015-04-22" calcext:value-type="date">
            <text:p>2015-04-22</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4/20/development-of-the-osiris-rex-sampling-system-tagsam-and-the-src/" xlink:type="simple">PI BLOG: Development of the OSIRIS-REx Sampling System: TAGSAM and the SRC</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osiris-rex-mission-passes-critical-milestone" xlink:type="simple">OSIRIS-REx Mission Passes Critical Milestone</text:a></text:p>
          </table:table-cell>
          <table:table-cell table:style-name="ce15" office:value-type="date" office:date-value="2015-04-20" calcext:value-type="date">
            <text:p>2015-04-20</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osiris-rex-mission-passes-critical-milestone" xlink:type="simple">OSIRIS-REx Mission Passes Critical Mileston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3/31/osiris-rex-begins-atlo-assembly-test-and-launch-operations/" xlink:type="simple">PI BLOG: OSIRIS-REx Begins ATLO (Assembly, Test, and Launch Operations)!</text:a></text:p>
          </table:table-cell>
          <table:table-cell table:style-name="ce15" office:value-type="date" office:date-value="2015-03-31" calcext:value-type="date">
            <text:p>2015-03-31</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3/31/osiris-rex-begins-atlo-assembly-test-and-launch-operations/" xlink:type="simple">PI BLOG: OSIRIS-REx Begins ATLO (Assembly, Test, and Launch Operation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3/23/we-want-you-to-become-an-osiris-rex-ambassador/" xlink:type="simple">PI BLOG: We Want You – To Become an OSIRIS-REx Ambassador!</text:a></text:p>
          </table:table-cell>
          <table:table-cell table:style-name="ce15" office:value-type="date" office:date-value="2015-03-31" calcext:value-type="date">
            <text:p>2015-03-31</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3/23/we-want-you-to-become-an-osiris-rex-ambassador/" xlink:type="simple">PI BLOG: We Want You – To Become an OSIRIS-REx Ambassado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3/13/how-do-we-know-when-we-have-collected-a-sample-of-bennu/" xlink:type="simple">PI BLOG: How Do We Know When We Have Collected a Sample of Bennu?</text:a></text:p>
          </table:table-cell>
          <table:table-cell table:style-name="ce15" office:value-type="date" office:date-value="2015-03-23" calcext:value-type="date">
            <text:p>2015-03-23</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3/13/how-do-we-know-when-we-have-collected-a-sample-of-bennu/" xlink:type="simple">PI BLOG: How Do We Know When We Have Collected a Sample of Bennu?</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osiris-rex-completes-system-integration-review-2" xlink:type="simple">OSIRIS-REx Mission Successfully Completes System Integration Review</text:a></text:p>
          </table:table-cell>
          <table:table-cell table:style-name="ce15" office:value-type="date" office:date-value="2015-03-13" calcext:value-type="date">
            <text:p>2015-03-13</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osiris-rex-completes-system-integration-review-2" xlink:type="simple">OSIRIS-REx Mission Successfully Completes System Integration Review</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2/24/rosetta-and-osiris-rex-friends-on-the-frontier/" xlink:type="simple">PI BLOG: Rosetta and OSIRIS-REx – Friends on the Frontier</text:a></text:p>
          </table:table-cell>
          <table:table-cell table:style-name="ce15" office:value-type="date" office:date-value="2015-02-27" calcext:value-type="date">
            <text:p>2015-02-27</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2/24/rosetta-and-osiris-rex-friends-on-the-frontier/" xlink:type="simple">PI BLOG: Rosetta and OSIRIS-REx – Friends on the Fronti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2/15/ovirs-development-rising-from-the-ashes/" xlink:type="simple">PI BLOG: OVIRS Development – Rising From the Ashes</text:a></text:p>
          </table:table-cell>
          <table:table-cell table:style-name="ce15" office:value-type="date" office:date-value="2015-02-24" calcext:value-type="date">
            <text:p>2015-02-24</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2/15/ovirs-development-rising-from-the-ashes/" xlink:type="simple">PI BLOG: OVIRS Development – Rising From the Ashe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dslauretta.com/2015/02/08/the-osiris-rex-heavy-launch-opportunity/" xlink:type="simple">PI Blog: The OSIRIS-REx Heavy Launch Opportunity</text:a></text:p>
          </table:table-cell>
          <table:table-cell table:style-name="ce15" office:value-type="date" office:date-value="2015-02-15" calcext:value-type="date">
            <text:p>2015-02-15</text:p>
          </table:table-cell>
          <table:table-cell table:style-name="ce36" office:value-type="string" calcext:value-type="string">
            <text:p>Osiris-REx https://www.asteroidmission.org/latest-news/</text:p>
          </table:table-cell>
          <table:table-cell table:style-name="ce48" office:value-type="string" calcext:value-type="string">
            <text:p><text:a xlink:href="http://dslauretta.com/2015/02/08/the-osiris-rex-heavy-launch-opportunity/" xlink:type="simple">PI Blog: The OSIRIS-REx Heavy Launch Opportunity</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dslauretta.com/2015/01/29/planet-formation-and-the-origin-of-life/" xlink:type="simple">PI BLOG: Planet Formation and the Origin of Life</text:a></text:p>
          </table:table-cell>
          <table:table-cell table:style-name="ce15" office:value-type="date" office:date-value="2015-02-09" calcext:value-type="date">
            <text:p>2015-02-09</text:p>
          </table:table-cell>
          <table:table-cell table:style-name="ce36" office:value-type="string" calcext:value-type="string">
            <text:p>Osiris-REx https://www.asteroidmission.org/latest-news/</text:p>
          </table:table-cell>
          <table:table-cell table:style-name="ce49" office:value-type="string" calcext:value-type="string">
            <text:p><text:a xlink:href="http://dslauretta.com/2015/01/29/planet-formation-and-the-origin-of-life/" xlink:type="simple">PI BLOG: Planet Formation and the Origin of Lif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bennus-journey-premiers-november-18" xlink:type="simple">Bennu’s Journey Premiere</text:a></text:p>
          </table:table-cell>
          <table:table-cell table:style-name="ce15" office:value-type="date" office:date-value="2015-01-29" calcext:value-type="date">
            <text:p>2015-01-29</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bennus-journey-premiers-november-18" xlink:type="simple">Bennu’s Journey Premier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bennus-journey-teaser" xlink:type="simple">Bennu’s Journey Trailer</text:a></text:p>
          </table:table-cell>
          <table:table-cell table:style-name="ce15" office:value-type="date" office:date-value="2014-11-17" calcext:value-type="date">
            <text:p>2014-11-17</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bennus-journey-teaser" xlink:type="simple">Bennu’s Journey Trailer</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asteroid-time-capsule-2" xlink:type="simple">Asteroid Time Capsule</text:a></text:p>
          </table:table-cell>
          <table:table-cell table:style-name="ce15" office:value-type="date" office:date-value="2014-10-28" calcext:value-type="date">
            <text:p>2014-10-28</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asteroid-time-capsule-2" xlink:type="simple">Asteroid Time Capsule</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canada-contributes-to-nasas-osiris-rex-mission" xlink:type="simple">Canada Contributes to NASA’s OSIRIS-REx Mission</text:a></text:p>
          </table:table-cell>
          <table:table-cell table:style-name="ce15" office:value-type="date" office:date-value="2014-09-05" calcext:value-type="date">
            <text:p>2014-09-05</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canada-contributes-to-nasas-osiris-rex-mission" xlink:type="simple">Canada Contributes to NASA’s OSIRIS-REx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osiris-rex-canadian-team-lidar-will-study-bennu-geology" xlink:type="simple">PI BLOG: OSIRIS-REx Canadian Team, LIDAR, Will Study Bennu Geology</text:a></text:p>
          </table:table-cell>
          <table:table-cell table:style-name="ce15" office:value-type="date" office:date-value="2014-07-17" calcext:value-type="date">
            <text:p>2014-07-17</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osiris-rex-canadian-team-lidar-will-study-bennu-geology" xlink:type="simple">PI BLOG: OSIRIS-REx Canadian Team, LIDAR, Will Study Bennu Geology</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osiris-rex-reaches-important-milestone" xlink:type="simple">Construction to Begin on NASA Spacecraft Set to Visit Asteroid in 2018</text:a></text:p>
          </table:table-cell>
          <table:table-cell table:style-name="ce15" office:value-type="date" office:date-value="2014-07-15" calcext:value-type="date">
            <text:p>2014-07-15</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osiris-rex-reaches-important-milestone" xlink:type="simple">Construction to Begin on NASA Spacecraft Set to Visit Asteroid in 2018</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countdown-begins-for-nasas-osiris-rex-asteroid-mission" xlink:type="simple">Countdown Begins for NASA’s OSIRIS-REx Asteroid Mission</text:a></text:p>
          </table:table-cell>
          <table:table-cell table:style-name="ce15" office:value-type="date" office:date-value="2014-04-10" calcext:value-type="date">
            <text:p>2014-04-10</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countdown-begins-for-nasas-osiris-rex-asteroid-mission" xlink:type="simple">Countdown Begins for NASA’s OSIRIS-REx Asteroid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ew-nasa-mission-to-help-us-learn-how-to-mine-asteroids" xlink:type="simple">New NASA Mission to Help Us Learn How to Mine Asteroids</text:a></text:p>
          </table:table-cell>
          <table:table-cell table:style-name="ce15" office:value-type="date" office:date-value="2013-12-10" calcext:value-type="date">
            <text:p>2013-12-10</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ew-nasa-mission-to-help-us-learn-how-to-mine-asteroids" xlink:type="simple">New NASA Mission to Help Us Learn How to Mine Asteroids</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selects-launch-services-contract-for-osiris-rex-mission" xlink:type="simple">NASA Selects Launch Services Contract for OSIRIS-REx Mission</text:a></text:p>
          </table:table-cell>
          <table:table-cell table:style-name="ce15" office:value-type="date" office:date-value="2013-08-08" calcext:value-type="date">
            <text:p>2013-08-08</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selects-launch-services-contract-for-osiris-rex-mission" xlink:type="simple">NASA Selects Launch Services Contract for OSIRIS-REx Mission</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9" office:value-type="string" calcext:value-type="string">
            <text:p><text:a xlink:href="https://www.asteroidmission.org/?latest-news=nasa-to-launch-new-science-mission-to-asteroid-in-2016" xlink:type="simple">NASA To Launch New Science Mission To Asteroid In 2016</text:a></text:p>
          </table:table-cell>
          <table:table-cell table:style-name="ce15" office:value-type="date" office:date-value="2013-08-05" calcext:value-type="date">
            <text:p>2013-08-05</text:p>
          </table:table-cell>
          <table:table-cell table:style-name="ce36" office:value-type="string" calcext:value-type="string">
            <text:p>Osiris-REx https://www.asteroidmission.org/latest-news/</text:p>
          </table:table-cell>
          <table:table-cell table:style-name="ce49" office:value-type="string" calcext:value-type="string">
            <text:p><text:a xlink:href="https://www.asteroidmission.org/?latest-news=nasa-to-launch-new-science-mission-to-asteroid-in-2016" xlink:type="simple">NASA To Launch New Science Mission To Asteroid In 2016</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3" office:value-type="string" calcext:value-type="string">
            <text:p>OSIRIS-REx</text:p>
          </table:table-cell>
          <table:table-cell table:style-name="ce3" office:value-type="string" calcext:value-type="string">
            <text:p><text:a xlink:href="https://www.asteroidmission.org/?latest-news=nasa-to-launch-new-science-mission-to-asteroid-in-2016" xlink:type="simple">NASA To Launch New Science Mission To Asteroid In 2016</text:a></text:p>
          </table:table-cell>
          <table:table-cell table:style-name="ce15" office:value-type="date" office:date-value="2011-05-25" calcext:value-type="date">
            <text:p>2011-05-25</text:p>
          </table:table-cell>
          <table:table-cell table:style-name="ce36" office:value-type="string" calcext:value-type="string">
            <text:p>Osiris-REx https://www.asteroidmission.org/latest-news/</text:p>
          </table:table-cell>
          <table:table-cell table:style-name="ce48" office:value-type="string" calcext:value-type="string">
            <text:p><text:a xlink:href="https://www.asteroidmission.org/?latest-news=nasa-to-launch-new-science-mission-to-asteroid-in-2016" xlink:type="simple">NASA To Launch New Science Mission To Asteroid In 2016</text:a></text:p>
          </table:table-cell>
          <table:table-cell table:style-name="ce40" office:value-type="string" calcext:value-type="string">
            <text:p><text:a xlink:href="https://pdssbn.astro.umd.edu/data_sb/missions/orex/index.shtml" xlink:type="simple">https://pdssbn.astro.umd.edu/data_sb/missions/orex/index.shtml</text:a></text:p>
          </table:table-cell>
          <table:table-cell table:style-name="ce36" table:number-columns-repeated="2"/>
          <table:table-cell table:number-columns-repeated="1016"/>
        </table:table-row>
        <table:table-row table:style-name="ro1">
          <table:table-cell table:style-name="ce4" office:value-type="string" calcext:value-type="string">
            <text:p>Phobos 2</text:p>
          </table:table-cell>
          <table:table-cell table:style-name="ce4"/>
          <table:table-cell table:style-name="ce17"/>
          <table:table-cell table:style-name="ce4"/>
          <table:table-cell table:style-name="ce50" office:value-type="string" calcext:value-type="string">
            <text:p><text:a xlink:href="http://www.iki.rssi.ru/IPL/phobos.html" xlink:type="simple">http://www.iki.rssi.ru/IPL/phobos.html</text:a></text:p>
          </table:table-cell>
          <table:table-cell table:style-name="ce50" office:value-type="string" calcext:value-type="string">
            <text:p><text:a xlink:href="https://pdssbn.astro.umd.edu/data_sb/missions/phobos2/index.shtml" xlink:type="simple">https://pdssbn.astro.umd.edu/data_sb/missions/phobos2/index.shtml</text:a></text:p>
          </table:table-cell>
          <table:table-cell table:style-name="ce36" table:number-columns-repeated="2"/>
          <table:table-cell table:number-columns-repeated="1016"/>
        </table:table-row>
        <table:table-row table:style-name="ro1">
          <table:table-cell table:style-name="ce4" office:value-type="string" calcext:value-type="string">
            <text:p>Phobos Sample Return</text:p>
          </table:table-cell>
          <table:table-cell table:style-name="ce4"/>
          <table:table-cell table:style-name="ce17"/>
          <table:table-cell table:style-name="ce4"/>
          <table:table-cell table:style-name="ce41"/>
          <table:table-cell table:style-name="ce50" office:value-type="string" calcext:value-type="string">
            <text:p><text:a xlink:href="https://pdssbn.astro.umd.edu/data_sb/missions/phobos_sample/index.shtml" xlink:type="simple">https://pdssbn.astro.umd.edu/data_sb/missions/phobos_sample/index.shtml</text:a></text:p>
          </table:table-cell>
          <table:table-cell table:style-name="ce41" table:number-columns-repeated="2"/>
          <table:table-cell table:number-columns-repeated="1016"/>
        </table:table-row>
        <table:table-row table:style-name="ro1">
          <table:table-cell table:style-name="ce6"/>
          <table:table-cell table:style-name="ce6" office:value-type="string" calcext:value-type="string">
            <text:p>Sakigake Mission/</text:p>
            <text:p>Suisei Mission</text:p>
          </table:table-cell>
          <table:table-cell table:style-name="ce26"/>
          <table:table-cell table:style-name="ce37"/>
          <table:table-cell table:style-name="ce51"/>
          <table:table-cell table:style-name="ce35" table:number-columns-repeated="24"/>
          <table:table-cell table:number-columns-repeated="995"/>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10/20131031_suzaku_e.html" xlink:type="simple">Cosmos Seeded with Heavy Elements During Violent Youth</text:a></text:p>
          </table:table-cell>
          <table:table-cell table:style-name="ce27" office:value-type="date" office:date-value="2013-11-01" calcext:value-type="date">
            <text:p>2013-11-01</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10/20131031_suzaku_e.html" xlink:type="simple">Cosmos Seeded with Heavy Elements During Violent Youth</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09/20130915_hisaki_e.html" xlink:type="simple">HISAKI (SPRINT-A) Orbit Calculation Result and Critical Operation Period Completion</text:a></text:p>
          </table:table-cell>
          <table:table-cell table:style-name="ce27" office:value-type="date" office:date-value="2013-09-15" calcext:value-type="date">
            <text:p>2013-09-15</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09/20130915_hisaki_e.html" xlink:type="simple">HISAKI (SPRINT-A) Orbit Calculation Result and Critical Operation Period Comple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3/0914.shtml" xlink:type="simple">Launch Result of Epsilon-1 with SPRINT-A aboard</text:a></text:p>
          </table:table-cell>
          <table:table-cell table:style-name="ce27" office:value-type="date" office:date-value="2013-09-14" calcext:value-type="date">
            <text:p>2013-09-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3/0914.shtml" xlink:type="simple">Launch Result of Epsilon-1 with SPRINT-A aboar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09/20130912_epsilon_e.html" xlink:type="simple">Epsilon-1/SPRINT-A new launch date decided!</text:a></text:p>
          </table:table-cell>
          <table:table-cell table:style-name="ce27" office:value-type="date" office:date-value="2013-09-12" calcext:value-type="date">
            <text:p>2013-09-12</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09/20130912_epsilon_e.html" xlink:type="simple">Epsilon-1/SPRINT-A new launch date decid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09/20130909_epsilon_e.html" xlink:type="simple">New Launch Day Information for Epsilon-1 with SPRINT-A Onboard</text:a></text:p>
          </table:table-cell>
          <table:table-cell table:style-name="ce27" office:value-type="date" office:date-value="2013-09-09" calcext:value-type="date">
            <text:p>2013-09-09</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09/20130909_epsilon_e.html" xlink:type="simple">New Launch Day Information for Epsilon-1 with SPRINT-A Onboar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08/20130827_epsilon_e.html" xlink:type="simple">Launch Cancellation of Epsilon-1 with SPRINT-A Onboard</text:a></text:p>
          </table:table-cell>
          <table:table-cell table:style-name="ce27" office:value-type="date" office:date-value="2013-08-27" calcext:value-type="date">
            <text:p>2013-08-27</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08/20130827_epsilon_e.html" xlink:type="simple">Launch Cancellation of Epsilon-1 with SPRINT-A Onboar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08/20130808_epsilon_e.html" xlink:type="simple">Launch Postponement and Launch Time Change for Epsilon Launch Vehicle with SPRINT-A onboard</text:a></text:p>
          </table:table-cell>
          <table:table-cell table:style-name="ce27" office:value-type="date" office:date-value="2013-08-08" calcext:value-type="date">
            <text:p>2013-08-08</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08/20130808_epsilon_e.html" xlink:type="simple">Launch Postponement and Launch Time Change for Epsilon Launch Vehicle with SPRINT-A onboar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countdown/epsilon/index_e.html#ep02" xlink:type="simple">Epsilon Launch Vehicle:Selected messages</text:a></text:p>
          </table:table-cell>
          <table:table-cell table:style-name="ce27" office:value-type="date" office:date-value="2013-06-17" calcext:value-type="date">
            <text:p>2013-06-17</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countdown/epsilon/index_e.html#ep02" xlink:type="simple">Epsilon Launch Vehicle:Selected messag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3/05/20130521_epsilon_e.html" xlink:type="simple">Launch of Spectroscopic Planet Observatory for Recognitionof Interaction of Atmosphere (SPRINT-A) by Epsilon-1</text:a></text:p>
          </table:table-cell>
          <table:table-cell table:style-name="ce27" office:value-type="date" office:date-value="2013-05-21" calcext:value-type="date">
            <text:p>2013-05-21</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3/05/20130521_epsilon_e.html" xlink:type="simple">Launch of Spectroscopic Planet Observatory for Recognitionof Interaction of Atmosphere (SPRINT-A) by Epsilon-1</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article/interview/2013/vol77/index_e.html" xlink:type="simple">Ryojiro Akiba A Passion for Rocketry</text:a></text:p>
          </table:table-cell>
          <table:table-cell table:style-name="ce27" office:value-type="date" office:date-value="2013-04-08" calcext:value-type="date">
            <text:p>2013-04-08</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article/interview/2013/vol77/index_e.html" xlink:type="simple">Ryojiro Akiba A Passion for Rocketr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3/0218.shtml" xlink:type="simple">Data obtained by Saturn explorer brings mysteries of galactic cosmic ray closer</text:a></text:p>
          </table:table-cell>
          <table:table-cell table:style-name="ce27" office:value-type="date" office:date-value="2013-03-13" calcext:value-type="date">
            <text:p>2013-03-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3/0218.shtml" xlink:type="simple">Data obtained by Saturn explorer brings mysteries of galactic cosmic ray close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subarutelescope.org/Pressrelease/2013/03/05/index.html" xlink:type="simple">Soccer Balls in Interstellar Space</text:a></text:p>
          </table:table-cell>
          <table:table-cell table:style-name="ce27" office:value-type="date" office:date-value="2013-03-06" calcext:value-type="date">
            <text:p>2013-03-06</text:p>
          </table:table-cell>
          <table:table-cell table:style-name="ce38" office:value-type="string" calcext:value-type="string">
            <text:p>JAXA </text:p>
            <text:p>http://www.isas.jaxa.jp/en/topics/</text:p>
          </table:table-cell>
          <table:table-cell table:style-name="ce52" office:value-type="string" calcext:value-type="string">
            <text:p><text:a xlink:href="http://subarutelescope.org/Pressrelease/2013/03/05/index.html" xlink:type="simple">Soccer Balls in Interstellar Spa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3/0215.shtml" xlink:type="simple">Definitive clue to cosmic ray's source</text:a></text:p>
          </table:table-cell>
          <table:table-cell table:style-name="ce27" office:value-type="date" office:date-value="2013-02-15" calcext:value-type="date">
            <text:p>2013-02-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3/0215.shtml" xlink:type="simple">Definitive clue to cosmic ray's sour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3/0111.shtml" xlink:type="simple">Large Magellanic Clouds near-infrared spectroscopic catalog</text:a></text:p>
          </table:table-cell>
          <table:table-cell table:style-name="ce27" office:value-type="date" office:date-value="2013-01-11" calcext:value-type="date">
            <text:p>2013-01-1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3/0111.shtml" xlink:type="simple">Large Magellanic Clouds near-infrared spectroscopic catalog</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2/1217_s-520-28.shtml" xlink:type="simple">S-520-28 launch result</text:a></text:p>
          </table:table-cell>
          <table:table-cell table:style-name="ce27" office:value-type="date" office:date-value="2012-12-17" calcext:value-type="date">
            <text:p>2012-12-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2/1217_s-520-28.shtml" xlink:type="simple">S-520-28 launch resul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nasa.gov/mission_pages/chandra/news/xray_jet.html" xlink:type="simple">Record-Setting X-ray Jet Discovered</text:a></text:p>
          </table:table-cell>
          <table:table-cell table:style-name="ce27" office:value-type="date" office:date-value="2012-12-07" calcext:value-type="date">
            <text:p>2012-12-07</text:p>
          </table:table-cell>
          <table:table-cell table:style-name="ce38" office:value-type="string" calcext:value-type="string">
            <text:p>JAXA </text:p>
            <text:p>http://www.isas.jaxa.jp/en/topics/</text:p>
          </table:table-cell>
          <table:table-cell table:style-name="ce52" office:value-type="string" calcext:value-type="string">
            <text:p><text:a xlink:href="http://www.nasa.gov/mission_pages/chandra/news/xray_jet.html" xlink:type="simple">Record-Setting X-ray Jet Discover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2/0606.shtml" xlink:type="simple">HINODE captured the transit of Venus across the Sun</text:a></text:p>
          </table:table-cell>
          <table:table-cell table:style-name="ce27" office:value-type="date" office:date-value="2012-06-06" calcext:value-type="date">
            <text:p>2012-06-0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2/0606.shtml" xlink:type="simple">HINODE captured the transit of Venus across the Su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hinode.nao.ac.jp/news/120419PressRelease/index_e.shtml" xlink:type="simple">Polar Field Reversal as observed with Hinode</text:a></text:p>
          </table:table-cell>
          <table:table-cell table:style-name="ce27" office:value-type="date" office:date-value="2012-04-19" calcext:value-type="date">
            <text:p>2012-04-19</text:p>
          </table:table-cell>
          <table:table-cell table:style-name="ce38" office:value-type="string" calcext:value-type="string">
            <text:p>JAXA </text:p>
            <text:p>http://www.isas.jaxa.jp/en/topics/</text:p>
          </table:table-cell>
          <table:table-cell table:style-name="ce52" office:value-type="string" calcext:value-type="string">
            <text:p><text:a xlink:href="http://hinode.nao.ac.jp/news/120419PressRelease/index_e.shtml" xlink:type="simple">Polar Field Reversal as observed with Hinod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2/0223.shtml" xlink:type="simple">Shedding light on the ultra-relativistic electron-positron wind of the Crab Pulsar</text:a></text:p>
          </table:table-cell>
          <table:table-cell table:style-name="ce27" office:value-type="date" office:date-value="2012-02-23" calcext:value-type="date">
            <text:p>2012-02-2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2/0223.shtml" xlink:type="simple">Shedding light on the ultra-relativistic electron-positron wind of the Crab Pulsa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r.isas.jaxa.jp/AKARI/Outreach/results/PR2012_CasA/casa_e.html" xlink:type="simple">AKARI Finds Carbon Monoxide Molecules Embedded in Ten Million Degree Gas</text:a></text:p>
          </table:table-cell>
          <table:table-cell table:style-name="ce27" office:value-type="date" office:date-value="2012-02-08" calcext:value-type="date">
            <text:p>2012-02-08</text:p>
          </table:table-cell>
          <table:table-cell table:style-name="ce38" office:value-type="string" calcext:value-type="string">
            <text:p>JAXA </text:p>
            <text:p>http://www.isas.jaxa.jp/en/topics/</text:p>
          </table:table-cell>
          <table:table-cell table:style-name="ce52" office:value-type="string" calcext:value-type="string">
            <text:p><text:a xlink:href="http://www.ir.isas.jaxa.jp/AKARI/Outreach/results/PR2012_CasA/casa_e.html" xlink:type="simple">AKARI Finds Carbon Monoxide Molecules Embedded in Ten Million Degree Ga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article/special/itokawa/index_e.html" xlink:type="simple">Reading the Dust from Asteroid Itokawa First Analysis of the HAYABUSA Sample</text:a></text:p>
          </table:table-cell>
          <table:table-cell table:style-name="ce27" office:value-type="date" office:date-value="2012-02-06" calcext:value-type="date">
            <text:p>2012-02-06</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article/special/itokawa/index_e.html" xlink:type="simple">Reading the Dust from Asteroid Itokawa First Analysis of the HAYABUSA Samp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2/01/20120124_hayabusa_e.html" xlink:type="simple">1st International Announcement of Opportunity for HAYABUSA Sample Investigation</text:a></text:p>
          </table:table-cell>
          <table:table-cell table:style-name="ce27" office:value-type="date" office:date-value="2012-01-24" calcext:value-type="date">
            <text:p>2012-01-24</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2/01/20120124_hayabusa_e.html" xlink:type="simple">1st International Announcement of Opportunity for HAYABUSA Sample Investiga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2/0112_s520-26.shtml" xlink:type="simple">S-520-26 launch result</text:a></text:p>
          </table:table-cell>
          <table:table-cell table:style-name="ce27" office:value-type="date" office:date-value="2012-01-13" calcext:value-type="date">
            <text:p>2012-01-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2/0112_s520-26.shtml" xlink:type="simple">S-520-26 launch resul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1/1124_akari.shtml" xlink:type="simple">AKARI operation completed</text:a></text:p>
          </table:table-cell>
          <table:table-cell table:style-name="ce27" office:value-type="date" office:date-value="2011-11-25" calcext:value-type="date">
            <text:p>2011-11-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1/1124_akari.shtml" xlink:type="simple">AKARI operation complet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r.isas.jaxa.jp/AKARI/Outreach/results/AcuA111013/acua_e.html" xlink:type="simple">Gold dust collection in the sky: World's largest asteroid database made by AKARI</text:a></text:p>
          </table:table-cell>
          <table:table-cell table:style-name="ce27" office:value-type="date" office:date-value="2011-11-01" calcext:value-type="date">
            <text:p>2011-11-01</text:p>
          </table:table-cell>
          <table:table-cell table:style-name="ce38" office:value-type="string" calcext:value-type="string">
            <text:p>JAXA </text:p>
            <text:p>http://www.isas.jaxa.jp/en/topics/</text:p>
          </table:table-cell>
          <table:table-cell table:style-name="ce52" office:value-type="string" calcext:value-type="string">
            <text:p><text:a xlink:href="http://www.ir.isas.jaxa.jp/AKARI/Outreach/results/AcuA111013/acua_e.html" xlink:type="simple">Gold dust collection in the sky: World's largest asteroid database made by AKARI</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r.isas.jaxa.jp/AKARI/Outreach/results/PR111021/pr111021_e.html" xlink:type="simple">AKARI detected the light from the first stars</text:a></text:p>
          </table:table-cell>
          <table:table-cell table:style-name="ce27" office:value-type="date" office:date-value="2011-10-21" calcext:value-type="date">
            <text:p>2011-10-21</text:p>
          </table:table-cell>
          <table:table-cell table:style-name="ce38" office:value-type="string" calcext:value-type="string">
            <text:p>JAXA </text:p>
            <text:p>http://www.isas.jaxa.jp/en/topics/</text:p>
          </table:table-cell>
          <table:table-cell table:style-name="ce52" office:value-type="string" calcext:value-type="string">
            <text:p><text:a xlink:href="http://www.ir.isas.jaxa.jp/AKARI/Outreach/results/PR111021/pr111021_e.html" xlink:type="simple">AKARI detected the light from the first star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subarutelescope.org/Pressrelease/2011/10/19/index.html" xlink:type="simple">Researchers Explain the Formation of Scheila's Unusual Triple Dust Tails</text:a></text:p>
          </table:table-cell>
          <table:table-cell table:style-name="ce27" office:value-type="date" office:date-value="2011-10-20" calcext:value-type="date">
            <text:p>2011-10-20</text:p>
          </table:table-cell>
          <table:table-cell table:style-name="ce38" office:value-type="string" calcext:value-type="string">
            <text:p>JAXA </text:p>
            <text:p>http://www.isas.jaxa.jp/en/topics/</text:p>
          </table:table-cell>
          <table:table-cell table:style-name="ce52" office:value-type="string" calcext:value-type="string">
            <text:p><text:a xlink:href="http://subarutelescope.org/Pressrelease/2011/10/19/index.html" xlink:type="simple">Researchers Explain the Formation of Scheila's Unusual Triple Dust Tail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1/08/20110826_hayabusa_e.html" xlink:type="simple">The “Scinence_x0081_Especial edition on “HAYABUSA_x0081_E research reports was published</text:a></text:p>
          </table:table-cell>
          <table:table-cell table:style-name="ce27" office:value-type="date" office:date-value="2011-09-12" calcext:value-type="date">
            <text:p>2011-09-12</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1/08/20110826_hayabusa_e.html" xlink:type="simple">The “Scinence_x0081_Especial edition on “HAYABUSA_x0081_E research reports was publish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1/08/20110825_maxi_e.html" xlink:type="simple">Scientific paper in Nature using MAXI on Kibo and the Swift satellite observations - First observation of a massive black hole swallowing a star -</text:a></text:p>
          </table:table-cell>
          <table:table-cell table:style-name="ce27" office:value-type="date" office:date-value="2011-08-26" calcext:value-type="date">
            <text:p>2011-08-26</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1/08/20110825_maxi_e.html" xlink:type="simple">Scientific paper in Nature using MAXI on Kibo and the Swift satellite observations - First observation of a massive black hole swallowing a star -</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1/0602.shtml" xlink:type="simple">HAYABUSA project team recieved Wernher von Braun Memorial Award</text:a></text:p>
          </table:table-cell>
          <table:table-cell table:style-name="ce27" office:value-type="date" office:date-value="2011-06-02" calcext:value-type="date">
            <text:p>2011-06-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1/0602.shtml" xlink:type="simple">HAYABUSA project team recieved Wernher von Braun Memorial Awar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1/0524.shtml" xlink:type="simple">AKARI (ASTRO-F) Power Generation Anomaly</text:a></text:p>
          </table:table-cell>
          <table:table-cell table:style-name="ce27" office:value-type="date" office:date-value="2011-05-26" calcext:value-type="date">
            <text:p>2011-05-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1/0524.shtml" xlink:type="simple">AKARI (ASTRO-F) Power Generation Anomal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1/message.shtml" xlink:type="simple">Statement by Director General of ISAS on the Tohoku-Pacific Ocean Earthquake</text:a></text:p>
          </table:table-cell>
          <table:table-cell table:style-name="ce27" office:value-type="date" office:date-value="2011-03-29" calcext:value-type="date">
            <text:p>2011-03-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1/message.shtml" xlink:type="simple">Statement by Director General of ISAS on the Tohoku-Pacific Ocean Earthquak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naoj.org/Pressrelease/2011/03/07/index.html" xlink:type="simple">New Images of Starburst Galaxy M 82 Reveal Multiple Sources of Its Superwind</text:a></text:p>
          </table:table-cell>
          <table:table-cell table:style-name="ce27" office:value-type="date" office:date-value="2011-03-08" calcext:value-type="date">
            <text:p>2011-03-08</text:p>
          </table:table-cell>
          <table:table-cell table:style-name="ce38" office:value-type="string" calcext:value-type="string">
            <text:p>JAXA </text:p>
            <text:p>http://www.isas.jaxa.jp/en/topics/</text:p>
          </table:table-cell>
          <table:table-cell table:style-name="ce52" office:value-type="string" calcext:value-type="string">
            <text:p><text:a xlink:href="http://www.naoj.org/Pressrelease/2011/03/07/index.html" xlink:type="simple">New Images of Starburst Galaxy M 82 Reveal Multiple Sources of Its Superwin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1210.shtml" xlink:type="simple">AKATSUKI's first shots of Venus taken during health check</text:a></text:p>
          </table:table-cell>
          <table:table-cell table:style-name="ce27" office:value-type="date" office:date-value="2010-12-10" calcext:value-type="date">
            <text:p>2010-12-1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1210.shtml" xlink:type="simple">AKATSUKI's first shots of Venus taken during health check</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1208.shtml" xlink:type="simple">AKATSUKI Venus orbit injection plan to be reviewed</text:a></text:p>
          </table:table-cell>
          <table:table-cell table:style-name="ce27" office:value-type="date" office:date-value="2010-12-08" calcext:value-type="date">
            <text:p>2010-12-0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1208.shtml" xlink:type="simple">AKATSUKI Venus orbit injection plan to be review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0/12/20101208_akatsuki_e.html" xlink:type="simple">Venus Climate Orbiter ‘AKATSUKI_x0081_E Venus Observation Orbit Injection (VOI-1) Result</text:a></text:p>
          </table:table-cell>
          <table:table-cell table:style-name="ce27" office:value-type="date" office:date-value="2010-12-08" calcext:value-type="date">
            <text:p>2010-12-08</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0/12/20101208_akatsuki_e.html" xlink:type="simple">Venus Climate Orbiter ‘AKATSUKI_x0081_E Venus Observation Orbit Injection (VOI-1) Resul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1116.shtml" xlink:type="simple">Particles brought back by Hayabusa identified as from Itokawa</text:a></text:p>
          </table:table-cell>
          <table:table-cell table:style-name="ce27" office:value-type="date" office:date-value="2010-11-16" calcext:value-type="date">
            <text:p>2010-11-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1116.shtml" xlink:type="simple">Particles brought back by Hayabusa identified as from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0827.shtml" xlink:type="simple">Atmospheric balloon experiment B10-03 completed</text:a></text:p>
          </table:table-cell>
          <table:table-cell table:style-name="ce27" office:value-type="date" office:date-value="2010-08-31" calcext:value-type="date">
            <text:p>2010-08-3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0827.shtml" xlink:type="simple">Atmospheric balloon experiment B10-03 complet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0705.shtml" xlink:type="simple">Small particles found in the sample container of the HAYABUSA</text:a></text:p>
          </table:table-cell>
          <table:table-cell table:style-name="ce27" office:value-type="date" office:date-value="2010-07-06" calcext:value-type="date">
            <text:p>2010-07-0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0705.shtml" xlink:type="simple">Small particles found in the sample container of the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0/07/20100706_akatsuki_e.html" xlink:type="simple">Orbit Control Maneuver Result of the Venus Climate Orbiter 'AKATSUKI'</text:a></text:p>
          </table:table-cell>
          <table:table-cell table:style-name="ce27" office:value-type="date" office:date-value="2010-07-06" calcext:value-type="date">
            <text:p>2010-07-06</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0/07/20100706_akatsuki_e.html" xlink:type="simple">Orbit Control Maneuver Result of the Venus Climate Orbiter 'AKATSUKI'</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10/07/20100705_kaguya_e.html" xlink:type="simple">Global distribution of olivine from the lunar interior and its origin revealed by SELENE/KAGUYA</text:a></text:p>
          </table:table-cell>
          <table:table-cell table:style-name="ce27" office:value-type="date" office:date-value="2010-07-05" calcext:value-type="date">
            <text:p>2010-07-05</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10/07/20100705_kaguya_e.html" xlink:type="simple">Global distribution of olivine from the lunar interior and its origin revealed by SELENE/KAGUY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0625.shtml" xlink:type="simple">Starting to open HAYABUSA sample container</text:a></text:p>
          </table:table-cell>
          <table:table-cell table:style-name="ce27" office:value-type="date" office:date-value="2010-06-25" calcext:value-type="date">
            <text:p>2010-06-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0625.shtml" xlink:type="simple">Starting to open HAYABUSA sample containe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0618.shtml" xlink:type="simple">HAYABUSA Capsule Arrived at JAXA Sagamihara Campus</text:a></text:p>
          </table:table-cell>
          <table:table-cell table:style-name="ce27" office:value-type="date" office:date-value="2010-06-18" calcext:value-type="date">
            <text:p>2010-06-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0618.shtml" xlink:type="simple">HAYABUSA Capsule Arrived at JAXA Sagamihara Campu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0614_3.shtml" xlink:type="simple">Retrieval of the Hayabusa capsule was completed , Heat shield was found in WPA</text:a></text:p>
          </table:table-cell>
          <table:table-cell table:style-name="ce27" office:value-type="date" office:date-value="2010-06-14" calcext:value-type="date">
            <text:p>2010-06-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0614_3.shtml" xlink:type="simple">Retrieval of the Hayabusa capsule was completed , Heat shield was found in WP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10/0614.shtml" xlink:type="simple">Welcome back HAYABUSA to Earth after overcoming various difficulties!</text:a></text:p>
          </table:table-cell>
          <table:table-cell table:style-name="ce27" office:value-type="date" office:date-value="2010-06-14" calcext:value-type="date">
            <text:p>2010-06-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10/0614.shtml" xlink:type="simple">Welcome back HAYABUSA to Earth after overcoming various difficulti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jspec.jaxa.jp/ikaros_cam/e/index.html" xlink:type="simple">Solar sail "IKAROS x Light Sail" Support Campaign -- Let's set sail for the solar system by a solar yacht! --</text:a></text:p>
          </table:table-cell>
          <table:table-cell table:style-name="ce27" office:value-type="date" office:date-value="2009-12-04" calcext:value-type="date">
            <text:p>2009-12-04</text:p>
          </table:table-cell>
          <table:table-cell table:style-name="ce38" office:value-type="string" calcext:value-type="string">
            <text:p>JAXA </text:p>
            <text:p>http://www.isas.jaxa.jp/en/topics/</text:p>
          </table:table-cell>
          <table:table-cell table:style-name="ce52" office:value-type="string" calcext:value-type="string">
            <text:p><text:a xlink:href="http://www.jspec.jaxa.jp/ikaros_cam/e/index.html" xlink:type="simple">Solar sail "IKAROS x Light Sail" Support Campaign -- Let's set sail for the solar system by a solar yacht! --</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1119.shtml" xlink:type="simple">HAYABUSA: Resumption of return cruise by combining two ion engines</text:a></text:p>
          </table:table-cell>
          <table:table-cell table:style-name="ce27" office:value-type="date" office:date-value="2009-11-24" calcext:value-type="date">
            <text:p>2009-11-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1119.shtml" xlink:type="simple">HAYABUSA: Resumption of return cruise by combining two ion engin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1109.shtml" xlink:type="simple">Asteroid Explorer "HAYABUSA" Ion Engine Anomaly</text:a></text:p>
          </table:table-cell>
          <table:table-cell table:style-name="ce27" office:value-type="date" office:date-value="2009-11-12" calcext:value-type="date">
            <text:p>2009-11-1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1109.shtml" xlink:type="simple">Asteroid Explorer "HAYABUSA" Ion Engine Anomal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09/11/20091102_kaguya_e.html" xlink:type="simple">Public release of KAGUYA (SELENE) data archives</text:a></text:p>
          </table:table-cell>
          <table:table-cell table:style-name="ce27" office:value-type="date" office:date-value="2009-11-02" calcext:value-type="date">
            <text:p>2009-11-02</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09/11/20091102_kaguya_e.html" xlink:type="simple">Public release of KAGUYA (SELENE) data archiv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1028.shtml" xlink:type="simple">SRON-JAXA agreement on Space Science</text:a></text:p>
          </table:table-cell>
          <table:table-cell table:style-name="ce27" office:value-type="date" office:date-value="2009-10-28" calcext:value-type="date">
            <text:p>2009-10-2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1028.shtml" xlink:type="simple">SRON-JAXA agreement on Space Scien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1023_akatsuki.shtml" xlink:type="simple">Venus Climate Orbiter "PLANET-C" Nicknamed "AKATSUKI"</text:a></text:p>
          </table:table-cell>
          <table:table-cell table:style-name="ce27" office:value-type="date" office:date-value="2009-10-23" calcext:value-type="date">
            <text:p>2009-10-2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1023_akatsuki.shtml" xlink:type="simple">Venus Climate Orbiter "PLANET-C" Nicknamed "AKATSUKI"</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09/09/20090910_kaguya_e.html" xlink:type="simple">KAGUYA research report published in Nature</text:a></text:p>
          </table:table-cell>
          <table:table-cell table:style-name="ce27" office:value-type="date" office:date-value="2009-09-24" calcext:value-type="date">
            <text:p>2009-09-24</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09/09/20090910_kaguya_e.html" xlink:type="simple">KAGUYA research report published in Natur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09/06/20090619_kaguya_hdtv_e.html" xlink:type="simple">Last shots taken by KAGUYA's HDTV, TC and other cameras</text:a></text:p>
          </table:table-cell>
          <table:table-cell table:style-name="ce27" office:value-type="date" office:date-value="2009-06-22" calcext:value-type="date">
            <text:p>2009-06-22</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09/06/20090619_kaguya_hdtv_e.html" xlink:type="simple">Last shots taken by KAGUYA's HDTV, TC and other camera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0611.shtml" xlink:type="simple">KAGUYA dropped onto Moon's surface</text:a></text:p>
          </table:table-cell>
          <table:table-cell table:style-name="ce27" office:value-type="date" office:date-value="2009-06-11" calcext:value-type="date">
            <text:p>2009-06-1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0611.shtml" xlink:type="simple">KAGUYA dropped onto Moon's surfa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0218.shtml" xlink:type="simple">"KAGUYA" successfully captured Earth's diamond ring</text:a></text:p>
          </table:table-cell>
          <table:table-cell table:style-name="ce27" office:value-type="date" office:date-value="2009-02-18" calcext:value-type="date">
            <text:p>2009-02-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0218.shtml" xlink:type="simple">"KAGUYA" successfully captured Earth's diamond ring</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0213.shtml" xlink:type="simple">KAGUYA (SELENE) special edition research reports published in Science Magazine</text:a></text:p>
          </table:table-cell>
          <table:table-cell table:style-name="ce27" office:value-type="date" office:date-value="2009-02-13" calcext:value-type="date">
            <text:p>2009-02-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0213.shtml" xlink:type="simple">KAGUYA (SELENE) special edition research reports published in Science Magazin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9/0204.shtml" xlink:type="simple">HAYABUSA: Firing ion engine and starting second phase orbit maneuver to return to Earth</text:a></text:p>
          </table:table-cell>
          <table:table-cell table:style-name="ce27" office:value-type="date" office:date-value="2009-02-04" calcext:value-type="date">
            <text:p>2009-02-0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9/0204.shtml" xlink:type="simple">HAYABUSA: Firing ion engine and starting second phase orbit maneuver to return to Earth</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8/1119.shtml" xlink:type="simple">AKARI's recent highlight</text:a></text:p>
          </table:table-cell>
          <table:table-cell table:style-name="ce27" office:value-type="date" office:date-value="2008-11-19" calcext:value-type="date">
            <text:p>2008-11-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8/1119.shtml" xlink:type="simple">AKARI's recent highligh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8/1015.shtml" xlink:type="simple">Inauguration of a real M-V rocket for public display</text:a></text:p>
          </table:table-cell>
          <table:table-cell table:style-name="ce27" office:value-type="date" office:date-value="2008-10-15" calcext:value-type="date">
            <text:p>2008-10-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8/1015.shtml" xlink:type="simple">Inauguration of a real M-V rocket for public displa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8/0602.shtml" xlink:type="simple">Hayabusa reached the farthest deep space</text:a></text:p>
          </table:table-cell>
          <table:table-cell table:style-name="ce27" office:value-type="date" office:date-value="2008-06-02" calcext:value-type="date">
            <text:p>2008-06-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8/0602.shtml" xlink:type="simple">Hayabusa reached the farthest deep spa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8/0410.shtml" xlink:type="simple">KAGUYA creates topographical map of the Moon 10 times more accurate than before</text:a></text:p>
          </table:table-cell>
          <table:table-cell table:style-name="ce27" office:value-type="date" office:date-value="2008-04-14" calcext:value-type="date">
            <text:p>2008-04-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8/0410.shtml" xlink:type="simple">KAGUYA creates topographical map of the Moon 10 times more accurate than befor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8/0306.shtml" xlink:type="simple">Hayabusa passed through the third aphelion of 1.63AU from Sun</text:a></text:p>
          </table:table-cell>
          <table:table-cell table:style-name="ce27" office:value-type="date" office:date-value="2008-03-06" calcext:value-type="date">
            <text:p>2008-03-0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8/0306.shtml" xlink:type="simple">Hayabusa passed through the third aphelion of 1.63AU from Su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press/2008/01/20080110_kaguya_e.html" xlink:type="simple">Press Releases:
 KAGUYA (SELENE) Observations with Laser Altimeter (LALT) and Lunar Radar Sounder (LRS) Sounder Mode</text:a></text:p>
          </table:table-cell>
          <table:table-cell table:style-name="ce27" office:value-type="date" office:date-value="2008-01-10" calcext:value-type="date">
            <text:p>2008-01-10</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press/2008/01/20080110_kaguya_e.html" xlink:type="simple">Press Releases:
 KAGUYA (SELENE) Observations with Laser Altimeter (LALT) and Lunar Radar Sounder (LRS) Sounder Mod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kek.jp/intra-e/topics/2007/BESS-Polar_e.html" xlink:type="simple">BESS-Polar balloon-borne superconducting spectrometer successfully launched for Antarctic flight</text:a></text:p>
          </table:table-cell>
          <table:table-cell table:style-name="ce27" office:value-type="date" office:date-value="2008-01-07" calcext:value-type="date">
            <text:p>2008-01-07</text:p>
          </table:table-cell>
          <table:table-cell table:style-name="ce38" office:value-type="string" calcext:value-type="string">
            <text:p>JAXA </text:p>
            <text:p>http://www.isas.jaxa.jp/en/topics/</text:p>
          </table:table-cell>
          <table:table-cell table:style-name="ce52" office:value-type="string" calcext:value-type="string">
            <text:p><text:a xlink:href="http://www.kek.jp/intra-e/topics/2007/BESS-Polar_e.html" xlink:type="simple">BESS-Polar balloon-borne superconducting spectrometer successfully launched for Antarctic fligh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1" office:value-type="string" calcext:value-type="string">
            <text:p><text:a xlink:href="http://global.jaxa.jp/press/2007/12/20071214_kaguya_e.html" xlink:type="simple">Press Releases:
KAGUYA (SELENE) Observations using the Spectral Profiler (SP)</text:a></text:p>
          </table:table-cell>
          <table:table-cell table:style-name="ce27" office:value-type="date" office:date-value="2007-12-14" calcext:value-type="date">
            <text:p>2007-12-14</text:p>
          </table:table-cell>
          <table:table-cell table:style-name="ce38" office:value-type="string" calcext:value-type="string">
            <text:p>JAXA </text:p>
            <text:p>http://www.isas.jaxa.jp/en/topics/</text:p>
          </table:table-cell>
          <table:table-cell table:style-name="ce54" office:value-type="string" calcext:value-type="string">
            <text:p><text:a xlink:href="http://global.jaxa.jp/press/2007/12/20071214_kaguya_e.html" xlink:type="simple">Press Releases:
KAGUYA (SELENE) Observations using the Spectral Profiler (SP)</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hinode.nao.ac.jp/news_e/20071207_science_e.shtml" xlink:type="simple">Hinode Featured in Science</text:a></text:p>
          </table:table-cell>
          <table:table-cell table:style-name="ce27" office:value-type="date" office:date-value="2007-12-07" calcext:value-type="date">
            <text:p>2007-12-07</text:p>
          </table:table-cell>
          <table:table-cell table:style-name="ce38" office:value-type="string" calcext:value-type="string">
            <text:p>JAXA </text:p>
            <text:p>http://www.isas.jaxa.jp/en/topics/</text:p>
          </table:table-cell>
          <table:table-cell table:style-name="ce52" office:value-type="string" calcext:value-type="string">
            <text:p><text:a xlink:href="http://hinode.nao.ac.jp/news_e/20071207_science_e.shtml" xlink:type="simple">Hinode Featured in Scien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1" office:value-type="string" calcext:value-type="string">
            <text:p><text:a xlink:href="http://global.jaxa.jp/press/2007/11/20071128_kaguya_e.html" xlink:type="simple">Press Releases:
Terrain Camera provides unique 3D images of Moon</text:a></text:p>
          </table:table-cell>
          <table:table-cell table:style-name="ce27" office:value-type="date" office:date-value="2007-11-28" calcext:value-type="date">
            <text:p>2007-11-28</text:p>
          </table:table-cell>
          <table:table-cell table:style-name="ce38" office:value-type="string" calcext:value-type="string">
            <text:p>JAXA </text:p>
            <text:p>http://www.isas.jaxa.jp/en/topics/</text:p>
          </table:table-cell>
          <table:table-cell table:style-name="ce54" office:value-type="string" calcext:value-type="string">
            <text:p><text:a xlink:href="http://global.jaxa.jp/press/2007/11/20071128_kaguya_e.html" xlink:type="simple">Press Releases:
Terrain Camera provides unique 3D images of Mo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spaceinfo.jaxa.jp/inori/en/index.html" xlink:type="simple">"Return of Falcon -Second Edition-"</text:a></text:p>
          </table:table-cell>
          <table:table-cell table:style-name="ce27" office:value-type="date" office:date-value="2007-11-26" calcext:value-type="date">
            <text:p>2007-11-26</text:p>
          </table:table-cell>
          <table:table-cell table:style-name="ce38" office:value-type="string" calcext:value-type="string">
            <text:p>JAXA </text:p>
            <text:p>http://www.isas.jaxa.jp/en/topics/</text:p>
          </table:table-cell>
          <table:table-cell table:style-name="ce52" office:value-type="string" calcext:value-type="string">
            <text:p><text:a xlink:href="http://spaceinfo.jaxa.jp/inori/en/index.html" xlink:type="simple">"Return of Falcon -Second Edi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1113.shtml" xlink:type="simple">Earth-rise' and 'Earth-set' images were taken by the KAGUYA</text:a></text:p>
          </table:table-cell>
          <table:table-cell table:style-name="ce27" office:value-type="date" office:date-value="2007-11-13" calcext:value-type="date">
            <text:p>2007-11-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1113.shtml" xlink:type="simple">Earth-rise' and 'Earth-set' images were taken by the KAGUY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1107.shtml" xlink:type="simple">KAGUYA successfully takes images of the moon using HDTV camera!</text:a></text:p>
          </table:table-cell>
          <table:table-cell table:style-name="ce27" office:value-type="date" office:date-value="2007-11-07" calcext:value-type="date">
            <text:p>2007-11-0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1107.shtml" xlink:type="simple">KAGUYA successfully takes images of the moon using HDTV camer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1029.shtml" xlink:type="simple">Hayabusa Finished First Leg of Orbit Maneuver toward Earth</text:a></text:p>
          </table:table-cell>
          <table:table-cell table:style-name="ce27" office:value-type="date" office:date-value="2007-10-29" calcext:value-type="date">
            <text:p>2007-10-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1029.shtml" xlink:type="simple">Hayabusa Finished First Leg of Orbit Maneuver toward Earth</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topics/2007/10_e.html" xlink:type="simple">KAGUYA moves to regular control mode</text:a></text:p>
          </table:table-cell>
          <table:table-cell table:style-name="ce27" office:value-type="date" office:date-value="2007-10-22" calcext:value-type="date">
            <text:p>2007-10-22</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topics/2007/10_e.html" xlink:type="simple">KAGUYA moves to regular control mod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1015.shtml" xlink:type="simple">KAGUYA releases VRAD satellite "OKINA" and "OUNA" were selected as the nicknames</text:a></text:p>
          </table:table-cell>
          <table:table-cell table:style-name="ce27" office:value-type="date" office:date-value="2007-10-15" calcext:value-type="date">
            <text:p>2007-10-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1015.shtml" xlink:type="simple">KAGUYA releases VRAD satellite "OKINA" and "OUNA" were selected as the nicknam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1005.shtml" xlink:type="simple">KAGUYA (SELENE) Lunar Orbit Injection was confirmed</text:a></text:p>
          </table:table-cell>
          <table:table-cell table:style-name="ce27" office:value-type="date" office:date-value="2007-10-05" calcext:value-type="date">
            <text:p>2007-10-0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1005.shtml" xlink:type="simple">KAGUYA (SELENE) Lunar Orbit Injection was confirm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925.shtml" xlink:type="simple">Hayabusa’s ion engine team wins Best Paper Award in International Electric Propulsion Conference</text:a></text:p>
          </table:table-cell>
          <table:table-cell table:style-name="ce27" office:value-type="date" office:date-value="2007-09-25" calcext:value-type="date">
            <text:p>2007-09-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925.shtml" xlink:type="simple">Hayabusa’s ion engine team wins Best Paper Award in International Electric Propulsion Conferen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1" office:value-type="string" calcext:value-type="string">
            <text:p><text:a xlink:href="http://global.jaxa.jp/press/2007/09/20070914_h2a-f13_e.html" xlink:type="simple">Press Releases:
Launch Result of the KAGUYA by the H-IIA Launch Vehicle No. 13</text:a></text:p>
          </table:table-cell>
          <table:table-cell table:style-name="ce27" office:value-type="date" office:date-value="2007-09-14" calcext:value-type="date">
            <text:p>2007-09-14</text:p>
          </table:table-cell>
          <table:table-cell table:style-name="ce38" office:value-type="string" calcext:value-type="string">
            <text:p>JAXA </text:p>
            <text:p>http://www.isas.jaxa.jp/en/topics/</text:p>
          </table:table-cell>
          <table:table-cell table:style-name="ce54" office:value-type="string" calcext:value-type="string">
            <text:p><text:a xlink:href="http://global.jaxa.jp/press/2007/09/20070914_h2a-f13_e.html" xlink:type="simple">Press Releases:
Launch Result of the KAGUYA by the H-IIA Launch Vehicle No. 13</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911.shtml" xlink:type="simple">Launch Postponement of the KAGUYA (SELENE)/H-IIA F13</text:a></text:p>
          </table:table-cell>
          <table:table-cell table:style-name="ce27" office:value-type="date" office:date-value="2007-09-11" calcext:value-type="date">
            <text:p>2007-09-1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911.shtml" xlink:type="simple">Launch Postponement of the KAGUYA (SELENE)/H-IIA F13</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905.shtml" xlink:type="simple">Observational results from the infrared astronomical satellite AKARI. AKARI observes star-forming regions in near-by galaxies and the distant Universe</text:a></text:p>
          </table:table-cell>
          <table:table-cell table:style-name="ce27" office:value-type="date" office:date-value="2007-09-05" calcext:value-type="date">
            <text:p>2007-09-0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905.shtml" xlink:type="simple">Observational results from the infrared astronomical satellite AKARI. AKARI observes star-forming regions in near-by galaxies and the distant Univers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828.shtml" xlink:type="simple">AKARI finishes its cool observations</text:a></text:p>
          </table:table-cell>
          <table:table-cell table:style-name="ce27" office:value-type="date" office:date-value="2007-08-28" calcext:value-type="date">
            <text:p>2007-08-2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828.shtml" xlink:type="simple">AKARI finishes its cool observation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822.shtml" xlink:type="simple">The Infrared Astronomy Satellite AKARI observes the asteroid Itokawa,the target of the Hayabusa explorer</text:a></text:p>
          </table:table-cell>
          <table:table-cell table:style-name="ce27" office:value-type="date" office:date-value="2007-08-22" calcext:value-type="date">
            <text:p>2007-08-2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822.shtml" xlink:type="simple">The Infrared Astronomy Satellite AKARI observes the asteroid Itokawa,the target of the Hayabusa explore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820.shtml" xlink:type="simple">Successful re-ignition of Ion Engine C onboard Hayabusa</text:a></text:p>
          </table:table-cell>
          <table:table-cell table:style-name="ce27" office:value-type="date" office:date-value="2007-08-20" calcext:value-type="date">
            <text:p>2007-08-2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820.shtml" xlink:type="simple">Successful re-ignition of Ion Engine C onboard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816.shtml" xlink:type="simple">New Launch day of "KAGUYA"</text:a></text:p>
          </table:table-cell>
          <table:table-cell table:style-name="ce27" office:value-type="date" office:date-value="2007-08-16" calcext:value-type="date">
            <text:p>2007-08-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816.shtml" xlink:type="simple">New Launch day of "KAGUY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724.shtml" xlink:type="simple">Launch Postponement of the "KAGUYA (SELENE)"</text:a></text:p>
          </table:table-cell>
          <table:table-cell table:style-name="ce27" office:value-type="date" office:date-value="2007-07-24" calcext:value-type="date">
            <text:p>2007-07-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724.shtml" xlink:type="simple">Launch Postponement of the "KAGUYA (SELEN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711.shtml" xlink:type="simple">Current Status of the AKARI Mission After one year of observations --- The Universe as seen by AKARI</text:a></text:p>
          </table:table-cell>
          <table:table-cell table:style-name="ce27" office:value-type="date" office:date-value="2007-07-11" calcext:value-type="date">
            <text:p>2007-07-1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711.shtml" xlink:type="simple">Current Status of the AKARI Mission After one year of observations --- The Universe as seen by AKARI</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619.shtml" xlink:type="simple">"KAGUYA(SELENE)" debuts at Tanegashima</text:a></text:p>
          </table:table-cell>
          <table:table-cell table:style-name="ce27" office:value-type="date" office:date-value="2007-06-19" calcext:value-type="date">
            <text:p>2007-06-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619.shtml" xlink:type="simple">"KAGUYA(SELENE)" debuts at Tanegashima</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607.shtml" xlink:type="simple">"KAGUYA" selected as SELENE's nickname!</text:a></text:p>
          </table:table-cell>
          <table:table-cell table:style-name="ce27" office:value-type="date" office:date-value="2007-06-07" calcext:value-type="date">
            <text:p>2007-06-0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607.shtml" xlink:type="simple">"KAGUYA" selected as SELENE's nicknam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501.shtml" xlink:type="simple">Hayabusa leaves for Earth</text:a></text:p>
          </table:table-cell>
          <table:table-cell table:style-name="ce27" office:value-type="date" office:date-value="2007-05-01" calcext:value-type="date">
            <text:p>2007-05-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501.shtml" xlink:type="simple">Hayabusa leaves for Earth</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424.shtml" xlink:type="simple">Public release of the Hayabusa data archives</text:a></text:p>
          </table:table-cell>
          <table:table-cell table:style-name="ce27" office:value-type="date" office:date-value="2007-04-24" calcext:value-type="date">
            <text:p>2007-04-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424.shtml" xlink:type="simple">Public release of the Hayabusa data archives</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406.shtml" xlink:type="simple">Status of the Hayabusa</text:a></text:p>
          </table:table-cell>
          <table:table-cell table:style-name="ce27" office:value-type="date" office:date-value="2007-04-06" calcext:value-type="date">
            <text:p>2007-04-0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406.shtml" xlink:type="simple">Status of the Hayabusa</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326.shtml" xlink:type="simple">AKARI observes Star Forming Regions, Stars at the end of their life, Supernova Remnants, Active Galactic Nuclei, and distant galaxies.</text:a></text:p>
          </table:table-cell>
          <table:table-cell table:style-name="ce27" office:value-type="date" office:date-value="2007-03-26" calcext:value-type="date">
            <text:p>2007-03-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326.shtml" xlink:type="simple">AKARI observes Star Forming Regions, Stars at the end of their life, Supernova Remnants, Active Galactic Nuclei, and distant galaxies.</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topics/2007/0305.shtml" xlink:type="simple">The Swift team wins the Rossi prize of 2007 from he American Astronomical Society</text:a></text:p>
          </table:table-cell>
          <table:table-cell table:style-name="ce27" office:value-type="date" office:date-value="2007-03-05" calcext:value-type="date">
            <text:p>2007-03-0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topics/2007/0305.shtml" xlink:type="simple">The Swift team wins the Rossi prize of 2007 from he American Astronomical Society</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1201.shtml" xlink:type="simple">Asteroid Itokawa came to be able to be observed from the ground-based telescope after a long time</text:a></text:p>
          </table:table-cell>
          <table:table-cell table:style-name="ce27" office:value-type="date" office:date-value="2006-12-01" calcext:value-type="date">
            <text:p>2006-12-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1201.shtml" xlink:type="simple">Asteroid Itokawa came to be able to be observed from the ground-based telescope after a long tim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1109.shtml" xlink:type="simple">Mercury Transit across the Sun as Observed with "Hinode"</text:a></text:p>
          </table:table-cell>
          <table:table-cell table:style-name="ce27" office:value-type="date" office:date-value="2006-11-09" calcext:value-type="date">
            <text:p>2006-11-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1109.shtml" xlink:type="simple">Mercury Transit across the Sun as Observed with "Hinod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1101.shtml" xlink:type="simple">The quest to unravel the mysteries of galaxy formation:Infrared images of the Large Magellanic Cloud. --- AKARI moves towards completion of its first scan of the entire sky ---</text:a></text:p>
          </table:table-cell>
          <table:table-cell table:style-name="ce27" office:value-type="date" office:date-value="2006-11-01" calcext:value-type="date">
            <text:p>2006-11-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1101.shtml" xlink:type="simple">The quest to unravel the mysteries of galaxy formation:Infrared images of the Large Magellanic Cloud. --- AKARI moves towards completion of its first scan of the entire sky ---</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1031.shtml" xlink:type="simple">Hinode Early Operations and Near-Future Plans</text:a></text:p>
          </table:table-cell>
          <table:table-cell table:style-name="ce27" office:value-type="date" office:date-value="2006-10-31" calcext:value-type="date">
            <text:p>2006-10-3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1031.shtml" xlink:type="simple">Hinode Early Operations and Near-Future Plans</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923.shtml" xlink:type="simple">M-V-7 successfully launched. Nickname is "Hinode"</text:a></text:p>
          </table:table-cell>
          <table:table-cell table:style-name="ce27" office:value-type="date" office:date-value="2006-09-23" calcext:value-type="date">
            <text:p>2006-09-2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923.shtml" xlink:type="simple">M-V-7 successfully launched. Nickname is "Hinod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921.shtml" xlink:type="simple">SOLAR-B/M-V-7 Launch Rehearsal Completed</text:a></text:p>
          </table:table-cell>
          <table:table-cell table:style-name="ce27" office:value-type="date" office:date-value="2006-09-21" calcext:value-type="date">
            <text:p>2006-09-2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921.shtml" xlink:type="simple">SOLAR-B/M-V-7 Launch Rehearsal Completed</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916.shtml" xlink:type="simple">M-V-7 appears from the Launch Assembly Tower</text:a></text:p>
          </table:table-cell>
          <table:table-cell table:style-name="ce27" office:value-type="date" office:date-value="2006-09-16" calcext:value-type="date">
            <text:p>2006-09-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916.shtml" xlink:type="simple">M-V-7 appears from the Launch Assembly Tower</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828.shtml" xlink:type="simple">AKARI unveils the birth and death of stars</text:a></text:p>
          </table:table-cell>
          <table:table-cell table:style-name="ce27" office:value-type="date" office:date-value="2006-08-28" calcext:value-type="date">
            <text:p>2006-08-2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828.shtml" xlink:type="simple">AKARI unveils the birth and death of stars</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731.shtml" xlink:type="simple">19,500 Participants --- ISAS Open House</text:a></text:p>
          </table:table-cell>
          <table:table-cell table:style-name="ce27" office:value-type="date" office:date-value="2006-07-31" calcext:value-type="date">
            <text:p>2006-07-3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731.shtml" xlink:type="simple">19,500 Participants --- ISAS Open Hous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602.shtml" xlink:type="simple">Initial Scientific Results of Hayabusa’s Investigation on Itokawa ~Summary of the Special Issue of “Science”Magazine~</text:a></text:p>
          </table:table-cell>
          <table:table-cell table:style-name="ce27" office:value-type="date" office:date-value="2006-06-02" calcext:value-type="date">
            <text:p>2006-06-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602.shtml" xlink:type="simple">Initial Scientific Results of Hayabusa’s Investigation on Itokawa ~Summary of the Special Issue of “Science”Magazin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601.shtml" xlink:type="simple">Recent Status of Hayabusa spacecraft as of the end of May, 2006</text:a></text:p>
          </table:table-cell>
          <table:table-cell table:style-name="ce27" office:value-type="date" office:date-value="2006-06-01" calcext:value-type="date">
            <text:p>2006-06-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601.shtml" xlink:type="simple">Recent Status of Hayabusa spacecraft as of the end of May, 2006</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522.shtml" xlink:type="simple">Initial Results from Performance Verification (PV) Phase</text:a></text:p>
          </table:table-cell>
          <table:table-cell table:style-name="ce27" office:value-type="date" office:date-value="2006-05-22" calcext:value-type="date">
            <text:p>2006-05-2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522.shtml" xlink:type="simple">Initial Results from Performance Verification (PV) Phase</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308.shtml" xlink:type="simple">Current Status of Hayabusa Spacecraft - Communication and Operation Resumption</text:a></text:p>
          </table:table-cell>
          <table:table-cell table:style-name="ce27" office:value-type="date" office:date-value="2006-03-08" calcext:value-type="date">
            <text:p>2006-03-0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308.shtml" xlink:type="simple">Current Status of Hayabusa Spacecraft - Communication and Operation Resumption</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222.shtml" xlink:type="simple">ASTRO-F/M-V-8 successfully launched. Nickname is "Akari"</text:a></text:p>
          </table:table-cell>
          <table:table-cell table:style-name="ce27" office:value-type="date" office:date-value="2006-02-22" calcext:value-type="date">
            <text:p>2006-02-2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222.shtml" xlink:type="simple">ASTRO-F/M-V-8 successfully launched. Nickname is "Akari"</text:a></text:p>
          </table:table-cell>
          <table:table-cell table:style-name="ce36" office:value-type="string" calcext:value-type="string">
            <text:p>https://pdssbn.astro.umd.edu/data_sb/missions/sakigake/index.shtml</text:p>
            <text:p>https://pdssbn.astro.umd.edu/data_sb/missions/suisei/index.shtml</text:p>
          </table:table-cell>
          <table:table-cell table:number-columns-repeated="1018"/>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6/0207.shtml" xlink:type="simple">Launch preparations for M-V-8/ASTRO-F on schedule</text:a></text:p>
          </table:table-cell>
          <table:table-cell table:style-name="ce27" office:value-type="date" office:date-value="2006-02-07" calcext:value-type="date">
            <text:p>2006-02-0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6/0207.shtml" xlink:type="simple">Launch preparations for M-V-8/ASTRO-F on schedu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214.shtml" xlink:type="simple">Status of the Hayabusa</text:a></text:p>
          </table:table-cell>
          <table:table-cell table:style-name="ce27" office:value-type="date" office:date-value="2005-12-14" calcext:value-type="date">
            <text:p>2005-12-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214.shtml" xlink:type="simple">Status of the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207.shtml" xlink:type="simple">Status of the Hayabusa</text:a></text:p>
          </table:table-cell>
          <table:table-cell table:style-name="ce27" office:value-type="date" office:date-value="2005-12-12" calcext:value-type="date">
            <text:p>2005-12-1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207.shtml" xlink:type="simple">Status of the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202.shtml" xlink:type="simple">First Announcement of Opportunity (AO-1) for Observations with “Suzaku” and Publication of Test Observation Data</text:a></text:p>
          </table:table-cell>
          <table:table-cell table:style-name="ce27" office:value-type="date" office:date-value="2005-12-02" calcext:value-type="date">
            <text:p>2005-12-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202.shtml" xlink:type="simple">First Announcement of Opportunity (AO-1) for Observations with “Suzaku” and Publication of Test Observation Dat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30_tm.shtml" xlink:type="simple">Hayabusa: To 880,000 Little Princes and Princesses</text:a></text:p>
          </table:table-cell>
          <table:table-cell table:style-name="ce27" office:value-type="date" office:date-value="2005-11-30" calcext:value-type="date">
            <text:p>2005-11-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30_tm.shtml" xlink:type="simple">Hayabusa: To 880,000 Little Princes and Princess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28.shtml" xlink:type="simple">The Longest Day of "HAYABUSA"</text:a></text:p>
          </table:table-cell>
          <table:table-cell table:style-name="ce27" office:value-type="date" office:date-value="2005-11-28" calcext:value-type="date">
            <text:p>2005-11-2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28.shtml" xlink:type="simple">The Longest Day of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26_hayabusa.shtml" xlink:type="simple">Hayabusa is sure to have succeeded in asteroid sampling! It found the Target Marker with 880,000 names!</text:a></text:p>
          </table:table-cell>
          <table:table-cell table:style-name="ce27" office:value-type="date" office:date-value="2005-11-26" calcext:value-type="date">
            <text:p>2005-11-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26_hayabusa.shtml" xlink:type="simple">Hayabusa is sure to have succeeded in asteroid sampling! It found the Target Marker with 880,000 nam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24_hayabusa.shtml" xlink:type="simple">Hayabusa Landed on and Took Off from Itokawa successfully ---Detailed Analysis Revealed</text:a></text:p>
          </table:table-cell>
          <table:table-cell table:style-name="ce27" office:value-type="date" office:date-value="2005-11-24" calcext:value-type="date">
            <text:p>2005-11-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24_hayabusa.shtml" xlink:type="simple">Hayabusa Landed on and Took Off from Itokawa successfully ---Detailed Analysis Reveal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10_hayabusa.shtml" xlink:type="simple">Hayabusa approached within 70 meters of Itokawa</text:a></text:p>
          </table:table-cell>
          <table:table-cell table:style-name="ce27" office:value-type="date" office:date-value="2005-11-10" calcext:value-type="date">
            <text:p>2005-11-1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10_hayabusa.shtml" xlink:type="simple">Hayabusa approached within 70 meters of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global.jaxa.jp/missions/projects/sat/astronomy/astro_f/index_e.html" xlink:type="simple">ASTRO-F's thermal vacuum test completed</text:a></text:p>
          </table:table-cell>
          <table:table-cell table:style-name="ce27" office:value-type="date" office:date-value="2005-11-08" calcext:value-type="date">
            <text:p>2005-11-08</text:p>
          </table:table-cell>
          <table:table-cell table:style-name="ce38" office:value-type="string" calcext:value-type="string">
            <text:p>JAXA </text:p>
            <text:p>http://www.isas.jaxa.jp/en/topics/</text:p>
          </table:table-cell>
          <table:table-cell table:style-name="ce52" office:value-type="string" calcext:value-type="string">
            <text:p><text:a xlink:href="http://global.jaxa.jp/missions/projects/sat/astronomy/astro_f/index_e.html" xlink:type="simple">ASTRO-F's thermal vacuum test complet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04.shtml" xlink:type="simple">Hayabusa’s Practice Descent (Rehearsal) on November 4th</text:a></text:p>
          </table:table-cell>
          <table:table-cell table:style-name="ce27" office:value-type="date" office:date-value="2005-11-04" calcext:value-type="date">
            <text:p>2005-11-0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04.shtml" xlink:type="simple">Hayabusa’s Practice Descent (Rehearsal) on November 4th</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03.shtml" xlink:type="simple">MINERVA explores the surface of ITOKAWA</text:a></text:p>
          </table:table-cell>
          <table:table-cell table:style-name="ce27" office:value-type="date" office:date-value="2005-11-03" calcext:value-type="date">
            <text:p>2005-11-0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03.shtml" xlink:type="simple">MINERVA explores the surface of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02.shtml" xlink:type="simple">Hayabusa's Scientific and Engineering Achievements during Proximity Operations around Itokawa</text:a></text:p>
          </table:table-cell>
          <table:table-cell table:style-name="ce27" office:value-type="date" office:date-value="2005-11-02" calcext:value-type="date">
            <text:p>2005-11-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02.shtml" xlink:type="simple">Hayabusa's Scientific and Engineering Achievements during Proximity Operations around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101.shtml" xlink:type="simple">All around a small world!</text:a></text:p>
          </table:table-cell>
          <table:table-cell table:style-name="ce27" office:value-type="date" office:date-value="2005-11-01" calcext:value-type="date">
            <text:p>2005-11-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101.shtml" xlink:type="simple">All around a small worl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31.shtml" xlink:type="simple">Which direction is "north" on Itokawa?</text:a></text:p>
          </table:table-cell>
          <table:table-cell table:style-name="ce27" office:value-type="date" office:date-value="2005-10-31" calcext:value-type="date">
            <text:p>2005-10-3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31.shtml" xlink:type="simple">Which direction is "north" on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27.shtml" xlink:type="simple">Current Status of Hayabusa and Events Scheduled in November</text:a></text:p>
          </table:table-cell>
          <table:table-cell table:style-name="ce27" office:value-type="date" office:date-value="2005-10-27" calcext:value-type="date">
            <text:p>2005-10-2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27.shtml" xlink:type="simple">Current Status of Hayabusa and Events Scheduled in Novembe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27_itokawa.shtml" xlink:type="simple">Hayabusa succeeded to observe the "opposition surge" of Itokawa!</text:a></text:p>
          </table:table-cell>
          <table:table-cell table:style-name="ce27" office:value-type="date" office:date-value="2005-10-27" calcext:value-type="date">
            <text:p>2005-10-2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27_itokawa.shtml" xlink:type="simple">Hayabusa succeeded to observe the "opposition surge" of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26.shtml" xlink:type="simple">Orbital Evolution of Asteroid Itokawa</text:a></text:p>
          </table:table-cell>
          <table:table-cell table:style-name="ce27" office:value-type="date" office:date-value="2005-10-26" calcext:value-type="date">
            <text:p>2005-10-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26.shtml" xlink:type="simple">Orbital Evolution of Asteroid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25.shtml" xlink:type="simple">Solar Radiation Pressure Force acting on Hayabusa Station Keeping</text:a></text:p>
          </table:table-cell>
          <table:table-cell table:style-name="ce27" office:value-type="date" office:date-value="2005-10-25" calcext:value-type="date">
            <text:p>2005-10-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25.shtml" xlink:type="simple">Solar Radiation Pressure Force acting on Hayabusa Station Keeping</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24.shtml" xlink:type="simple">Animation of Itokawa's rotation</text:a></text:p>
          </table:table-cell>
          <table:table-cell table:style-name="ce27" office:value-type="date" office:date-value="2005-10-24" calcext:value-type="date">
            <text:p>2005-10-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24.shtml" xlink:type="simple">Animation of Itokawa's rota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21_itokawa.shtml" xlink:type="simple">Altitude Estimation using Navigation Camera</text:a></text:p>
          </table:table-cell>
          <table:table-cell table:style-name="ce27" office:value-type="date" office:date-value="2005-10-21" calcext:value-type="date">
            <text:p>2005-10-2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21_itokawa.shtml" xlink:type="simple">Altitude Estimation using Navigation Camer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17_itokawa.shtml" xlink:type="simple">The Current Status of the Hayabusa Near-Infrared Spectrometer(NIRS)</text:a></text:p>
          </table:table-cell>
          <table:table-cell table:style-name="ce27" office:value-type="date" office:date-value="2005-10-17" calcext:value-type="date">
            <text:p>2005-10-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17_itokawa.shtml" xlink:type="simple">The Current Status of the Hayabusa Near-Infrared Spectrometer(NIR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14_itokawa.shtml" xlink:type="simple">Generating a shape model of the asteroid Itokawa using the Laser altimeter (LIDAR)</text:a></text:p>
          </table:table-cell>
          <table:table-cell table:style-name="ce27" office:value-type="date" office:date-value="2005-10-14" calcext:value-type="date">
            <text:p>2005-10-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14_itokawa.shtml" xlink:type="simple">Generating a shape model of the asteroid Itokawa using the Laser altimeter (LIDA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14.shtml" xlink:type="simple">IAA Award to VSOP Team</text:a></text:p>
          </table:table-cell>
          <table:table-cell table:style-name="ce27" office:value-type="date" office:date-value="2005-10-14" calcext:value-type="date">
            <text:p>2005-10-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14.shtml" xlink:type="simple">IAA Award to VSOP Team</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11.shtml" xlink:type="simple">Global Mapping of Itokawa ( the initial global shape model )</text:a></text:p>
          </table:table-cell>
          <table:table-cell table:style-name="ce27" office:value-type="date" office:date-value="2005-10-11" calcext:value-type="date">
            <text:p>2005-10-1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11.shtml" xlink:type="simple">Global Mapping of Itokawa ( the initial global shape model )</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04.shtml" xlink:type="simple">Hayabusa arrives at Home Position, and Current Status of Hayabusa Spacecraft</text:a></text:p>
          </table:table-cell>
          <table:table-cell table:style-name="ce27" office:value-type="date" office:date-value="2005-10-04" calcext:value-type="date">
            <text:p>2005-10-0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04.shtml" xlink:type="simple">Hayabusa arrives at Home Position, and Current Status of Hayabusa Spacecraf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1003.shtml" xlink:type="simple">Imaging and position keeping at the Gate Position</text:a></text:p>
          </table:table-cell>
          <table:table-cell table:style-name="ce27" office:value-type="date" office:date-value="2005-10-03" calcext:value-type="date">
            <text:p>2005-10-0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1003.shtml" xlink:type="simple">Imaging and position keeping at the Gate Posi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29.shtml" xlink:type="simple">Station Keeping History of Hayabusa to Itokawa</text:a></text:p>
          </table:table-cell>
          <table:table-cell table:style-name="ce27" office:value-type="date" office:date-value="2005-09-29" calcext:value-type="date">
            <text:p>2005-09-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29.shtml" xlink:type="simple">Station Keeping History of Hayabusa to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22_itokawa.shtml" xlink:type="simple">Proposal of the names of representative terrain on Itokawa</text:a></text:p>
          </table:table-cell>
          <table:table-cell table:style-name="ce27" office:value-type="date" office:date-value="2005-09-22" calcext:value-type="date">
            <text:p>2005-09-2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22_itokawa.shtml" xlink:type="simple">Proposal of the names of representative terrain on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5.shtml" xlink:type="simple">Itokawa Composite color image</text:a></text:p>
          </table:table-cell>
          <table:table-cell table:style-name="ce27" office:value-type="date" office:date-value="2005-09-15" calcext:value-type="date">
            <text:p>2005-09-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5.shtml" xlink:type="simple">Itokawa Composite color imag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4.shtml" xlink:type="simple">The synthesized pseudo-color image of Itokawa which took by Hayabusa</text:a></text:p>
          </table:table-cell>
          <table:table-cell table:style-name="ce27" office:value-type="date" office:date-value="2005-09-14" calcext:value-type="date">
            <text:p>2005-09-1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4.shtml" xlink:type="simple">The synthesized pseudo-color image of Itokawa which took by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3.shtml" xlink:type="simple">The doppler and altimeter data at Hayabusa arrival</text:a></text:p>
          </table:table-cell>
          <table:table-cell table:style-name="ce27" office:value-type="date" office:date-value="2005-09-13" calcext:value-type="date">
            <text:p>2005-09-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3.shtml" xlink:type="simple">The doppler and altimeter data at Hayabusa arrival</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3_yohkoh.shtml" xlink:type="simple">Result of Re-entry of the Solar X-ray Observatory "Yohkoh" to the Earth's Atmospherea</text:a></text:p>
          </table:table-cell>
          <table:table-cell table:style-name="ce27" office:value-type="date" office:date-value="2005-09-13" calcext:value-type="date">
            <text:p>2005-09-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3_yohkoh.shtml" xlink:type="simple">Result of Re-entry of the Solar X-ray Observatory "Yohkoh" to the Earth's Atmosphere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2.shtml" xlink:type="simple">Hayabusa arrives Itokawa</text:a></text:p>
          </table:table-cell>
          <table:table-cell table:style-name="ce27" office:value-type="date" office:date-value="2005-09-12" calcext:value-type="date">
            <text:p>2005-09-1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2.shtml" xlink:type="simple">Hayabusa arrives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1.shtml" xlink:type="simple">Itokawa Image on September 10</text:a></text:p>
          </table:table-cell>
          <table:table-cell table:style-name="ce27" office:value-type="date" office:date-value="2005-09-11" calcext:value-type="date">
            <text:p>2005-09-1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1.shtml" xlink:type="simple">Itokawa Image on September 10</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10.shtml" xlink:type="simple">Itokawa Image on September 9</text:a></text:p>
          </table:table-cell>
          <table:table-cell table:style-name="ce27" office:value-type="date" office:date-value="2005-09-10" calcext:value-type="date">
            <text:p>2005-09-1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10.shtml" xlink:type="simple">Itokawa Image on September 9</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09-2.shtml" xlink:type="simple">Itokawa Image on September 8</text:a></text:p>
          </table:table-cell>
          <table:table-cell table:style-name="ce27" office:value-type="date" office:date-value="2005-09-09" calcext:value-type="date">
            <text:p>2005-09-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09-2.shtml" xlink:type="simple">Itokawa Image on September 8</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09.shtml" xlink:type="simple">Itokawa Image on September 7</text:a></text:p>
          </table:table-cell>
          <table:table-cell table:style-name="ce27" office:value-type="date" office:date-value="2005-09-09" calcext:value-type="date">
            <text:p>2005-09-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09.shtml" xlink:type="simple">Itokawa Image on September 7</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08.shtml" xlink:type="simple">Hayabusa’s Primary Visible Imager, AMICA now started its Test Observation</text:a></text:p>
          </table:table-cell>
          <table:table-cell table:style-name="ce27" office:value-type="date" office:date-value="2005-09-08" calcext:value-type="date">
            <text:p>2005-09-0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08.shtml" xlink:type="simple">Hayabusa’s Primary Visible Imager, AMICA now started its Test Observa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07.shtml" xlink:type="simple">Hayabusa detects Itokawa's rotation</text:a></text:p>
          </table:table-cell>
          <table:table-cell table:style-name="ce27" office:value-type="date" office:date-value="2005-09-07" calcext:value-type="date">
            <text:p>2005-09-0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07.shtml" xlink:type="simple">Hayabusa detects Itokawa's rota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05.shtml" xlink:type="simple">Hayabusa successfully captured Itokawa Shape for the first time in Space</text:a></text:p>
          </table:table-cell>
          <table:table-cell table:style-name="ce27" office:value-type="date" office:date-value="2005-09-05" calcext:value-type="date">
            <text:p>2005-09-0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05.shtml" xlink:type="simple">Hayabusa successfully captured Itokawa Shape for the first time in Spa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902.shtml" xlink:type="simple">Hayabusa,Sept.1st</text:a></text:p>
          </table:table-cell>
          <table:table-cell table:style-name="ce27" office:value-type="date" office:date-value="2005-09-02" calcext:value-type="date">
            <text:p>2005-09-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902.shtml" xlink:type="simple">Hayabusa,Sept.1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829.shtml" xlink:type="simple">Accomplishment of HAYABUSA’s outward journey by ion engines</text:a></text:p>
          </table:table-cell>
          <table:table-cell table:style-name="ce27" office:value-type="date" office:date-value="2005-08-29" calcext:value-type="date">
            <text:p>2005-08-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829.shtml" xlink:type="simple">Accomplishment of HAYABUSA’s outward journey by ion engin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826.shtml" xlink:type="simple">Hayabusa's navigation camera photographed the "Itokawa"</text:a></text:p>
          </table:table-cell>
          <table:table-cell table:style-name="ce27" office:value-type="date" office:date-value="2005-08-26" calcext:value-type="date">
            <text:p>2005-08-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826.shtml" xlink:type="simple">Hayabusa's navigation camera photographed the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826_suzaku.shtml" xlink:type="simple">Scientific Observation Has Began with Hard X-ray Detector aboard Suzaku - Detection of hard X-rays from the massive black-hole in Centaurus A -</text:a></text:p>
          </table:table-cell>
          <table:table-cell table:style-name="ce27" office:value-type="date" office:date-value="2005-08-26" calcext:value-type="date">
            <text:p>2005-08-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826_suzaku.shtml" xlink:type="simple">Scientific Observation Has Began with Hard X-ray Detector aboard Suzaku - Detection of hard X-rays from the massive black-hole in Centaurus A -</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817.shtml" xlink:type="simple">ISAS/JAXA Unveiling First Images and Spectra From Suzaku X-ray Astronomy Satellite</text:a></text:p>
          </table:table-cell>
          <table:table-cell table:style-name="ce27" office:value-type="date" office:date-value="2005-08-17" calcext:value-type="date">
            <text:p>2005-08-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817.shtml" xlink:type="simple">ISAS/JAXA Unveiling First Images and Spectra From Suzaku X-ray Astronomy Satellit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815_hayabusa.shtml" xlink:type="simple">Hayabusa performed the Star Tracker imaging of Itokawa!</text:a></text:p>
          </table:table-cell>
          <table:table-cell table:style-name="ce27" office:value-type="date" office:date-value="2005-08-15" calcext:value-type="date">
            <text:p>2005-08-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815_hayabusa.shtml" xlink:type="simple">Hayabusa performed the Star Tracker imaging of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1" office:value-type="string" calcext:value-type="string">
            <text:p><text:a xlink:href="http://global.jaxa.jp/press/2005/08/20050809_suzaku_e.html" xlink:type="simple">Press Releases:
Anomaly with the Suzaku Onboard Equipment (XRS)</text:a></text:p>
          </table:table-cell>
          <table:table-cell table:style-name="ce27" office:value-type="date" office:date-value="2005-08-09" calcext:value-type="date">
            <text:p>2005-08-09</text:p>
          </table:table-cell>
          <table:table-cell table:style-name="ce38" office:value-type="string" calcext:value-type="string">
            <text:p>JAXA </text:p>
            <text:p>http://www.isas.jaxa.jp/en/topics/</text:p>
          </table:table-cell>
          <table:table-cell table:style-name="ce54" office:value-type="string" calcext:value-type="string">
            <text:p><text:a xlink:href="http://global.jaxa.jp/press/2005/08/20050809_suzaku_e.html" xlink:type="simple">Press Releases:
Anomaly with the Suzaku Onboard Equipment (XR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1" office:value-type="string" calcext:value-type="string">
            <text:p><text:a xlink:href="http://global.jaxa.jp/press/2005/07/20050712_suzaku_e.html" xlink:type="simple">Press Releases:
Operation Status of the "Suzaku"</text:a></text:p>
          </table:table-cell>
          <table:table-cell table:style-name="ce27" office:value-type="date" office:date-value="2005-07-12" calcext:value-type="date">
            <text:p>2005-07-12</text:p>
          </table:table-cell>
          <table:table-cell table:style-name="ce38" office:value-type="string" calcext:value-type="string">
            <text:p>JAXA </text:p>
            <text:p>http://www.isas.jaxa.jp/en/topics/</text:p>
          </table:table-cell>
          <table:table-cell table:style-name="ce54" office:value-type="string" calcext:value-type="string">
            <text:p><text:a xlink:href="http://global.jaxa.jp/press/2005/07/20050712_suzaku_e.html" xlink:type="simple">Press Releases:
Operation Status of the "Suzaku"</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710.shtml" xlink:type="simple">ASTRO-EII/M-V-6 successfully launched. The satellite nickname is "Suzaku"</text:a></text:p>
          </table:table-cell>
          <table:table-cell table:style-name="ce27" office:value-type="date" office:date-value="2005-07-10" calcext:value-type="date">
            <text:p>2005-07-1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710.shtml" xlink:type="simple">ASTRO-EII/M-V-6 successfully launched. The satellite nickname is "Suzaku"</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705.shtml" xlink:type="simple">Launch preparations for M-V-6/ASTRO-EII are on schedule</text:a></text:p>
          </table:table-cell>
          <table:table-cell table:style-name="ce27" office:value-type="date" office:date-value="2005-07-05" calcext:value-type="date">
            <text:p>2005-07-0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705.shtml" xlink:type="simple">Launch preparations for M-V-6/ASTRO-EII are on schedu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701.shtml" xlink:type="simple">Launch preparations for M-V-6/ASTRO-EII on schedule</text:a></text:p>
          </table:table-cell>
          <table:table-cell table:style-name="ce27" office:value-type="date" office:date-value="2005-07-01" calcext:value-type="date">
            <text:p>2005-07-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701.shtml" xlink:type="simple">Launch preparations for M-V-6/ASTRO-EII on schedu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621.shtml" xlink:type="simple">The ASTRO-EII satellite is ready to fly</text:a></text:p>
          </table:table-cell>
          <table:table-cell table:style-name="ce27" office:value-type="date" office:date-value="2005-06-21" calcext:value-type="date">
            <text:p>2005-06-2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621.shtml" xlink:type="simple">The ASTRO-EII satellite is ready to fl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5/0519.shtml" xlink:type="simple">ASTRO-EII launch window is set between June 26 and August 2</text:a></text:p>
          </table:table-cell>
          <table:table-cell table:style-name="ce27" office:value-type="date" office:date-value="2005-05-19" calcext:value-type="date">
            <text:p>2005-05-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5/0519.shtml" xlink:type="simple">ASTRO-EII launch window is set between June 26 and August 2</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1209.shtml" xlink:type="simple">HAYABUSA's ion engines achieved 20,000 hour&amp;unit Space Operation</text:a></text:p>
          </table:table-cell>
          <table:table-cell table:style-name="ce27" office:value-type="date" office:date-value="2004-12-09" calcext:value-type="date">
            <text:p>2004-12-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1209.shtml" xlink:type="simple">HAYABUSA's ion engines achieved 20,000 hour&amp;unit Space Opera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1124.shtml" xlink:type="simple">ISAS plans observations of the dynamics and energetics in the high-latitude lower thermosphere associated with the auroral activity at Andøya Rocket Range (Norway).</text:a></text:p>
          </table:table-cell>
          <table:table-cell table:style-name="ce27" office:value-type="date" office:date-value="2004-11-24" calcext:value-type="date">
            <text:p>2004-11-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1124.shtml" xlink:type="simple">ISAS plans observations of the dynamics and energetics in the high-latitude lower thermosphere associated with the auroral activity at Andøya Rocket Range (Norwa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1122.shtml" xlink:type="simple">The gamma-ray busrt exploration satellite Swift was successfully launched.</text:a></text:p>
          </table:table-cell>
          <table:table-cell table:style-name="ce27" office:value-type="date" office:date-value="2004-11-22" calcext:value-type="date">
            <text:p>2004-11-2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1122.shtml" xlink:type="simple">The gamma-ray busrt exploration satellite Swift was successfully launch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1007.shtml" xlink:type="simple">Planetesimal belts are discovered around beta Pictoris --revealing an early extrasolar planetary system</text:a></text:p>
          </table:table-cell>
          <table:table-cell table:style-name="ce27" office:value-type="date" office:date-value="2004-10-21" calcext:value-type="date">
            <text:p>2004-10-2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1007.shtml" xlink:type="simple">Planetesimal belts are discovered around beta Pictoris --revealing an early extrasolar planetary system</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909.shtml" xlink:type="simple">Flight experiment by a deployable flexible structure</text:a></text:p>
          </table:table-cell>
          <table:table-cell table:style-name="ce27" office:value-type="date" office:date-value="2004-09-09" calcext:value-type="date">
            <text:p>2004-09-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909.shtml" xlink:type="simple">Flight experiment by a deployable flexible structur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830.shtml" xlink:type="simple">Over 10,000 Participants --- ISAS Open House</text:a></text:p>
          </table:table-cell>
          <table:table-cell table:style-name="ce27" office:value-type="date" office:date-value="2004-08-30" calcext:value-type="date">
            <text:p>2004-08-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830.shtml" xlink:type="simple">Over 10,000 Participants --- ISAS Open Hous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809.shtml" xlink:type="simple">ISAS Deployed Solar Sail Film in Space</text:a></text:p>
          </table:table-cell>
          <table:table-cell table:style-name="ce27" office:value-type="date" office:date-value="2004-08-09" calcext:value-type="date">
            <text:p>2004-08-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809.shtml" xlink:type="simple">ISAS Deployed Solar Sail Film in Spa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525_2.shtml" xlink:type="simple">Figure of HAYABUSA’s Target Taken by Telescope and Radar</text:a></text:p>
          </table:table-cell>
          <table:table-cell table:style-name="ce27" office:value-type="date" office:date-value="2004-05-25" calcext:value-type="date">
            <text:p>2004-05-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525_2.shtml" xlink:type="simple">Figure of HAYABUSA’s Target Taken by Telescope and Rada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525_1.shtml" xlink:type="simple">Current Status and Future Plan of HAYABUSA</text:a></text:p>
          </table:table-cell>
          <table:table-cell table:style-name="ce27" office:value-type="date" office:date-value="2004-05-25" calcext:value-type="date">
            <text:p>2004-05-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525_1.shtml" xlink:type="simple">Current Status and Future Plan of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524.shtml" xlink:type="simple">World First Achievement by JAXA ---Earth Swingby of Hayabusa Carrying Ion Engines---</text:a></text:p>
          </table:table-cell>
          <table:table-cell table:style-name="ce27" office:value-type="date" office:date-value="2004-05-24" calcext:value-type="date">
            <text:p>2004-05-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524.shtml" xlink:type="simple">World First Achievement by JAXA ---Earth Swingby of Hayabusa Carrying Ion Engine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519_new.shtml" xlink:type="simple">The earth pictured by Hayabusa.</text:a></text:p>
          </table:table-cell>
          <table:table-cell table:style-name="ce27" office:value-type="date" office:date-value="2004-05-19" calcext:value-type="date">
            <text:p>2004-05-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519_new.shtml" xlink:type="simple">The earth pictured by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519.shtml" xlink:type="simple">Hayabusa acquired images of the earth and the moon.</text:a></text:p>
          </table:table-cell>
          <table:table-cell table:style-name="ce27" office:value-type="date" office:date-value="2004-05-19" calcext:value-type="date">
            <text:p>2004-05-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519.shtml" xlink:type="simple">Hayabusa acquired images of the earth and the mo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513.shtml" xlink:type="simple">Fine Adjustments to "HAYABUSA" toward Earth Swingby.</text:a></text:p>
          </table:table-cell>
          <table:table-cell table:style-name="ce27" office:value-type="date" office:date-value="2004-05-13" calcext:value-type="date">
            <text:p>2004-05-1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513.shtml" xlink:type="simple">Fine Adjustments to "HAYABUSA" toward Earth Swingb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4/0219.shtml" xlink:type="simple">ISAS observed the wavy airglow structure successfully with a sounding rocket "S-310-33" .</text:a></text:p>
          </table:table-cell>
          <table:table-cell table:style-name="ce27" office:value-type="date" office:date-value="2004-01-19" calcext:value-type="date">
            <text:p>2004-01-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4/0219.shtml" xlink:type="simple">ISAS observed the wavy airglow structure successfully with a sounding rocket "S-310-33" .</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enterp/missions/nozomi/status_01.shtml" xlink:type="simple">For the future planetary exploration of the world ---What "NOZOMI" left with us---</text:a></text:p>
          </table:table-cell>
          <table:table-cell table:style-name="ce27" office:value-type="date" office:date-value="2003-12-27" calcext:value-type="date">
            <text:p>2003-12-2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enterp/missions/nozomi/status_01.shtml" xlink:type="simple">For the future planetary exploration of the world ---What "NOZOMI" left with u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226_hayabusa.shtml" xlink:type="simple">Ion Engines Aboard “HAYABUSA” Is Very Smooth</text:a></text:p>
          </table:table-cell>
          <table:table-cell table:style-name="ce27" office:value-type="date" office:date-value="2003-12-26" calcext:value-type="date">
            <text:p>2003-12-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226_hayabusa.shtml" xlink:type="simple">Ion Engines Aboard “HAYABUSA” Is Very Smooth</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226_itokawa.shtml" xlink:type="simple">Asteroid “ITOKAWA”, Target of “HAYABUSA”, Comes in Sight</text:a></text:p>
          </table:table-cell>
          <table:table-cell table:style-name="ce27" office:value-type="date" office:date-value="2003-12-26" calcext:value-type="date">
            <text:p>2003-12-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226_itokawa.shtml" xlink:type="simple">Asteroid “ITOKAWA”, Target of “HAYABUSA”, Comes in Sigh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209.shtml" xlink:type="simple">The latest information on the Mars Explorer “NOZOMI”</text:a></text:p>
          </table:table-cell>
          <table:table-cell table:style-name="ce27" office:value-type="date" office:date-value="2003-12-09" calcext:value-type="date">
            <text:p>2003-12-0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209.shtml" xlink:type="simple">The latest information on the Mars Explorer “NOZOMI”</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120.shtml" xlink:type="simple">Status of Japan's Mars Explorer "NOZOMI"</text:a></text:p>
          </table:table-cell>
          <table:table-cell table:style-name="ce27" office:value-type="date" office:date-value="2003-11-20" calcext:value-type="date">
            <text:p>2003-11-2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120.shtml" xlink:type="simple">Status of Japan's Mars Explorer "NOZOMI"</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107.shtml" xlink:type="simple">Reusable Vehicle Flight Experiment at Noshiro Testing Center</text:a></text:p>
          </table:table-cell>
          <table:table-cell table:style-name="ce27" office:value-type="date" office:date-value="2003-11-07" calcext:value-type="date">
            <text:p>2003-11-0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107.shtml" xlink:type="simple">Reusable Vehicle Flight Experiment at Noshiro Testing Cente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029.shtml" xlink:type="simple">ISAS/JAXA presented that researchers from ISAS/JAXA and other research institutes discovered that evidence of hydrated and/or hydroxylated minerals on the surface of "the smallest terrestrial planet" asteroid 4 Vesta.</text:a></text:p>
          </table:table-cell>
          <table:table-cell table:style-name="ce27" office:value-type="date" office:date-value="2003-10-29" calcext:value-type="date">
            <text:p>2003-10-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029.shtml" xlink:type="simple">ISAS/JAXA presented that researchers from ISAS/JAXA and other research institutes discovered that evidence of hydrated and/or hydroxylated minerals on the surface of "the smallest terrestrial planet" asteroid 4 Vest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025.shtml" xlink:type="simple">The Second Flight of Resusable Vehicle Test of ISAS (Oct. 27)</text:a></text:p>
          </table:table-cell>
          <table:table-cell table:style-name="ce27" office:value-type="date" office:date-value="2003-10-25" calcext:value-type="date">
            <text:p>2003-10-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025.shtml" xlink:type="simple">The Second Flight of Resusable Vehicle Test of ISAS (Oct. 27)</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008.shtml" xlink:type="simple">Reusable Vehicle Test at Noshiro Testing Center</text:a></text:p>
          </table:table-cell>
          <table:table-cell table:style-name="ce27" office:value-type="date" office:date-value="2003-10-15" calcext:value-type="date">
            <text:p>2003-10-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008.shtml" xlink:type="simple">Reusable Vehicle Test at Noshiro Testing Center</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007_2.shtml" xlink:type="simple">The asteroid 1998SF36 has been renamed ITOKAWA.</text:a></text:p>
          </table:table-cell>
          <table:table-cell table:style-name="ce27" office:value-type="date" office:date-value="2003-10-01" calcext:value-type="date">
            <text:p>2003-10-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007_2.shtml" xlink:type="simple">The asteroid 1998SF36 has been renamed ITOKAW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1007_1.shtml" xlink:type="simple">OHSUMI, Japan's First Satellite, Reenters Earth Atmosphere After 33 Years</text:a></text:p>
          </table:table-cell>
          <table:table-cell table:style-name="ce27" office:value-type="date" office:date-value="2003-10-01" calcext:value-type="date">
            <text:p>2003-10-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1007_1.shtml" xlink:type="simple">OHSUMI, Japan's First Satellite, Reenters Earth Atmosphere After 33 Year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8_01.shtml" xlink:type="simple">NOZOMI's Swingby and its Basic Principle</text:a></text:p>
          </table:table-cell>
          <table:table-cell table:style-name="ce27" office:value-type="date" office:date-value="2003-10-01" calcext:value-type="date">
            <text:p>2003-10-01</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8_01.shtml" xlink:type="simple">NOZOMI's Swingby and its Basic Princip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917.shtml" xlink:type="simple">"Hayabusa" Flying Smoothly and Ion Engines Reached 1,000 Operation Hours!</text:a></text:p>
          </table:table-cell>
          <table:table-cell table:style-name="ce27" office:value-type="date" office:date-value="2003-09-17" calcext:value-type="date">
            <text:p>2003-09-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917.shtml" xlink:type="simple">"Hayabusa" Flying Smoothly and Ion Engines Reached 1,000 Operation Hour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826.shtml" xlink:type="simple">Deployment Test of Solar Sail Film Conducted Using Sanriku Big Balloon</text:a></text:p>
          </table:table-cell>
          <table:table-cell table:style-name="ce27" office:value-type="date" office:date-value="2003-08-26" calcext:value-type="date">
            <text:p>2003-08-2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826.shtml" xlink:type="simple">Deployment Test of Solar Sail Film Conducted Using Sanriku Big Ballo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4_03.shtml" xlink:type="simple">Reusable Rocket Vehicle Test: The 5th Static Firing Test</text:a></text:p>
          </table:table-cell>
          <table:table-cell table:style-name="ce27" office:value-type="date" office:date-value="2003-08-02" calcext:value-type="date">
            <text:p>2003-08-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4_03.shtml" xlink:type="simple">Reusable Rocket Vehicle Test: The 5th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4_02.shtml" xlink:type="simple">On-site Exercise: "The 1st Space Mission High School - Space Mission You Plan"</text:a></text:p>
          </table:table-cell>
          <table:table-cell table:style-name="ce27" office:value-type="date" office:date-value="2003-08-02" calcext:value-type="date">
            <text:p>2003-08-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4_02.shtml" xlink:type="simple">On-site Exercise: "The 1st Space Mission High School - Space Mission You Pla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7_02.shtml" xlink:type="simple">Ion Engine Operation of Hayabusa</text:a></text:p>
          </table:table-cell>
          <table:table-cell table:style-name="ce27" office:value-type="date" office:date-value="2003-07-25" calcext:value-type="date">
            <text:p>2003-07-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7_02.shtml" xlink:type="simple">Ion Engine Operation of Hayabus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6_01.shtml" xlink:type="simple">“Hayabusa” and “Toranoko” (Tiger Cub)</text:a></text:p>
          </table:table-cell>
          <table:table-cell table:style-name="ce27" office:value-type="date" office:date-value="2003-06-27" calcext:value-type="date">
            <text:p>2003-06-2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6_01.shtml" xlink:type="simple">“Hayabusa” and “Toranoko” (Tiger Cub)</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5_02.shtml" xlink:type="simple">The 22nd Space Science Lecture and Movie Meeting</text:a></text:p>
          </table:table-cell>
          <table:table-cell table:style-name="ce27" office:value-type="date" office:date-value="2003-05-02" calcext:value-type="date">
            <text:p>2003-05-0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5_02.shtml" xlink:type="simple">The 22nd Space Science Lecture and Movie Meeting</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4_04.shtml" xlink:type="simple">KM-V1SIM Atmospheric Firing Test</text:a></text:p>
          </table:table-cell>
          <table:table-cell table:style-name="ce27" office:value-type="date" office:date-value="2003-03-19" calcext:value-type="date">
            <text:p>2003-03-1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4_04.shtml" xlink:type="simple">KM-V1SIM Atmospher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3_02.shtml" xlink:type="simple">Space School Sagamihara, A Great Success</text:a></text:p>
          </table:table-cell>
          <table:table-cell table:style-name="ce27" office:value-type="date" office:date-value="2003-02-24" calcext:value-type="date">
            <text:p>2003-02-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3_02.shtml" xlink:type="simple">Space School Sagamihara, A Great Succes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3_01.shtml" xlink:type="simple">Space School Tokyo (February 1) Report</text:a></text:p>
          </table:table-cell>
          <table:table-cell table:style-name="ce27" office:value-type="date" office:date-value="2003-02-25" calcext:value-type="date">
            <text:p>2003-02-2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3_01.shtml" xlink:type="simple">Space School Tokyo (February 1) Repor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1_02.shtml" xlink:type="simple">Firing Test of Reusable Rocket Engine RVT-7</text:a></text:p>
          </table:table-cell>
          <table:table-cell table:style-name="ce27" office:value-type="date" office:date-value="2003-02-20" calcext:value-type="date">
            <text:p>2003-02-2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1_02.shtml" xlink:type="simple">Firing Test of Reusable Rocket Engine RVT-7</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2_06.shtml" xlink:type="simple">Flying a Large Balloon in Antarctica</text:a></text:p>
          </table:table-cell>
          <table:table-cell table:style-name="ce27" office:value-type="date" office:date-value="2003-01-29" calcext:value-type="date">
            <text:p>2003-01-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2_06.shtml" xlink:type="simple">Flying a Large Balloon in Antarctic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12_03.shtml" xlink:type="simple">Hokkaido Space School Held</text:a></text:p>
          </table:table-cell>
          <table:table-cell table:style-name="ce27" office:value-type="date" office:date-value="2003-01-24" calcext:value-type="date">
            <text:p>2003-01-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12_03.shtml" xlink:type="simple">Hokkaido Space School Hel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11_03.shtml" xlink:type="simple">Exhibition at the World Space Congress 2002</text:a></text:p>
          </table:table-cell>
          <table:table-cell table:style-name="ce27" office:value-type="date" office:date-value="2003-01-24" calcext:value-type="date">
            <text:p>2003-01-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11_03.shtml" xlink:type="simple">Exhibition at the World Space Congress 2002</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11_02.shtml" xlink:type="simple">Cosmic College Held</text:a></text:p>
          </table:table-cell>
          <table:table-cell table:style-name="ce27" office:value-type="date" office:date-value="2003-01-24" calcext:value-type="date">
            <text:p>2003-01-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11_02.shtml" xlink:type="simple">Cosmic College Hel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3/02_09.shtml" xlink:type="simple">NOZOMI Succeeds in Earth Swingby</text:a></text:p>
          </table:table-cell>
          <table:table-cell table:style-name="ce27" office:value-type="date" office:date-value="2003-01-17" calcext:value-type="date">
            <text:p>2003-01-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3/02_09.shtml" xlink:type="simple">NOZOMI Succeeds in Earth Swingb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10_05.shtml" xlink:type="simple">“Space Day” Fureai Festival 2002</text:a></text:p>
          </table:table-cell>
          <table:table-cell table:style-name="ce27" office:value-type="date" office:date-value="2002-12-24" calcext:value-type="date">
            <text:p>2002-12-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10_05.shtml" xlink:type="simple">“Space Day” Fureai Festival 2002</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10_04.shtml" xlink:type="simple">The 2nd Series of Scientific Balloon Experiments in 2002</text:a></text:p>
          </table:table-cell>
          <table:table-cell table:style-name="ce27" office:value-type="date" office:date-value="2002-12-24" calcext:value-type="date">
            <text:p>2002-12-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10_04.shtml" xlink:type="simple">The 2nd Series of Scientific Balloon Experiments in 2002</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8_07.shtml" xlink:type="simple">Launch of S-310-31 and 32</text:a></text:p>
          </table:table-cell>
          <table:table-cell table:style-name="ce27" office:value-type="date" office:date-value="2002-10-16" calcext:value-type="date">
            <text:p>2002-10-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8_07.shtml" xlink:type="simple">Launch of S-310-31 and 32</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8_05.shtml" xlink:type="simple">“The Little Prince Campaign” drew 880,000 people</text:a></text:p>
          </table:table-cell>
          <table:table-cell table:style-name="ce27" office:value-type="date" office:date-value="2002-10-16" calcext:value-type="date">
            <text:p>2002-10-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8_05.shtml" xlink:type="simple">“The Little Prince Campaign” drew 880,000 peop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8_03.shtml" xlink:type="simple">ISAS Open House</text:a></text:p>
          </table:table-cell>
          <table:table-cell table:style-name="ce27" office:value-type="date" office:date-value="2002-10-16" calcext:value-type="date">
            <text:p>2002-10-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8_03.shtml" xlink:type="simple">ISAS Open Hous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7_06.shtml" xlink:type="simple">The First Series of Scientific Ballooning Experiments in FY2002</text:a></text:p>
          </table:table-cell>
          <table:table-cell table:style-name="ce27" office:value-type="date" office:date-value="2002-09-09" calcext:value-type="date">
            <text:p>2002-09-09</text:p>
          </table:table-cell>
          <table:table-cell table:style-name="ce38" office:value-type="string" calcext:value-type="string">
            <text:p>JAXA </text:p>
            <text:p>http://www.isas.jaxa.jp/en/topics/</text:p>
          </table:table-cell>
          <table:table-cell table:style-name="ce55" office:value-type="string" calcext:value-type="string">
            <text:p>The First Series of Scientific Ballooning Experiments in FY2002</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6_02.shtml" xlink:type="simple">Ultra Thin Film Balloon reached the highest altitude</text:a></text:p>
          </table:table-cell>
          <table:table-cell table:style-name="ce27" office:value-type="date" office:date-value="2002-08-06" calcext:value-type="date">
            <text:p>2002-08-06</text:p>
          </table:table-cell>
          <table:table-cell table:style-name="ce38" office:value-type="string" calcext:value-type="string">
            <text:p>JAXA </text:p>
            <text:p>http://www.isas.jaxa.jp/en/topics/</text:p>
          </table:table-cell>
          <table:table-cell table:style-name="ce55" office:value-type="string" calcext:value-type="string">
            <text:p>Ultra Thin Film Balloon reached the highest altitude</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5_06.shtml" xlink:type="simple">Scientific Balloon Paper awarded The Best Paper Prize of JSASS</text:a></text:p>
          </table:table-cell>
          <table:table-cell table:style-name="ce27" office:value-type="date" office:date-value="2002-08-06" calcext:value-type="date">
            <text:p>2002-08-0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5_06.shtml" xlink:type="simple">Scientific Balloon Paper awarded The Best Paper Prize of JSASS</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5_04.shtml" xlink:type="simple">ASTRO-F First Coupling Test</text:a></text:p>
          </table:table-cell>
          <table:table-cell table:style-name="ce27" office:value-type="date" office:date-value="2002-08-06" calcext:value-type="date">
            <text:p>2002-08-0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5_04.shtml" xlink:type="simple">ASTRO-F First Coupl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4_08.shtml" xlink:type="simple">Static Firing Test of USERS_RBM</text:a></text:p>
          </table:table-cell>
          <table:table-cell table:style-name="ce27" office:value-type="date" office:date-value="2002-07-10" calcext:value-type="date">
            <text:p>2002-07-1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4_08.shtml" xlink:type="simple">Static Firing Test of USERS_RBM</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4_03.shtml" xlink:type="simple">M-24 SIM-3 Static Firing Test</text:a></text:p>
          </table:table-cell>
          <table:table-cell table:style-name="ce27" office:value-type="date" office:date-value="2002-07-10" calcext:value-type="date">
            <text:p>2002-07-1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4_03.shtml" xlink:type="simple">M-24 SIM-3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3_05.shtml" xlink:type="simple">Space School (at The University of Tokyo, Komaba)</text:a></text:p>
          </table:table-cell>
          <table:table-cell table:style-name="ce27" office:value-type="date" office:date-value="2002-04-24" calcext:value-type="date">
            <text:p>2002-04-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3_05.shtml" xlink:type="simple">Space School (at The University of Tokyo, Komab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3_03.shtml" xlink:type="simple">S-310-30 experiment completed</text:a></text:p>
          </table:table-cell>
          <table:table-cell table:style-name="ce27" office:value-type="date" office:date-value="2002-04-24" calcext:value-type="date">
            <text:p>2002-04-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3_03.shtml" xlink:type="simple">S-310-30 experiment complete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3_01.shtml" xlink:type="simple">Sagamihara Space School</text:a></text:p>
          </table:table-cell>
          <table:table-cell table:style-name="ce27" office:value-type="date" office:date-value="2002-04-24" calcext:value-type="date">
            <text:p>2002-04-24</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3_01.shtml" xlink:type="simple">Sagamihara Space School</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1_07.shtml" xlink:type="simple">Space School in Tokushima</text:a></text:p>
          </table:table-cell>
          <table:table-cell table:style-name="ce27" office:value-type="date" office:date-value="2002-04-15" calcext:value-type="date">
            <text:p>2002-04-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1_07.shtml" xlink:type="simple">Space School in Tokushim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1_03.shtml" xlink:type="simple">M-14-3TVC Static Firing Test</text:a></text:p>
          </table:table-cell>
          <table:table-cell table:style-name="ce27" office:value-type="date" office:date-value="2002-04-15" calcext:value-type="date">
            <text:p>2002-04-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1_03.shtml" xlink:type="simple">M-14-3TVC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2/01_01.shtml" xlink:type="simple">BepiColombo Meeting held at ESTEC</text:a></text:p>
          </table:table-cell>
          <table:table-cell table:style-name="ce27" office:value-type="date" office:date-value="2002-04-15" calcext:value-type="date">
            <text:p>2002-04-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2/01_01.shtml" xlink:type="simple">BepiColombo Meeting held at ESTEC</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2_04.shtml" xlink:type="simple">KSC Open House</text:a></text:p>
          </table:table-cell>
          <table:table-cell table:style-name="ce27" office:value-type="date" office:date-value="2002-04-15" calcext:value-type="date">
            <text:p>2002-04-15</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2_04.shtml" xlink:type="simple">KSC Open Hous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1_07.shtml" xlink:type="simple">Robo Festa Water Rocket Session</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1_07.shtml" xlink:type="simple">Robo Festa Water Rocket Sess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1_06.shtml" xlink:type="simple">Robo Festa “Rover Roundup”</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1_06.shtml" xlink:type="simple">Robo Festa “Rover Roundup”</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1_04.shtml" xlink:type="simple">The Exhibition site at “Dream and Freai Mall” bustling with people</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1_04.shtml" xlink:type="simple">The Exhibition site at “Dream and Freai Mall” bustling with peopl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1_03.shtml" xlink:type="simple">“Japan Booth” won the Highest Prize in the exhibit division at IAF Exhibition</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1_03.shtml" xlink:type="simple">“Japan Booth” won the Highest Prize in the exhibit division at IAF Exhibition</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0_06.shtml" xlink:type="simple">The 2nd Series of Scientific Ballooning Experiments in 2001</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0_06.shtml" xlink:type="simple">The 2nd Series of Scientific Ballooning Experiments in 2001</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0_03.shtml" xlink:type="simple">M34-3TVC Static Firing Test</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0_03.shtml" xlink:type="simple">M34-3TVC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10_02.shtml" xlink:type="simple">YOHKOH’s 10th Anniversary Press Conference</text:a></text:p>
          </table:table-cell>
          <table:table-cell table:style-name="ce27" office:value-type="date" office:date-value="2002-01-18" calcext:value-type="date">
            <text:p>2002-01-18</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10_02.shtml" xlink:type="simple">YOHKOH’s 10th Anniversary Press Conferenc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9_02.shtml" xlink:type="simple">18,000 People Attend ISAS Open House</text:a></text:p>
          </table:table-cell>
          <table:table-cell table:style-name="ce27" office:value-type="date" office:date-value="2001-10-16" calcext:value-type="date">
            <text:p>2001-10-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9_02.shtml" xlink:type="simple">18,000 People Attend ISAS Open Hous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8_03.shtml" xlink:type="simple">M-25-1TV Static Firing Test</text:a></text:p>
          </table:table-cell>
          <table:table-cell table:style-name="ce27" office:value-type="date" office:date-value="2001-10-16" calcext:value-type="date">
            <text:p>2001-10-16</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8_03.shtml" xlink:type="simple">M-25-1TV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7_02.shtml" xlink:type="simple">The Scientific Ballooning Experiments at SBC</text:a></text:p>
          </table:table-cell>
          <table:table-cell table:style-name="ce27" office:value-type="date" office:date-value="2001-08-17" calcext:value-type="date">
            <text:p>2001-08-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7_02.shtml" xlink:type="simple">The Scientific Ballooning Experiments at SBC</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6_05.shtml" xlink:type="simple">NAL735 Static Firing Test</text:a></text:p>
          </table:table-cell>
          <table:table-cell table:style-name="ce27" office:value-type="date" office:date-value="2001-08-17" calcext:value-type="date">
            <text:p>2001-08-17</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6_05.shtml" xlink:type="simple">NAL735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6_01.shtml" xlink:type="simple">Reusable Rocket Vehicle Test (RVT)</text:a></text:p>
          </table:table-cell>
          <table:table-cell table:style-name="ce27" office:value-type="date" office:date-value="2001-07-03" calcext:value-type="date">
            <text:p>2001-07-0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6_01.shtml" xlink:type="simple">Reusable Rocket Vehicle Test (RV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5_10.shtml" xlink:type="simple">The 20th Lecture and Movie Meeting</text:a></text:p>
          </table:table-cell>
          <table:table-cell table:style-name="ce27" office:value-type="date" office:date-value="2001-07-03" calcext:value-type="date">
            <text:p>2001-07-0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5_10.shtml" xlink:type="simple">The 20th Lecture and Movie Meeting</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5_07.shtml" xlink:type="simple">Indian Balloon Experiment</text:a></text:p>
          </table:table-cell>
          <table:table-cell table:style-name="ce27" office:value-type="date" office:date-value="2001-07-03" calcext:value-type="date">
            <text:p>2001-07-0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5_07.shtml" xlink:type="simple">Indian Balloon Experimen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5_02.shtml" xlink:type="simple">About the descent of ASCA</text:a></text:p>
          </table:table-cell>
          <table:table-cell table:style-name="ce27" office:value-type="date" office:date-value="2001-07-03" calcext:value-type="date">
            <text:p>2001-07-03</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5_02.shtml" xlink:type="simple">About the descent of ASC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2_05.shtml" xlink:type="simple">NOZOMI, Sun, Earth and Moon in a Straight Line</text:a></text:p>
          </table:table-cell>
          <table:table-cell table:style-name="ce27" office:value-type="date" office:date-value="2001-03-30" calcext:value-type="date">
            <text:p>2001-03-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2_05.shtml" xlink:type="simple">NOZOMI, Sun, Earth and Moon in a Straight Lin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1/02_04.shtml" xlink:type="simple">SS-520-2 Observation Results Report</text:a></text:p>
          </table:table-cell>
          <table:table-cell table:style-name="ce27" office:value-type="date" office:date-value="2001-03-30" calcext:value-type="date">
            <text:p>2001-03-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1/02_04.shtml" xlink:type="simple">SS-520-2 Observation Results Repor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12_04.shtml" xlink:type="simple">M-25 SIM-3 Static Firing Test</text:a></text:p>
          </table:table-cell>
          <table:table-cell table:style-name="ce27" office:value-type="date" office:date-value="2001-01-22" calcext:value-type="date">
            <text:p>2001-01-22</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12_04.shtml" xlink:type="simple">M-25 SIM-3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11_05.shtml" xlink:type="simple">Disk in the Active Galactic Nuclei observed by HALCA</text:a></text:p>
          </table:table-cell>
          <table:table-cell table:style-name="ce27" office:value-type="date" office:date-value="2000-11-30" calcext:value-type="date">
            <text:p>2000-11-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11_05.shtml" xlink:type="simple">Disk in the Active Galactic Nuclei observed by HALCA</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11_04.shtml" xlink:type="simple">DARTS AKEBONO data made available for general use</text:a></text:p>
          </table:table-cell>
          <table:table-cell table:style-name="ce27" office:value-type="date" office:date-value="2000-11-30" calcext:value-type="date">
            <text:p>2000-11-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11_04.shtml" xlink:type="simple">DARTS AKEBONO data made available for general use</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10_03.shtml" xlink:type="simple">Launch of MT-135-72 and 73</text:a></text:p>
          </table:table-cell>
          <table:table-cell table:style-name="ce27" office:value-type="date" office:date-value="2000-11-30" calcext:value-type="date">
            <text:p>2000-11-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10_03.shtml" xlink:type="simple">Launch of MT-135-72 and 73</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10_01.shtml" xlink:type="simple">The Second Scientific Ballooning Experiment in the year 2000</text:a></text:p>
          </table:table-cell>
          <table:table-cell table:style-name="ce27" office:value-type="date" office:date-value="2000-11-30" calcext:value-type="date">
            <text:p>2000-11-30</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10_01.shtml" xlink:type="simple">The Second Scientific Ballooning Experiment in the year 2000</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09_04.shtml" xlink:type="simple">The experimental unit of reusable rockets/Fourth static firing test</text:a></text:p>
          </table:table-cell>
          <table:table-cell table:style-name="ce27" office:value-type="date" office:date-value="2000-09-29" calcext:value-type="date">
            <text:p>2000-09-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09_04.shtml" xlink:type="simple">The experimental unit of reusable rockets/Fourth static firing test</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09_02.shtml" xlink:type="simple">ISAS booth attracted many people-- "Exhibition of Dream Technology for the 21st Century"</text:a></text:p>
          </table:table-cell>
          <table:table-cell table:style-name="ce27" office:value-type="date" office:date-value="2000-09-29" calcext:value-type="date">
            <text:p>2000-09-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09_02.shtml" xlink:type="simple">ISAS booth attracted many people-- "Exhibition of Dream Technology for the 21st Century"</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3" office:value-type="string" calcext:value-type="string">
            <text:p>Sakigake Mission/</text:p>
            <text:p>Suisei Mission</text:p>
          </table:table-cell>
          <table:table-cell table:style-name="ce10" office:value-type="string" calcext:value-type="string">
            <text:p><text:a xlink:href="http://www.isas.jaxa.jp/e/snews/2000/09_01.shtml" xlink:type="simple">Open house held</text:a></text:p>
          </table:table-cell>
          <table:table-cell table:style-name="ce27" office:value-type="date" office:date-value="2000-09-29" calcext:value-type="date">
            <text:p>2000-09-29</text:p>
          </table:table-cell>
          <table:table-cell table:style-name="ce38" office:value-type="string" calcext:value-type="string">
            <text:p>JAXA </text:p>
            <text:p>http://www.isas.jaxa.jp/en/topics/</text:p>
          </table:table-cell>
          <table:table-cell table:style-name="ce53" office:value-type="string" calcext:value-type="string">
            <text:p><text:a xlink:href="http://www.isas.jaxa.jp/e/snews/2000/09_01.shtml" xlink:type="simple">Open house held</text:a></text:p>
          </table:table-cell>
          <table:table-cell table:style-name="ce36" office:value-type="string" calcext:value-type="string">
            <text:p>https://pdssbn.astro.umd.edu/data_sb/missions/sakigake/index.shtml</text:p>
            <text:p>https://pdssbn.astro.umd.edu/data_sb/missions/suisei/index.shtml</text:p>
          </table:table-cell>
          <table:table-cell table:style-name="ce36" table:number-columns-repeated="2"/>
          <table:table-cell table:number-columns-repeated="1016"/>
        </table:table-row>
        <table:table-row table:style-name="ro1">
          <table:table-cell table:style-name="ce6"/>
          <table:table-cell table:style-name="ce6" office:value-type="string" calcext:value-type="string">
            <text:p>Rosetta Mission</text:p>
          </table:table-cell>
          <table:table-cell table:style-name="ce24"/>
          <table:table-cell table:style-name="ce35" table:number-columns-repeated="26"/>
          <table:table-cell table:number-columns-repeated="995"/>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60979" xlink:type="simple">December comet brings back Rosetta memories</text:a></text:p>
          </table:table-cell>
          <table:table-cell table:style-name="ce28" office:value-type="date" office:date-value="2018-12-14" calcext:value-type="date">
            <text:p>2018-12-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60979" xlink:type="simple">December comet brings back Rosetta memorie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60971" xlink:type="simple">Rosetta witnesses birth of baby bow shock around comet</text:a></text:p>
          </table:table-cell>
          <table:table-cell table:style-name="ce28" office:value-type="date" office:date-value="2018-12-12" calcext:value-type="date">
            <text:p>2018-12-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60971" xlink:type="simple">Rosetta witnesses birth of baby bow shock around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60432" xlink:type="simple">Rosetta image archive complete</text:a></text:p>
          </table:table-cell>
          <table:table-cell table:style-name="ce28" office:value-type="date" office:date-value="2018-06-21" calcext:value-type="date">
            <text:p>2018-06-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60432" xlink:type="simple">Rosetta image archive complet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60416" xlink:type="simple">Exploring planetary plasma environments from your laptop</text:a></text:p>
          </table:table-cell>
          <table:table-cell table:style-name="ce28" office:value-type="date" office:date-value="2018-06-14" calcext:value-type="date">
            <text:p>2018-06-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60416" xlink:type="simple">Exploring planetary plasma environments from your laptop</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9924" xlink:type="simple">Rosetta and Planck honoured in annual Royal Astronomical Society awards</text:a></text:p>
          </table:table-cell>
          <table:table-cell table:style-name="ce28" office:value-type="date" office:date-value="2018-01-12" calcext:value-type="date">
            <text:p>2018-0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9924" xlink:type="simple">Rosetta and Planck honoured in annual Royal Astronomical Society award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9702" xlink:type="simple">Rosetta finds comet plume powered from deep below</text:a></text:p>
          </table:table-cell>
          <table:table-cell table:style-name="ce28" office:value-type="date" office:date-value="2017-10-26" calcext:value-type="date">
            <text:p>2017-10-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9702" xlink:type="simple">Rosetta finds comet plume powered from deep below</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9625" xlink:type="simple">Biomarker found in space complicates search for life on exoplanets</text:a></text:p>
          </table:table-cell>
          <table:table-cell table:style-name="ce28" office:value-type="date" office:date-value="2017-10-02" calcext:value-type="date">
            <text:p>2017-10-0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9625" xlink:type="simple">Biomarker found in space complicates search for life on exoplanet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9618" xlink:type="simple">Unexpected surprise: a final image from Rosetta</text:a></text:p>
          </table:table-cell>
          <table:table-cell table:style-name="ce28" office:value-type="date" office:date-value="2017-09-28" calcext:value-type="date">
            <text:p>2017-09-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9618" xlink:type="simple">Unexpected surprise: a final image from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9399" xlink:type="simple">Tracking a solar eruption through the Solar System</text:a></text:p>
          </table:table-cell>
          <table:table-cell table:style-name="ce28" office:value-type="date" office:date-value="2017-08-15" calcext:value-type="date">
            <text:p>2017-08-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9399" xlink:type="simple">Tracking a solar eruption through the Solar System</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9177" xlink:type="simple">Rosetta finds comet connection to Earth's atmosphere</text:a></text:p>
          </table:table-cell>
          <table:table-cell table:style-name="ce28" office:value-type="date" office:date-value="2017-06-08" calcext:value-type="date">
            <text:p>2017-06-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9177" xlink:type="simple">Rosetta finds comet connection to Earth's atmospher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866" xlink:type="simple">Rosetta's intimate portrait of a comet: read all about it</text:a></text:p>
          </table:table-cell>
          <table:table-cell table:style-name="ce28" office:value-type="date" office:date-value="2017-04-04" calcext:value-type="date">
            <text:p>2017-04-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866" xlink:type="simple">Rosetta's intimate portrait of a comet: read all about i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902" xlink:type="simple">Before and after: unique changes spotted on Rosetta's comet</text:a></text:p>
          </table:table-cell>
          <table:table-cell table:style-name="ce28" office:value-type="date" office:date-value="2017-03-21" calcext:value-type="date">
            <text:p>2017-03-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902" xlink:type="simple">Before and after: unique changes spotted on Rosetta'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916" xlink:type="simple">Collapsing cliff reveals comet's interior</text:a></text:p>
          </table:table-cell>
          <table:table-cell table:style-name="ce28" office:value-type="date" office:date-value="2017-03-21" calcext:value-type="date">
            <text:p>2017-03-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916" xlink:type="simple">Collapsing cliff reveals comet's interio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694" xlink:type="simple">ESA Planetary Science Archive gets a new look</text:a></text:p>
          </table:table-cell>
          <table:table-cell table:style-name="ce28" office:value-type="date" office:date-value="2017-01-16" calcext:value-type="date">
            <text:p>2017-01-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694" xlink:type="simple">ESA Planetary Science Archive gets a new look</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636" xlink:type="simple">Rosetta's last words: science descending to a comet</text:a></text:p>
          </table:table-cell>
          <table:table-cell table:style-name="ce28" office:value-type="date" office:date-value="2016-12-15" calcext:value-type="date">
            <text:p>2016-12-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636" xlink:type="simple">Rosetta's last words: science descending to a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575" xlink:type="simple">Icy surprises at Rosetta's comet</text:a></text:p>
          </table:table-cell>
          <table:table-cell table:style-name="ce28" office:value-type="date" office:date-value="2016-11-17" calcext:value-type="date">
            <text:p>2016-11-1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575" xlink:type="simple">Icy surprises at Rosetta'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415" xlink:type="simple">CometWatch from Kepler</text:a></text:p>
          </table:table-cell>
          <table:table-cell table:style-name="ce28" office:value-type="date" office:date-value="2016-10-07" calcext:value-type="date">
            <text:p>2016-10-0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415" xlink:type="simple">CometWatch from Kepl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382" xlink:type="simple">Mission complete: Rosetta’s journey ends in daring descent to comet</text:a></text:p>
          </table:table-cell>
          <table:table-cell table:style-name="ce28" office:value-type="date" office:date-value="2016-09-30" calcext:value-type="date">
            <text:p>2016-09-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382" xlink:type="simple">Mission complete: Rosetta’s journey ends in daring descent to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349" xlink:type="simple">Rosetta measures production of water at comet over two years</text:a></text:p>
          </table:table-cell>
          <table:table-cell table:style-name="ce28" office:value-type="date" office:date-value="2016-09-27" calcext:value-type="date">
            <text:p>2016-09-2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349" xlink:type="simple">Rosetta measures production of water at comet over two year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348" xlink:type="simple">How to follow Rosetta's grand finale</text:a></text:p>
          </table:table-cell>
          <table:table-cell table:style-name="ce28" office:value-type="date" office:date-value="2016-09-27" calcext:value-type="date">
            <text:p>2016-09-2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348" xlink:type="simple">How to follow Rosetta's grand final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317" xlink:type="simple">Summer fireworks on Rosetta's comet</text:a></text:p>
          </table:table-cell>
          <table:table-cell table:style-name="ce28" office:value-type="date" office:date-value="2016-09-23" calcext:value-type="date">
            <text:p>2016-09-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317" xlink:type="simple">Summer fireworks on Rosetta'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252" xlink:type="simple">Call for Media: Rosetta's grand finale</text:a></text:p>
          </table:table-cell>
          <table:table-cell table:style-name="ce28" office:value-type="date" office:date-value="2016-09-09" calcext:value-type="date">
            <text:p>2016-09-0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252" xlink:type="simple">Call for Media: Rosetta's grand final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248" xlink:type="simple">Rosetta's descent towards region of active pits</text:a></text:p>
          </table:table-cell>
          <table:table-cell table:style-name="ce28" office:value-type="date" office:date-value="2016-09-09" calcext:value-type="date">
            <text:p>2016-09-0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248" xlink:type="simple">Rosetta's descent towards region of active pit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233" xlink:type="simple">Rosetta catches dusty organics</text:a></text:p>
          </table:table-cell>
          <table:table-cell table:style-name="ce28" office:value-type="date" office:date-value="2016-09-07" calcext:value-type="date">
            <text:p>2016-09-0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233" xlink:type="simple">Rosetta catches dusty organic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220" xlink:type="simple">Philae found!</text:a></text:p>
          </table:table-cell>
          <table:table-cell table:style-name="ce28" office:value-type="date" office:date-value="2016-09-05" calcext:value-type="date">
            <text:p>2016-09-0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220" xlink:type="simple">Philae foun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198" xlink:type="simple">Imaging tiny comet dust in 3D</text:a></text:p>
          </table:table-cell>
          <table:table-cell table:style-name="ce28" office:value-type="date" office:date-value="2016-08-31" calcext:value-type="date">
            <text:p>2016-08-3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198" xlink:type="simple">Imaging tiny comet dust in 3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176" xlink:type="simple">Rosetta captures comet outburst</text:a></text:p>
          </table:table-cell>
          <table:table-cell table:style-name="ce28" office:value-type="date" office:date-value="2016-08-25" calcext:value-type="date">
            <text:p>2016-08-2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176" xlink:type="simple">Rosetta captures comet outburs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119" xlink:type="simple">How comets are born</text:a></text:p>
          </table:table-cell>
          <table:table-cell table:style-name="ce28" office:value-type="date" office:date-value="2016-07-28" calcext:value-type="date">
            <text:p>2016-07-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119" xlink:type="simple">How comets are bor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020" xlink:type="simple">Rosetta finale set for 30 September</text:a></text:p>
          </table:table-cell>
          <table:table-cell table:style-name="ce28" office:value-type="date" office:date-value="2016-06-30" calcext:value-type="date">
            <text:p>2016-06-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020" xlink:type="simple">Rosetta finale set for 30 Septemb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858" xlink:type="simple">Rosetta's comet contains ingredients for life</text:a></text:p>
          </table:table-cell>
          <table:table-cell table:style-name="ce28" office:value-type="date" office:date-value="2016-05-27" calcext:value-type="date">
            <text:p>2016-05-2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858" xlink:type="simple">Rosetta's comet contains ingredients for lif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8343" xlink:type="simple">The surprising comet</text:a></text:p>
          </table:table-cell>
          <table:table-cell table:style-name="ce28" office:value-type="date" office:date-value="2016-09-26" calcext:value-type="date">
            <text:p>2016-09-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8343" xlink:type="simple">The surprising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682" xlink:type="simple">The colour-changing comet</text:a></text:p>
          </table:table-cell>
          <table:table-cell table:style-name="ce28" office:value-type="date" office:date-value="2016-04-07" calcext:value-type="date">
            <text:p>2016-04-0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682" xlink:type="simple">The colour-changing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576" xlink:type="simple">Rosetta finds magnetic field-free bubble at comet</text:a></text:p>
          </table:table-cell>
          <table:table-cell table:style-name="ce28" office:value-type="date" office:date-value="2016-03-11" calcext:value-type="date">
            <text:p>2016-03-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576" xlink:type="simple">Rosetta finds magnetic field-free bubble at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373" xlink:type="simple">Rosetta's lander faces eternal hibernation</text:a></text:p>
          </table:table-cell>
          <table:table-cell table:style-name="ce28" office:value-type="date" office:date-value="2016-02-12" calcext:value-type="date">
            <text:p>2016-02-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373" xlink:type="simple">Rosetta's lander faces eternal hibern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307" xlink:type="simple">Inside Rosetta's comet</text:a></text:p>
          </table:table-cell>
          <table:table-cell table:style-name="ce28" office:value-type="date" office:date-value="2016-02-04" calcext:value-type="date">
            <text:p>2016-02-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307" xlink:type="simple">Inside Rosetta'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189" xlink:type="simple">Exposed ice on Rosetta's comet confirmed as water</text:a></text:p>
          </table:table-cell>
          <table:table-cell table:style-name="ce28" office:value-type="date" office:date-value="2016-01-13" calcext:value-type="date">
            <text:p>2016-01-1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189" xlink:type="simple">Exposed ice on Rosetta's comet confirmed as wat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7020" xlink:type="simple">Ride along with Rosetta through the eyes of OSIRIS</text:a></text:p>
          </table:table-cell>
          <table:table-cell table:style-name="ce28" office:value-type="date" office:date-value="2015-12-11" calcext:value-type="date">
            <text:p>2015-12-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7020" xlink:type="simple">Ride along with Rosetta through the eyes of OSIRI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826" xlink:type="simple">Rosetta and Philae: one year since landing on a comet</text:a></text:p>
          </table:table-cell>
          <table:table-cell table:style-name="ce28" office:value-type="date" office:date-value="2015-11-12" calcext:value-type="date">
            <text:p>2015-1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826" xlink:type="simple">Rosetta and Philae: one year since landing on a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727" xlink:type="simple">First detection of molecular oxygen at a comet</text:a></text:p>
          </table:table-cell>
          <table:table-cell table:style-name="ce28" office:value-type="date" office:date-value="2015-10-28" calcext:value-type="date">
            <text:p>2015-10-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727" xlink:type="simple">First detection of molecular oxygen at a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543" xlink:type="simple">How Rosetta's comet got its shape</text:a></text:p>
          </table:table-cell>
          <table:table-cell table:style-name="ce28" office:value-type="date" office:date-value="2015-09-28" calcext:value-type="date">
            <text:p>2015-09-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543" xlink:type="simple">How Rosetta's comet got its shap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513" xlink:type="simple">Rosetta reveals comet's water-ice cycle</text:a></text:p>
          </table:table-cell>
          <table:table-cell table:style-name="ce28" office:value-type="date" office:date-value="2015-09-23" calcext:value-type="date">
            <text:p>2015-09-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513" xlink:type="simple">Rosetta reveals comet's water-ice cycl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358" xlink:type="simple">Do comet fractures drive surface evolution?</text:a></text:p>
          </table:table-cell>
          <table:table-cell table:style-name="ce28" office:value-type="date" office:date-value="2015-08-18" calcext:value-type="date">
            <text:p>2015-08-1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358" xlink:type="simple">Do comet fractures drive surface evolu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337" xlink:type="simple">Rosetta's big day in the Sun</text:a></text:p>
          </table:table-cell>
          <table:table-cell table:style-name="ce28" office:value-type="date" office:date-value="2015-08-13" calcext:value-type="date">
            <text:p>2015-08-1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337" xlink:type="simple">Rosetta's big day in the Su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325" xlink:type="simple">Comet's firework display ahead of perihelion</text:a></text:p>
          </table:table-cell>
          <table:table-cell table:style-name="ce28" office:value-type="date" office:date-value="2015-08-11" calcext:value-type="date">
            <text:p>2015-08-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325" xlink:type="simple">Comet's firework display ahead of perihel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292" xlink:type="simple">Celebrating a year at the comet</text:a></text:p>
          </table:table-cell>
          <table:table-cell table:style-name="ce28" office:value-type="date" office:date-value="2015-08-06" calcext:value-type="date">
            <text:p>2015-08-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292" xlink:type="simple">Celebrating a year at the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250" xlink:type="simple">Science on the surface of a comet</text:a></text:p>
          </table:table-cell>
          <table:table-cell table:style-name="ce28" office:value-type="date" office:date-value="2015-07-30" calcext:value-type="date">
            <text:p>2015-07-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250" xlink:type="simple">Science on the surface of a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238" xlink:type="simple">Rosetta shows how comet interacts with the solar wind</text:a></text:p>
          </table:table-cell>
          <table:table-cell table:style-name="ce28" office:value-type="date" office:date-value="2015-07-29" calcext:value-type="date">
            <text:p>2015-07-2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238" xlink:type="simple">Rosetta shows how comet interacts with the solar win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148" xlink:type="simple">Rosetta preparing for perihelion</text:a></text:p>
          </table:table-cell>
          <table:table-cell table:style-name="ce28" office:value-type="date" office:date-value="2015-07-13" calcext:value-type="date">
            <text:p>2015-07-1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148" xlink:type="simple">Rosetta preparing for perihel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116" xlink:type="simple">Comet sinkholes generate jets</text:a></text:p>
          </table:table-cell>
          <table:table-cell table:style-name="ce28" office:value-type="date" office:date-value="2015-07-01" calcext:value-type="date">
            <text:p>2015-07-0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116" xlink:type="simple">Comet sinkholes generate jet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082" xlink:type="simple">Exposed water ice detected on comet's surface</text:a></text:p>
          </table:table-cell>
          <table:table-cell table:style-name="ce28" office:value-type="date" office:date-value="2015-06-24" calcext:value-type="date">
            <text:p>2015-06-2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082" xlink:type="simple">Exposed water ice detected on comet's surfac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078" xlink:type="simple">Rosetta mission extended</text:a></text:p>
          </table:table-cell>
          <table:table-cell table:style-name="ce28" office:value-type="date" office:date-value="2015-06-23" calcext:value-type="date">
            <text:p>2015-06-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078" xlink:type="simple">Rosetta mission extend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074" xlink:type="simple">Rosetta tracks debris around comet</text:a></text:p>
          </table:table-cell>
          <table:table-cell table:style-name="ce28" office:value-type="date" office:date-value="2015-06-19" calcext:value-type="date">
            <text:p>2015-06-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074" xlink:type="simple">Rosetta tracks debris around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065" xlink:type="simple">MIRO maps water in comet's coma</text:a></text:p>
          </table:table-cell>
          <table:table-cell table:style-name="ce28" office:value-type="date" office:date-value="2015-06-19" calcext:value-type="date">
            <text:p>2015-06-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065" xlink:type="simple">MIRO maps water in comet's com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029" xlink:type="simple">Philae wake-up kicks off intense planning</text:a></text:p>
          </table:table-cell>
          <table:table-cell table:style-name="ce28" office:value-type="date" office:date-value="2015-06-15" calcext:value-type="date">
            <text:p>2015-06-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029" xlink:type="simple">Philae wake-up kicks off intense planning</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6019" xlink:type="simple">Rosetta's lander Philae wakes up from hibernation</text:a></text:p>
          </table:table-cell>
          <table:table-cell table:style-name="ce28" office:value-type="date" office:date-value="2015-06-14" calcext:value-type="date">
            <text:p>2015-06-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6019" xlink:type="simple">Rosetta's lander Philae wakes up from hibern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963" xlink:type="simple">Ultraviolet study reveals surprises in comet coma</text:a></text:p>
          </table:table-cell>
          <table:table-cell table:style-name="ce28" office:value-type="date" office:date-value="2015-06-02" calcext:value-type="date">
            <text:p>2015-06-0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963" xlink:type="simple">Ultraviolet study reveals surprises in comet com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788" xlink:type="simple">Rosetta and Philae find comet not magnetised</text:a></text:p>
          </table:table-cell>
          <table:table-cell table:style-name="ce28" office:value-type="date" office:date-value="2015-04-14" calcext:value-type="date">
            <text:p>2015-04-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788" xlink:type="simple">Rosetta and Philae find comet not magnetis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620" xlink:type="simple">Rosetta makes first detection of molecular nitrogen at a comet</text:a></text:p>
          </table:table-cell>
          <table:table-cell table:style-name="ce28" office:value-type="date" office:date-value="2015-03-19" calcext:value-type="date">
            <text:p>2015-03-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620" xlink:type="simple">Rosetta makes first detection of molecular nitrogen at a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555" xlink:type="simple">Introducing the NAVCAM image browser</text:a></text:p>
          </table:table-cell>
          <table:table-cell table:style-name="ce28" office:value-type="date" office:date-value="2015-03-06" calcext:value-type="date">
            <text:p>2015-03-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555" xlink:type="simple">Introducing the NAVCAM image brows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380" xlink:type="simple">Rosetta swoops in for a close encounter</text:a></text:p>
          </table:table-cell>
          <table:table-cell table:style-name="ce28" office:value-type="date" office:date-value="2015-02-04" calcext:value-type="date">
            <text:p>2015-02-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380" xlink:type="simple">Rosetta swoops in for a close encount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341" xlink:type="simple">Rosetta watches comet shed its dusty coat</text:a></text:p>
          </table:table-cell>
          <table:table-cell table:style-name="ce28" office:value-type="date" office:date-value="2015-01-26" calcext:value-type="date">
            <text:p>2015-01-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341" xlink:type="simple">Rosetta watches comet shed its dusty coa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295" xlink:type="simple">Getting to know Rosetta's comet</text:a></text:p>
          </table:table-cell>
          <table:table-cell table:style-name="ce28" office:value-type="date" office:date-value="2015-01-22" calcext:value-type="date">
            <text:p>2015-01-2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295" xlink:type="simple">Getting to know Rosetta'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5116" xlink:type="simple">Rosetta fuels debate on origin of Earth's oceans</text:a></text:p>
          </table:table-cell>
          <table:table-cell table:style-name="ce28" office:value-type="date" office:date-value="2014-12-10" calcext:value-type="date">
            <text:p>2014-12-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5116" xlink:type="simple">Rosetta fuels debate on origin of Earth's ocea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99" xlink:type="simple">Working life extensions for ESA’s science missions</text:a></text:p>
          </table:table-cell>
          <table:table-cell table:style-name="ce28" office:value-type="date" office:date-value="2014-11-20" calcext:value-type="date">
            <text:p>2014-11-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99" xlink:type="simple">Working life extensions for ESA’s science missio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95" xlink:type="simple">Rosetta continues into its full science phase</text:a></text:p>
          </table:table-cell>
          <table:table-cell table:style-name="ce28" office:value-type="date" office:date-value="2014-11-20" calcext:value-type="date">
            <text:p>2014-11-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95" xlink:type="simple">Rosetta continues into its full science phas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62" xlink:type="simple">Pioneering Philae completes main mission before hibernation</text:a></text:p>
          </table:table-cell>
          <table:table-cell table:style-name="ce28" office:value-type="date" office:date-value="2014-11-15" calcext:value-type="date">
            <text:p>2014-11-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62" xlink:type="simple">Pioneering Philae completes main mission before hibern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62" xlink:type="simple">Pioneering Philae completes main mission before hibernation</text:a></text:p>
          </table:table-cell>
          <table:table-cell table:style-name="ce28" office:value-type="date" office:date-value="2014-11-14" calcext:value-type="date">
            <text:p>2014-11-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62" xlink:type="simple">Pioneering Philae completes main mission before hibern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53" xlink:type="simple">Three touchdowns for Rosetta's lander</text:a></text:p>
          </table:table-cell>
          <table:table-cell table:style-name="ce28" office:value-type="date" office:date-value="2014-11-12" calcext:value-type="date">
            <text:p>2014-1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53" xlink:type="simple">Three touchdowns for Rosetta's land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32" xlink:type="simple">Touchdown! Rosetta's Philae probe lands on comet</text:a></text:p>
          </table:table-cell>
          <table:table-cell table:style-name="ce28" office:value-type="date" office:date-value="2014-11-12" calcext:value-type="date">
            <text:p>2014-1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32" xlink:type="simple">Touchdown! Rosetta's Philae probe lands on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31" xlink:type="simple">Rosetta and Philae separation confirmed</text:a></text:p>
          </table:table-cell>
          <table:table-cell table:style-name="ce28" office:value-type="date" office:date-value="2014-11-12" calcext:value-type="date">
            <text:p>2014-1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31" xlink:type="simple">Rosetta and Philae separation confirm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930" xlink:type="simple">Rosetta and Philae Go for separation</text:a></text:p>
          </table:table-cell>
          <table:table-cell table:style-name="ce28" office:value-type="date" office:date-value="2014-11-04" calcext:value-type="date">
            <text:p>2014-11-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930" xlink:type="simple">Rosetta and Philae Go for separ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870" xlink:type="simple">Farewell 'J', hello Agilkia</text:a></text:p>
          </table:table-cell>
          <table:table-cell table:style-name="ce28" office:value-type="date" office:date-value="2014-10-16" calcext:value-type="date">
            <text:p>2014-10-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870" xlink:type="simple">Farewell 'J', hello Agilki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781" xlink:type="simple">Name Rosetta mission's landing site</text:a></text:p>
          </table:table-cell>
          <table:table-cell table:style-name="ce28" office:value-type="date" office:date-value="2014-10-15" calcext:value-type="date">
            <text:p>2014-10-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781" xlink:type="simple">Name Rosetta mission's landing sit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771" xlink:type="simple">ESA confirms the primary landing site for Rosetta</text:a></text:p>
          </table:table-cell>
          <table:table-cell table:style-name="ce28" office:value-type="date" office:date-value="2014-10-08" calcext:value-type="date">
            <text:p>2014-10-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771" xlink:type="simple">ESA confirms the primary landing site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741" xlink:type="simple">Lutetia's dark side hosts hidden crater</text:a></text:p>
          </table:table-cell>
          <table:table-cell table:style-name="ce28" office:value-type="date" office:date-value="2014-09-26" calcext:value-type="date">
            <text:p>2014-09-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741" xlink:type="simple">Lutetia's dark side hosts hidden crat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693" xlink:type="simple">Rosetta to deploy lander on 12 November</text:a></text:p>
          </table:table-cell>
          <table:table-cell table:style-name="ce28" office:value-type="date" office:date-value="2014-09-15" calcext:value-type="date">
            <text:p>2014-09-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693" xlink:type="simple">Rosetta to deploy lander on 12 Novemb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643" xlink:type="simple">J' marks the spot for Rosetta's lander</text:a></text:p>
          </table:table-cell>
          <table:table-cell table:style-name="ce28" office:value-type="date" office:date-value="2014-08-25" calcext:value-type="date">
            <text:p>2014-08-2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643" xlink:type="simple">J' marks the spot for Rosetta's land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538" xlink:type="simple">Rosetta: Landing site search narrows</text:a></text:p>
          </table:table-cell>
          <table:table-cell table:style-name="ce28" office:value-type="date" office:date-value="2014-08-06" calcext:value-type="date">
            <text:p>2014-08-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538" xlink:type="simple">Rosetta: Landing site search narrow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469" xlink:type="simple">Rosetta arrives at comet destination</text:a></text:p>
          </table:table-cell>
          <table:table-cell table:style-name="ce28" office:value-type="date" office:date-value="2014-08-04" calcext:value-type="date">
            <text:p>2014-08-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469" xlink:type="simple">Rosetta arrives at comet destin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457" xlink:type="simple">Rosetta arrives at comet 67P/C-G - follow the event live</text:a></text:p>
          </table:table-cell>
          <table:table-cell table:style-name="ce28" office:value-type="date" office:date-value="2014-08-01" calcext:value-type="date">
            <text:p>2014-08-0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457" xlink:type="simple">Rosetta arrives at comet 67P/C-G - follow the event liv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437" xlink:type="simple">Rosetta takes comet's temperature</text:a></text:p>
          </table:table-cell>
          <table:table-cell table:style-name="ce28" office:value-type="date" office:date-value="2014-07-31" calcext:value-type="date">
            <text:p>2014-07-3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437" xlink:type="simple">Rosetta takes comet's temperatur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434" xlink:type="simple">Catching up with the comet's coma</text:a></text:p>
          </table:table-cell>
          <table:table-cell table:style-name="ce28" office:value-type="date" office:date-value="2014-07-24" calcext:value-type="date">
            <text:p>2014-07-2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434" xlink:type="simple">Catching up with the comet's com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387" xlink:type="simple">Hints of features</text:a></text:p>
          </table:table-cell>
          <table:table-cell table:style-name="ce28" office:value-type="date" office:date-value="2014-07-17" calcext:value-type="date">
            <text:p>2014-07-1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387" xlink:type="simple">Hints of feature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353" xlink:type="simple">The dual personality of comet 67P/C-G</text:a></text:p>
          </table:table-cell>
          <table:table-cell table:style-name="ce28" office:value-type="date" office:date-value="2014-07-10" calcext:value-type="date">
            <text:p>2014-07-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353" xlink:type="simple">The dual personality of comet 67P/C-G</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317" xlink:type="simple">The three faces of Rosetta's comet</text:a></text:p>
          </table:table-cell>
          <table:table-cell table:style-name="ce28" office:value-type="date" office:date-value="2014-07-03" calcext:value-type="date">
            <text:p>2014-07-0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317" xlink:type="simple">The three faces of Rosetta'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284" xlink:type="simple">The comet takes shape, one pixel at a time!</text:a></text:p>
          </table:table-cell>
          <table:table-cell table:style-name="ce28" office:value-type="date" office:date-value="2014-06-30" calcext:value-type="date">
            <text:p>2014-06-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284" xlink:type="simple">The comet takes shape, one pixel at a tim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250" xlink:type="simple">Rosetta's comet 'sweats' two glasses of water a second</text:a></text:p>
          </table:table-cell>
          <table:table-cell table:style-name="ce28" office:value-type="date" office:date-value="2014-06-19" calcext:value-type="date">
            <text:p>2014-06-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250" xlink:type="simple">Rosetta's comet 'sweats' two glasses of water a secon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194" xlink:type="simple">Rosetta's comet: expect the unexpected</text:a></text:p>
          </table:table-cell>
          <table:table-cell table:style-name="ce28" office:value-type="date" office:date-value="2014-05-15" calcext:value-type="date">
            <text:p>2014-05-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194" xlink:type="simple">Rosetta's comet: expect the unexpect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4071" xlink:type="simple">Rosetta's target comet is becoming active</text:a></text:p>
          </table:table-cell>
          <table:table-cell table:style-name="ce28" office:value-type="date" office:date-value="2014-03-27" calcext:value-type="date">
            <text:p>2014-03-2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4071" xlink:type="simple">Rosetta's target comet is becoming activ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851" xlink:type="simple">Rosetta sets sights on destination comet</text:a></text:p>
          </table:table-cell>
          <table:table-cell table:style-name="ce28" office:value-type="date" office:date-value="2014-01-29" calcext:value-type="date">
            <text:p>2014-01-2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851" xlink:type="simple">Rosetta sets sights on destination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634" xlink:type="simple">Rosetta wide awake as check-up continues</text:a></text:p>
          </table:table-cell>
          <table:table-cell table:style-name="ce28" office:value-type="date" office:date-value="2014-01-20" calcext:value-type="date">
            <text:p>2014-01-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634" xlink:type="simple">Rosetta wide awake as check-up continue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620" xlink:type="simple">Rosetta, ESA's 'sleeping beauty' wakes up from deep space hibernation</text:a></text:p>
          </table:table-cell>
          <table:table-cell table:style-name="ce28" office:value-type="date" office:date-value="2014-01-16" calcext:value-type="date">
            <text:p>2014-01-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620" xlink:type="simple">Rosetta, ESA's 'sleeping beauty' wakes up from deep space hibern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612" xlink:type="simple">The most important alarm clock in the Solar System</text:a></text:p>
          </table:table-cell>
          <table:table-cell table:style-name="ce28" office:value-type="date" office:date-value="2014-01-15" calcext:value-type="date">
            <text:p>2014-01-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612" xlink:type="simple">The most important alarm clock in the Solar System</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606" xlink:type="simple">Rosetta wake-up day - streaming of press briefings</text:a></text:p>
          </table:table-cell>
          <table:table-cell table:style-name="ce28" office:value-type="date" office:date-value="2013-12-10" calcext:value-type="date">
            <text:p>2013-12-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606" xlink:type="simple">Rosetta wake-up day - streaming of press briefing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329" xlink:type="simple">Wake up, Rosetta!</text:a></text:p>
          </table:table-cell>
          <table:table-cell table:style-name="ce28" office:value-type="date" office:date-value="2013-10-11" calcext:value-type="date">
            <text:p>2013-10-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329" xlink:type="simple">Wake up,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3055" xlink:type="simple">Rosetta: 100 days to wake-up</text:a></text:p>
          </table:table-cell>
          <table:table-cell table:style-name="ce28" office:value-type="date" office:date-value="2012-05-29" calcext:value-type="date">
            <text:p>2012-05-2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3055" xlink:type="simple">Rosetta: 100 days to wake-up</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50394" xlink:type="simple">Rosetta flyby uncovers the complex history of asteroid Lutetia</text:a></text:p>
          </table:table-cell>
          <table:table-cell table:style-name="ce28" office:value-type="date" office:date-value="2011-10-27" calcext:value-type="date">
            <text:p>2011-10-2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50394" xlink:type="simple">Rosetta flyby uncovers the complex history of asteroid Luteti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9543" xlink:type="simple">Rosetta reveals mysterious Lutetia</text:a></text:p>
          </table:table-cell>
          <table:table-cell table:style-name="ce28" office:value-type="date" office:date-value="2010-10-13" calcext:value-type="date">
            <text:p>2010-10-1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9543" xlink:type="simple">Rosetta reveals mysterious Luteti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7830" xlink:type="simple">Hubble and Rosetta unmask nature of recent asteroid wreck</text:a></text:p>
          </table:table-cell>
          <table:table-cell table:style-name="ce28" office:value-type="date" office:date-value="2010-09-23" calcext:value-type="date">
            <text:p>2010-09-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7830" xlink:type="simple">Hubble and Rosetta unmask nature of recent asteroid wreck</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7733" xlink:type="simple">Rosetta operations strategy modified following a RCS test</text:a></text:p>
          </table:table-cell>
          <table:table-cell table:style-name="ce28" office:value-type="date" office:date-value="2010-01-08" calcext:value-type="date">
            <text:p>2010-01-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7733" xlink:type="simple">Rosetta operations strategy modified following a RCS tes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6254" xlink:type="simple">Rosetta's OSIRIS cameras reveal the nature of asteroid Steins</text:a></text:p>
          </table:table-cell>
          <table:table-cell table:style-name="ce28" office:value-type="date" office:date-value="2009-11-10" calcext:value-type="date">
            <text:p>2009-11-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6254" xlink:type="simple">Rosetta's OSIRIS cameras reveal the nature of asteroid Stei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5865" xlink:type="simple">Rosetta's observations during the third Earth swingby</text:a></text:p>
          </table:table-cell>
          <table:table-cell table:style-name="ce28" office:value-type="date" office:date-value="2009-10-30" calcext:value-type="date">
            <text:p>2009-10-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5865" xlink:type="simple">Rosetta's observations during the third Earth swingb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5841" xlink:type="simple">Rosetta's third Earth swingby</text:a></text:p>
          </table:table-cell>
          <table:table-cell table:style-name="ce28" office:value-type="date" office:date-value="2008-10-09" calcext:value-type="date">
            <text:p>2008-10-0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5841" xlink:type="simple">Rosetta's third Earth swingb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545" xlink:type="simple">Rosetta's gravitational microlensing programme</text:a></text:p>
          </table:table-cell>
          <table:table-cell table:style-name="ce28" office:value-type="date" office:date-value="2008-09-06" calcext:value-type="date">
            <text:p>2008-09-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545" xlink:type="simple">Rosetta's gravitational microlensing programm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361" xlink:type="simple">First Rosetta/OSIRIS images of asteroid Steins</text:a></text:p>
          </table:table-cell>
          <table:table-cell table:style-name="ce28" office:value-type="date" office:date-value="2008-09-05" calcext:value-type="date">
            <text:p>2008-09-0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361" xlink:type="simple">First Rosetta/OSIRIS images of asteroid Stei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354" xlink:type="simple">Rosetta's scientific instruments ready for close encounter with Steins</text:a></text:p>
          </table:table-cell>
          <table:table-cell table:style-name="ce28" office:value-type="date" office:date-value="2008-09-04" calcext:value-type="date">
            <text:p>2008-09-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354" xlink:type="simple">Rosetta's scientific instruments ready for close encounter with Stei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347" xlink:type="simple">Rosetta fly-by of asteroid Steins: press conference (first results &amp; images)</text:a></text:p>
          </table:table-cell>
          <table:table-cell table:style-name="ce28" office:value-type="date" office:date-value="2008-08-19" calcext:value-type="date">
            <text:p>2008-08-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347" xlink:type="simple">Rosetta fly-by of asteroid Steins: press conference (first results &amp; image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274" xlink:type="simple">Optical navigation campaign off to a good start</text:a></text:p>
          </table:table-cell>
          <table:table-cell table:style-name="ce28" office:value-type="date" office:date-value="2008-08-04" calcext:value-type="date">
            <text:p>2008-08-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274" xlink:type="simple">Optical navigation campaign off to a good star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191" xlink:type="simple">Rosetta fine-tunes its approach to asteroid Steins</text:a></text:p>
          </table:table-cell>
          <table:table-cell table:style-name="ce28" office:value-type="date" office:date-value="2008-07-08" calcext:value-type="date">
            <text:p>2008-07-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191" xlink:type="simple">Rosetta fine-tunes its approach to asteroid Stei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3113" xlink:type="simple">Preparations underway for Rosetta flyby of asteroid Steins</text:a></text:p>
          </table:table-cell>
          <table:table-cell table:style-name="ce28" office:value-type="date" office:date-value="2007-11-14" calcext:value-type="date">
            <text:p>2007-11-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3113" xlink:type="simple">Preparations underway for Rosetta flyby of asteroid Stei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1761" xlink:type="simple">Successful Second Earth Swing-by for Rosetta</text:a></text:p>
          </table:table-cell>
          <table:table-cell table:style-name="ce28" office:value-type="date" office:date-value="2007-11-12" calcext:value-type="date">
            <text:p>2007-1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1761" xlink:type="simple">Successful Second Earth Swing-by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1758" xlink:type="simple">Rosetta Second Earth Swing-by</text:a></text:p>
          </table:table-cell>
          <table:table-cell table:style-name="ce28" office:value-type="date" office:date-value="2007-02-25" calcext:value-type="date">
            <text:p>2007-02-2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1758" xlink:type="simple">Rosetta Second Earth Swing-b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0713" xlink:type="simple">Successful Mars Swingby</text:a></text:p>
          </table:table-cell>
          <table:table-cell table:style-name="ce28" office:value-type="date" office:date-value="2007-02-23" calcext:value-type="date">
            <text:p>2007-02-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0713" xlink:type="simple">Successful Mars Swingb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40697" xlink:type="simple">Rosetta Mars Swing-by</text:a></text:p>
          </table:table-cell>
          <table:table-cell table:style-name="ce28" office:value-type="date" office:date-value="2004-03-11" calcext:value-type="date">
            <text:p>2004-03-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40697" xlink:type="simple">Rosetta Mars Swing-b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4848" xlink:type="simple">Two asteroid fly-bys for Rosetta</text:a></text:p>
          </table:table-cell>
          <table:table-cell table:style-name="ce28" office:value-type="date" office:date-value="2004-02-05" calcext:value-type="date">
            <text:p>2004-02-0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4848" xlink:type="simple">Two asteroid fly-bys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4608" xlink:type="simple">Rosetta lander named Philae</text:a></text:p>
          </table:table-cell>
          <table:table-cell table:style-name="ce28" office:value-type="date" office:date-value="2004-01-12" calcext:value-type="date">
            <text:p>2004-01-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4608" xlink:type="simple">Rosetta lander named Phila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4479" xlink:type="simple">Rosetta Ready to Explore A Comet's Realm</text:a></text:p>
          </table:table-cell>
          <table:table-cell table:style-name="ce28" office:value-type="date" office:date-value="2003-10-28" calcext:value-type="date">
            <text:p>2003-10-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4479" xlink:type="simple">Rosetta Ready to Explore A Comet's Realm</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4098" xlink:type="simple">Rosetta Ready to Land on a Larger Comet</text:a></text:p>
          </table:table-cell>
          <table:table-cell table:style-name="ce28" office:value-type="date" office:date-value="2003-06-02" calcext:value-type="date">
            <text:p>2003-06-0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4098" xlink:type="simple">Rosetta Ready to Land on a Larger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331" xlink:type="simple">ESA confirms Rosetta's new target but identifies financial challenge for the mission</text:a></text:p>
          </table:table-cell>
          <table:table-cell table:style-name="ce28" office:value-type="date" office:date-value="2003-05-28" calcext:value-type="date">
            <text:p>2003-05-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331" xlink:type="simple">ESA confirms Rosetta's new target but identifies financial challenge for the miss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381" xlink:type="simple">New destination for Rosetta, Europe's comet chaser</text:a></text:p>
          </table:table-cell>
          <table:table-cell table:style-name="ce28" office:value-type="date" office:date-value="2003-05-01" calcext:value-type="date">
            <text:p>2003-05-0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381" xlink:type="simple">New destination for Rosetta, Europe's comet chas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166" xlink:type="simple">Looking for life of any shape or form</text:a></text:p>
          </table:table-cell>
          <table:table-cell table:style-name="ce28" office:value-type="date" office:date-value="2003-03-21" calcext:value-type="date">
            <text:p>2003-03-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166" xlink:type="simple">Looking for life of any shape or form</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001" xlink:type="simple">ESA INFO 6-2003 ESA's Rosetta mission, a status report</text:a></text:p>
          </table:table-cell>
          <table:table-cell table:style-name="ce28" office:value-type="date" office:date-value="2003-01-21" calcext:value-type="date">
            <text:p>2003-01-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001" xlink:type="simple">ESA INFO 6-2003 ESA's Rosetta mission, a status repor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530" xlink:type="simple">ESA's new challenge with Rosetta</text:a></text:p>
          </table:table-cell>
          <table:table-cell table:style-name="ce28" office:value-type="date" office:date-value="2003-01-14" calcext:value-type="date">
            <text:p>2003-01-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530" xlink:type="simple">ESA's new challenge with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1312" xlink:type="simple">ESA PR 4-2003 Rosetta launch postponed</text:a></text:p>
          </table:table-cell>
          <table:table-cell table:style-name="ce28" office:value-type="date" office:date-value="2003-01-08" calcext:value-type="date">
            <text:p>2003-01-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1312" xlink:type="simple">ESA PR 4-2003 Rosetta launch postpon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536" xlink:type="simple">ESA INFO 1-2003 Rosetta - a comet ride to solve planetary mysteries</text:a></text:p>
          </table:table-cell>
          <table:table-cell table:style-name="ce28" office:value-type="date" office:date-value="2003-01-06" calcext:value-type="date">
            <text:p>2003-01-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536" xlink:type="simple">ESA INFO 1-2003 Rosetta - a comet ride to solve planetary mysterie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533" xlink:type="simple">Announcement of Rosetta launch delay</text:a></text:p>
          </table:table-cell>
          <table:table-cell table:style-name="ce28" office:value-type="date" office:date-value="2002-12-18" calcext:value-type="date">
            <text:p>2002-12-1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533" xlink:type="simple">Announcement of Rosetta launch dela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2535" xlink:type="simple">Rosetta fuelled for the journey of a lifetime</text:a></text:p>
          </table:table-cell>
          <table:table-cell table:style-name="ce28" office:value-type="date" office:date-value="2002-12-04" calcext:value-type="date">
            <text:p>2002-12-0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2535" xlink:type="simple">Rosetta fuelled for the journey of a lifetim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1242" xlink:type="simple">Rosetta disk goes back to the future</text:a></text:p>
          </table:table-cell>
          <table:table-cell table:style-name="ce28" office:value-type="date" office:date-value="2002-11-21" calcext:value-type="date">
            <text:p>2002-11-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1242" xlink:type="simple">Rosetta disk goes back to the futur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999" xlink:type="simple">Review Board gives green light for Rosetta</text:a></text:p>
          </table:table-cell>
          <table:table-cell table:style-name="ce15"/>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999" xlink:type="simple">Review Board gives green light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847" xlink:type="simple">Success for Rosetta's transatlantic link</text:a></text:p>
          </table:table-cell>
          <table:table-cell table:style-name="ce15"/>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847" xlink:type="simple">Success for Rosetta's transatlantic link</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821" xlink:type="simple">ESA's good-natured DevILS</text:a></text:p>
          </table:table-cell>
          <table:table-cell table:style-name="ce29" office:value-type="date" office:date-value="2002-10-24" calcext:value-type="date">
            <text:p>2002-10-2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821" xlink:type="simple">ESA's good-natured DevIL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768" xlink:type="simple">At that star, turn left!</text:a></text:p>
          </table:table-cell>
          <table:table-cell table:style-name="ce29" office:value-type="date" office:date-value="2002-10-16" calcext:value-type="date">
            <text:p>2002-10-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768" xlink:type="simple">At that star, turn lef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702" xlink:type="simple">Challenges of landing on alien worlds</text:a></text:p>
          </table:table-cell>
          <table:table-cell table:style-name="ce29" office:value-type="date" office:date-value="2002-10-10" calcext:value-type="date">
            <text:p>2002-10-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702" xlink:type="simple">Challenges of landing on alien world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719" xlink:type="simple">Major award for the 'Father of Rosetta'</text:a></text:p>
          </table:table-cell>
          <table:table-cell table:style-name="ce29" office:value-type="date" office:date-value="2002-10-08" calcext:value-type="date">
            <text:p>2002-10-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719" xlink:type="simple">Major award for the 'Father of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527" xlink:type="simple">Rosetta arrives in South America</text:a></text:p>
          </table:table-cell>
          <table:table-cell table:style-name="ce29" office:value-type="date" office:date-value="2002-09-13" calcext:value-type="date">
            <text:p>2002-09-1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527" xlink:type="simple">Rosetta arrives in South Americ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443" xlink:type="simple">Timing is critical as launch windows approach</text:a></text:p>
          </table:table-cell>
          <table:table-cell table:style-name="ce29" office:value-type="date" office:date-value="2002-09-05" calcext:value-type="date">
            <text:p>2002-09-0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443" xlink:type="simple">Timing is critical as launch windows approach</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413" xlink:type="simple">Landing on a cosmic iceberg.</text:a></text:p>
          </table:table-cell>
          <table:table-cell table:style-name="ce29" office:value-type="date" office:date-value="2002-08-20" calcext:value-type="date">
            <text:p>2002-08-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413" xlink:type="simple">Landing on a cosmic iceberg.</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313" xlink:type="simple">No bugs please, this is a clean planet!</text:a></text:p>
          </table:table-cell>
          <table:table-cell table:style-name="ce29" office:value-type="date" office:date-value="2002-07-30" calcext:value-type="date">
            <text:p>2002-07-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313" xlink:type="simple">No bugs please, this is a clean plan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292" xlink:type="simple">Rosetta passes compatibility test</text:a></text:p>
          </table:table-cell>
          <table:table-cell table:style-name="ce29" office:value-type="date" office:date-value="2002-07-17" calcext:value-type="date">
            <text:p>2002-07-1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292" xlink:type="simple">Rosetta passes compatibility tes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222" xlink:type="simple">Successful deployment tests for Rosetta</text:a></text:p>
          </table:table-cell>
          <table:table-cell table:style-name="ce29" office:value-type="date" office:date-value="2002-07-03" calcext:value-type="date">
            <text:p>2002-07-0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222" xlink:type="simple">Successful deployment tests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185" xlink:type="simple">Rosetta wishes CONTOUR luck chasing comets</text:a></text:p>
          </table:table-cell>
          <table:table-cell table:style-name="ce29" office:value-type="date" office:date-value="2002-06-27" calcext:value-type="date">
            <text:p>2002-06-2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185" xlink:type="simple">Rosetta wishes CONTOUR luck chasing comet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104" xlink:type="simple">ESA Science Media Day: Rosetta and INTEGRAL getting ready for launch</text:a></text:p>
          </table:table-cell>
          <table:table-cell table:style-name="ce29" office:value-type="date" office:date-value="2002-06-07" calcext:value-type="date">
            <text:p>2002-06-0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104" xlink:type="simple">ESA Science Media Day: Rosetta and INTEGRAL getting ready for launch</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0007" xlink:type="simple">Rosetta breaks the sound barrier</text:a></text:p>
          </table:table-cell>
          <table:table-cell table:style-name="ce29" office:value-type="date" office:date-value="2002-05-23" calcext:value-type="date">
            <text:p>2002-05-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0007" xlink:type="simple">Rosetta breaks the sound barri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9695" xlink:type="simple">Rosetta runs hot and cold</text:a></text:p>
          </table:table-cell>
          <table:table-cell table:style-name="ce29" office:value-type="date" office:date-value="2002-03-20" calcext:value-type="date">
            <text:p>2002-03-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9695" xlink:type="simple">Rosetta runs hot and col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9569" xlink:type="simple">Top class images help ESA's Rosetta prepare to ride on a cosmic bullet</text:a></text:p>
          </table:table-cell>
          <table:table-cell table:style-name="ce29" office:value-type="date" office:date-value="2002-02-26" calcext:value-type="date">
            <text:p>2002-02-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9569" xlink:type="simple">Top class images help ESA's Rosetta prepare to ride on a cosmic bull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9560" xlink:type="simple">Critical thermal tests begin for Rosetta comet chaser</text:a></text:p>
          </table:table-cell>
          <table:table-cell table:style-name="ce29" office:value-type="date" office:date-value="2002-02-21" calcext:value-type="date">
            <text:p>2002-02-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9560" xlink:type="simple">Critical thermal tests begin for Rosetta comet chas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9101" xlink:type="simple">Rosetta reunion as Lander is delivered and mated</text:a></text:p>
          </table:table-cell>
          <table:table-cell table:style-name="ce29" office:value-type="date" office:date-value="2001-12-06" calcext:value-type="date">
            <text:p>2001-12-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9101" xlink:type="simple">Rosetta reunion as Lander is delivered and mat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8940" xlink:type="simple">Rosetta orbiter rolls into the Netherlands</text:a></text:p>
          </table:table-cell>
          <table:table-cell table:style-name="ce29" office:value-type="date" office:date-value="2001-11-19" calcext:value-type="date">
            <text:p>2001-11-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8940" xlink:type="simple">Rosetta orbiter rolls into the Netherland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8903" xlink:type="simple">Rosetta's mating ritual completed</text:a></text:p>
          </table:table-cell>
          <table:table-cell table:style-name="ce29" office:value-type="date" office:date-value="2001-11-09" calcext:value-type="date">
            <text:p>2001-11-0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8903" xlink:type="simple">Rosetta's mating ritual complet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8448" xlink:type="simple">Comets at close range</text:a></text:p>
          </table:table-cell>
          <table:table-cell table:style-name="ce29" office:value-type="date" office:date-value="2001-09-26" calcext:value-type="date">
            <text:p>2001-09-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8448" xlink:type="simple">Comets at close rang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8365" xlink:type="simple">ESA's new antenna is quite a dish!</text:a></text:p>
          </table:table-cell>
          <table:table-cell table:style-name="ce29" office:value-type="date" office:date-value="2001-09-20" calcext:value-type="date">
            <text:p>2001-09-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8365" xlink:type="simple">ESA's new antenna is quite a dish!</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8104" xlink:type="simple">MIRO at Comet Wirtanen: what a gas!</text:a></text:p>
          </table:table-cell>
          <table:table-cell table:style-name="ce29" office:value-type="date" office:date-value="2001-08-10" calcext:value-type="date">
            <text:p>2001-08-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8104" xlink:type="simple">MIRO at Comet Wirtanen: what a ga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7879" xlink:type="simple">ALICE arrives in Italy</text:a></text:p>
          </table:table-cell>
          <table:table-cell table:style-name="ce29" office:value-type="date" office:date-value="2001-07-20" calcext:value-type="date">
            <text:p>2001-07-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7879" xlink:type="simple">ALICE arrives in Ital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7488" xlink:type="simple">Rosetta's CONSERT heads for a real cool venue</text:a></text:p>
          </table:table-cell>
          <table:table-cell table:style-name="ce29" office:value-type="date" office:date-value="2001-07-05" calcext:value-type="date">
            <text:p>2001-07-0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7488" xlink:type="simple">Rosetta's CONSERT heads for a real cool venu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7505" xlink:type="simple">Lift off for Rosetta at Le Bourget</text:a></text:p>
          </table:table-cell>
          <table:table-cell table:style-name="ce29" office:value-type="date" office:date-value="2001-06-21" calcext:value-type="date">
            <text:p>2001-06-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7505" xlink:type="simple">Lift off for Rosetta at Le Bourg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7124" xlink:type="simple">First European Workshop on Exo/Astrobiology</text:a></text:p>
          </table:table-cell>
          <table:table-cell table:style-name="ce29" office:value-type="date" office:date-value="2001-05-16" calcext:value-type="date">
            <text:p>2001-05-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7124" xlink:type="simple">First European Workshop on Exo/Astrobiolog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6993" xlink:type="simple">ESA's solar system explorers come alive</text:a></text:p>
          </table:table-cell>
          <table:table-cell table:style-name="ce29" office:value-type="date" office:date-value="2001-05-08" calcext:value-type="date">
            <text:p>2001-05-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6993" xlink:type="simple">ESA's solar system explorers come aliv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6683" xlink:type="simple">Giotto's heritage: the past and future of comet exploration</text:a></text:p>
          </table:table-cell>
          <table:table-cell table:style-name="ce29" office:value-type="date" office:date-value="2001-04-10" calcext:value-type="date">
            <text:p>2001-04-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6683" xlink:type="simple">Giotto's heritage: the past and future of comet explora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6579" xlink:type="simple">Sparks fly on Rosetta orbiter</text:a></text:p>
          </table:table-cell>
          <table:table-cell table:style-name="ce29" office:value-type="date" office:date-value="2001-04-06" calcext:value-type="date">
            <text:p>2001-04-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6579" xlink:type="simple">Sparks fly on Rosetta orbit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6530" xlink:type="simple">ESA's solar system missions to get star billing in Nice</text:a></text:p>
          </table:table-cell>
          <table:table-cell table:style-name="ce29" office:value-type="date" office:date-value="2001-03-20" calcext:value-type="date">
            <text:p>2001-03-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6530" xlink:type="simple">ESA's solar system missions to get star billing in Nic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6418" xlink:type="simple">A night to remember: the Giotto flyby of Halley's comet</text:a></text:p>
          </table:table-cell>
          <table:table-cell table:style-name="ce29" office:value-type="date" office:date-value="2001-03-14" calcext:value-type="date">
            <text:p>2001-03-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6418" xlink:type="simple">A night to remember: the Giotto flyby of Halley's come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6278" xlink:type="simple">New findings on amino-acids in meteorites show the potential of Rosetta for astrobiology</text:a></text:p>
          </table:table-cell>
          <table:table-cell table:style-name="ce29" office:value-type="date" office:date-value="2001-03-02" calcext:value-type="date">
            <text:p>2001-03-0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6278" xlink:type="simple">New findings on amino-acids in meteorites show the potential of Rosetta for astrobiolog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5184" xlink:type="simple">Rosetta's High Gain Antenna passes critical review</text:a></text:p>
          </table:table-cell>
          <table:table-cell table:style-name="ce29" office:value-type="date" office:date-value="2001-02-08" calcext:value-type="date">
            <text:p>2001-02-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5184" xlink:type="simple">Rosetta's High Gain Antenna passes critical review</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5865" xlink:type="simple">Rosetta flight structure arrives from Finland</text:a></text:p>
          </table:table-cell>
          <table:table-cell table:style-name="ce29" office:value-type="date" office:date-value="2001-01-18" calcext:value-type="date">
            <text:p>2001-01-1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5865" xlink:type="simple">Rosetta flight structure arrives from Finlan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5669" xlink:type="simple">Rosetta Camera to image ice and fire</text:a></text:p>
          </table:table-cell>
          <table:table-cell table:style-name="ce29" office:value-type="date" office:date-value="2001-01-08" calcext:value-type="date">
            <text:p>2001-01-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5669" xlink:type="simple">Rosetta Camera to image ice and fir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5578" xlink:type="simple">Rosetta's Christmas present to Mars Express</text:a></text:p>
          </table:table-cell>
          <table:table-cell table:style-name="ce29" office:value-type="date" office:date-value="2000-12-25" calcext:value-type="date">
            <text:p>2000-12-2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5578" xlink:type="simple">Rosetta's Christmas present to Mars Expres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5423" xlink:type="simple">766 Days to Launch And Counting!</text:a></text:p>
          </table:table-cell>
          <table:table-cell table:style-name="ce29" office:value-type="date" office:date-value="2000-12-11" calcext:value-type="date">
            <text:p>2000-12-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5423" xlink:type="simple">766 Days to Launch And Counting!</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4944" xlink:type="simple">Rosetta Lander arrives in Italy for testing programme</text:a></text:p>
          </table:table-cell>
          <table:table-cell table:style-name="ce29" office:value-type="date" office:date-value="2000-10-23" calcext:value-type="date">
            <text:p>2000-10-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4944" xlink:type="simple">Rosetta Lander arrives in Italy for testing programm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4270" xlink:type="simple">Rosetta EQM comes together</text:a></text:p>
          </table:table-cell>
          <table:table-cell table:style-name="ce29" office:value-type="date" office:date-value="2000-08-16" calcext:value-type="date">
            <text:p>2000-08-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4270" xlink:type="simple">Rosetta EQM comes togeth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3150" xlink:type="simple">Look for Comet Linear</text:a></text:p>
          </table:table-cell>
          <table:table-cell table:style-name="ce29" office:value-type="date" office:date-value="2000-07-28" calcext:value-type="date">
            <text:p>2000-07-2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3150" xlink:type="simple">Look for Comet Linea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1445" xlink:type="simple">Rosetta and Giotto bridge the generation gap</text:a></text:p>
          </table:table-cell>
          <table:table-cell table:style-name="ce29" office:value-type="date" office:date-value="2000-07-03" calcext:value-type="date">
            <text:p>2000-07-0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1445" xlink:type="simple">Rosetta and Giotto bridge the generation gap</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1255" xlink:type="simple">ESA/ESTEC Capital of the Moon 10-15 July</text:a></text:p>
          </table:table-cell>
          <table:table-cell table:style-name="ce29" office:value-type="date" office:date-value="2000-06-30" calcext:value-type="date">
            <text:p>2000-06-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1255" xlink:type="simple">ESA/ESTEC Capital of the Moon 10-15 Jul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0450" xlink:type="simple">Rosetta Scientists meet for progress report</text:a></text:p>
          </table:table-cell>
          <table:table-cell table:style-name="ce29" office:value-type="date" office:date-value="2000-06-16" calcext:value-type="date">
            <text:p>2000-06-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0450" xlink:type="simple">Rosetta Scientists meet for progress repor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20385" xlink:type="simple">Argon find bodes well for Rosetta's noble mission</text:a></text:p>
          </table:table-cell>
          <table:table-cell table:style-name="ce29" office:value-type="date" office:date-value="2000-06-14" calcext:value-type="date">
            <text:p>2000-06-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20385" xlink:type="simple">Argon find bodes well for Rosetta's noble miss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9670" xlink:type="simple">ESA scientist Is highly honoured</text:a></text:p>
          </table:table-cell>
          <table:table-cell table:style-name="ce29" office:value-type="date" office:date-value="2000-05-26" calcext:value-type="date">
            <text:p>2000-05-2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9670" xlink:type="simple">ESA scientist Is highly honour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9565" xlink:type="simple">Rosetta arrives in Italy.</text:a></text:p>
          </table:table-cell>
          <table:table-cell table:style-name="ce29" office:value-type="date" office:date-value="2000-05-19" calcext:value-type="date">
            <text:p>2000-05-1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9565" xlink:type="simple">Rosetta arrives in Italy.</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8780" xlink:type="simple">Rosetta Lander springs into action</text:a></text:p>
          </table:table-cell>
          <table:table-cell table:style-name="ce29" office:value-type="date" office:date-value="2000-05-09" calcext:value-type="date">
            <text:p>2000-05-0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8780" xlink:type="simple">Rosetta Lander springs into ac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8520" xlink:type="simple">Rosetta STM feels hot and cold all over</text:a></text:p>
          </table:table-cell>
          <table:table-cell table:style-name="ce29" office:value-type="date" office:date-value="2000-05-03" calcext:value-type="date">
            <text:p>2000-05-0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8520" xlink:type="simple">Rosetta STM feels hot and cold all ov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98" xlink:type="simple">New Louvers ensure that Rosetta is real cool</text:a></text:p>
          </table:table-cell>
          <table:table-cell table:style-name="ce29" office:value-type="date" office:date-value="2000-03-23" calcext:value-type="date">
            <text:p>2000-03-2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98" xlink:type="simple">New Louvers ensure that Rosetta is real cool</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94" xlink:type="simple">Rosetta's Deep Space Link Down Under</text:a></text:p>
          </table:table-cell>
          <table:table-cell table:style-name="ce29" office:value-type="date" office:date-value="2000-03-03" calcext:value-type="date">
            <text:p>2000-03-0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94" xlink:type="simple">Rosetta's Deep Space Link Down Und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92" xlink:type="simple">Rosetta STM is 'all shook up'</text:a></text:p>
          </table:table-cell>
          <table:table-cell table:style-name="ce29" office:value-type="date" office:date-value="2000-02-21" calcext:value-type="date">
            <text:p>2000-02-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92" xlink:type="simple">Rosetta STM is 'all shook up'</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90" xlink:type="simple">Romantic rendezvous with Eros previews Rosetta's rock show</text:a></text:p>
          </table:table-cell>
          <table:table-cell table:style-name="ce29" office:value-type="date" office:date-value="2000-02-16" calcext:value-type="date">
            <text:p>2000-02-1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90" xlink:type="simple">Romantic rendezvous with Eros previews Rosetta's rock show</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88" xlink:type="simple">Rosetta STM passes acceleration trials</text:a></text:p>
          </table:table-cell>
          <table:table-cell table:style-name="ce29" office:value-type="date" office:date-value="2000-01-31" calcext:value-type="date">
            <text:p>2000-01-3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88" xlink:type="simple">Rosetta STM passes acceleration trial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85" xlink:type="simple">Launch challenge as Rosetta scientists meet for mission update</text:a></text:p>
          </table:table-cell>
          <table:table-cell table:style-name="ce29" office:value-type="date" office:date-value="2000-01-24" calcext:value-type="date">
            <text:p>2000-01-2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85" xlink:type="simple">Launch challenge as Rosetta scientists meet for mission updat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82" xlink:type="simple">Blanketed spacecraft ready for balance tests</text:a></text:p>
          </table:table-cell>
          <table:table-cell table:style-name="ce29" office:value-type="date" office:date-value="1999-12-15" calcext:value-type="date">
            <text:p>1999-12-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82" xlink:type="simple">Blanketed spacecraft ready for balance test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77" xlink:type="simple">Rosetta STM arrives at ESTEC</text:a></text:p>
          </table:table-cell>
          <table:table-cell table:style-name="ce29" office:value-type="date" office:date-value="1999-12-06" calcext:value-type="date">
            <text:p>1999-12-06</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77" xlink:type="simple">Rosetta STM arrives at ESTEC</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80" xlink:type="simple">Integral and Rosetta on show in Turin</text:a></text:p>
          </table:table-cell>
          <table:table-cell table:style-name="ce29" office:value-type="date" office:date-value="1999-11-24" calcext:value-type="date">
            <text:p>1999-11-2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80" xlink:type="simple">Integral and Rosetta on show in Turi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75" xlink:type="simple">Rosetta rises to meet the challenge</text:a></text:p>
          </table:table-cell>
          <table:table-cell table:style-name="ce29" office:value-type="date" office:date-value="1999-10-08" calcext:value-type="date">
            <text:p>1999-10-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75" xlink:type="simple">Rosetta rises to meet the challeng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71" xlink:type="simple">Assembly of Rosetta STM starts in Turin</text:a></text:p>
          </table:table-cell>
          <table:table-cell table:style-name="ce29" office:value-type="date" office:date-value="1999-09-20" calcext:value-type="date">
            <text:p>1999-09-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71" xlink:type="simple">Assembly of Rosetta STM starts in Turi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65" xlink:type="simple">Rosetta Comet Chaser on the move</text:a></text:p>
          </table:table-cell>
          <table:table-cell table:style-name="ce29" office:value-type="date" office:date-value="1999-08-18" calcext:value-type="date">
            <text:p>1999-08-1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65" xlink:type="simple">Rosetta Comet Chaser on the move</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60" xlink:type="simple">Rosetta takes shape in Finland</text:a></text:p>
          </table:table-cell>
          <table:table-cell table:style-name="ce29" office:value-type="date" office:date-value="1999-07-21" calcext:value-type="date">
            <text:p>1999-07-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60" xlink:type="simple">Rosetta takes shape in Finlan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58" xlink:type="simple">Rosetta team plans campaign for comet encounter</text:a></text:p>
          </table:table-cell>
          <table:table-cell table:style-name="ce29" office:value-type="date" office:date-value="1999-07-02" calcext:value-type="date">
            <text:p>1999-07-0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58" xlink:type="simple">Rosetta team plans campaign for comet encount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44" xlink:type="simple">ESA's Rosetta comet chaser unveiled in London</text:a></text:p>
          </table:table-cell>
          <table:table-cell table:style-name="ce29" office:value-type="date" office:date-value="1999-07-01" calcext:value-type="date">
            <text:p>1999-07-0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44" xlink:type="simple">ESA's Rosetta comet chaser unveiled in Lond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54" xlink:type="simple">Remarkable new images of Comet Wirtanen</text:a></text:p>
          </table:table-cell>
          <table:table-cell table:style-name="ce29" office:value-type="date" office:date-value="1999-07-01" calcext:value-type="date">
            <text:p>1999-07-0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54" xlink:type="simple">Remarkable new images of Comet Wirtane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41" xlink:type="simple">PR 20-1999: Rosetta - ESA's new comet chaser</text:a></text:p>
          </table:table-cell>
          <table:table-cell table:style-name="ce29" office:value-type="date" office:date-value="1999-06-18" calcext:value-type="date">
            <text:p>1999-06-1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41" xlink:type="simple">PR 20-1999: Rosetta - ESA's new comet chaser</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35" xlink:type="simple">Rosetta Lander put through its paces</text:a></text:p>
          </table:table-cell>
          <table:table-cell table:style-name="ce29" office:value-type="date" office:date-value="1999-05-10" calcext:value-type="date">
            <text:p>1999-05-1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35" xlink:type="simple">Rosetta Lander put through its pace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27" xlink:type="simple">Rosetta Lander unveiled</text:a></text:p>
          </table:table-cell>
          <table:table-cell table:style-name="ce29" office:value-type="date" office:date-value="1999-03-11" calcext:value-type="date">
            <text:p>1999-03-1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27" xlink:type="simple">Rosetta Lander unveil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22" xlink:type="simple">Rosetta prototype flies on Stardust</text:a></text:p>
          </table:table-cell>
          <table:table-cell table:style-name="ce29" office:value-type="date" office:date-value="1999-02-08" calcext:value-type="date">
            <text:p>1999-02-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22" xlink:type="simple">Rosetta prototype flies on Stardus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19" xlink:type="simple">Rosetta science working team reports excellent progress</text:a></text:p>
          </table:table-cell>
          <table:table-cell table:style-name="ce29" office:value-type="date" office:date-value="1999-01-20" calcext:value-type="date">
            <text:p>1999-01-2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19" xlink:type="simple">Rosetta science working team reports excellent progres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15" xlink:type="simple">Winners of the Rosetta children's competition</text:a></text:p>
          </table:table-cell>
          <table:table-cell table:style-name="ce29" office:value-type="date" office:date-value="1999-01-15" calcext:value-type="date">
            <text:p>1999-01-15</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15" xlink:type="simple">Winners of the Rosetta children's competi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11" xlink:type="simple">Xmas winner! Kids - keep the pictures coming!</text:a></text:p>
          </table:table-cell>
          <table:table-cell table:style-name="ce29" office:value-type="date" office:date-value="1998-12-18" calcext:value-type="date">
            <text:p>1998-12-1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11" xlink:type="simple">Xmas winner! Kids - keep the pictures coming!</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09" xlink:type="simple">Rosetta Passes Important Design Review</text:a></text:p>
          </table:table-cell>
          <table:table-cell table:style-name="ce29" office:value-type="date" office:date-value="1998-12-14" calcext:value-type="date">
            <text:p>1998-12-14</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09" xlink:type="simple">Rosetta Passes Important Design Review</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06" xlink:type="simple">Rosetta children's Christmas picture competition.</text:a></text:p>
          </table:table-cell>
          <table:table-cell table:style-name="ce29" office:value-type="date" office:date-value="1998-12-09" calcext:value-type="date">
            <text:p>1998-12-0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06" xlink:type="simple">Rosetta children's Christmas picture competition.</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02" xlink:type="simple">IPC gives go-ahead for Rosetta</text:a></text:p>
          </table:table-cell>
          <table:table-cell table:style-name="ce29" office:value-type="date" office:date-value="1998-11-30" calcext:value-type="date">
            <text:p>1998-11-30</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02" xlink:type="simple">IPC gives go-ahead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100" xlink:type="simple">Rosetta experiment reviews completed</text:a></text:p>
          </table:table-cell>
          <table:table-cell table:style-name="ce29" office:value-type="date" office:date-value="1998-10-29" calcext:value-type="date">
            <text:p>1998-10-29</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100" xlink:type="simple">Rosetta experiment reviews complete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096" xlink:type="simple">Contract signed for Rosetta deep space communications</text:a></text:p>
          </table:table-cell>
          <table:table-cell table:style-name="ce29" office:value-type="date" office:date-value="1998-09-22" calcext:value-type="date">
            <text:p>1998-09-2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096" xlink:type="simple">Contract signed for Rosetta deep space communication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092" xlink:type="simple">First observation of Comet Wirtanen with ESO/VLT</text:a></text:p>
          </table:table-cell>
          <table:table-cell table:style-name="ce29" office:value-type="date" office:date-value="1998-09-21" calcext:value-type="date">
            <text:p>1998-09-21</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092" xlink:type="simple">First observation of Comet Wirtanen with ESO/VL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090" xlink:type="simple">New asteroid targets for Rosetta</text:a></text:p>
          </table:table-cell>
          <table:table-cell table:style-name="ce29" office:value-type="date" office:date-value="1998-09-08" calcext:value-type="date">
            <text:p>1998-09-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090" xlink:type="simple">New asteroid targets for Rosetta</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12087" xlink:type="simple">Rosetta experiment reviews in progress</text:a></text:p>
          </table:table-cell>
          <table:table-cell table:style-name="ce29" office:value-type="date" office:date-value="1998-07-07" calcext:value-type="date">
            <text:p>1998-07-07</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12087" xlink:type="simple">Rosetta experiment reviews in progres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7227" xlink:type="simple">INFO 11-1997: ESA's Rosetta mission and the puzzles that Hale-Bopp left behind</text:a></text:p>
          </table:table-cell>
          <table:table-cell table:style-name="ce29" office:value-type="date" office:date-value="1997-04-03" calcext:value-type="date">
            <text:p>1997-04-03</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7227" xlink:type="simple">INFO 11-1997: ESA's Rosetta mission and the puzzles that Hale-Bopp left behind</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6861" xlink:type="simple">INFO 12-1995: European Space Science Scales New Heights</text:a></text:p>
          </table:table-cell>
          <table:table-cell table:style-name="ce29" office:value-type="date" office:date-value="1995-06-12" calcext:value-type="date">
            <text:p>1995-06-12</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6861" xlink:type="simple">INFO 12-1995: European Space Science Scales New Heights</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3" office:value-type="string" calcext:value-type="string">
            <text:p>Rosetta Mission</text:p>
          </table:table-cell>
          <table:table-cell table:style-name="ce3" office:value-type="string" calcext:value-type="string">
            <text:p><text:a xlink:href="http://sci.esa.int/science-e/www/object/index.cfm?fobjectid=36843" xlink:type="simple">PR 43-1993: ESA confirms ROSETTA and FIRST</text:a></text:p>
          </table:table-cell>
          <table:table-cell table:style-name="ce29" office:value-type="date" office:date-value="1993-11-08" calcext:value-type="date">
            <text:p>1993-11-08</text:p>
          </table:table-cell>
          <table:table-cell table:style-name="ce36" office:value-type="string" calcext:value-type="string">
            <text:p>ESA </text:p>
            <text:p>http://sci.esa.int/rosetta/31211-news-archive/?farchive_objecttypeid=12&amp;farchive_objectid=30910</text:p>
          </table:table-cell>
          <table:table-cell table:style-name="ce48" office:value-type="string" calcext:value-type="string">
            <text:p><text:a xlink:href="http://sci.esa.int/science-e/www/object/index.cfm?fobjectid=36843" xlink:type="simple">PR 43-1993: ESA confirms ROSETTA and FIRST</text:a></text:p>
          </table:table-cell>
          <table:table-cell table:style-name="ce40" office:value-type="string" calcext:value-type="string">
            <text:p><text:a xlink:href="https://pdssbn.astro.umd.edu/data_sb/missions/rosetta/index.shtml" xlink:type="simple">https://pdssbn.astro.umd.edu/data_sb/missions/rosetta/index.shtml</text:a></text:p>
          </table:table-cell>
          <table:table-cell table:style-name="ce36" table:number-columns-repeated="2"/>
          <table:table-cell table:number-columns-repeated="1016"/>
        </table:table-row>
        <table:table-row table:style-name="ro1">
          <table:table-cell table:style-name="ce6"/>
          <table:table-cell table:style-name="ce6" office:value-type="string" calcext:value-type="string">
            <text:p>Stardust Mission</text:p>
          </table:table-cell>
          <table:table-cell table:style-name="ce23"/>
          <table:table-cell table:style-name="ce35"/>
          <table:table-cell table:style-name="ce56"/>
          <table:table-cell table:style-name="ce35" table:number-columns-repeated="24"/>
          <table:table-cell table:number-columns-repeated="995"/>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115.html" xlink:type="simple">NASA Researchers Make First Discovery of Life's Building Block in Comet (August 17, 2009)</text:a></text:p>
          </table:table-cell>
          <table:table-cell table:style-name="ce30" office:value-type="date" office:date-value="2008-09-25" calcext:value-type="date">
            <text:p>2008-09-2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115.html" xlink:type="simple">NASA Researchers Make First Discovery of Life's Building Block in Comet (August 17, 2009)</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114.html" xlink:type="simple">NASA Stardust Capsule To Go On Display At Smithsonian (September 25, 2008)</text:a></text:p>
          </table:table-cell>
          <table:table-cell table:style-name="ce30" office:value-type="date" office:date-value="2006-10-30" calcext:value-type="date">
            <text:p>2006-10-3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114.html" xlink:type="simple">NASA Stardust Capsule To Go On Display At Smithsonian (September 25, 2008)</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1030.html" xlink:type="simple">Stardust Gets NExT Mission (October 30, 2006)</text:a></text:p>
          </table:table-cell>
          <table:table-cell table:style-name="ce30" office:value-type="date" office:date-value="2006-10-30" calcext:value-type="date">
            <text:p>2006-10-3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1030.html" xlink:type="simple">Stardust Gets NExT Mission (October 30,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tardustathome.ssl.berkeley.edu/" xlink:type="simple">Stardust@Home is Launching (July 31, 2006)</text:a></text:p>
          </table:table-cell>
          <table:table-cell table:style-name="ce30" office:value-type="date" office:date-value="2006-07-31" calcext:value-type="date">
            <text:p>2006-07-3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tardustathome.ssl.berkeley.edu/" xlink:type="simple">Stardust@Home is Launching (July 31,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512.html" xlink:type="simple">Stardust Update from Dr. Donald Brownlee (May 12, 2006)</text:a></text:p>
          </table:table-cell>
          <table:table-cell table:style-name="ce30" office:value-type="date" office:date-value="2006-05-12" calcext:value-type="date">
            <text:p>2006-05-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512.html" xlink:type="simple">Stardust Update from Dr. Donald Brownlee (May 12,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313.html" xlink:type="simple">Stardust Findings May Alter View of Comet Formation (NASA - March 13, 2006)</text:a></text:p>
          </table:table-cell>
          <table:table-cell table:style-name="ce30" office:value-type="date" office:date-value="2006-03-13" calcext:value-type="date">
            <text:p>2006-03-13</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313.html" xlink:type="simple">Stardust Findings May Alter View of Comet Formation (NASA - March 13,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uwnews.org/article.asp?articleID=23093" xlink:type="simple">Comet from Coldest Spot in Solar System has Material from Hottest Places (University of Washtington - March 13, 2006)</text:a></text:p>
          </table:table-cell>
          <table:table-cell table:style-name="ce30" office:value-type="date" office:date-value="2006-03-13" calcext:value-type="date">
            <text:p>2006-03-13</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uwnews.org/article.asp?articleID=23093" xlink:type="simple">Comet from Coldest Spot in Solar System has Material from Hottest Places (University of Washtington - March 13,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221.html" xlink:type="simple">Valentine's Day Surprise - Dr. Peter Tsou (Johnson Space Center - February 21, 2006)</text:a></text:p>
          </table:table-cell>
          <table:table-cell table:style-name="ce30" office:value-type="date" office:date-value="2006-02-21" calcext:value-type="date">
            <text:p>2006-02-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221.html" xlink:type="simple">Valentine's Day Surprise - Dr. Peter Tsou (Johnson Space Center - February 21,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2006_aaas.html" xlink:type="simple">Images from AAAS (February 7, 2006)</text:a></text:p>
          </table:table-cell>
          <table:table-cell table:style-name="ce30" office:value-type="date" office:date-value="2006-02-07" calcext:value-type="date">
            <text:p>2006-02-0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2006_aaas.html" xlink:type="simple">Images from AAAS (February 7,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207.html" xlink:type="simple">Stardust Update from Dr. Peter Tsou (Johnson Space Center - February 7, 2006)</text:a></text:p>
          </table:table-cell>
          <table:table-cell table:style-name="ce30" office:value-type="date" office:date-value="2006-02-07" calcext:value-type="date">
            <text:p>2006-02-0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207.html" xlink:type="simple">Stardust Update from Dr. Peter Tsou (Johnson Space Center - February 7,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31.html" xlink:type="simple">Stardust Update from Dr. Peter Tsou (Johnson Space Center - January 31, 2006)</text:a></text:p>
          </table:table-cell>
          <table:table-cell table:style-name="ce30" office:value-type="date" office:date-value="2006-01-31" calcext:value-type="date">
            <text:p>2006-01-3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31.html" xlink:type="simple">Stardust Update from Dr. Peter Tsou (Johnson Space Center - January 31,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30.html" xlink:type="simple">Stardust Placed in Hibernation (Jet Propulsion Laboratory - January 30, 2006)</text:a></text:p>
          </table:table-cell>
          <table:table-cell table:style-name="ce30" office:value-type="date" office:date-value="2006-01-30" calcext:value-type="date">
            <text:p>2006-01-3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30.html" xlink:type="simple">Stardust Placed in Hibernation (Jet Propulsion Laboratory - January 30,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photo/stardust_reentry.html" xlink:type="simple">Stardust Capsules Reentry Movie now available.</text:a></text:p>
          </table:table-cell>
          <table:table-cell table:style-name="ce30" office:value-type="date" office:date-value="2006-01-27" calcext:value-type="date">
            <text:p>2006-01-2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photo/stardust_reentry.html" xlink:type="simple">Stardust Capsules Reentry Movie now available.</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25.html" xlink:type="simple">Stardust Update from Dr. Peter Tsou (Johnson Space Center - January 25, 2006)</text:a></text:p>
          </table:table-cell>
          <table:table-cell table:style-name="ce30" office:value-type="date" office:date-value="2006-01-25" calcext:value-type="date">
            <text:p>2006-01-2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25.html" xlink:type="simple">Stardust Update from Dr. Peter Tsou (Johnson Space Center - January 25,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18.html" xlink:type="simple">Scientists Confirm Comet Samples (Johnson Space Center - January 19, 2006)</text:a></text:p>
          </table:table-cell>
          <table:table-cell table:style-name="ce30" office:value-type="date" office:date-value="2006-01-19" calcext:value-type="date">
            <text:p>2006-01-1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18.html" xlink:type="simple">Scientists Confirm Comet Samples (Johnson Space Center - January 19,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cc/tsou_060118.qtl" xlink:type="simple">Dr. Peter Tsou Interview (January 18, 2006)</text:a></text:p>
          </table:table-cell>
          <table:table-cell table:style-name="ce30" office:value-type="date" office:date-value="2006-01-18" calcext:value-type="date">
            <text:p>2006-01-1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cc/tsou_060118.qtl" xlink:type="simple">Dr. Peter Tsou Interview (January 18,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17.html" xlink:type="simple">Stardust Capsule Arrives at Houston (Johnson Space Center - January 17, 2006)</text:a></text:p>
          </table:table-cell>
          <table:table-cell table:style-name="ce30" office:value-type="date" office:date-value="2006-01-17" calcext:value-type="date">
            <text:p>2006-01-1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17.html" xlink:type="simple">Stardust Capsule Arrives at Houston (Johnson Space Center - January 17,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15.html" xlink:type="simple">NASA's Comet Tale Draws to a Successful Close in Utah Desert (NASA - January 14, 2006)</text:a></text:p>
          </table:table-cell>
          <table:table-cell table:style-name="ce30" office:value-type="date" office:date-value="2006-01-15" calcext:value-type="date">
            <text:p>2006-01-1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15.html" xlink:type="simple">NASA's Comet Tale Draws to a Successful Close in Utah Desert (NASA - January 14,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14.html" xlink:type="simple">Stardust Passes Moon, Just Hours Away From Earth Return (NASA - January 14, 2006)</text:a></text:p>
          </table:table-cell>
          <table:table-cell table:style-name="ce30" office:value-type="date" office:date-value="2006-01-14" calcext:value-type="date">
            <text:p>2006-01-14</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14.html" xlink:type="simple">Stardust Passes Moon, Just Hours Away From Earth Return (NASA - January 14,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12.html" xlink:type="simple">Stardust on Final Approach For Landing (NASA - January 12, 2006)</text:a></text:p>
          </table:table-cell>
          <table:table-cell table:style-name="ce30" office:value-type="date" office:date-value="2006-01-12" calcext:value-type="date">
            <text:p>2006-01-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12.html" xlink:type="simple">Stardust on Final Approach For Landing (NASA - January 12,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105.html" xlink:type="simple">Stardust's Final Hours (January 12, 2006)</text:a></text:p>
          </table:table-cell>
          <table:table-cell table:style-name="ce30" office:value-type="date" office:date-value="2006-01-12" calcext:value-type="date">
            <text:p>2006-01-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105.html" xlink:type="simple">Stardust's Final Hours (January 12,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mission/src_timeline.html%3EStardust%20Return%20Capsule%20Timeline%3C/a%3E(January%2012,%202006)%3C/ul%3E%3CP%3E%3CB%3E%3CFONT%20SIZE=+1%3EJanuary%206,%202006%3C/FONT%3E%3C/B%3E%3C/P%3E%3Cul%3E%3Cli%3E%3CA%20HREF=" xlink:type="simple">Stardust Capsule Will Be Visible in Northwest USA (Stardust Project - January 6, 2006)</text:a></text:p>
          </table:table-cell>
          <table:table-cell table:style-name="ce30" office:value-type="date" office:date-value="2006-01-06" calcext:value-type="date">
            <text:p>2006-01-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mission/src_timeline.html%3EStardust%20Return%20Capsule%20Timeline%3C/a%3E(January%2012,%202006)%3C/ul%3E%3CP%3E%3CB%3E%3CFONT%20SIZE=+1%3EJanuary%206,%202006%3C/FONT%3E%3C/B%3E%3C/P%3E%3Cul%3E%3Cli%3E%3CA%20HREF=" xlink:type="simple">Stardust Capsule Will Be Visible in Northwest USA (Stardust Project - January 6,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60105.html" xlink:type="simple">Stardust Successfully Performs Maneuver For Earth Return (NASA - January 5, 2006)</text:a></text:p>
          </table:table-cell>
          <table:table-cell table:style-name="ce30" office:value-type="date" office:date-value="2006-01-05" calcext:value-type="date">
            <text:p>2006-01-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60105.html" xlink:type="simple">Stardust Successfully Performs Maneuver For Earth Return (NASA - January 5, 2006)</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nasa.gov/home/hqnews/2005/dec/HQ_05562_Stardust_update.html" xlink:type="simple">NASA Prepares for Return of Interstellar Cargo (NASA - December 21, 2005)</text:a></text:p>
          </table:table-cell>
          <table:table-cell table:style-name="ce30" office:value-type="date" office:date-value="2005-12-21" calcext:value-type="date">
            <text:p>2005-12-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nasa.gov/home/hqnews/2005/dec/HQ_05562_Stardust_update.html" xlink:type="simple">NASA Prepares for Return of Interstellar Cargo (NASA - December 21, 2005)</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40106.html" xlink:type="simple">The Calm After the Cometary Storm (JPL - January 6, 2004)</text:a></text:p>
          </table:table-cell>
          <table:table-cell table:style-name="ce30" office:value-type="date" office:date-value="2004-01-06" calcext:value-type="date">
            <text:p>2004-01-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40106.html" xlink:type="simple">The Calm After the Cometary Storm (JPL - January 6, 2004)</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40102.html" xlink:type="simple">Stardust Makes Great Catch...Heads for Touchdown (NASA - January 2, 2004)</text:a></text:p>
          </table:table-cell>
          <table:table-cell table:style-name="ce30" office:value-type="date" office:date-value="2004-01-02" calcext:value-type="date">
            <text:p>2004-01-0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40102.html" xlink:type="simple">Stardust Makes Great Catch...Heads for Touchdown (NASA - January 2, 2004)</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31230.html" xlink:type="simple">NASA Comet Hunter Closing on Quarry (JPL - December 30, 2003)</text:a></text:p>
          </table:table-cell>
          <table:table-cell table:style-name="ce30" office:value-type="date" office:date-value="2003-12-30" calcext:value-type="date">
            <text:p>2003-12-3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31230.html" xlink:type="simple">NASA Comet Hunter Closing on Quarry (JPL - December 30, 2003)</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6.html" xlink:type="simple">Stardust Pinpoints Where the Wild Thing Is (JPL - December 1, 2003)</text:a></text:p>
          </table:table-cell>
          <table:table-cell table:style-name="ce30" office:value-type="date" office:date-value="2003-12-19" calcext:value-type="date">
            <text:p>2003-12-1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6.html" xlink:type="simple">Stardust Pinpoints Where the Wild Thing Is (JPL - December 1, 2003)</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washington.edu/newsroom/news/2003archive/12-03archive/k121903.html" xlink:type="simple">Comet Encounter Is Key Moment in UW Astronomer's Long Scientific Quest(University of Washington - December 19, 2003)</text:a></text:p>
          </table:table-cell>
          <table:table-cell table:style-name="ce30" office:value-type="date" office:date-value="2003-12-19" calcext:value-type="date">
            <text:p>2003-12-1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washington.edu/newsroom/news/2003archive/12-03archive/k121903.html" xlink:type="simple">Comet Encounter Is Key Moment in UW Astronomer's Long Scientific Quest(University of Washington - December 19, 2003)</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6.html" xlink:type="simple">Stardust Pinpoints Where the Wild Thing Is (JPL - December 1, 2003)</text:a></text:p>
          </table:table-cell>
          <table:table-cell table:style-name="ce30" office:value-type="date" office:date-value="2003-12-01" calcext:value-type="date">
            <text:p>2003-12-0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6.html" xlink:type="simple">Stardust Pinpoints Where the Wild Thing Is (JPL - December 1, 2003)</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4.html" xlink:type="simple">STARDUST Successfully Images Asteroid Annefrank During Dress Rehearsal (November 4, 2002)</text:a></text:p>
          </table:table-cell>
          <table:table-cell table:style-name="ce30" office:value-type="date" office:date-value="2002-11-04" calcext:value-type="date">
            <text:p>2002-11-04</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4.html" xlink:type="simple">STARDUST Successfully Images Asteroid Annefrank During Dress Rehearsal (November 4,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washington.edu/newsroom/news/2002archive/10-02archive/k102802.html" xlink:type="simple">Flyby Of Annefrank Asteroid To Help Stardust Prepare For Primary Mission(University of Washington - October 28, 2002)</text:a></text:p>
          </table:table-cell>
          <table:table-cell table:style-name="ce30" office:value-type="date" office:date-value="2002-10-28" calcext:value-type="date">
            <text:p>2002-10-2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washington.edu/newsroom/news/2002archive/10-02archive/k102802.html" xlink:type="simple">Flyby Of Annefrank Asteroid To Help Stardust Prepare For Primary Mission(University of Washington - October 28,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21016.html" xlink:type="simple">Stardust Will Fly By Asteroid Annefrank Next Month (Jet Propulsion Laboratory - October 16, 2002)</text:a></text:p>
          </table:table-cell>
          <table:table-cell table:style-name="ce30" office:value-type="date" office:date-value="2002-10-16" calcext:value-type="date">
            <text:p>2002-10-1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21016.html" xlink:type="simple">Stardust Will Fly By Asteroid Annefrank Next Month (Jet Propulsion Laboratory - October 16,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tardust.wustl.edu/CDA.html" xlink:type="simple">International Conference: Cometary Dust In Astrophysics (University of Washington - August 24, 2002)</text:a></text:p>
          </table:table-cell>
          <table:table-cell table:style-name="ce30" office:value-type="date" office:date-value="2002-08-24" calcext:value-type="date">
            <text:p>2002-08-24</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tardust.wustl.edu/CDA.html" xlink:type="simple">International Conference: Cometary Dust In Astrophysics (University of Washington - August 24,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20806.html" xlink:type="simple">Stardust Spacecraft Reaches For Cosmic Dust (JPL - August 6, 2002)</text:a></text:p>
          </table:table-cell>
          <table:table-cell table:style-name="ce30" office:value-type="date" office:date-value="2002-08-06" calcext:value-type="date">
            <text:p>2002-08-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20806.html" xlink:type="simple">Stardust Spacecraft Reaches For Cosmic Dust (JPL - August 6,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solar_system/features/spain_dsn.html" xlink:type="simple">New Spanish Dish Will Aid Interplanetary Communications (Jet Propulsion Laboratory - July 8, 2002)</text:a></text:p>
          </table:table-cell>
          <table:table-cell table:style-name="ce30" office:value-type="date" office:date-value="2002-07-08" calcext:value-type="date">
            <text:p>2002-07-0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solar_system/features/spain_dsn.html" xlink:type="simple">New Spanish Dish Will Aid Interplanetary Communications (Jet Propulsion Laboratory - July 8,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2/release_2002_137.html" xlink:type="simple">JPL Navigators Drive Two-For-One Comet Mission (Jet Propulsion Laboratory - July 1, 2002)</text:a></text:p>
          </table:table-cell>
          <table:table-cell table:style-name="ce30" office:value-type="date" office:date-value="2002-07-01" calcext:value-type="date">
            <text:p>2002-07-0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2/release_2002_137.html" xlink:type="simple">JPL Navigators Drive Two-For-One Comet Mission (Jet Propulsion Laboratory - July 1,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cfa-www.harvard.edu/press/pr0216.html" xlink:type="simple">At 95, Fred Whipple Embarks On Out-Of-This-World Tour (Harvard-Smithsonian Center for Astrophysic - June 28, 2002)</text:a></text:p>
          </table:table-cell>
          <table:table-cell table:style-name="ce30" office:value-type="date" office:date-value="2002-06-28" calcext:value-type="date">
            <text:p>2002-06-2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cfa-www.harvard.edu/press/pr0216.html" xlink:type="simple">At 95, Fred Whipple Embarks On Out-Of-This-World Tour (Harvard-Smithsonian Center for Astrophysic - June 28,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20621.html" xlink:type="simple">STARDUST Status Report (June 21, 2002)</text:a></text:p>
          </table:table-cell>
          <table:table-cell table:style-name="ce30" office:value-type="date" office:date-value="2002-06-21" calcext:value-type="date">
            <text:p>2002-06-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20621.html" xlink:type="simple">STARDUST Status Report (June 21,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esa.int/export/esaCP/ESA7G3OED2D_index_0.html" xlink:type="simple">Stardust Tests New ESA Deep-Space Ground Station In Australia (European Space Agency - June 21, 2002)</text:a></text:p>
          </table:table-cell>
          <table:table-cell table:style-name="ce30" office:value-type="date" office:date-value="2002-06-21" calcext:value-type="date">
            <text:p>2002-06-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esa.int/export/esaCP/ESA7G3OED2D_index_0.html" xlink:type="simple">Stardust Tests New ESA Deep-Space Ground Station In Australia (European Space Agency - June 21,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esoc.esa.de/pr/pressroom/pressroom.php3?view_news=90" xlink:type="simple">ESA's New 35-Meter Deep Space Ground Station Successfully Tracks Stardust Spacecraft (European Space Agency - June 17, 2002)</text:a></text:p>
          </table:table-cell>
          <table:table-cell table:style-name="ce30" office:value-type="date" office:date-value="2002-06-18" calcext:value-type="date">
            <text:p>2002-06-1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esoc.esa.de/pr/pressroom/pressroom.php3?view_news=90" xlink:type="simple">ESA's New 35-Meter Deep Space Ground Station Successfully Tracks Stardust Spacecraft (European Space Agency - June 17,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events/lectures/jun02.html" xlink:type="simple">Free Lectures: Comets, Asteroids and the Interplanetary Shooting Gallery (Jet Propulsion Laboratory - June 12, 2002)</text:a></text:p>
          </table:table-cell>
          <table:table-cell table:style-name="ce30" office:value-type="date" office:date-value="2002-06-12" calcext:value-type="date">
            <text:p>2002-06-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events/lectures/jun02.html" xlink:type="simple">Free Lectures: Comets, Asteroids and the Interplanetary Shooting Gallery (Jet Propulsion Laboratory - June 12,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2.html" xlink:type="simple">NASA's Air Traffic Controller (Jet Propulsion Laboratory - May 10, 2002)</text:a></text:p>
          </table:table-cell>
          <table:table-cell table:style-name="ce30" office:value-type="date" office:date-value="2002-05-10" calcext:value-type="date">
            <text:p>2002-05-1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2.html" xlink:type="simple">NASA's Air Traffic Controller (Jet Propulsion Laboratory - May 10,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3.html" xlink:type="simple">Guinness Records Names JPL's Aerogel World's Lightest Solid (Jet Propulsion Laboratory - May 7, 2002)</text:a></text:p>
          </table:table-cell>
          <table:table-cell table:style-name="ce30" office:value-type="date" office:date-value="2002-05-07" calcext:value-type="date">
            <text:p>2002-05-0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3.html" xlink:type="simple">Guinness Records Names JPL's Aerogel World's Lightest Solid (Jet Propulsion Laboratory - May 7,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2/release_2002_99.html" xlink:type="simple">Where On Earth Can You See Planetary Spacecraft? (Jet Propulsion Laboratory - April 25, 2002)</text:a></text:p>
          </table:table-cell>
          <table:table-cell table:style-name="ce30" office:value-type="date" office:date-value="2002-04-25" calcext:value-type="date">
            <text:p>2002-04-2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2/release_2002_99.html" xlink:type="simple">Where On Earth Can You See Planetary Spacecraft? (Jet Propulsion Laboratory - April 25,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1.html" xlink:type="simple">Stardust Sets New Distance Record (Jet Propulsion Laboratory - April 18, 2002)</text:a></text:p>
          </table:table-cell>
          <table:table-cell table:style-name="ce30" office:value-type="date" office:date-value="2002-04-18" calcext:value-type="date">
            <text:p>2002-04-1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1.html" xlink:type="simple">Stardust Sets New Distance Record (Jet Propulsion Laboratory - April 18,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news.cornell.edu/releases/April02/shoemaker.comets.ssl.html" xlink:type="simple">Comet Hunter Carolyn Shoemaker To Speak At Cornell On April 21 (Cornell University - April 11, 2002)</text:a></text:p>
          </table:table-cell>
          <table:table-cell table:style-name="ce30" office:value-type="date" office:date-value="2002-04-12" calcext:value-type="date">
            <text:p>2002-04-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news.cornell.edu/releases/April02/shoemaker.comets.ssl.html" xlink:type="simple">Comet Hunter Carolyn Shoemaker To Speak At Cornell On April 21 (Cornell University - April 11,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2/release_2002_80.html" xlink:type="simple">Deep Space 1 Finds Comet Borrelly Has Hot, Dry Surface (Jet Propulsion Laboratory - April 5, 2002)</text:a></text:p>
          </table:table-cell>
          <table:table-cell table:style-name="ce30" office:value-type="date" office:date-value="2002-04-05" calcext:value-type="date">
            <text:p>2002-04-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2/release_2002_80.html" xlink:type="simple">Deep Space 1 Finds Comet Borrelly Has Hot, Dry Surface (Jet Propulsion Laboratory - April 5,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technology.jpl.nasa.gov/features/aerogel.html" xlink:type="simple">Ideas That Gel (Jet Propulsion Laboratory - February 11, 2002)</text:a></text:p>
          </table:table-cell>
          <table:table-cell table:style-name="ce30" office:value-type="date" office:date-value="2002-02-11" calcext:value-type="date">
            <text:p>2002-02-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technology.jpl.nasa.gov/features/aerogel.html" xlink:type="simple">Ideas That Gel (Jet Propulsion Laboratory - February 11,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90.html" xlink:type="simple">NASA's Blazing the Trail to Further Understand Comets (JPL - January 10, 2002)</text:a></text:p>
          </table:table-cell>
          <table:table-cell table:style-name="ce30" office:value-type="date" office:date-value="2002-01-10" calcext:value-type="date">
            <text:p>2002-01-1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90.html" xlink:type="simple">NASA's Blazing the Trail to Further Understand Comets (JPL - January 10, 2002)</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124.html" xlink:type="simple">Deep Space 1 Says Farewell (JPL Universe - December 7, 2001)</text:a></text:p>
          </table:table-cell>
          <table:table-cell table:style-name="ce30" office:value-type="date" office:date-value="2001-12-12" calcext:value-type="date">
            <text:p>2001-12-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124.html" xlink:type="simple">Deep Space 1 Says Farewell (JPL Universe - December 7,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1/release_2001_229.html" xlink:type="simple">Comet Borrelly Rocks and Rolls In Simple Movie (Jet Propulsion Laboratory - November 29, 2001)</text:a></text:p>
          </table:table-cell>
          <table:table-cell table:style-name="ce30" office:value-type="date" office:date-value="2001-11-29" calcext:value-type="date">
            <text:p>2001-11-2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1/release_2001_229.html" xlink:type="simple">Comet Borrelly Rocks and Rolls In Simple Movie (Jet Propulsion Laboratory - November 29,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9.html" xlink:type="simple">Stardust Sets New Record For Solar-Powered Spacecraft (JPL - October 5, 2001)</text:a></text:p>
          </table:table-cell>
          <table:table-cell table:style-name="ce30" office:value-type="date" office:date-value="2001-10-05" calcext:value-type="date">
            <text:p>2001-10-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9.html" xlink:type="simple">Stardust Sets New Record For Solar-Powered Spacecraft (JPL - October 5,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1/release_2001_190.html" xlink:type="simple">Deep Space 1 Captures Best-Ever View Of Comet's Core (Jet Propulsion Laboratory - September 25, 2001)</text:a></text:p>
          </table:table-cell>
          <table:table-cell table:style-name="ce30" office:value-type="date" office:date-value="2001-09-25" calcext:value-type="date">
            <text:p>2001-09-2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1/release_2001_190.html" xlink:type="simple">Deep Space 1 Captures Best-Ever View Of Comet's Core (Jet Propulsion Laboratory - September 25,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1/release_2001_189.html" xlink:type="simple">Deep Space 1 Successfully Flies By Comet Borrelly (Jet Propulsion Laboratory - September 22, 2001)</text:a></text:p>
          </table:table-cell>
          <table:table-cell table:style-name="ce30" office:value-type="date" office:date-value="2001-09-22" calcext:value-type="date">
            <text:p>2001-09-2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1/release_2001_189.html" xlink:type="simple">Deep Space 1 Successfully Flies By Comet Borrelly (Jet Propulsion Laboratory - September 22,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1/release_2001_187.html" xlink:type="simple">Deep Space 1 Attempts To Earn Extra Credit At Comet (JPL - September 18, 2001)</text:a></text:p>
          </table:table-cell>
          <table:table-cell table:style-name="ce30" office:value-type="date" office:date-value="2001-09-18" calcext:value-type="date">
            <text:p>2001-09-1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1/release_2001_187.html" xlink:type="simple">Deep Space 1 Attempts To Earn Extra Credit At Comet (JPL - September 18,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cience.nasa.gov/headlines/y2001/ast19sep_1.htm" xlink:type="simple">The Continuing Adventures of Deep Space 1 (NASA Science News - September 18, 2001)</text:a></text:p>
          </table:table-cell>
          <table:table-cell table:style-name="ce30" office:value-type="date" office:date-value="2001-09-18" calcext:value-type="date">
            <text:p>2001-09-1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cience.nasa.gov/headlines/y2001/ast19sep_1.htm" xlink:type="simple">The Continuing Adventures of Deep Space 1 (NASA Science News - September 18,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7.html" xlink:type="simple">"Stardust Goes to Camp" with the San Gabriel Valley Council of Boy Scouts (JPL - July 3, 2001)</text:a></text:p>
          </table:table-cell>
          <table:table-cell table:style-name="ce30" office:value-type="date" office:date-value="2001-07-03" calcext:value-type="date">
            <text:p>2001-07-03</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7.html" xlink:type="simple">"Stardust Goes to Camp" with the San Gabriel Valley Council of Boy Scouts (JPL - July 3,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cience.nasa.gov/headlines/y2001/ast06jun_1.htm" xlink:type="simple">The Deep Space Network (NASA Science News - June 6, 2001)</text:a></text:p>
          </table:table-cell>
          <table:table-cell table:style-name="ce30" office:value-type="date" office:date-value="2001-06-06" calcext:value-type="date">
            <text:p>2001-06-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cience.nasa.gov/headlines/y2001/ast06jun_1.htm" xlink:type="simple">The Deep Space Network (NASA Science News - June 6,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ftp://ftp.hq.nasa.gov/pub/pao/pressrel/2001/01-099.txt" xlink:type="simple">NASA Gives Green Light For Deep Impact Mission Development (NASA - May 24, 2001)</text:a></text:p>
          </table:table-cell>
          <table:table-cell table:style-name="ce30" office:value-type="date" office:date-value="2001-05-24" calcext:value-type="date">
            <text:p>2001-05-24</text:p>
          </table:table-cell>
          <table:table-cell table:style-name="ce36" office:value-type="string" calcext:value-type="string">
            <text:p>JPL</text:p>
            <text:p>https://stardust.jpl.nasa.gov/news/press.html</text:p>
          </table:table-cell>
          <table:table-cell table:style-name="ce40" office:value-type="string" calcext:value-type="string">
            <text:p><text:a xlink:href="ftp://ftp.hq.nasa.gov/pub/pao/pressrel/2001/01-099.txt" xlink:type="simple">NASA Gives Green Light For Deep Impact Mission Development (NASA - May 24,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1/ds1.html" xlink:type="simple">Deep Space 1 Loads Up For Trek To Comet (JPL - March 20, 2001)</text:a></text:p>
          </table:table-cell>
          <table:table-cell table:style-name="ce30" office:value-type="date" office:date-value="2001-03-20" calcext:value-type="date">
            <text:p>2001-03-2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1/ds1.html" xlink:type="simple">Deep Space 1 Loads Up For Trek To Comet (JPL - March 20,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10319.html" xlink:type="simple">Stardust Team Develops Technique to Keep Camera Clear (JPL - March 19, 2001)</text:a></text:p>
          </table:table-cell>
          <table:table-cell table:style-name="ce30" office:value-type="date" office:date-value="2001-03-19" calcext:value-type="date">
            <text:p>2001-03-1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10319.html" xlink:type="simple">Stardust Team Develops Technique to Keep Camera Clear (JPL - March 19,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1/oort.html" xlink:type="simple">Comet Collisions: Only The Strong Survived? (JPL - January 31, 2001)</text:a></text:p>
          </table:table-cell>
          <table:table-cell table:style-name="ce30" office:value-type="date" office:date-value="2001-01-31" calcext:value-type="date">
            <text:p>2001-01-3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1/oort.html" xlink:type="simple">Comet Collisions: Only The Strong Survived? (JPL - January 31,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10116.html" xlink:type="simple">Comet mission envisioned through the eyes of high school students (JPL - January 16, 2001)</text:a></text:p>
          </table:table-cell>
          <table:table-cell table:style-name="ce30" office:value-type="date" office:date-value="2001-01-16" calcext:value-type="date">
            <text:p>2001-01-1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10116.html" xlink:type="simple">Comet mission envisioned through the eyes of high school students (JPL - January 16,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10111.html" xlink:type="simple">STARDUST Can See Clearly Now -- Just Before Earth Flyby (JPL - January 11, 2001)</text:a></text:p>
          </table:table-cell>
          <table:table-cell table:style-name="ce30" office:value-type="date" office:date-value="2001-01-11" calcext:value-type="date">
            <text:p>2001-01-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10111.html" xlink:type="simple">STARDUST Can See Clearly Now -- Just Before Earth Flyby (JPL - January 11,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vision.html" xlink:type="simple">STARDUST Vision Nearly Restored (JPL - January 11, 2001)</text:a></text:p>
          </table:table-cell>
          <table:table-cell table:style-name="ce30" office:value-type="date" office:date-value="2001-01-11" calcext:value-type="date">
            <text:p>2001-01-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vision.html" xlink:type="simple">STARDUST Vision Nearly Restored (JPL - January 11, 2001)</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01121.html" xlink:type="simple">STARDUST Spacecraft Encounters Solar Flare (JPL - November 21, 2000)</text:a></text:p>
          </table:table-cell>
          <table:table-cell table:style-name="ce30" office:value-type="date" office:date-value="2000-11-21" calcext:value-type="date">
            <text:p>2000-11-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01121.html" xlink:type="simple">STARDUST Spacecraft Encounters Solar Flare (JPL - November 2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olarflare.html" xlink:type="simple">STARDUST Spacecraft is "Temporarily Blinded" by Solar Flare (JPL - November 21, 2000)</text:a></text:p>
          </table:table-cell>
          <table:table-cell table:style-name="ce30" office:value-type="date" office:date-value="2000-11-21" calcext:value-type="date">
            <text:p>2000-11-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olarflare.html" xlink:type="simple">STARDUST Spacecraft is "Temporarily Blinded" by Solar Flare (JPL - November 2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0/leonids.html" xlink:type="simple">Look To Leonids For Stunning Sky (JPL - November 16, 2000)</text:a></text:p>
          </table:table-cell>
          <table:table-cell table:style-name="ce30" office:value-type="date" office:date-value="2000-11-16" calcext:value-type="date">
            <text:p>2000-11-1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0/leonids.html" xlink:type="simple">Look To Leonids For Stunning Sky (JPL - November 16,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1.msfc.nasa.gov/NEWSROOM/news/releases/2000/00-311.html" xlink:type="simple">North America's East Coast May Offer Best View Of Leonids Meteor Shower(Marshall Space Flight Center - November 8, 2000)</text:a></text:p>
          </table:table-cell>
          <table:table-cell table:style-name="ce30" office:value-type="date" office:date-value="2000-11-09" calcext:value-type="date">
            <text:p>2000-11-0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1.msfc.nasa.gov/NEWSROOM/news/releases/2000/00-311.html" xlink:type="simple">North America's East Coast May Offer Best View Of Leonids Meteor Shower(Marshall Space Flight Center - November 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26oct_1.htm" xlink:type="simple">Lunar Leonids 2000 (NASA Science News - October 26, 2000)</text:a></text:p>
          </table:table-cell>
          <table:table-cell table:style-name="ce30" office:value-type="date" office:date-value="2000-10-26" calcext:value-type="date">
            <text:p>2000-10-2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26oct_1.htm" xlink:type="simple">Lunar Leonids 2000 (NASA Science News - October 26,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cienceastronomy/solarsystem/red_asteroids_001025.html" xlink:type="simple">Rash of Red Asteroids Puzzles Researchers (space.com - October 25, 2000)</text:a></text:p>
          </table:table-cell>
          <table:table-cell table:style-name="ce30" office:value-type="date" office:date-value="2000-10-25" calcext:value-type="date">
            <text:p>2000-10-2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cienceastronomy/solarsystem/red_asteroids_001025.html" xlink:type="simple">Rash of Red Asteroids Puzzles Researchers (space.com - October 2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usatoday.com/life/lds016.htm" xlink:type="simple">Astronomers Discover Minor Planet Between Neptune and Pluto (2000 EB173)(USA Today - October 24, 2000)</text:a></text:p>
          </table:table-cell>
          <table:table-cell table:style-name="ce30" office:value-type="date" office:date-value="2000-10-24" calcext:value-type="date">
            <text:p>2000-10-24</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usatoday.com/life/lds016.htm" xlink:type="simple">Astronomers Discover Minor Planet Between Neptune and Pluto (2000 EB173)(USA Today - October 24,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ucalgary.ca/unicomm/NewsReleases/meteor_00.htm" xlink:type="simple">Tagish Lake Meteorite May Be Most Primitive Solar System Material Ever Studied(University Of Calgary - October 12, 2000)</text:a></text:p>
          </table:table-cell>
          <table:table-cell table:style-name="ce30" office:value-type="date" office:date-value="2000-10-12" calcext:value-type="date">
            <text:p>2000-10-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ucalgary.ca/unicomm/NewsReleases/meteor_00.htm" xlink:type="simple">Tagish Lake Meteorite May Be Most Primitive Solar System Material Ever Studied(University Of Calgary - October 12,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cienceastronomy/solarsystem/rare_meteorite.html" xlink:type="simple">Cosmic Time Capsule: Frozen Yukon Meteorite Found (space.com - October 12, 2000)</text:a></text:p>
          </table:table-cell>
          <table:table-cell table:style-name="ce30" office:value-type="date" office:date-value="2000-10-12" calcext:value-type="date">
            <text:p>2000-10-1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cienceastronomy/solarsystem/rare_meteorite.html" xlink:type="simple">Cosmic Time Capsule: Frozen Yukon Meteorite Found (space.com - October 12,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10oct_1.htm" xlink:type="simple">The Moonlit Leonids 2000 (NASA - October 10, 2000)</text:a></text:p>
          </table:table-cell>
          <table:table-cell table:style-name="ce30" office:value-type="date" office:date-value="2000-10-11" calcext:value-type="date">
            <text:p>2000-10-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10oct_1.htm" xlink:type="simple">The Moonlit Leonids 2000 (NASA - October 10,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ws.bbc.co.uk/hi/english/in_depth/sci_tech/2000/festival_of_science/newsid_916000/916421.stm" xlink:type="simple">Tree Rings Challenge History (BBC News - September 8, 2000)</text:a></text:p>
          </table:table-cell>
          <table:table-cell table:style-name="ce30" office:value-type="date" office:date-value="2000-09-08" calcext:value-type="date">
            <text:p>2000-09-0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ws.bbc.co.uk/hi/english/in_depth/sci_tech/2000/festival_of_science/newsid_916000/916421.stm" xlink:type="simple">Tree Rings Challenge History (BBC News - September 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usgs.gov/public/press/public_affairs/press_releases/pr1283m.html" xlink:type="simple">USGS Takes 'Cat Scan' Of Virginia Crater (USGS - September 5, 2000)</text:a></text:p>
          </table:table-cell>
          <table:table-cell table:style-name="ce30" office:value-type="date" office:date-value="2000-09-06" calcext:value-type="date">
            <text:p>2000-09-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usgs.gov/public/press/public_affairs/press_releases/pr1283m.html" xlink:type="simple">USGS Takes 'Cat Scan' Of Virginia Crater (USGS - September 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purduenews.uns.purdue.edu/UNS/htmlarchive/html4ever/0009.Lipschutz.yukon.html" xlink:type="simple">Chemists Find Tagish Lake Meteorite In A Class By Itself (Purdue University - September 1, 2000)</text:a></text:p>
          </table:table-cell>
          <table:table-cell table:style-name="ce30" office:value-type="date" office:date-value="2000-09-05" calcext:value-type="date">
            <text:p>2000-09-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purduenews.uns.purdue.edu/UNS/htmlarchive/html4ever/0009.Lipschutz.yukon.html" xlink:type="simple">Chemists Find Tagish Lake Meteorite In A Class By Itself (Purdue University - September 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0/ambassadors090100.html" xlink:type="simple">More 'Ambassadors' Sought For Telling Solar System Story (JPL - September 1, 2000)</text:a></text:p>
          </table:table-cell>
          <table:table-cell table:style-name="ce30" office:value-type="date" office:date-value="2000-09-01" calcext:value-type="date">
            <text:p>2000-09-0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0/ambassadors090100.html" xlink:type="simple">More 'Ambassadors' Sought For Telling Solar System Story (JPL - September 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4.html" xlink:type="simple">Duxbury Named Project Manager Of STARDUST Mission (JPL - August 30, 2000)</text:a></text:p>
          </table:table-cell>
          <table:table-cell table:style-name="ce30" office:value-type="date" office:date-value="2000-08-30" calcext:value-type="date">
            <text:p>2000-08-3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4.html" xlink:type="simple">Duxbury Named Project Manager Of STARDUST Mission (JPL - August 30,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28aug_2.htm" xlink:type="simple">Comet Champion of the Solar System (NASA Science News - August 28, 2000)</text:a></text:p>
          </table:table-cell>
          <table:table-cell table:style-name="ce30" office:value-type="date" office:date-value="2000-08-28" calcext:value-type="date">
            <text:p>2000-08-2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28aug_2.htm" xlink:type="simple">Comet Champion of the Solar System (NASA Science News - August 2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23aug_1m.htm" xlink:type="simple">Hot X-Rays From A Cold Comet (NASA Science News - August 23, 2000)</text:a></text:p>
          </table:table-cell>
          <table:table-cell table:style-name="ce30" office:value-type="date" office:date-value="2000-08-23" calcext:value-type="date">
            <text:p>2000-08-23</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23aug_1m.htm" xlink:type="simple">Hot X-Rays From A Cold Comet (NASA Science News - August 23,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news.uchicago.edu/releases/00/000721.meteoritics.shtml" xlink:type="simple">Meteoritical Society To Meet In Chicago - August 28 - September 1 (University Of Chicago)</text:a></text:p>
          </table:table-cell>
          <table:table-cell table:style-name="ce30" office:value-type="date" office:date-value="2000-08-18" calcext:value-type="date">
            <text:p>2000-08-1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news.uchicago.edu/releases/00/000721.meteoritics.shtml" xlink:type="simple">Meteoritical Society To Meet In Chicago - August 28 - September 1 (University Of Chicago)</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iau.org/ga24press/pr000811_2.html#1" xlink:type="simple">Ice Worlds Beyond Neptune Yield Clues To History Of The Solar System(Southwest Research Institute - August 11, 2000)</text:a></text:p>
          </table:table-cell>
          <table:table-cell table:style-name="ce30" office:value-type="date" office:date-value="2000-08-11" calcext:value-type="date">
            <text:p>2000-08-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iau.org/ga24press/pr000811_2.html#1" xlink:type="simple">Ice Worlds Beyond Neptune Yield Clues To History Of The Solar System(Southwest Research Institute - August 1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cienceastronomy/astronomy/linear_breakup_000810.html" xlink:type="simple">Comet Linear Breakup Is Boon to Scientists (space.com - August 11, 2000)</text:a></text:p>
          </table:table-cell>
          <table:table-cell table:style-name="ce30" office:value-type="date" office:date-value="2000-08-11" calcext:value-type="date">
            <text:p>2000-08-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cienceastronomy/astronomy/linear_breakup_000810.html" xlink:type="simple">Comet Linear Breakup Is Boon to Scientists (space.com - August 1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ciencemag.org/cgi/content/full/289/5480/728" xlink:type="simple">Of Comets and Meteors (Fred Whipple - August 4, 2000)</text:a></text:p>
          </table:table-cell>
          <table:table-cell table:style-name="ce30" office:value-type="date" office:date-value="2000-08-09" calcext:value-type="date">
            <text:p>2000-08-0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ciencemag.org/cgi/content/full/289/5480/728" xlink:type="simple">Of Comets and Meteors (Fred Whipple - August 4,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eso.org/outreach/press-rel/pr-2000/phot-20-00.html" xlink:type="simple">European Southern Observatory Observes Comet LINEAR's 'Shower' (ESO - August 8, 2000)</text:a></text:p>
          </table:table-cell>
          <table:table-cell table:style-name="ce30" office:value-type="date" office:date-value="2000-08-08" calcext:value-type="date">
            <text:p>2000-08-0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eso.org/outreach/press-rel/pr-2000/phot-20-00.html" xlink:type="simple">European Southern Observatory Observes Comet LINEAR's 'Shower' (ESO - August 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com/missionlaunches/missions/stardust_update_000807.html" xlink:type="simple">STARDUST Tested For Damage After Solar Storm (space.com - August 8, 2000)</text:a></text:p>
          </table:table-cell>
          <table:table-cell table:style-name="ce30" office:value-type="date" office:date-value="2000-08-08" calcext:value-type="date">
            <text:p>2000-08-0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com/missionlaunches/missions/stardust_update_000807.html" xlink:type="simple">STARDUST Tested For Damage After Solar Storm (space.com - August 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Hubble Discovers Missing Pieces Of Comet LINEAR (Space Telescope Science Institute - August 7, 2000)</text:p>
          </table:table-cell>
          <table:table-cell table:style-name="ce30" office:value-type="date" office:date-value="2000-08-07" calcext:value-type="date">
            <text:p>2000-08-07</text:p>
          </table:table-cell>
          <table:table-cell table:style-name="ce36" office:value-type="string" calcext:value-type="string">
            <text:p>JPL</text:p>
            <text:p>https://stardust.jpl.nasa.gov/news/press.html</text:p>
          </table:table-cell>
          <table:table-cell table:style-name="ce36"/>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vela.ing.iac.es/PR/press/ing300.html" xlink:type="simple">Comet LINEAR: Going, Going.... But Not Quite Gone (The Isaac Newston Group Of Telescopes - August 4, 2000)</text:a></text:p>
          </table:table-cell>
          <table:table-cell table:style-name="ce30" office:value-type="date" office:date-value="2000-08-04" calcext:value-type="date">
            <text:p>2000-08-04</text:p>
          </table:table-cell>
          <table:table-cell table:style-name="ce36" office:value-type="string" calcext:value-type="string">
            <text:p>JPL</text:p>
            <text:p>https://stardust.jpl.nasa.gov/news/press.html</text:p>
          </table:table-cell>
          <table:table-cell table:style-name="ce40" office:value-type="string" calcext:value-type="string">
            <text:p><text:a xlink:href="http://vela.ing.iac.es/PR/press/ing300.html" xlink:type="simple">Comet LINEAR: Going, Going.... But Not Quite Gone (The Isaac Newston Group Of Telescopes - August 4,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3.html" xlink:type="simple">Back To School: Inspiring America's Youth (JPL Press Release August 2, 2000)</text:a></text:p>
          </table:table-cell>
          <table:table-cell table:style-name="ce30" office:value-type="date" office:date-value="2000-08-02" calcext:value-type="date">
            <text:p>2000-08-0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3.html" xlink:type="simple">Back To School: Inspiring America's Youth (JPL Press Release August 2,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cience.nasa.gov/headlines/y2000/ast31jul_2m.htm" xlink:type="simple">The Stuff Between the Stars (NASA Science News - July 31, 2000)</text:a></text:p>
          </table:table-cell>
          <table:table-cell table:style-name="ce30" office:value-type="date" office:date-value="2000-07-31" calcext:value-type="date">
            <text:p>2000-07-3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cience.nasa.gov/headlines/y2000/ast31jul_2m.htm" xlink:type="simple">The Stuff Between the Stars (NASA Science News - July 3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31jul_1m.htm" xlink:type="simple">Comet LINEAR Continues To Disintegrate (NASA Science News - July 31, 2000)</text:a></text:p>
          </table:table-cell>
          <table:table-cell table:style-name="ce30" office:value-type="date" office:date-value="2000-07-31" calcext:value-type="date">
            <text:p>2000-07-3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31jul_1m.htm" xlink:type="simple">Comet LINEAR Continues To Disintegrate (NASA Science News - July 3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vela.ing.iac.es/PR/press/ing200.html" xlink:type="simple">The Jacobus Kapteyn Telescope Observes The Death Of Comet LINEAR (Isacc Newton Group Of Telescopes - July 28, 2000)</text:a></text:p>
          </table:table-cell>
          <table:table-cell table:style-name="ce30" office:value-type="date" office:date-value="2000-07-28" calcext:value-type="date">
            <text:p>2000-07-2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vela.ing.iac.es/PR/press/ing200.html" xlink:type="simple">The Jacobus Kapteyn Telescope Observes The Death Of Comet LINEAR (Isacc Newton Group Of Telescopes - July 2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106.html" xlink:type="simple">NASA's Two Great Observatories Keep Their 'Eyes' On Comet LINEAR (NASA - July 27, 2000)</text:a></text:p>
          </table:table-cell>
          <table:table-cell table:style-name="ce30" office:value-type="date" office:date-value="2000-07-27" calcext:value-type="date">
            <text:p>2000-07-2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106.html" xlink:type="simple">NASA's Two Great Observatories Keep Their 'Eyes' On Comet LINEAR (NASA - July 27,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releases/2000/deepspace1rescue.html" xlink:type="simple">Space Rescue Makes Close Comet Encounter Possible (JPL - July 27, 2000)</text:a></text:p>
          </table:table-cell>
          <table:table-cell table:style-name="ce30" office:value-type="date" office:date-value="2000-07-27" calcext:value-type="date">
            <text:p>2000-07-2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releases/2000/deepspace1rescue.html" xlink:type="simple">Space Rescue Makes Close Comet Encounter Possible (JPL - July 27,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daily.com/news/meteor-00d.html" xlink:type="simple">Dust, Rocks, Meteorites And Other Debris (SpaceDaily - July 25, 2000)</text:a></text:p>
          </table:table-cell>
          <table:table-cell table:style-name="ce30" office:value-type="date" office:date-value="2000-07-25" calcext:value-type="date">
            <text:p>2000-07-2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daily.com/news/meteor-00d.html" xlink:type="simple">Dust, Rocks, Meteorites And Other Debris (SpaceDaily - July 2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105.html" xlink:type="simple">Time Travel Through A Trail Of Comet Dust (Goddard Space Flight Center - July 19, 2000)</text:a></text:p>
          </table:table-cell>
          <table:table-cell table:style-name="ce30" office:value-type="date" office:date-value="2000-07-19" calcext:value-type="date">
            <text:p>2000-07-1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105.html" xlink:type="simple">Time Travel Through A Trail Of Comet Dust (Goddard Space Flight Center - July 19,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11jul_1.htm" xlink:type="simple">Comet Borrelly or Bust (NASA Science News - July 11, 2000)</text:a></text:p>
          </table:table-cell>
          <table:table-cell table:style-name="ce30" office:value-type="date" office:date-value="2000-07-11" calcext:value-type="date">
            <text:p>2000-07-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11jul_1.htm" xlink:type="simple">Comet Borrelly or Bust (NASA Science News - July 1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cience.nasa.gov/headlines/y2000/ast07jul_1.htm" xlink:type="simple">Some Comets Like it Hot (NASA Science News - July 7, 2000)</text:a></text:p>
          </table:table-cell>
          <table:table-cell table:style-name="ce30" office:value-type="date" office:date-value="2000-07-07" calcext:value-type="date">
            <text:p>2000-07-0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cience.nasa.gov/headlines/y2000/ast07jul_1.htm" xlink:type="simple">Some Comets Like it Hot (NASA Science News - July 7,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views.com/2000/07/05b.html" xlink:type="simple">Deep Space 1 Restarts Ion Engine (SpaceViews - July 5, 2000)</text:a></text:p>
          </table:table-cell>
          <table:table-cell table:style-name="ce30" office:value-type="date" office:date-value="2000-07-06" calcext:value-type="date">
            <text:p>2000-07-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views.com/2000/07/05b.html" xlink:type="simple">Deep Space 1 Restarts Ion Engine (SpaceViews - July 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ci.esa.int/content/news/index.cfm?aid=1&amp;cid=1&amp;oid=21445" xlink:type="simple">Rosetta And Giotto Bridge The Generation Gap (ESA - July 3, 2000)</text:a></text:p>
          </table:table-cell>
          <table:table-cell table:style-name="ce30" office:value-type="date" office:date-value="2000-07-05" calcext:value-type="date">
            <text:p>2000-07-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ci.esa.int/content/news/index.cfm?aid=1&amp;cid=1&amp;oid=21445" xlink:type="simple">Rosetta And Giotto Bridge The Generation Gap (ESA - July 3,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104.html" xlink:type="simple">Call for CCD Observations of Comet 9P/Tempel 1 (Stephanie McLaughlin - June 30, 2000)</text:a></text:p>
          </table:table-cell>
          <table:table-cell table:style-name="ce30" office:value-type="date" office:date-value="2000-06-30" calcext:value-type="date">
            <text:p>2000-06-3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104.html" xlink:type="simple">Call for CCD Observations of Comet 9P/Tempel 1 (Stephanie McLaughlin - June 30,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focus.aps.org/v5/st29.html" xlink:type="simple">Space Dust in a Vacuum (Physical Review Focus - June 27, 2000)</text:a></text:p>
          </table:table-cell>
          <table:table-cell table:style-name="ce30" office:value-type="date" office:date-value="2000-06-28" calcext:value-type="date">
            <text:p>2000-06-2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focus.aps.org/v5/st29.html" xlink:type="simple">Space Dust in a Vacuum (Physical Review Focus - June 27,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cienceastronomy/comet_linear_000619.html" xlink:type="simple">Comet 1999 S4 LINEAR Bright Enough For Binoculars (space.com - June 23, 2000)</text:a></text:p>
          </table:table-cell>
          <table:table-cell table:style-name="ce30" office:value-type="date" office:date-value="2000-06-26" calcext:value-type="date">
            <text:p>2000-06-2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cienceastronomy/comet_linear_000619.html" xlink:type="simple">Comet 1999 S4 LINEAR Bright Enough For Binoculars (space.com - June 23,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ci.esa.int/content/news/index.cfm?aid=1&amp;cid=1&amp;oid=20385" xlink:type="simple">Argon Find Bodes Well For Rosetta's Noble Mission (ESA - June 14, 2000)</text:a></text:p>
          </table:table-cell>
          <table:table-cell table:style-name="ce30" office:value-type="date" office:date-value="2000-06-15" calcext:value-type="date">
            <text:p>2000-06-1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ci.esa.int/content/news/index.cfm?aid=1&amp;cid=1&amp;oid=20385" xlink:type="simple">Argon Find Bodes Well For Rosetta's Noble Mission (ESA - June 14,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2.html" xlink:type="simple">Water-Bearing Salt Crystals Come From Dawn Of Solar System (American Association for the Advancement of Science - June 8, 2000)</text:a></text:p>
          </table:table-cell>
          <table:table-cell table:style-name="ce30" office:value-type="date" office:date-value="2000-06-09" calcext:value-type="date">
            <text:p>2000-06-0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2.html" xlink:type="simple">Water-Bearing Salt Crystals Come From Dawn Of Solar System (American Association for the Advancement of Science - June 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1.html" xlink:type="simple">Astronomers Report The First Detection Of A Noble Gas In A Comet (Southwest Research Institute - June 5, 2000)</text:a></text:p>
          </table:table-cell>
          <table:table-cell table:style-name="ce30" office:value-type="date" office:date-value="2000-06-06" calcext:value-type="date">
            <text:p>2000-06-0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1.html" xlink:type="simple">Astronomers Report The First Detection Of A Noble Gas In A Comet (Southwest Research Institute - June 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cienceastronomy/comet_hale_000605.html" xlink:type="simple">Comet Hale-Bopp May Have Formed Near Neptune (space.com - June 5, 2000)</text:a></text:p>
          </table:table-cell>
          <table:table-cell table:style-name="ce30" office:value-type="date" office:date-value="2000-06-05" calcext:value-type="date">
            <text:p>2000-06-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cienceastronomy/comet_hale_000605.html" xlink:type="simple">Comet Hale-Bopp May Have Formed Near Neptune (space.com - June 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ucalgary.ca/unicomm/NewsReleases/meteor2.htm" xlink:type="simple">Tagish Lake Meteorite: Largest Meteorite Find In Canadian History (University Of Calgary - May 31, 2000)</text:a></text:p>
          </table:table-cell>
          <table:table-cell table:style-name="ce30" office:value-type="date" office:date-value="2000-05-31" calcext:value-type="date">
            <text:p>2000-05-3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ucalgary.ca/unicomm/NewsReleases/meteor2.htm" xlink:type="simple">Tagish Lake Meteorite: Largest Meteorite Find In Canadian History (University Of Calgary - May 3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80.html" xlink:type="simple">JPL Seeks Educators For Space Teaching Fellowships (JPL - May 16, 2000)</text:a></text:p>
          </table:table-cell>
          <table:table-cell table:style-name="ce30" office:value-type="date" office:date-value="2000-05-17" calcext:value-type="date">
            <text:p>2000-05-17</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80.html" xlink:type="simple">JPL Seeks Educators For Space Teaching Fellowships (JPL - May 16,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newscientist.com/nl/0513/stardust.html" xlink:type="simple">We Are Stardust (New Scientist - May 13, 2000)</text:a></text:p>
          </table:table-cell>
          <table:table-cell table:style-name="ce30" office:value-type="date" office:date-value="2000-05-11" calcext:value-type="date">
            <text:p>2000-05-1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newscientist.com/nl/0513/stardust.html" xlink:type="simple">We Are Stardust (New Scientist - May 13,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news/stardust_tar_000428.html" xlink:type="simple">STARDUST Finds Possible Tar In Stars (space.com - April 28, 2000)</text:a></text:p>
          </table:table-cell>
          <table:table-cell table:style-name="ce30" office:value-type="date" office:date-value="2000-04-28" calcext:value-type="date">
            <text:p>2000-04-28</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news/stardust_tar_000428.html" xlink:type="simple">STARDUST Finds Possible Tar In Stars (space.com - April 2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oest.hawaii.edu/PSRdiscoveries/April00/analyzingSmall.html" xlink:type="simple">Analysis Of Tiny Astromaterials (Planetary Science Research - April 26, 2000)</text:a></text:p>
          </table:table-cell>
          <table:table-cell table:style-name="ce30" office:value-type="date" office:date-value="2000-04-26" calcext:value-type="date">
            <text:p>2000-04-2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oest.hawaii.edu/PSRdiscoveries/April00/analyzingSmall.html" xlink:type="simple">Analysis Of Tiny Astromaterials (Planetary Science Research - April 26,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00421a.html" xlink:type="simple">Stardust Spacecraft Catching Dust In The Wind (JPL - April 21, 2000)</text:a></text:p>
          </table:table-cell>
          <table:table-cell table:style-name="ce30" office:value-type="date" office:date-value="2000-04-21" calcext:value-type="date">
            <text:p>2000-04-21</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00421a.html" xlink:type="simple">Stardust Spacecraft Catching Dust In The Wind (JPL - April 21,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jpl.nasa.gov/comet/hyakutake/news52.html" xlink:type="simple">Ulysses Spacecraft Meets A Comet (JPL - April 5, 2000)</text:a></text:p>
          </table:table-cell>
          <table:table-cell table:style-name="ce30" office:value-type="date" office:date-value="2000-04-05" calcext:value-type="date">
            <text:p>2000-04-05</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jpl.nasa.gov/comet/hyakutake/news52.html" xlink:type="simple">Ulysses Spacecraft Meets A Comet (JPL - April 5,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JPL To Teach 'Rithmetic And Rocket Science (JPL - March 20, 2000) Rocket-cams Capture Thrills, Data of Liftoff (space.com - March 15, 2000)</text:p>
          </table:table-cell>
          <table:table-cell table:style-name="ce30" office:value-type="date" office:date-value="2000-03-20" calcext:value-type="date">
            <text:p>2000-03-20</text:p>
          </table:table-cell>
          <table:table-cell table:style-name="ce36" office:value-type="string" calcext:value-type="string">
            <text:p>JPL</text:p>
            <text:p>https://stardust.jpl.nasa.gov/news/press.html</text:p>
          </table:table-cell>
          <table:table-cell table:style-name="ce36"/>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100.html" xlink:type="simple">Researchers Discover Extraterrestrial Gases In Buckyballs (Ames Research Center/University Of Hawaii - March 20, 2000)</text:a></text:p>
          </table:table-cell>
          <table:table-cell table:style-name="ce30" office:value-type="date" office:date-value="2000-03-20" calcext:value-type="date">
            <text:p>2000-03-2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100.html" xlink:type="simple">Researchers Discover Extraterrestrial Gases In Buckyballs (Ames Research Center/University Of Hawaii - March 20,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099.html" xlink:type="simple">Yukon Meteorite May Provide 'New Window Into The Universe' (NASA - March 16, 2000)</text:a></text:p>
          </table:table-cell>
          <table:table-cell table:style-name="ce30" office:value-type="date" office:date-value="2000-03-16" calcext:value-type="date">
            <text:p>2000-03-16</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099.html" xlink:type="simple">Yukon Meteorite May Provide 'New Window Into The Universe' (NASA - March 16,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neo.jpl.nasa.gov/news/news097.html" xlink:type="simple">NASA Renames NEAR Spacecraft For Planetary Science Pioneer Gene Shoemaker (NASA - March 14, 2000)</text:a></text:p>
          </table:table-cell>
          <table:table-cell table:style-name="ce30" office:value-type="date" office:date-value="2000-03-14" calcext:value-type="date">
            <text:p>2000-03-14</text:p>
          </table:table-cell>
          <table:table-cell table:style-name="ce36" office:value-type="string" calcext:value-type="string">
            <text:p>JPL</text:p>
            <text:p>https://stardust.jpl.nasa.gov/news/press.html</text:p>
          </table:table-cell>
          <table:table-cell table:style-name="ce40" office:value-type="string" calcext:value-type="string">
            <text:p><text:a xlink:href="http://neo.jpl.nasa.gov/news/news097.html" xlink:type="simple">NASA Renames NEAR Spacecraft For Planetary Science Pioneer Gene Shoemaker (NASA - March 14,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pacescience.com/headlines/y2000/ast27feb_2.htm" xlink:type="simple">Going Comet Wild (Space Science News - February 28, 2000)</text:a></text:p>
          </table:table-cell>
          <table:table-cell table:style-name="ce30" office:value-type="date" office:date-value="2000-02-29" calcext:value-type="date">
            <text:p>2000-02-2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pacescience.com/headlines/y2000/ast27feb_2.htm" xlink:type="simple">Going Comet Wild (Space Science News - February 28,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ltrib.com/2000/Feb/02222000/utah/28233.htm" xlink:type="simple">Utah-Bound Spacecraft Sweeps Stardust Today (The Salt Lake Tribune - February 22, 2000)</text:a></text:p>
          </table:table-cell>
          <table:table-cell table:style-name="ce30" office:value-type="date" office:date-value="2000-02-22" calcext:value-type="date">
            <text:p>2000-02-2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ltrib.com/2000/Feb/02222000/utah/28233.htm" xlink:type="simple">Utah-Bound Spacecraft Sweeps Stardust Today (The Salt Lake Tribune - February 22,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status/000222.html" xlink:type="simple">Successful Start of the Historic Interstellar Dust Collection by STARDUST (JPL - February 22, 2000)</text:a></text:p>
          </table:table-cell>
          <table:table-cell table:style-name="ce30" office:value-type="date" office:date-value="2000-02-22" calcext:value-type="date">
            <text:p>2000-02-22</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status/000222.html" xlink:type="simple">Successful Start of the Historic Interstellar Dust Collection by STARDUST (JPL - February 22,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cience/solarsystem/stardust_update_000219.html" xlink:type="simple">Stardust to Begin Sweep of Interstellar Particles (space.com - February 19, 2000)</text:a></text:p>
          </table:table-cell>
          <table:table-cell table:style-name="ce30" office:value-type="date" office:date-value="2000-02-20" calcext:value-type="date">
            <text:p>2000-02-2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cience/solarsystem/stardust_update_000219.html" xlink:type="simple">Stardust to Begin Sweep of Interstellar Particles (space.com - February 19,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www.space.com/space/technology/stardust_aerogel_000219.html" xlink:type="simple">Aerogel: Stardust's 'Butterfly Net' (space.com - February 19, 2000)</text:a></text:p>
          </table:table-cell>
          <table:table-cell table:style-name="ce30" office:value-type="date" office:date-value="2000-02-19" calcext:value-type="date">
            <text:p>2000-02-19</text:p>
          </table:table-cell>
          <table:table-cell table:style-name="ce36" office:value-type="string" calcext:value-type="string">
            <text:p>JPL</text:p>
            <text:p>https://stardust.jpl.nasa.gov/news/press.html</text:p>
          </table:table-cell>
          <table:table-cell table:style-name="ce40" office:value-type="string" calcext:value-type="string">
            <text:p><text:a xlink:href="http://www.space.com/space/technology/stardust_aerogel_000219.html" xlink:type="simple">Aerogel: Stardust's 'Butterfly Net' (space.com - February 19,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 Mission</text:p>
          </table:table-cell>
          <table:table-cell table:style-name="ce3" office:value-type="string" calcext:value-type="string">
            <text:p><text:a xlink:href="https://stardust.jpl.nasa.gov/news/news79.html" xlink:type="simple">JPL Gives Educators 'Out-Of-This-World' Training (JPL - January 20, 2000)</text:a></text:p>
          </table:table-cell>
          <table:table-cell table:style-name="ce30" office:value-type="date" office:date-value="2000-01-20" calcext:value-type="date">
            <text:p>2000-01-20</text:p>
          </table:table-cell>
          <table:table-cell table:style-name="ce36" office:value-type="string" calcext:value-type="string">
            <text:p>JPL</text:p>
            <text:p>https://stardust.jpl.nasa.gov/news/press.html</text:p>
          </table:table-cell>
          <table:table-cell table:style-name="ce40" office:value-type="string" calcext:value-type="string">
            <text:p><text:a xlink:href="https://stardust.jpl.nasa.gov/news/news79.html" xlink:type="simple">JPL Gives Educators 'Out-Of-This-World' Training (JPL - January 20, 2000)</text:a></text:p>
          </table:table-cell>
          <table:table-cell table:style-name="ce40" office:value-type="string" calcext:value-type="string">
            <text:p><text:a xlink:href="https://pdssbn.astro.umd.edu/data_sb/missions/stardust/index.shtml" xlink:type="simple">https://pdssbn.astro.umd.edu/data_sb/missions/stardust/index.shtml</text:a></text:p>
          </table:table-cell>
          <table:table-cell table:style-name="ce36" table:number-columns-repeated="2"/>
          <table:table-cell table:number-columns-repeated="1016"/>
        </table:table-row>
        <table:table-row table:style-name="ro1">
          <table:table-cell table:style-name="ce6"/>
          <table:table-cell table:style-name="ce6" office:value-type="string" calcext:value-type="string">
            <text:p>Stardust-NExT</text:p>
          </table:table-cell>
          <table:table-cell table:style-name="ce31"/>
          <table:table-cell table:style-name="ce6"/>
          <table:table-cell table:style-name="ce57"/>
          <table:table-cell table:style-name="ce35" table:number-columns-repeated="24"/>
          <table:table-cell table:number-columns-repeated="995"/>
        </table:table-row>
        <table:table-row table:style-name="ro1">
          <table:table-cell table:style-name="ce3" office:value-type="string" calcext:value-type="string">
            <text:p>Stardust-NExT</text:p>
          </table:table-cell>
          <table:table-cell table:style-name="ce3" office:value-type="string" calcext:value-type="string">
            <text:p>NASA's Stardust: Good to the Last Drop</text:p>
          </table:table-cell>
          <table:table-cell table:style-name="ce30" office:value-type="date" office:date-value="2011-03-23" calcext:value-type="date">
            <text:p>2011-03-23</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LastDrop.html" xlink:type="simple">Press release</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NASA Releases Images of Man-Made Crater on Comet</text:p>
          </table:table-cell>
          <table:table-cell table:style-name="ce30" office:value-type="date" office:date-value="2011-02-15" calcext:value-type="date">
            <text:p>2011-02-15</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ManMade_Crater_Comet.html" xlink:type="simple">Press release</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NASA Press Conference on Stardust-NExT Comet Flyby</text:p>
          </table:table-cell>
          <table:table-cell table:style-name="ce30" office:value-type="date" office:date-value="2011-02-15" calcext:value-type="date">
            <text:p>2011-02-15</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reschedule.html" xlink:type="simple">Press release</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Comet Hunter's First Images on the Ground</text:p>
          </table:table-cell>
          <table:table-cell table:style-name="ce30" office:value-type="date" office:date-value="2011-02-15" calcext:value-type="date">
            <text:p>2011-02-15</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comet_hunter_first_images.html" xlink:type="simple">Read entire story</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Spacecraft_completes_CometFlyby.html" xlink:type="simple">NASA's Stardust Spacecraft Completes Comet Flyby February 14, 2011</text:a></text:p>
          </table:table-cell>
          <table:table-cell table:style-name="ce30" office:value-type="date" office:date-value="2011-02-14" calcext:value-type="date">
            <text:p>2011-02-14</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Spacecraft_completes_CometFlyby.html" xlink:type="simple">NASA's Stardust Spacecraft Completes Comet Flyby February 14,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two_faces_tempel_1.html" xlink:type="simple">The Two Faces of Tempel 1 February 14, 2011</text:a></text:p>
          </table:table-cell>
          <table:table-cell table:style-name="ce30" office:value-type="date" office:date-value="2011-02-14" calcext:value-type="date">
            <text:p>2011-02-14</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two_faces_tempel_1.html" xlink:type="simple">The Two Faces of Tempel 1 February 14,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hours_from_encounter.html" xlink:type="simple">NASA Spacecraft Hours From Comet Encounter February 14, 2011</text:a></text:p>
          </table:table-cell>
          <table:table-cell table:style-name="ce30" office:value-type="date" office:date-value="2011-02-14" calcext:value-type="date">
            <text:p>2011-02-14</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hours_from_encounter.html" xlink:type="simple">NASA Spacecraft Hours From Comet Encounter February 14,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events_comet_encounter.html" xlink:type="simple">NASA Hosting Events For Valentine's Night Comet Encounter February 8, 2011</text:a></text:p>
          </table:table-cell>
          <table:table-cell table:style-name="ce30" office:value-type="date" office:date-value="2011-02-08" calcext:value-type="date">
            <text:p>2011-02-08</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events_comet_encounter.html" xlink:type="simple">NASA Hosting Events For Valentine's Night Comet Encounter February 8,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stardust_twelve_years.html" xlink:type="simple">Stardust Celebrates Twelve Years With Rocket Burn February 8, 2011</text:a></text:p>
          </table:table-cell>
          <table:table-cell table:style-name="ce30" office:value-type="date" office:date-value="2011-02-08" calcext:value-type="date">
            <text:p>2011-02-08</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stardust_twelve_years.html" xlink:type="simple">Stardust Celebrates Twelve Years With Rocket Burn February 8,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stardust_comet_meetup.html" xlink:type="simple">NASA Stardust Adjusts Flight Path for Comet Meetup February 1, 2011</text:a></text:p>
          </table:table-cell>
          <table:table-cell table:style-name="ce30" office:value-type="date" office:date-value="2011-02-01" calcext:value-type="date">
            <text:p>2011-02-01</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stardust_comet_meetup.html" xlink:type="simple">NASA Stardust Adjusts Flight Path for Comet Meetup February 1,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3" office:value-type="string" calcext:value-type="string">
            <text:p>Stardust-NExT</text:p>
          </table:table-cell>
          <table:table-cell table:style-name="ce3" office:value-type="string" calcext:value-type="string">
            <text:p><text:a xlink:href="https://stardustnext.jpl.nasa.gov/mission/comet_hunter_pr.html" xlink:type="simple">NASA Comet Hunter Spots Its Valentine January 26, 2011</text:a></text:p>
          </table:table-cell>
          <table:table-cell table:style-name="ce30" office:value-type="date" office:date-value="2011-01-26" calcext:value-type="date">
            <text:p>2011-01-26</text:p>
          </table:table-cell>
          <table:table-cell table:style-name="ce36" office:value-type="string" calcext:value-type="string">
            <text:p>JPL</text:p>
            <text:p>https://stardust.jpl.nasa.gov/news/press.html</text:p>
          </table:table-cell>
          <table:table-cell table:style-name="ce48" office:value-type="string" calcext:value-type="string">
            <text:p><text:a xlink:href="https://stardustnext.jpl.nasa.gov/mission/comet_hunter_pr.html" xlink:type="simple">NASA Comet Hunter Spots Its Valentine January 26, 2011</text:a></text:p>
          </table:table-cell>
          <table:table-cell table:style-name="ce40"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5" office:value-type="string" calcext:value-type="string">
            <text:p>Stardust-NExT</text:p>
          </table:table-cell>
          <table:table-cell table:style-name="ce5"/>
          <table:table-cell table:style-name="ce18"/>
          <table:table-cell table:style-name="ce5" office:value-type="string" calcext:value-type="string">
            <text:p>News Archive</text:p>
          </table:table-cell>
          <table:table-cell table:style-name="ce42" office:value-type="string" calcext:value-type="string">
            <text:p><text:a xlink:href="https://stardustnext.jpl.nasa.gov/mission/article_archive.html" xlink:type="simple">https://stardustnext.jpl.nasa.gov/mission/article_archive.html</text:a></text:p>
          </table:table-cell>
          <table:table-cell table:style-name="ce42" office:value-type="string" calcext:value-type="string">
            <text:p><text:a xlink:href="https://pdssbn.astro.umd.edu/data_sb/missions/stardustnext/index.shtml" xlink:type="simple">https://pdssbn.astro.umd.edu/data_sb/missions/stardustnext/index.shtml</text:a></text:p>
          </table:table-cell>
          <table:table-cell table:style-name="ce36" table:number-columns-repeated="2"/>
          <table:table-cell table:number-columns-repeated="1016"/>
        </table:table-row>
        <table:table-row table:style-name="ro1">
          <table:table-cell table:style-name="ce5" office:value-type="string" calcext:value-type="string">
            <text:p>Vega 1/Vega 2</text:p>
          </table:table-cell>
          <table:table-cell table:style-name="ce12"/>
          <table:table-cell table:style-name="ce18"/>
          <table:table-cell table:style-name="ce5"/>
          <table:table-cell table:style-name="ce42" office:value-type="string" calcext:value-type="string">
            <text:p><text:a xlink:href="http://www.iki.rssi.ru/ssp/VEGA/" xlink:type="simple">http://www.iki.rssi.ru/ssp/VEGA/</text:a></text:p>
          </table:table-cell>
          <table:table-cell table:style-name="ce58" office:value-type="string" calcext:value-type="string">
            <text:p>https://pdssbn.astro.umd.edu/data_sb/missions/vega1/index.shtml</text:p>
            <text:p>https://pdssbn.astro.umd.edu/data_sb/missions/vega2/index.shtml</text:p>
          </table:table-cell>
          <table:table-cell table:style-name="ce36" table:number-columns-repeated="2"/>
          <table:table-cell table:number-columns-repeated="1016"/>
        </table:table-row>
        <table:table-row table:style-name="ro1">
          <table:table-cell table:style-name="ce4" office:value-type="string" calcext:value-type="string">
            <text:p>Viking Orbiters 1 &amp; 2</text:p>
          </table:table-cell>
          <table:table-cell table:style-name="ce4"/>
          <table:table-cell table:style-name="ce17"/>
          <table:table-cell table:style-name="ce4"/>
          <table:table-cell table:style-name="ce50" office:value-type="string" calcext:value-type="string">
            <text:p><text:a xlink:href="https://nssdc.gsfc.nasa.gov/nmc/spacecraft/display.action?id=1975-075A" xlink:type="simple">https://nssdc.gsfc.nasa.gov/nmc/spacecraft/display.action?id=1975-075A</text:a></text:p>
          </table:table-cell>
          <table:table-cell table:style-name="ce50" office:value-type="string" calcext:value-type="string">
            <text:p><text:a xlink:href="https://pdssbn.astro.umd.edu/data_sb/missions/vikingorbiter/index.shtml" xlink:type="simple">https://pdssbn.astro.umd.edu/data_sb/missions/vikingorbiter/index.shtml</text:a></text:p>
          </table:table-cell>
          <table:table-cell table:style-name="ce41" table:number-columns-repeated="2"/>
          <table:table-cell table:number-columns-repeated="1016"/>
        </table:table-row>
        <table:table-row table:style-name="ro1">
          <table:table-cell table:style-name="ce6"/>
          <table:table-cell table:style-name="ce6" office:value-type="string" calcext:value-type="string">
            <text:p>Voyager 1 &amp; 2</text:p>
          </table:table-cell>
          <table:table-cell table:style-name="ce23"/>
          <table:table-cell table:style-name="ce6"/>
          <table:table-cell table:style-name="ce35" table:number-columns-repeated="25"/>
          <table:table-cell table:number-columns-repeated="995"/>
        </table:table-row>
        <table:table-row table:style-name="ro1">
          <table:table-cell table:style-name="ce7" office:value-type="string" calcext:value-type="string">
            <text:p>Voyager 1 &amp; 2</text:p>
          </table:table-cell>
          <table:table-cell table:style-name="ce3" office:value-type="string" calcext:value-type="string">
            <text:p>NASA's Voyager 2 Probe Enters Interstellar Space For the second time in history, a human-made object has reached the space between the stars.</text:p>
          </table:table-cell>
          <table:table-cell table:style-name="ce16" office:value-type="date" office:date-value="2018-12-10" calcext:value-type="date">
            <text:p>2018-12-1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12" xlink:type="simple">December 10, 2018 NASA's Voyager 2 Probe Enters Interstellar Space For the second time in history, a human-made object has reached the space between the star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text:p>
          </table:table-cell>
          <table:table-cell table:style-name="ce3" office:value-type="string" calcext:value-type="string">
            <text:p>Space memory: Voyager gift for Pres. George H.W. Bush Voyager Project Scientist Ed Stone and other mission team members gave a framed copy of an iconic Voyager 1 solar system image that includes Earth as a “Pale Blue Dot” to President George H.W. Bush on June 7, 1990. The presentation was made at the White House in the Oval Office.</text:p>
          </table:table-cell>
          <table:table-cell table:style-name="ce16" office:value-type="date" office:date-value="2018-12-06" calcext:value-type="date">
            <text:p>2018-12-0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11" xlink:type="simple">December 6, 2018 Space memory: Voyager gift for Pres. George H.W. Bush Voyager Project Scientist Ed Stone and other mission team members gave a framed copy of an iconic Voyager 1 solar system image that includes Earth as a “Pale Blue Dot” to President George H.W. Bush on June 7, 1990. The presentation was made at the White House in the Oval Offi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text:p>
          </table:table-cell>
          <table:table-cell table:style-name="ce3" office:value-type="string" calcext:value-type="string">
            <text:p>NASA Voyager 2 Could Be Nearing Interstellar Space NASA's Voyager 2 probe, currently on a journey toward interstellar space, has detected an increase in cosmic rays that originate outside our solar system.</text:p>
          </table:table-cell>
          <table:table-cell table:style-name="ce16" office:value-type="date" office:date-value="2018-10-05" calcext:value-type="date">
            <text:p>2018-10-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10" xlink:type="simple">October 5, 2018 NASA Voyager 2 Could Be Nearing Interstellar Space NASA's Voyager 2 probe, currently on a journey toward interstellar space, has detected an increase in cosmic rays that originate outside our solar syste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text:p>
          </table:table-cell>
          <table:table-cell table:style-name="ce3" office:value-type="string" calcext:value-type="string">
            <text:p>The Voyagers in Popular Culture The Voyagers have been featured in many movies, TV shows and songs during the course of their epic 40-year journeys.</text:p>
          </table:table-cell>
          <table:table-cell table:style-name="ce16" office:value-type="date" office:date-value="2017-12-01" calcext:value-type="date">
            <text:p>2017-12-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9" xlink:type="simple">December 1, 2017 The Voyagers in Popular Culture The Voyagers have been featured in many movies, TV shows and songs during the course of their epic 40-year journey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text:p>
          </table:table-cell>
          <table:table-cell table:style-name="ce3" office:value-type="string" calcext:value-type="string">
            <text:p>Voyager 1 Fires Up Thrusters After 37 Years The Voyager team is able to use a set of four backup thrusters, dormant since 1980, for orienting the spacecraft.</text:p>
          </table:table-cell>
          <table:table-cell table:style-name="ce16" office:value-type="date" office:date-value="2017-12-01" calcext:value-type="date">
            <text:p>2017-12-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8" xlink:type="simple">December 1, 2017 Voyager 1 Fires Up Thrusters After 37 Years The Voyager team is able to use a set of four backup thrusters, dormant since 1980, for orienting the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text:p>
          </table:table-cell>
          <table:table-cell table:style-name="ce3" office:value-type="string" calcext:value-type="string">
            <text:p>NASA and Iconic Museum Honor Voyager Spacecraft 40th Anniversary NASA and the Smithsonian National Air and Space Museum will celebrate 40 years of the Voyager 1 and 2 spacecraft with a public event at 12:30 p.m. EDT, Tuesday, Sept. 5.</text:p>
          </table:table-cell>
          <table:table-cell table:style-name="ce16" office:value-type="date" office:date-value="2017-08-30" calcext:value-type="date">
            <text:p>2017-08-3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2" xlink:type="simple">August 30, 2017 NASA and Iconic Museum Honor Voyager Spacecraft 40th Anniversary NASA and the Smithsonian National Air and Space Museum will celebrate 40 years of the Voyager 1 and 2 spacecraft with a public event at 12:30 p.m. EDT, Tuesday, Sept. 5.</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text:p>
          </table:table-cell>
          <table:table-cell table:style-name="ce3" office:value-type="string" calcext:value-type="string">
            <text:p>An Insider's Guide to Voyager: 1977-2017 In honor of the Voyager 40th anniversary, team members and enthusiasts shared their memories. The era of exploration for Voyager continues even now, as showcased in a video about the mission.</text:p>
          </table:table-cell>
          <table:table-cell table:style-name="ce16" office:value-type="date" office:date-value="2017-08-17" calcext:value-type="date">
            <text:p>2017-08-1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1" xlink:type="simple">August 17, 2017 An Insider's Guide to Voyager: 1977-2017 In honor of the Voyager 40th anniversary, team members and enthusiasts shared their memories. The era of exploration for Voyager continues even now, as showcased in a video about the missio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text:p>
          </table:table-cell>
          <table:table-cell table:style-name="ce3" office:value-type="string" calcext:value-type="string">
            <text:p>Two Voyagers Taught Us How to Listen to Space Over the mission's 40 years, NASA’s Voyager spacecraft have paved the way for modern deep space communications.</text:p>
          </table:table-cell>
          <table:table-cell table:style-name="ce16" office:value-type="date" office:date-value="2017-08-02" calcext:value-type="date">
            <text:p>2017-08-0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0" xlink:type="simple">August 2, 2017 Two Voyagers Taught Us How to Listen to Space Over the mission's 40 years, NASA’s Voyager spacecraft have paved the way for modern deep space communication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text:p>
          </table:table-cell>
          <table:table-cell table:style-name="ce3" office:value-type="string" calcext:value-type="string">
            <text:p>First and Farthest: How the Voyagers Blazed Trails Few missions can match the achievements of NASA's groundbreaking Voyager 1 and 2 spacecraft during their 40 years of exploration. Here's a short list of their major accomplishments to date.</text:p>
          </table:table-cell>
          <table:table-cell table:style-name="ce16" office:value-type="date" office:date-value="2017-07-31" calcext:value-type="date">
            <text:p>2017-07-3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9" xlink:type="simple">July 31, 2017 First and Farthest: How the Voyagers Blazed Trails Few missions can match the achievements of NASA's groundbreaking Voyager 1 and 2 spacecraft during their 40 years of exploration. Here's a short list of their major accomplishments to dat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1</text:p>
          </table:table-cell>
          <table:table-cell table:style-name="ce3" office:value-type="string" calcext:value-type="string">
            <text:p>NASA’s Voyager Spacecraft Still Reaching for the Stars After 40 Years Humanity’s farthest and longest-lived spacecraft, Voyager 1 and 2, achieve 40 years of operation and exploration this August and September. Despite their vast distance, they continue to communicate with NASA daily, still probing the final frontier.</text:p>
          </table:table-cell>
          <table:table-cell table:style-name="ce16" office:value-type="date" office:date-value="2017-07-31" calcext:value-type="date">
            <text:p>2017-07-3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8" xlink:type="simple">July 31, 2017 NASA’s Voyager Spacecraft Still Reaching for the Stars After 40 Years Humanity’s farthest and longest-lived spacecraft, Voyager 1 and 2, achieve 40 years of operation and exploration this August and September. Despite their vast distance, they continue to communicate with NASA daily, still probing the final fronti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2</text:p>
          </table:table-cell>
          <table:table-cell table:style-name="ce3" office:value-type="string" calcext:value-type="string">
            <text:p>NASA’s Cassini, Voyager Missions Suggest New Picture of Sun’s Interaction with Galaxy New data from three NASA missions show that the heliosphere — the bubble of the sun’s magnetic influence that surrounds the inner solar system — may be much more compact and rounded than previously thought.</text:p>
          </table:table-cell>
          <table:table-cell table:style-name="ce16" office:value-type="date" office:date-value="2017-04-24" calcext:value-type="date">
            <text:p>2017-04-24</text:p>
          </table:table-cell>
          <table:table-cell table:style-name="ce36" office:value-type="string" calcext:value-type="string">
            <text:p>JPL</text:p>
            <text:p>https://voyager.jpl.nasa.gov/news/</text:p>
          </table:table-cell>
          <table:table-cell table:style-name="ce40" office:value-type="string" calcext:value-type="string">
            <text:p><text:a xlink:href="https://www.nasa.gov/feature/goddard/2017/nasa-s-cassini-voyager-missions-suggest-new-picture-of-sun-s-interaction-with-galaxy" xlink:type="simple">April 24, 2017 NASA’s Cassini, Voyager Missions Suggest New Picture of Sun’s Interaction with Galaxy New data from three NASA missions show that the heliosphere — the bubble of the sun’s magnetic influence that surrounds the inner solar system — may be much more compact and rounded than previously though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3</text:p>
          </table:table-cell>
          <table:table-cell table:style-name="ce3" office:value-type="string" calcext:value-type="string">
            <text:p>35 Years On, Voyager’s Legacy Continues at Saturn NASA's Voyager 2 spacecraft made its closest approach to Saturn 35 years ago. The Cassini mission has followed up on many of Voyager's discoveries.</text:p>
          </table:table-cell>
          <table:table-cell table:style-name="ce16" office:value-type="date" office:date-value="2016-08-24" calcext:value-type="date">
            <text:p>2016-08-2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6" xlink:type="simple">August 24, 2016 35 Years On, Voyager’s Legacy Continues at Saturn NASA's Voyager 2 spacecraft made its closest approach to Saturn 35 years ago. The Cassini mission has followed up on many of Voyager's discoverie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4</text:p>
          </table:table-cell>
          <table:table-cell table:style-name="ce3" office:value-type="string" calcext:value-type="string">
            <text:p>Voyager Mission Celebrates 30 Years Since Uranus Looking back at the first and only encounter with this mysterious planet (so far).</text:p>
          </table:table-cell>
          <table:table-cell table:style-name="ce16" office:value-type="date" office:date-value="2016-01-22" calcext:value-type="date">
            <text:p>2016-01-2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5" xlink:type="simple">January 22, 2016 Voyager Mission Celebrates 30 Years Since Uranus Looking back at the first and only encounter with this mysterious planet (so fa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5</text:p>
          </table:table-cell>
          <table:table-cell table:style-name="ce3" office:value-type="string" calcext:value-type="string">
            <text:p>Voyager 1 Helps Solve Interstellar Medium Mystery A study provides new insights about the magnetic field of the interstellar medium, using data from Voyager 1 and other spacecraft.</text:p>
          </table:table-cell>
          <table:table-cell table:style-name="ce16" office:value-type="date" office:date-value="2015-10-29" calcext:value-type="date">
            <text:p>2015-10-2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4" xlink:type="simple">October 29, 2015 Voyager 1 Helps Solve Interstellar Medium Mystery A study provides new insights about the magnetic field of the interstellar medium, using data from Voyager 1 and other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6</text:p>
          </table:table-cell>
          <table:table-cell table:style-name="ce3" office:value-type="string" calcext:value-type="string">
            <text:p>Pale Blue Dot' Images Turn 25 NASA's Voyager 1 spacecraft showed its love for the solar system, including Earth, with these images on Feb. 14, 1990.</text:p>
          </table:table-cell>
          <table:table-cell table:style-name="ce16" office:value-type="date" office:date-value="2015-02-13" calcext:value-type="date">
            <text:p>2015-02-1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3" xlink:type="simple">February 13, 2015 'Pale Blue Dot' Images Turn 25 NASA's Voyager 1 spacecraft showed its love for the solar system, including Earth, with these images on Feb. 14, 1990.</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7</text:p>
          </table:table-cell>
          <table:table-cell table:style-name="ce3" office:value-type="string" calcext:value-type="string">
            <text:p>NASA Voyager: 'Tsunami Wave' Still Flies Through Interstellar Space The "tsunami wave" that NASA's Voyager 1 spacecraft began experiencing earlier this year is still propagating outward, according to new results.</text:p>
          </table:table-cell>
          <table:table-cell table:style-name="ce16" office:value-type="date" office:date-value="2014-12-15" calcext:value-type="date">
            <text:p>2014-12-1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2" xlink:type="simple">December 15, 2014 NASA Voyager: 'Tsunami Wave' Still Flies Through Interstellar Space The "tsunami wave" that NASA's Voyager 1 spacecraft began experiencing earlier this year is still propagating outward, according to new result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8</text:p>
          </table:table-cell>
          <table:table-cell table:style-name="ce3" office:value-type="string" calcext:value-type="string">
            <text:p>25 Years After Neptune: Reflections on Voyager August 25, 1989: Neptune is in view. It is the middle of the night and everything is happening fast at NASA's Jet Propulsion Laboratory in Pasadena, California.</text:p>
          </table:table-cell>
          <table:table-cell table:style-name="ce16" office:value-type="date" office:date-value="2014-08-25" calcext:value-type="date">
            <text:p>2014-08-2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1" xlink:type="simple">August 25, 2014 25 Years After Neptune: Reflections on Voyager August 25, 1989: Neptune is in view. It is the middle of the night and everything is happening fast at NASA's Jet Propulsion Laboratory in Pasadena, California.</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9</text:p>
          </table:table-cell>
          <table:table-cell table:style-name="ce3" office:value-type="string" calcext:value-type="string">
            <text:p>Voyager Map Details Neptune's Strange Moon Triton NASA's Voyager 2 spacecraft gave humanity its first close-up look at Neptune and its moon Triton in the summer of 1989.</text:p>
          </table:table-cell>
          <table:table-cell table:style-name="ce16" office:value-type="date" office:date-value="2014-08-21" calcext:value-type="date">
            <text:p>2014-08-2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7" xlink:type="simple">August 21, 2014 Voyager Map Details Neptune's Strange Moon Triton NASA's Voyager 2 spacecraft gave humanity its first close-up look at Neptune and its moon Triton in the summer of 1989.</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0</text:p>
          </table:table-cell>
          <table:table-cell table:style-name="ce3" office:value-type="string" calcext:value-type="string">
            <text:p>NASA Voyager Statement About Solar Wind Models NASA's Voyager Project Scientist Ed Stone responds to an alternate model for the interaction between the heliosphere and the interstellar medium.</text:p>
          </table:table-cell>
          <table:table-cell table:style-name="ce16" office:value-type="date" office:date-value="2014-07-23" calcext:value-type="date">
            <text:p>2014-07-2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0" xlink:type="simple">July 23, 2014 NASA Voyager Statement About Solar Wind Models NASA's Voyager Project Scientist Ed Stone responds to an alternate model for the interaction between the heliosphere and the interstellar mediu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1</text:p>
          </table:table-cell>
          <table:table-cell table:style-name="ce3" office:value-type="string" calcext:value-type="string">
            <text:p>Voyager Project Scientist Ed Stone Honored Ed Stone, project scientist of NASA’s Voyager mission since 1972, and former director of NASA's Jet Propulsion Laboratory, Pasadena, California, was honored with a lifetime achievement award on Wednesday from the American Astronautical Society.</text:p>
          </table:table-cell>
          <table:table-cell table:style-name="ce16" office:value-type="date" office:date-value="2014-07-17" calcext:value-type="date">
            <text:p>2014-07-1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9" xlink:type="simple">July 17, 2014 Voyager Project Scientist Ed Stone Honored Ed Stone, project scientist of NASA’s Voyager mission since 1972, and former director of NASA's Jet Propulsion Laboratory, Pasadena, California, was honored with a lifetime achievement award on Wednesday from the American Astronautical Societ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2</text:p>
          </table:table-cell>
          <table:table-cell table:style-name="ce3" office:value-type="string" calcext:value-type="string">
            <text:p>Sun Sends More 'Tsunami Waves' to Voyager 1 NASA's Voyager has experienced more "tsunami waves" from the sun -- the same kind that led to the realization last year that the spacecraft had entered interstellar space.</text:p>
          </table:table-cell>
          <table:table-cell table:style-name="ce16" office:value-type="date" office:date-value="2014-07-07" calcext:value-type="date">
            <text:p>2014-07-0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8" xlink:type="simple">July 7, 2014 Sun Sends More 'Tsunami Waves' to Voyager 1 NASA's Voyager has experienced more "tsunami waves" from the sun -- the same kind that led to the realization last year that the spacecraft had entered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3</text:p>
          </table:table-cell>
          <table:table-cell table:style-name="ce3" office:value-type="string" calcext:value-type="string">
            <text:p>Voyager Project Scientist Honored by NASA — Via Stephen Colbert As if NASA's Voyager mission didn't have enough firsts in its 36-year journey, what with sending the first spacecraft to Uranus, Neptune and, most recently, interstellar space!</text:p>
          </table:table-cell>
          <table:table-cell table:style-name="ce16" office:value-type="date" office:date-value="2013-12-04" calcext:value-type="date">
            <text:p>2013-12-0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7" xlink:type="simple">December 4, 2013 Voyager Project Scientist Honored by NASA — Via Stephen Colbert As if NASA's Voyager mission didn't have enough firsts in its 36-year journey, what with sending the first spacecraft to Uranus, Neptune and, most recently,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4</text:p>
          </table:table-cell>
          <table:table-cell table:style-name="ce3" office:value-type="string" calcext:value-type="string">
            <text:p>How Do We Know When Voyager Reaches Interstellar Space? Why the debate about if and when Voyager 1 reached interstellar space is so complicated.</text:p>
          </table:table-cell>
          <table:table-cell table:style-name="ce16" office:value-type="date" office:date-value="2013-09-12" calcext:value-type="date">
            <text:p>2013-09-1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6" xlink:type="simple">September 12, 2013 How Do We Know When Voyager Reaches Interstellar Space? Why the debate about if and when Voyager 1 reached interstellar space is so complicate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5</text:p>
          </table:table-cell>
          <table:table-cell table:style-name="ce3" office:value-type="string" calcext:value-type="string">
            <text:p>Voyager 1 Has Entered Interstellar Space The NASA spacecraft, which rose from Earth on a September morning 36 years ago, has traveled farther than anyone, or anything, in history. Now Voyager 1 is in the space between the stars.</text:p>
          </table:table-cell>
          <table:table-cell table:style-name="ce16" office:value-type="date" office:date-value="2013-09-12" calcext:value-type="date">
            <text:p>2013-09-12</text:p>
          </table:table-cell>
          <table:table-cell table:style-name="ce36" office:value-type="string" calcext:value-type="string">
            <text:p>JPL</text:p>
            <text:p>https://voyager.jpl.nasa.gov/news/</text:p>
          </table:table-cell>
          <table:table-cell table:style-name="ce40" office:value-type="string" calcext:value-type="string">
            <text:p><text:a xlink:href="http://www.jpl.nasa.gov/news/news.php?release=2013-278" xlink:type="simple">September 12, 2013 Voyager 1 Has Entered Interstellar Space The NASA spacecraft, which rose from Earth on a September morning 36 years ago, has traveled farther than anyone, or anything, in history. Now Voyager 1 is in the space between the star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6</text:p>
          </table:table-cell>
          <table:table-cell table:style-name="ce3" office:value-type="string" calcext:value-type="string">
            <text:p>NASA Spacecraft Embarks on Historic Journey Into Interstellar Space NASA's Voyager 1 spacecraft officially is the first human-made object to venture into interstellar space.</text:p>
          </table:table-cell>
          <table:table-cell table:style-name="ce16" office:value-type="date" office:date-value="2013-09-12" calcext:value-type="date">
            <text:p>2013-09-12</text:p>
          </table:table-cell>
          <table:table-cell table:style-name="ce36" office:value-type="string" calcext:value-type="string">
            <text:p>JPL</text:p>
            <text:p>https://voyager.jpl.nasa.gov/news/</text:p>
          </table:table-cell>
          <table:table-cell table:style-name="ce40" office:value-type="string" calcext:value-type="string">
            <text:p><text:a xlink:href="http://www.jpl.nasa.gov/news/news.php?release=2013-277" xlink:type="simple">September 12, 2013 NASA Spacecraft Embarks on Historic Journey Into Interstellar Space NASA's Voyager 1 spacecraft officially is the first human-made object to venture into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7</text:p>
          </table:table-cell>
          <table:table-cell table:style-name="ce3" office:value-type="string" calcext:value-type="string">
            <text:p>Dr. Edward C. Stone Receives 35th Howard Hughes Memorial Award Space scientist Dr. Edward C. Stone, professor of physics at the California Institute of Technology and former director of the NASA Jet Propulsion Laboratory, has been awarded the 2013 Howard Hughes Memorial Award by the Aero Club of Southern California.</text:p>
          </table:table-cell>
          <table:table-cell table:style-name="ce16" office:value-type="date" office:date-value="2013-08-20" calcext:value-type="date">
            <text:p>2013-08-2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4" xlink:type="simple">August 20, 2013 Dr. Edward C. Stone Receives 35th Howard Hughes Memorial Award Space scientist Dr. Edward C. Stone, professor of physics at the California Institute of Technology and former director of the NASA Jet Propulsion Laboratory, has been awarded the 2013 Howard Hughes Memorial Award by the Aero Club of Southern California.</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8</text:p>
          </table:table-cell>
          <table:table-cell table:style-name="ce3" office:value-type="string" calcext:value-type="string">
            <text:p>NASA Voyager Statement about Competing Models to Explain Recent Spacecraft Data NASA's Voyager Project Scientist Ed Stone comments on competing models of Voyager 1's position relative to interstellar space.</text:p>
          </table:table-cell>
          <table:table-cell table:style-name="ce16" office:value-type="date" office:date-value="2013-08-15" calcext:value-type="date">
            <text:p>2013-08-1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5" xlink:type="simple">August 15, 2013 NASA Voyager Statement about Competing Models to Explain Recent Spacecraft Data NASA's Voyager Project Scientist Ed Stone comments on competing models of Voyager 1's position relative to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29</text:p>
          </table:table-cell>
          <table:table-cell table:style-name="ce3" office:value-type="string" calcext:value-type="string">
            <text:p>NASA Voyager Statement about Competing Models to Explain Recent Spacecraft Data A newly published paper argues that NASA's Voyager 1 spacecraft has already entered interstellar space.</text:p>
          </table:table-cell>
          <table:table-cell table:style-name="ce16" office:value-type="date" office:date-value="2013-08-15" calcext:value-type="date">
            <text:p>2013-08-15</text:p>
          </table:table-cell>
          <table:table-cell table:style-name="ce36" office:value-type="string" calcext:value-type="string">
            <text:p>JPL</text:p>
            <text:p>https://voyager.jpl.nasa.gov/news/</text:p>
          </table:table-cell>
          <table:table-cell table:style-name="ce40" office:value-type="string" calcext:value-type="string">
            <text:p><text:a xlink:href="http://www.jpl.nasa.gov/news/news.php?release=2013-251" xlink:type="simple">August 15, 2013 NASA Voyager Statement about Competing Models to Explain Recent Spacecraft Data A newly published paper argues that NASA's Voyager 1 spacecraft has already entered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0</text:p>
          </table:table-cell>
          <table:table-cell table:style-name="ce3" office:value-type="string" calcext:value-type="string">
            <text:p>NASA's Voyager 1 Explores Final Frontier of Our 'Solar Bubble' Data from Voyager 1, now more than 11 billion miles (18 billion kilometers) from the sun, suggest the spacecraft is closer to becoming the first human-made object to reach interstellar space.</text:p>
          </table:table-cell>
          <table:table-cell table:style-name="ce16" office:value-type="date" office:date-value="2013-06-27" calcext:value-type="date">
            <text:p>2013-06-2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2" xlink:type="simple">June 27, 2013 NASA's Voyager 1 Explores Final Frontier of Our 'Solar Bubble' Data from Voyager 1, now more than 11 billion miles (18 billion kilometers) from the sun, suggest the spacecraft is closer to becoming the first human-made object to reach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1</text:p>
          </table:table-cell>
          <table:table-cell table:style-name="ce3" office:value-type="string" calcext:value-type="string">
            <text:p>NASA Invites the Public to Fly Along with Voyager A gauge on the Voyager home page, https://voyager.jpl.nasa.gov, tracks levels of two of the three key signs scientists believe will appear when the spacecraft leave our solar neighborhood and enter interstellar space.</text:p>
          </table:table-cell>
          <table:table-cell table:style-name="ce16" office:value-type="date" office:date-value="2013-04-24" calcext:value-type="date">
            <text:p>2013-04-2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1" xlink:type="simple">April 24, 2013 NASA Invites the Public to Fly Along with Voyager A gauge on the Voyager home page, https://voyager.jpl.nasa.gov, tracks levels of two of the three key signs scientists believe will appear when the spacecraft leave our solar neighborhood and enter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2</text:p>
          </table:table-cell>
          <table:table-cell table:style-name="ce3" office:value-type="string" calcext:value-type="string">
            <text:p>NASA Voyager Status Update on Voyager 1 Location The consensus of the Voyager science team is that Voyager 1 has not yet reached interstellar space.</text:p>
          </table:table-cell>
          <table:table-cell table:style-name="ce16" office:value-type="date" office:date-value="2013-03-20" calcext:value-type="date">
            <text:p>2013-03-2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0" xlink:type="simple">March 20, 2013 NASA Voyager Status Update on Voyager 1 Location The consensus of the Voyager science team is that Voyager 1 has not yet reached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3</text:p>
          </table:table-cell>
          <table:table-cell table:style-name="ce3" office:value-type="string" calcext:value-type="string">
            <text:p>NASA Voyager 1 Encounters New Region in Deep Space NASA's Voyager 1 spacecraft has entered a new region at the far reaches of our solar system that scientists feel is the final area the spacecraft has to cross before reaching interstellar space.</text:p>
          </table:table-cell>
          <table:table-cell table:style-name="ce16" office:value-type="date" office:date-value="2012-12-03" calcext:value-type="date">
            <text:p>2012-12-0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9" xlink:type="simple">December 3, 2012 NASA Voyager 1 Encounters New Region in Deep Space NASA's Voyager 1 spacecraft has entered a new region at the far reaches of our solar system that scientists feel is the final area the spacecraft has to cross before reaching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4</text:p>
          </table:table-cell>
          <table:table-cell table:style-name="ce3" office:value-type="string" calcext:value-type="string">
            <text:p>NASA's Voyager Receives 'Breakthrough Award' With two spacecraft on the cusp of interstellar space, NASA's Voyager mission is honored by Popular Mechanics.</text:p>
          </table:table-cell>
          <table:table-cell table:style-name="ce16" office:value-type="date" office:date-value="2012-10-08" calcext:value-type="date">
            <text:p>2012-10-0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4" xlink:type="simple">October 8, 2012 NASA's Voyager Receives 'Breakthrough Award' With two spacecraft on the cusp of interstellar space, NASA's Voyager mission is honored by Popular Mechanic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5</text:p>
          </table:table-cell>
          <table:table-cell table:style-name="ce3" office:value-type="string" calcext:value-type="string">
            <text:p>Cheers, Voyager: 35 Years of Exploration Thirty-five years ago today, NASA's Voyager 1 spacecraft launched on its mission of exploration. JPL hosted a birthday party in its honor</text:p>
          </table:table-cell>
          <table:table-cell table:style-name="ce16" office:value-type="date" office:date-value="2012-09-05" calcext:value-type="date">
            <text:p>2012-09-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3" xlink:type="simple">September 5, 2012 Cheers, Voyager: 35 Years of Exploration Thirty-five years ago today, NASA's Voyager 1 spacecraft launched on its mission of exploration. JPL hosted a birthday party in its hono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6</text:p>
          </table:table-cell>
          <table:table-cell table:style-name="ce3" office:value-type="string" calcext:value-type="string">
            <text:p>Voyager at 35: Break on Through to the Other Side Thirty-five years ago today, NASA's Voyager 2 spacecraft, the first Voyager spacecraft to launch, departed on a journey that would make it the only spacecraft to visit Uranus and Neptune and the longest-operating NASA spacecraft ever.</text:p>
          </table:table-cell>
          <table:table-cell table:style-name="ce16" office:value-type="date" office:date-value="2012-08-20" calcext:value-type="date">
            <text:p>2012-08-2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8" xlink:type="simple">August 20, 2012 Voyager at 35: Break on Through to the Other Side Thirty-five years ago today, NASA's Voyager 2 spacecraft, the first Voyager spacecraft to launch, departed on a journey that would make it the only spacecraft to visit Uranus and Neptune and the longest-operating NASA spacecraft ev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7</text:p>
          </table:table-cell>
          <table:table-cell table:style-name="ce3" office:value-type="string" calcext:value-type="string">
            <text:p>Signs Changing Fast for Voyager at Solar System Edge Two of three key signs of changes expected to occur at the boundary of interstellar space have changed faster than at any other time in the last seven years, according to new data from NASA's Voyager 1 spacecraft.</text:p>
          </table:table-cell>
          <table:table-cell table:style-name="ce16" office:value-type="date" office:date-value="2012-08-03" calcext:value-type="date">
            <text:p>2012-08-0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7" xlink:type="simple">August 3, 2012 Signs Changing Fast for Voyager at Solar System Edge Two of three key signs of changes expected to occur at the boundary of interstellar space have changed faster than at any other time in the last seven years, according to new data from NASA's Voyager 1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8</text:p>
          </table:table-cell>
          <table:table-cell table:style-name="ce3" office:value-type="string" calcext:value-type="string">
            <text:p>Data From NASA's Voyager 1 Point to Interstellar Future New data from NASA's Voyager 1 indicate that the spacecraft is drawing ever closer to exiting our solar system and entering interstellar space.</text:p>
          </table:table-cell>
          <table:table-cell table:style-name="ce16" office:value-type="date" office:date-value="2012-06-14" calcext:value-type="date">
            <text:p>2012-06-1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2" xlink:type="simple">June 14, 2012 Data From NASA's Voyager 1 Point to Interstellar Future New data from NASA's Voyager 1 indicate that the spacecraft is drawing ever closer to exiting our solar system and entering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39</text:p>
          </table:table-cell>
          <table:table-cell table:style-name="ce3" office:value-type="string" calcext:value-type="string">
            <text:p>Voyager Instrument Cooling After Heater Turned off The heater shut-off is a step in the careful management of diminishing electrical power.</text:p>
          </table:table-cell>
          <table:table-cell table:style-name="ce16" office:value-type="date" office:date-value="2012-01-17" calcext:value-type="date">
            <text:p>2012-01-1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1" xlink:type="simple">January 17, 2012 Voyager Instrument Cooling After Heater Turned off The heater shut-off is a step in the careful management of diminishing electrical pow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0</text:p>
          </table:table-cell>
          <table:table-cell table:style-name="ce3" office:value-type="string" calcext:value-type="string">
            <text:p>NASA's Voyager Hits New Region at Solar System Edge NASA's Voyager 1 spacecraft has entered a new region between our solar system and interstellar space.</text:p>
          </table:table-cell>
          <table:table-cell table:style-name="ce16" office:value-type="date" office:date-value="2011-12-05" calcext:value-type="date">
            <text:p>2011-12-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0" xlink:type="simple">December 5, 2011 NASA's Voyager Hits New Region at Solar System Edge NASA's Voyager 1 spacecraft has entered a new region between our solar system and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1</text:p>
          </table:table-cell>
          <table:table-cell table:style-name="ce3" office:value-type="string" calcext:value-type="string">
            <text:p>Voyager 2 Completes Switch to Backup Thruster Set NASA's Voyager 2 has successfully switched to the backup set of thrusters that controls the roll of the spacecraft.</text:p>
          </table:table-cell>
          <table:table-cell table:style-name="ce16" office:value-type="date" office:date-value="2011-11-14" calcext:value-type="date">
            <text:p>2011-11-1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9" xlink:type="simple">November 14, 2011 Voyager 2 Completes Switch to Backup Thruster Set NASA's Voyager 2 has successfully switched to the backup set of thrusters that controls the roll of the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2</text:p>
          </table:table-cell>
          <table:table-cell table:style-name="ce3" office:value-type="string" calcext:value-type="string">
            <text:p>Voyager 2 to Switch to Backup Thruster Set NASA's Deep Space Network personnel sent commands to the Voyager 2 spacecraft on Nov. 4th to switch to the backup set of thrusters that controls the roll of the spacecraft.</text:p>
          </table:table-cell>
          <table:table-cell table:style-name="ce16" office:value-type="date" office:date-value="2011-11-05" calcext:value-type="date">
            <text:p>2011-11-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8" xlink:type="simple">November 5, 2011 Voyager 2 to Switch to Backup Thruster Set NASA's Deep Space Network personnel sent commands to the Voyager 2 spacecraft on Nov. 4th to switch to the backup set of thrusters that controls the roll of the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3</text:p>
          </table:table-cell>
          <table:table-cell table:style-name="ce3" office:value-type="string" calcext:value-type="string">
            <text:p>Recalculating the Distance to Interstellar Space Data from NASA's Voyager and Cassini spacecraft suggest Voyager could reach the space between stars sooner than previously thought.</text:p>
          </table:table-cell>
          <table:table-cell table:style-name="ce16" office:value-type="date" office:date-value="2011-06-15" calcext:value-type="date">
            <text:p>2011-06-1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6" xlink:type="simple">June 15, 2011 Recalculating the Distance to Interstellar Space Data from NASA's Voyager and Cassini spacecraft suggest Voyager could reach the space between stars sooner than previously though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4</text:p>
          </table:table-cell>
          <table:table-cell table:style-name="ce3" office:value-type="string" calcext:value-type="string">
            <text:p>Probes Suggest Magnet Bubbles At Solar System Edge NASA's Voyager spacecraft suggest the edge of our solar system may not be smooth, but filled with a turbulent sea of magnetic bubbles.</text:p>
          </table:table-cell>
          <table:table-cell table:style-name="ce16" office:value-type="date" office:date-value="2011-06-09" calcext:value-type="date">
            <text:p>2011-06-0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5" xlink:type="simple">June 9, 2011 Probes Suggest Magnet Bubbles At Solar System Edge NASA's Voyager spacecraft suggest the edge of our solar system may not be smooth, but filled with a turbulent sea of magnetic bubble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5</text:p>
          </table:table-cell>
          <table:table-cell table:style-name="ce3" office:value-type="string" calcext:value-type="string">
            <text:p>Voyager Set to Enter Interstellar Space More than 30 years after they left Earth, NASA's twin Voyager probes are now at the edge of the solar system. Not only that, they're still working. And with each passing day they are beaming back a message that, to scientists, is both unsettling and thrilling.</text:p>
          </table:table-cell>
          <table:table-cell table:style-name="ce16" office:value-type="date" office:date-value="2011-04-28" calcext:value-type="date">
            <text:p>2011-04-2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4" xlink:type="simple">April 28, 2011 Voyager Set to Enter Interstellar Space More than 30 years after they left Earth, NASA's twin Voyager probes are now at the edge of the solar system. Not only that, they're still working. And with each passing day they are beaming back a message that, to scientists, is both unsettling and thrilling.</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6</text:p>
          </table:table-cell>
          <table:table-cell table:style-name="ce3" office:value-type="string" calcext:value-type="string">
            <text:p>Five Things About NASA's Voyager Mission Here are five facts about NASA's twin Voyager 1 and 2 spacecraft, the longest continuously-operating spacecraft in deep space.</text:p>
          </table:table-cell>
          <table:table-cell table:style-name="ce16" office:value-type="date" office:date-value="2011-04-27" calcext:value-type="date">
            <text:p>2011-04-2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3" xlink:type="simple">April 27, 2011 Five Things About NASA's Voyager Mission Here are five facts about NASA's twin Voyager 1 and 2 spacecraft, the longest continuously-operating spacecraft in deep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7</text:p>
          </table:table-cell>
          <table:table-cell table:style-name="ce3" office:value-type="string" calcext:value-type="string">
            <text:p>Voyager Seeks The Answer Blowin' In The Wind In which direction is the sun's stream of charged particles banking when it nears the edge of the solar system?</text:p>
          </table:table-cell>
          <table:table-cell table:style-name="ce16" office:value-type="date" office:date-value="2011-03-08" calcext:value-type="date">
            <text:p>2011-03-0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2" xlink:type="simple">March 8, 2011 Voyager Seeks The Answer Blowin' In The Wind In which direction is the sun's stream of charged particles banking when it nears the edge of the solar syste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8</text:p>
          </table:table-cell>
          <table:table-cell table:style-name="ce3" office:value-type="string" calcext:value-type="string">
            <text:p>Voyager Celebrates 25 Years Since Uranus Visit As NASA's Voyager 2 spacecraft made the only close approach to date of our seventh planet, the Voyager team gathered to pore over the data coming in.</text:p>
          </table:table-cell>
          <table:table-cell table:style-name="ce16" office:value-type="date" office:date-value="2011-01-21" calcext:value-type="date">
            <text:p>2011-01-2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1" xlink:type="simple">January 21, 2011 Voyager Celebrates 25 Years Since Uranus Visit As NASA's Voyager 2 spacecraft made the only close approach to date of our seventh planet, the Voyager team gathered to pore over the data coming i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49</text:p>
          </table:table-cell>
          <table:table-cell table:style-name="ce3" office:value-type="string" calcext:value-type="string">
            <text:p>NASA Probe Sees Solar Wind Decline The 33-year odyssey of NASA's Voyager 1 spacecraft has reached a distant point at the edge of our solar system where there is no outward motion of solar wind.</text:p>
          </table:table-cell>
          <table:table-cell table:style-name="ce16" office:value-type="date" office:date-value="2010-12-13" calcext:value-type="date">
            <text:p>2010-12-1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0" xlink:type="simple">December 13, 2010 NASA Probe Sees Solar Wind Decline The 33-year odyssey of NASA's Voyager 1 spacecraft has reached a distant point at the edge of our solar system where there is no outward motion of solar win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0</text:p>
          </table:table-cell>
          <table:table-cell table:style-name="ce3" office:value-type="string" calcext:value-type="string">
            <text:p>Saturn Then and Now: 30 Years Since Voyager Visit Ed Stone, project scientist for NASA's Voyager mission, remembers the first time he saw the kinks in one of Saturn's narrowest rings.</text:p>
          </table:table-cell>
          <table:table-cell table:style-name="ce16" office:value-type="date" office:date-value="2010-11-11" calcext:value-type="date">
            <text:p>2010-11-1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9" xlink:type="simple">November 11, 2010 Saturn Then and Now: 30 Years Since Voyager Visit Ed Stone, project scientist for NASA's Voyager mission, remembers the first time he saw the kinks in one of Saturn's narrowest ring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1</text:p>
          </table:table-cell>
          <table:table-cell table:style-name="ce3" office:value-type="string" calcext:value-type="string">
            <text:p>New Project Manager as Voyager Explores New Territory As NASA's two Voyager spacecraft hurtle towards the edge of our solar system, a new project manager will shepherd the spacecraft into this unexplored territory.</text:p>
          </table:table-cell>
          <table:table-cell table:style-name="ce16" office:value-type="date" office:date-value="2010-10-29" calcext:value-type="date">
            <text:p>2010-10-2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8" xlink:type="simple">October 29, 2010 New Project Manager as Voyager Explores New Territory As NASA's two Voyager spacecraft hurtle towards the edge of our solar system, a new project manager will shepherd the spacecraft into this unexplored territor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2</text:p>
          </table:table-cell>
          <table:table-cell table:style-name="ce3" office:value-type="string" calcext:value-type="string">
            <text:p>Voyager 2 at 12,000 Days: The Super-Marathon Continues On June 28, 2010, Voyager 2 will have been operating continuously for 12,000 days since its launch on August 5, 1977.</text:p>
          </table:table-cell>
          <table:table-cell table:style-name="ce16" office:value-type="date" office:date-value="2010-06-28" calcext:value-type="date">
            <text:p>2010-06-2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7" xlink:type="simple">June 28, 2010 Voyager 2 at 12,000 Days: The Super-Marathon Continues On June 28, 2010, Voyager 2 will have been operating continuously for 12,000 days since its launch on August 5, 1977.</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3</text:p>
          </table:table-cell>
          <table:table-cell table:style-name="ce3" office:value-type="string" calcext:value-type="string">
            <text:p>Engineers Diagnosing Voyager 2 Data System Engineers successfully reset a computer onboard Voyager 2 that caused an unexpected data pattern shift, and the spacecraft resumed sending properly formatted science data back to Earth on Sunday, May 23.</text:p>
          </table:table-cell>
          <table:table-cell table:style-name="ce16" office:value-type="date" office:date-value="2010-05-24" calcext:value-type="date">
            <text:p>2010-05-2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6" xlink:type="simple">May 24, 2010 Engineers Diagnosing Voyager 2 Data System Engineers successfully reset a computer onboard Voyager 2 that caused an unexpected data pattern shift, and the spacecraft resumed sending properly formatted science data back to Earth on Sunday, May 23.</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4</text:p>
          </table:table-cell>
          <table:table-cell table:style-name="ce3" office:value-type="string" calcext:value-type="string">
            <text:p>Voyager Celebrates 20-Year-Old Valentine to Solar System Twenty years ago on February 14, NASA's Voyager 1 spacecraft had sailed beyond the outermost planet in our solar system and turned its camera inward.</text:p>
          </table:table-cell>
          <table:table-cell table:style-name="ce16" office:value-type="date" office:date-value="2010-02-12" calcext:value-type="date">
            <text:p>2010-02-1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5" xlink:type="simple">February 12, 2010 Voyager Celebrates 20-Year-Old Valentine to Solar System Twenty years ago on February 14, NASA's Voyager 1 spacecraft had sailed beyond the outermost planet in our solar system and turned its camera inwar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5</text:p>
          </table:table-cell>
          <table:table-cell table:style-name="ce3" office:value-type="string" calcext:value-type="string">
            <text:p>Voyager Squashes View of Solar System Scientists using data from NASA's Voyager 2 spacecraft have observed the bubble of solar wind surrounding the solar system is not round, but has a squashed shape.</text:p>
          </table:table-cell>
          <table:table-cell table:style-name="ce16" office:value-type="date" office:date-value="2008-07-02" calcext:value-type="date">
            <text:p>2008-07-0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7" xlink:type="simple">July 2, 2008 Voyager Squashes View of Solar System Scientists using data from NASA's Voyager 2 spacecraft have observed the bubble of solar wind surrounding the solar system is not round, but has a squashed shap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6</text:p>
          </table:table-cell>
          <table:table-cell table:style-name="ce3" office:value-type="string" calcext:value-type="string">
            <text:p>Voyages Through the Heliosphere The twin Voyager spacecraft, launched in 1977 to travel to and explore Jupiter, Saturn, Uranus and Neptune, have made many intriguing discoveries, including a possible ocean of liquid water on one of Jupiter's moons.</text:p>
          </table:table-cell>
          <table:table-cell table:style-name="ce16" office:value-type="date" office:date-value="2008-07-02" calcext:value-type="date">
            <text:p>2008-07-0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4" xlink:type="simple">July 2, 2008 Voyages Through the Heliosphere The twin Voyager spacecraft, launched in 1977 to travel to and explore Jupiter, Saturn, Uranus and Neptune, have made many intriguing discoveries, including a possible ocean of liquid water on one of Jupiter's moon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7</text:p>
          </table:table-cell>
          <table:table-cell table:style-name="ce3" office:value-type="string" calcext:value-type="string">
            <text:p>Voyager 2 Proves Solar System is Squashed NASA's Voyager 2 spacecraft has followed its twin, Voyager 1, into the solar system's final frontier, a vast region at the edge of our solar system where the solar wind runs up against the thin gas between the stars.</text:p>
          </table:table-cell>
          <table:table-cell table:style-name="ce16" office:value-type="date" office:date-value="2007-12-10" calcext:value-type="date">
            <text:p>2007-12-1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6" xlink:type="simple">December 10, 2007 Voyager 2 Proves Solar System is Squashed NASA's Voyager 2 spacecraft has followed its twin, Voyager 1, into the solar system's final frontier, a vast region at the edge of our solar system where the solar wind runs up against the thin gas between the star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8</text:p>
          </table:table-cell>
          <table:table-cell table:style-name="ce3" office:value-type="string" calcext:value-type="string">
            <text:p>Voyager 2 Proves Solar System Is Squashed NASA's Voyager 2 spacecraft has followed its twin Voyager 1 into the solar system's final frontier, a vast region at the edge of our solar system where the solar wind runs up against the thin gas between the stars.</text:p>
          </table:table-cell>
          <table:table-cell table:style-name="ce16" office:value-type="date" office:date-value="2007-12-10" calcext:value-type="date">
            <text:p>2007-12-1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3" xlink:type="simple">December 10, 2007 Voyager 2 Proves Solar System Is Squashed NASA's Voyager 2 spacecraft has followed its twin Voyager 1 into the solar system's final frontier, a vast region at the edge of our solar system where the solar wind runs up against the thin gas between the star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59</text:p>
          </table:table-cell>
          <table:table-cell table:style-name="ce3" office:value-type="string" calcext:value-type="string">
            <text:p>Voyager's Many Discoveries From hurricane-like storms at Jupiter to the final frontier of the solar system, the twin Voyager spacecraft have returned a wealth of data during their 30-year journey.</text:p>
          </table:table-cell>
          <table:table-cell table:style-name="ce16" office:value-type="date" office:date-value="2007-08-20" calcext:value-type="date">
            <text:p>2007-08-20</text:p>
          </table:table-cell>
          <table:table-cell table:style-name="ce36" office:value-type="string" calcext:value-type="string">
            <text:p>JPL</text:p>
            <text:p>https://voyager.jpl.nasa.gov/news/</text:p>
          </table:table-cell>
          <table:table-cell table:style-name="ce40" office:value-type="string" calcext:value-type="string">
            <text:p><text:a xlink:href="https://www.nasa.gov/mission_pages/voyager/voyagerf-20070820.html" xlink:type="simple">August 20, 2007 Voyager's Many Discoveries From hurricane-like storms at Jupiter to the final frontier of the solar system, the twin Voyager spacecraft have returned a wealth of data during their 30-year journe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0</text:p>
          </table:table-cell>
          <table:table-cell table:style-name="ce3" office:value-type="string" calcext:value-type="string">
            <text:p>Pioneering NASA Spacecraft Mark Thirty Years of Flight NASA's two venerable Voyager spacecraft are celebrating three decades of flight as they head toward interstellar space. Their ongoing odysseys mark an unprecedented and historic accomplishment.</text:p>
          </table:table-cell>
          <table:table-cell table:style-name="ce16" office:value-type="date" office:date-value="2007-08-20" calcext:value-type="date">
            <text:p>2007-08-2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4" xlink:type="simple">August 20, 2007 Pioneering NASA Spacecraft Mark Thirty Years of Flight NASA's two venerable Voyager spacecraft are celebrating three decades of flight as they head toward interstellar space. Their ongoing odysseys mark an unprecedented and historic accomplishmen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1</text:p>
          </table:table-cell>
          <table:table-cell table:style-name="ce3" office:value-type="string" calcext:value-type="string">
            <text:p>Voyager at 30: Looking Beyond and Within A mission that was supposed to last just five years is celebrating its 30th anniversary this fall.</text:p>
          </table:table-cell>
          <table:table-cell table:style-name="ce16" office:value-type="date" office:date-value="2007-08-20" calcext:value-type="date">
            <text:p>2007-08-2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2" xlink:type="simple">August 20, 2007 Voyager at 30: Looking Beyond and Within A mission that was supposed to last just five years is celebrating its 30th anniversary this fall.</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2</text:p>
          </table:table-cell>
          <table:table-cell table:style-name="ce3" office:value-type="string" calcext:value-type="string">
            <text:p>Voyager 1: 'The Spacecraft That Could' Hits New Milestone Voyager 1, already the most distant human-made object in the cosmos, reaches 100 astronomical units from the sun on Tuesday. That means the spacecraft, which launched three decades ago, will be 100 times more distant from the sun than Earth is.</text:p>
          </table:table-cell>
          <table:table-cell table:style-name="ce16" office:value-type="date" office:date-value="2006-08-15" calcext:value-type="date">
            <text:p>2006-08-1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3" xlink:type="simple">August 15, 2006 Voyager 1: 'The Spacecraft That Could' Hits New Milestone Voyager 1, already the most distant human-made object in the cosmos, reaches 100 astronomical units from the sun on Tuesday. That means the spacecraft, which launched three decades ago, will be 100 times more distant from the sun than Earth i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3</text:p>
          </table:table-cell>
          <table:table-cell table:style-name="ce3" office:value-type="string" calcext:value-type="string">
            <text:p>Voyager: Living on the Edge of the Solar System NASA's twin Voyager spacecraft are beaming back new information about the final frontier of our solar system, including evidence of "potholes" in the turbulent zone near the edge. New findings are being presented this week at the American Geophysical Union conference in Baltimore.</text:p>
          </table:table-cell>
          <table:table-cell table:style-name="ce16" office:value-type="date" office:date-value="2006-05-23" calcext:value-type="date">
            <text:p>2006-05-23</text:p>
          </table:table-cell>
          <table:table-cell table:style-name="ce36" office:value-type="string" calcext:value-type="string">
            <text:p>JPL</text:p>
            <text:p>https://voyager.jpl.nasa.gov/news/</text:p>
          </table:table-cell>
          <table:table-cell table:style-name="ce40" office:value-type="string" calcext:value-type="string">
            <text:p><text:a xlink:href="https://www.nasa.gov/vision/universe/solarsystem/voyager_2006agu.html" xlink:type="simple">May 23, 2006 Voyager: Living on the Edge of the Solar System NASA's twin Voyager spacecraft are beaming back new information about the final frontier of our solar system, including evidence of "potholes" in the turbulent zone near the edge. New findings are being presented this week at the American Geophysical Union conference in Baltimor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4</text:p>
          </table:table-cell>
          <table:table-cell table:style-name="ce3" office:value-type="string" calcext:value-type="string">
            <text:p>Voyager Finds Three Surprises Near Our Solar System's Edge A trio of surprise discoveries from NASA's Voyager 1 spacecraft reveals intriguing new information about our solar system's final frontier.</text:p>
          </table:table-cell>
          <table:table-cell table:style-name="ce16" office:value-type="date" office:date-value="2005-09-23" calcext:value-type="date">
            <text:p>2005-09-2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1" xlink:type="simple">September 23, 2005 Voyager Finds Three Surprises Near Our Solar System's Edge A trio of surprise discoveries from NASA's Voyager 1 spacecraft reveals intriguing new information about our solar system's final fronti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5</text:p>
          </table:table-cell>
          <table:table-cell table:style-name="ce3" office:value-type="string" calcext:value-type="string">
            <text:p>What's It Like Where Voyager Is? To envision the Sun's presence in the Milky Way galaxy, think of a ship plowing through the ocean, being tossed by currents.</text:p>
          </table:table-cell>
          <table:table-cell table:style-name="ce16" office:value-type="date" office:date-value="2005-05-24" calcext:value-type="date">
            <text:p>2005-05-2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0" xlink:type="simple">May 24, 2005 What's It Like Where Voyager Is? To envision the Sun's presence in the Milky Way galaxy, think of a ship plowing through the ocean, being tossed by current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6</text:p>
          </table:table-cell>
          <table:table-cell table:style-name="ce3" office:value-type="string" calcext:value-type="string">
            <text:p>Voyager enters Solar System's Final Frontier NASA's Voyager 1 spacecraft has entered the solar system's final frontier, a vast, turbulent expanse where the Sun's influence ends and the solar wind crashes into the thin gas between stars.</text:p>
          </table:table-cell>
          <table:table-cell table:style-name="ce16" office:value-type="date" office:date-value="2005-05-24" calcext:value-type="date">
            <text:p>2005-05-2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 xlink:type="simple">May 24, 2005 Voyager enters Solar System's Final Frontier NASA's Voyager 1 spacecraft has entered the solar system's final frontier, a vast, turbulent expanse where the Sun's influence ends and the solar wind crashes into the thin gas between star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7</text:p>
          </table:table-cell>
          <table:table-cell table:style-name="ce3" office:value-type="string" calcext:value-type="string">
            <text:p>Voyagers Surpass 10,000 Days Of Operation The intrepid twin Voyager spacecraft, launched about two weeks apart in the summer of 1977 and now heading out of the solar system, continue making history.</text:p>
          </table:table-cell>
          <table:table-cell table:style-name="ce16" office:value-type="date" office:date-value="2005-01-05" calcext:value-type="date">
            <text:p>2005-01-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 xlink:type="simple">January 5, 2005 Voyagers Surpass 10,000 Days Of Operation The intrepid twin Voyager spacecraft, launched about two weeks apart in the summer of 1977 and now heading out of the solar system, continue making histor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8</text:p>
          </table:table-cell>
          <table:table-cell table:style-name="ce3" office:value-type="string" calcext:value-type="string">
            <text:p>Voyager 1, Prepare for Action The spacecraft is nearly 9 billion miles from the sun, at the edge of our solar system. It's quiet out there, dark and uneventful.</text:p>
          </table:table-cell>
          <table:table-cell table:style-name="ce16" office:value-type="date" office:date-value="2004-07-13" calcext:value-type="date">
            <text:p>2004-07-1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 xlink:type="simple">July 13, 2004 Voyager 1, Prepare for Action The spacecraft is nearly 9 billion miles from the sun, at the edge of our solar system. It's quiet out there, dark and uneventful.</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69</text:p>
          </table:table-cell>
          <table:table-cell table:style-name="ce3" office:value-type="string" calcext:value-type="string">
            <text:p>Blast Wave Blows Through the Solar System Had Shakespeare been a solar physicist, he may have written, 'hell hath no fury like the Sun'.</text:p>
          </table:table-cell>
          <table:table-cell table:style-name="ce16" office:value-type="date" office:date-value="2004-07-08" calcext:value-type="date">
            <text:p>2004-07-0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 xlink:type="simple">July 8, 2004 Blast Wave Blows Through the Solar System Had Shakespeare been a solar physicist, he may have written, 'hell hath no fury like the Su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0</text:p>
          </table:table-cell>
          <table:table-cell table:style-name="ce3" office:value-type="string" calcext:value-type="string">
            <text:p>Voyager 1 Approaches Solar System's Final Frontier NASA's venerable Voyager 1 spacecraft, built and operated by NASA's Jet Propulsion Laboratory, Pasadena, Calif., is about to make history again.</text:p>
          </table:table-cell>
          <table:table-cell table:style-name="ce16" office:value-type="date" office:date-value="2003-11-05" calcext:value-type="date">
            <text:p>2003-11-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 xlink:type="simple">November 5, 2003 Voyager 1 Approaches Solar System's Final Frontier NASA's venerable Voyager 1 spacecraft, built and operated by NASA's Jet Propulsion Laboratory, Pasadena, Calif., is about to make history agai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1</text:p>
          </table:table-cell>
          <table:table-cell table:style-name="ce3" office:value-type="string" calcext:value-type="string">
            <text:p>Chaos Seen in Movement of Ring-Herding Moons of Saturn Scientists have a new explanation for weird movements of two small moons that shepherd one of Saturn's rings: Pandora, which keeps the narrow F ring from spreading outward, and Prometheus, which rides herd along the same ring's inner edge.</text:p>
          </table:table-cell>
          <table:table-cell table:style-name="ce16" office:value-type="date" office:date-value="2002-10-11" calcext:value-type="date">
            <text:p>2002-10-1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1" xlink:type="simple">October 11, 2002 Chaos Seen in Movement of Ring-Herding Moons of Saturn Scientists have a new explanation for weird movements of two small moons that shepherd one of Saturn's rings: Pandora, which keeps the narrow F ring from spreading outward, and Prometheus, which rides herd along the same ring's inner edg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2</text:p>
          </table:table-cell>
          <table:table-cell table:style-name="ce3" office:value-type="string" calcext:value-type="string">
            <text:p>Programs Will Share Excitement of Voyager Discoveries Two free public programs in Pasadena next week will present highlights of the scientific bonanza from NASA's twin Voyager spacecraft, launched 25 years ago and still going strong in one of human history's greatest missions of exploration.</text:p>
          </table:table-cell>
          <table:table-cell table:style-name="ce16" office:value-type="date" office:date-value="2002-08-28" calcext:value-type="date">
            <text:p>2002-08-2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90" xlink:type="simple">August 28, 2002 Programs Will Share Excitement of Voyager Discoveries Two free public programs in Pasadena next week will present highlights of the scientific bonanza from NASA's twin Voyager spacecraft, launched 25 years ago and still going strong in one of human history's greatest missions of exploratio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3</text:p>
          </table:table-cell>
          <table:table-cell table:style-name="ce3" office:value-type="string" calcext:value-type="string">
            <text:p>Howdy, Strangers If you could toss a bottle out into space, what message would you seal into it for anyone -- or any thing -- to open some day far away from our solar system?</text:p>
          </table:table-cell>
          <table:table-cell table:style-name="ce16" office:value-type="date" office:date-value="2002-08-19" calcext:value-type="date">
            <text:p>2002-08-1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9" xlink:type="simple">August 19, 2002 Howdy, Strangers If you could toss a bottle out into space, what message would you seal into it for anyone -- or any thing -- to open some day far away from our solar syste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4</text:p>
          </table:table-cell>
          <table:table-cell table:style-name="ce3" office:value-type="string" calcext:value-type="string">
            <text:p>25 Years Later, Voyager Mission Keeps Pushing the Space Envelope A quarter-century after NASA's twin Voyager spacecraft departed Earth to visit outer planets, the historic mission is flying a race against time.</text:p>
          </table:table-cell>
          <table:table-cell table:style-name="ce16" office:value-type="date" office:date-value="2002-08-16" calcext:value-type="date">
            <text:p>2002-08-1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8" xlink:type="simple">August 16, 2002 25 Years Later, Voyager Mission Keeps Pushing the Space Envelope A quarter-century after NASA's twin Voyager spacecraft departed Earth to visit outer planets, the historic mission is flying a race against tim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5</text:p>
          </table:table-cell>
          <table:table-cell table:style-name="ce3" office:value-type="string" calcext:value-type="string">
            <text:p>Record Set for Most-Distant Spacecraft Maintenance Astronauts can make service visits to the Earth-orbiting Hubble Space Telescope, but what do you do if the spacecraft needing a replacement part is the farthest human-made object from Earth, more than twice as distant as Pluto?</text:p>
          </table:table-cell>
          <table:table-cell table:style-name="ce16" office:value-type="date" office:date-value="2002-04-09" calcext:value-type="date">
            <text:p>2002-04-0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7" xlink:type="simple">April 9, 2002 Record Set for Most-Distant Spacecraft Maintenance Astronauts can make service visits to the Earth-orbiting Hubble Space Telescope, but what do you do if the spacecraft needing a replacement part is the farthest human-made object from Earth, more than twice as distant as Pluto?</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6</text:p>
          </table:table-cell>
          <table:table-cell table:style-name="ce3" office:value-type="string" calcext:value-type="string">
            <text:p>Voyager Maintenance from 7 Billion Miles Away What do you do if a spacecraft needing a replacement part is the farthest human-made object from Earth, more than twice as distant as Pluto?</text:p>
          </table:table-cell>
          <table:table-cell table:style-name="ce16" office:value-type="date" office:date-value="2002-04-08" calcext:value-type="date">
            <text:p>2002-04-0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4" xlink:type="simple">April 8, 2002 Voyager Maintenance from 7 Billion Miles Away What do you do if a spacecraft needing a replacement part is the farthest human-made object from Earth, more than twice as distant as Pluto?</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7</text:p>
          </table:table-cell>
          <table:table-cell table:style-name="ce3" office:value-type="string" calcext:value-type="string">
            <text:p>Evidence Seen For Wet Past on Ganymede, Jupiter's Largest Moon Bright, flat terrain in long swaths on the surface of Jupiter's icy moon Ganymede may testify that water or slush emerged there about a billion years ago, say planetary scientists who have combined stereo images from NASA's Galileo and Voyager missions to examine provocative features on that moon.</text:p>
          </table:table-cell>
          <table:table-cell table:style-name="ce16" office:value-type="date" office:date-value="2001-03-01" calcext:value-type="date">
            <text:p>2001-03-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6" xlink:type="simple">March 1, 2001 Evidence Seen For Wet Past on Ganymede, Jupiter's Largest Moon Bright, flat terrain in long swaths on the surface of Jupiter's icy moon Ganymede may testify that water or slush emerged there about a billion years ago, say planetary scientists who have combined stereo images from NASA's Galileo and Voyager missions to examine provocative features on that moo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8</text:p>
          </table:table-cell>
          <table:table-cell table:style-name="ce3" office:value-type="string" calcext:value-type="string">
            <text:p>Most Distant Spacecraft May Reach Shock Zone Soon A NASA spacecraft headed out of the solar system could reach the first main feature of the boundary between our solar system and interstellar space within three years.</text:p>
          </table:table-cell>
          <table:table-cell table:style-name="ce16" office:value-type="date" office:date-value="2000-12-18" calcext:value-type="date">
            <text:p>2000-12-1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3" xlink:type="simple">December 18, 2000 Most Distant Spacecraft May Reach Shock Zone Soon A NASA spacecraft headed out of the solar system could reach the first main feature of the boundary between our solar system and interstellar space within three year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79</text:p>
          </table:table-cell>
          <table:table-cell table:style-name="ce3" office:value-type="string" calcext:value-type="string">
            <text:p>Voyager 2, Back to Normal Flight Operations After Communications Black-out The Voyager 2 spacecraft, now on the outer fringes of the solar system, was returned to normal flight operations Saturday, November 14.</text:p>
          </table:table-cell>
          <table:table-cell table:style-name="ce16" office:value-type="date" office:date-value="1998-11-17" calcext:value-type="date">
            <text:p>1998-11-1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1" xlink:type="simple">November 17, 1998 Voyager 2, Back to Normal Flight Operations After Communications Black-out The Voyager 2 spacecraft, now on the outer fringes of the solar system, was returned to normal flight operations Saturday, November 14.</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0</text:p>
          </table:table-cell>
          <table:table-cell table:style-name="ce3" office:value-type="string" calcext:value-type="string">
            <text:p>Voyager 1, Now Most Distant Human-made Object in Space In a dark, cold, vacant neighborhood near the very edge of our solar system, the Voyager 1 spacecraft is set to break another record.</text:p>
          </table:table-cell>
          <table:table-cell table:style-name="ce16" office:value-type="date" office:date-value="1998-02-13" calcext:value-type="date">
            <text:p>1998-02-1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2" xlink:type="simple">February 13, 1998 Voyager 1, Now Most Distant Human-made Object in Space In a dark, cold, vacant neighborhood near the very edge of our solar system, the Voyager 1 spacecraft is set to break another recor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1</text:p>
          </table:table-cell>
          <table:table-cell table:style-name="ce3" office:value-type="string" calcext:value-type="string">
            <text:p>Voyager Project Manager George Textor to Retire George P. Textor, the project manager of the Voyager Interstellar Mission, will retire from JPL on December 31.</text:p>
          </table:table-cell>
          <table:table-cell table:style-name="ce16" office:value-type="date" office:date-value="1997-12-23" calcext:value-type="date">
            <text:p>1997-12-2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5" xlink:type="simple">December 23, 1997 Voyager Project Manager George Textor to Retire George P. Textor, the project manager of the Voyager Interstellar Mission, will retire from JPL on December 31.</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2</text:p>
          </table:table-cell>
          <table:table-cell table:style-name="ce3" office:value-type="string" calcext:value-type="string">
            <text:p>Two Voyager Spacecraft Still Going Strong After 20 Years Twenty years after their launch and long after their planetary reconnaissance flybys were completed, both Voyager spacecraft are now gaining on another milestone -- crossing that invisible boundary that separates our solar system from interstellar space, the heliopause.</text:p>
          </table:table-cell>
          <table:table-cell table:style-name="ce16" office:value-type="date" office:date-value="1997-09-02" calcext:value-type="date">
            <text:p>1997-09-0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4" xlink:type="simple">September 2, 1997 Two Voyager Spacecraft Still Going Strong After 20 Years Twenty years after their launch and long after their planetary reconnaissance flybys were completed, both Voyager spacecraft are now gaining on another milestone -- crossing that invisible boundary that separates our solar system from interstellar space, the heliopaus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3</text:p>
          </table:table-cell>
          <table:table-cell table:style-name="ce3" office:value-type="string" calcext:value-type="string">
            <text:p>Legacy of JPL's Voyager Missions Highlighted in Evening Talk "A Celebration of JPL: the 20th Anniversary of the Voyager Launches" will be the theme for a free public presentation to be held at 7 p.m., Thursday, June 19, in JPL's von Karman Auditorium, 4800 Oak Grove Drive, Pasadena. Seating is on a first-come, first-served basis.</text:p>
          </table:table-cell>
          <table:table-cell table:style-name="ce16" office:value-type="date" office:date-value="1997-06-10" calcext:value-type="date">
            <text:p>1997-06-1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3" xlink:type="simple">June 10, 1997 Legacy of JPL's Voyager Missions Highlighted in Evening Talk "A Celebration of JPL: the 20th Anniversary of the Voyager Launches" will be the theme for a free public presentation to be held at 7 p.m., Thursday, June 19, in JPL's von Karman Auditorium, 4800 Oak Grove Drive, Pasadena. Seating is on a first-come, first-served basi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4</text:p>
          </table:table-cell>
          <table:table-cell table:style-name="ce3" office:value-type="string" calcext:value-type="string">
            <text:p>Voyager 1 &amp; 2 Discovers Evidence of the Heliopause Nearly 15 years after they left home, the Voyager 1 and 2 spacecraft have discovered the first direct evidence of the long-sought-after heliopause -- the boundary that separates Earth's solar system from interstellar space.</text:p>
          </table:table-cell>
          <table:table-cell table:style-name="ce16" office:value-type="date" office:date-value="1993-05-26" calcext:value-type="date">
            <text:p>1993-05-2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2" xlink:type="simple">May 26, 1993 Voyager 1 &amp; 2 Discovers Evidence of the Heliopause Nearly 15 years after they left home, the Voyager 1 and 2 spacecraft have discovered the first direct evidence of the long-sought-after heliopause -- the boundary that separates Earth's solar system from interstellar spac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5</text:p>
          </table:table-cell>
          <table:table-cell table:style-name="ce3" office:value-type="string" calcext:value-type="string">
            <text:p>Voyagers Continues to Return Data from The Edges of the Milky Way More than two years after Voyager 2 looked Neptune's Great Dark Spot in the eye and darted past the frozen surface of its moon Triton, both Voyager spacecraft are continuing to return data about interplanetary space and some of our stellar neighbors near the edges of the Milky Way.</text:p>
          </table:table-cell>
          <table:table-cell table:style-name="ce16" office:value-type="date" office:date-value="1991-10-23" calcext:value-type="date">
            <text:p>1991-10-2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1" xlink:type="simple">October 23, 1991 Voyagers Continues to Return Data from The Edges of the Milky Way More than two years after Voyager 2 looked Neptune's Great Dark Spot in the eye and darted past the frozen surface of its moon Triton, both Voyager spacecraft are continuing to return data about interplanetary space and some of our stellar neighbors near the edges of the Milky Wa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6</text:p>
          </table:table-cell>
          <table:table-cell table:style-name="ce3" office:value-type="string" calcext:value-type="string">
            <text:p>Voyager 1 to Take Pictures of Solar System Planets NASA's Voyager 1 spacecraft, having completed its mission along with Voyager 2 to explore the outer planets, will use its cameras February 13-14 to take an unprecedented family portrait of most of the planets in our solar system.</text:p>
          </table:table-cell>
          <table:table-cell table:style-name="ce16" office:value-type="date" office:date-value="1990-02-12" calcext:value-type="date">
            <text:p>1990-02-1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80" xlink:type="simple">February 12, 1990 Voyager 1 to Take Pictures of Solar System Planets NASA's Voyager 1 spacecraft, having completed its mission along with Voyager 2 to explore the outer planets, will use its cameras February 13-14 to take an unprecedented family portrait of most of the planets in our solar syste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7</text:p>
          </table:table-cell>
          <table:table-cell table:style-name="ce3" office:value-type="string" calcext:value-type="string">
            <text:p>Voyager's Science Papers Presented at American Geophysical Union Science papers and poster presentations on Voyager's encounter with Neptune were scheduled Dec. 4-5, the first two days of the 5-day 1989 Fall Meeting of the American Geophysical Union at San Francisco.</text:p>
          </table:table-cell>
          <table:table-cell table:style-name="ce16" office:value-type="date" office:date-value="1989-12-01" calcext:value-type="date">
            <text:p>1989-12-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9" xlink:type="simple">December 1, 1989 Voyager's Science Papers Presented at American Geophysical Union Science papers and poster presentations on Voyager's encounter with Neptune were scheduled Dec. 4-5, the first two days of the 5-day 1989 Fall Meeting of the American Geophysical Union at San Francisco.</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8</text:p>
          </table:table-cell>
          <table:table-cell table:style-name="ce3" office:value-type="string" calcext:value-type="string">
            <text:p>Triton Moon Regenerating Surface Triton, the large frozen moon of Neptune, has surface that apparently undergoes regeneration as do Jupiter's moons Europa and Io, Voyager 2 scientists said.</text:p>
          </table:table-cell>
          <table:table-cell table:style-name="ce16" office:value-type="date" office:date-value="1989-12-01" calcext:value-type="date">
            <text:p>1989-12-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8" xlink:type="simple">December 1, 1989 Triton Moon Regenerating Surface Triton, the large frozen moon of Neptune, has surface that apparently undergoes regeneration as do Jupiter's moons Europa and Io, Voyager 2 scientists sai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89</text:p>
          </table:table-cell>
          <table:table-cell table:style-name="ce3" office:value-type="string" calcext:value-type="string">
            <text:p>New JPL Appointments Voyager Project Manager Norman R. Haynes has been appointed Deputy Assistant Laboratory Director of JPL's Office of Flight Projects, and Haynes' deputy, George P. Textor, has been named Voyager Project Manager.</text:p>
          </table:table-cell>
          <table:table-cell table:style-name="ce16" office:value-type="date" office:date-value="1989-11-16" calcext:value-type="date">
            <text:p>1989-11-1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7" xlink:type="simple">November 16, 1989 New JPL Appointments Voyager Project Manager Norman R. Haynes has been appointed Deputy Assistant Laboratory Director of JPL's Office of Flight Projects, and Haynes' deputy, George P. Textor, has been named Voyager Project Manag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0</text:p>
          </table:table-cell>
          <table:table-cell table:style-name="ce3" office:value-type="string" calcext:value-type="string">
            <text:p>Interruption of Voyager 2 Telemetry Signal NASA's Voyager 1 spacecraft experienced an interruption of its telemetry signal between Monday afternoon and Tuesday midnight, and Wednesday resumed normal communications with Earth.</text:p>
          </table:table-cell>
          <table:table-cell table:style-name="ce16" office:value-type="date" office:date-value="1989-10-26" calcext:value-type="date">
            <text:p>1989-10-2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6" xlink:type="simple">October 26, 1989 Interruption of Voyager 2 Telemetry Signal NASA's Voyager 1 spacecraft experienced an interruption of its telemetry signal between Monday afternoon and Tuesday midnight, and Wednesday resumed normal communications with Earth.</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1</text:p>
          </table:table-cell>
          <table:table-cell table:style-name="ce3" office:value-type="string" calcext:value-type="string">
            <text:p>Voyager 2 Discovers Eruption on Triton Five-mile-tall, geyser-like plume of dark material has been discovered erupting from the surface of Neptune's moon Triton in one of the images returned last month to the Jet Propulsion Laboratory, Pasadena, Calif., by NASA's Voyager 2 spacecraft.</text:p>
          </table:table-cell>
          <table:table-cell table:style-name="ce16" office:value-type="date" office:date-value="1989-10-02" calcext:value-type="date">
            <text:p>1989-10-02</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5" xlink:type="simple">October 2, 1989 Voyager 2 Discovers Eruption on Triton Five-mile-tall, geyser-like plume of dark material has been discovered erupting from the surface of Neptune's moon Triton in one of the images returned last month to the Jet Propulsion Laboratory, Pasadena, Calif., by NASA's Voyager 2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2</text:p>
          </table:table-cell>
          <table:table-cell table:style-name="ce3" office:value-type="string" calcext:value-type="string">
            <text:p>Voyager 2 Detects Intense Radio Emissions NASA's Voyager 2 spacecraft has detected intense radio emissions from Neptune, indicating that the planet has magnetic field.</text:p>
          </table:table-cell>
          <table:table-cell table:style-name="ce16" office:value-type="date" office:date-value="1989-08-18" calcext:value-type="date">
            <text:p>1989-08-1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4" xlink:type="simple">August 18, 1989 Voyager 2 Detects Intense Radio Emissions NASA's Voyager 2 spacecraft has detected intense radio emissions from Neptune, indicating that the planet has magnetic fiel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3</text:p>
          </table:table-cell>
          <table:table-cell table:style-name="ce3" office:value-type="string" calcext:value-type="string">
            <text:p>Usuda Deep Space Center Joins Voyager 2 Mission A tracking station in Japan has been added to the network of giant antennas trained on Voyager 2 during its flyby of Neptune on August 24-25 to help the spacecraft mission's radio science experiment.</text:p>
          </table:table-cell>
          <table:table-cell table:style-name="ce16" office:value-type="date" office:date-value="1989-08-16" calcext:value-type="date">
            <text:p>1989-08-1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3" xlink:type="simple">August 16, 1989 Usuda Deep Space Center Joins Voyager 2 Mission A tracking station in Japan has been added to the network of giant antennas trained on Voyager 2 during its flyby of Neptune on August 24-25 to help the spacecraft mission's radio science experimen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4</text:p>
          </table:table-cell>
          <table:table-cell table:style-name="ce3" office:value-type="string" calcext:value-type="string">
            <text:p>Voyager 2 News Updates News updates on Voyager 2's encounter with Neptune will be available to the public during late August on special telephone numbers from the Jet Propulsion Laboratory.</text:p>
          </table:table-cell>
          <table:table-cell table:style-name="ce16" office:value-type="date" office:date-value="1989-08-15" calcext:value-type="date">
            <text:p>1989-08-1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2" xlink:type="simple">August 15, 1989 Voyager 2 News Updates News updates on Voyager 2's encounter with Neptune will be available to the public during late August on special telephone numbers from the Jet Propulsion Laborator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5</text:p>
          </table:table-cell>
          <table:table-cell table:style-name="ce3" office:value-type="string" calcext:value-type="string">
            <text:p>Voyager 2 Reveals Three Additional Neptune Moons Images from the Voyager 2 spacecraft have revealed three additional new moons in orbit around Neptune, Voyager imaging team scientists announced today.</text:p>
          </table:table-cell>
          <table:table-cell table:style-name="ce16" office:value-type="date" office:date-value="1989-08-03" calcext:value-type="date">
            <text:p>1989-08-0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1" xlink:type="simple">August 3, 1989 Voyager 2 Reveals Three Additional Neptune Moons Images from the Voyager 2 spacecraft have revealed three additional new moons in orbit around Neptune, Voyager imaging team scientists announced toda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6</text:p>
          </table:table-cell>
          <table:table-cell table:style-name="ce3" office:value-type="string" calcext:value-type="string">
            <text:p>Voyager 2 Discovers New Neptune Moon A new moon has been discovered orbiting Neptune, scientists on the Voyager Project at NASA's Jet Propulsion Laboratory (JPL), Pasadena, Calif., announced today.</text:p>
          </table:table-cell>
          <table:table-cell table:style-name="ce16" office:value-type="date" office:date-value="1989-07-07" calcext:value-type="date">
            <text:p>1989-07-0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70" xlink:type="simple">July 7, 1989 Voyager 2 Discovers New Neptune Moon A new moon has been discovered orbiting Neptune, scientists on the Voyager Project at NASA's Jet Propulsion Laboratory (JPL), Pasadena, Calif., announced today.</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7</text:p>
          </table:table-cell>
          <table:table-cell table:style-name="ce3" office:value-type="string" calcext:value-type="string">
            <text:p>Voyager 2 Enters Final Planetary Encounter NASA's Voyager 2 spacecraft today entered the observatory phase of its flyby of Neptune, signaling the beginning of its final planetary encounter after nearly 12 years of exploring the outer solar system.</text:p>
          </table:table-cell>
          <table:table-cell table:style-name="ce16" office:value-type="date" office:date-value="1989-06-05" calcext:value-type="date">
            <text:p>1989-06-05</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9" xlink:type="simple">June 5, 1989 Voyager 2 Enters Final Planetary Encounter NASA's Voyager 2 spacecraft today entered the observatory phase of its flyby of Neptune, signaling the beginning of its final planetary encounter after nearly 12 years of exploring the outer solar syste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8</text:p>
          </table:table-cell>
          <table:table-cell table:style-name="ce3" office:value-type="string" calcext:value-type="string">
            <text:p>Voyager 2 Spacecraft Completes Last Change-of-Course Maneuvers NASA's Voyager 2 spacecraft, only four months away from its flyby of the planet Neptune, today completed one of the last major change-of-course maneuvers it will make before reaching the planet in August.</text:p>
          </table:table-cell>
          <table:table-cell table:style-name="ce16" office:value-type="date" office:date-value="1989-04-20" calcext:value-type="date">
            <text:p>1989-04-20</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8" xlink:type="simple">April 20, 1989 Voyager 2 Spacecraft Completes Last Change-of-Course Maneuvers NASA's Voyager 2 spacecraft, only four months away from its flyby of the planet Neptune, today completed one of the last major change-of-course maneuvers it will make before reaching the planet in Augus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99</text:p>
          </table:table-cell>
          <table:table-cell table:style-name="ce3" office:value-type="string" calcext:value-type="string">
            <text:p>Neptune's Ring Arcs Found NASA's Voyager spacecraft imaging science team has found two of the long-sought-after ring arcs, or partial rings, thought to exist around Neptune.</text:p>
          </table:table-cell>
          <table:table-cell table:style-name="ce16" office:value-type="date" office:date-value="1989-04-11" calcext:value-type="date">
            <text:p>1989-04-1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7" xlink:type="simple">April 11, 1989 Neptune's Ring Arcs Found NASA's Voyager spacecraft imaging science team has found two of the long-sought-after ring arcs, or partial rings, thought to exist around Neptun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0</text:p>
          </table:table-cell>
          <table:table-cell table:style-name="ce3" office:value-type="string" calcext:value-type="string">
            <text:p>Voyager 2 Change-of-course Maneuver Successful NASA's Voyager 2 spacecraft, now less than year away from its encounter with the planet Neptune, successfully completed critical change-of-course maneuver today that will bring Voyager 10,000 kilometers (6,200 miles) closer to the planet during its Neptune flyby next summer.</text:p>
          </table:table-cell>
          <table:table-cell table:style-name="ce16" office:value-type="date" office:date-value="1988-11-11" calcext:value-type="date">
            <text:p>1988-11-1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6" xlink:type="simple">November 11, 1988 Voyager 2 Change-of-course Maneuver Successful NASA's Voyager 2 spacecraft, now less than year away from its encounter with the planet Neptune, successfully completed critical change-of-course maneuver today that will bring Voyager 10,000 kilometers (6,200 miles) closer to the planet during its Neptune flyby next summ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1</text:p>
          </table:table-cell>
          <table:table-cell table:style-name="ce3" office:value-type="string" calcext:value-type="string">
            <text:p>Rank Prize Awarded to JPL Engineers The Rank Prize for Optoelectronics was awarded in London today (Mar. 14) to two JPL engineers and former JPL contractor in recognition of their work on vidicon cameras, such as those carried on the Voyager spacecraft mission to the outer planets.</text:p>
          </table:table-cell>
          <table:table-cell table:style-name="ce16" office:value-type="date" office:date-value="1988-03-14" calcext:value-type="date">
            <text:p>1988-03-1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5" xlink:type="simple">March 14, 1988 Rank Prize Awarded to JPL Engineers The Rank Prize for Optoelectronics was awarded in London today (Mar. 14) to two JPL engineers and former JPL contractor in recognition of their work on vidicon cameras, such as those carried on the Voyager spacecraft mission to the outer planet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2</text:p>
          </table:table-cell>
          <table:table-cell table:style-name="ce3" office:value-type="string" calcext:value-type="string">
            <text:p>Voyager Celebrates Its 10th Anniversary With one of its two spacecraft en route to distant Neptune and the other exploring the outer solar system, the Voyager Mission celebrates its 10th anniversary of launch on Aug. 20.</text:p>
          </table:table-cell>
          <table:table-cell table:style-name="ce16" office:value-type="date" office:date-value="1987-08-07" calcext:value-type="date">
            <text:p>1987-08-07</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4" xlink:type="simple">August 7, 1987 Voyager Celebrates Its 10th Anniversary With one of its two spacecraft en route to distant Neptune and the other exploring the outer solar system, the Voyager Mission celebrates its 10th anniversary of launch on Aug. 20.</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3</text:p>
          </table:table-cell>
          <table:table-cell table:style-name="ce3" office:value-type="string" calcext:value-type="string">
            <text:p>NASA Voyagers Provides Precise Measurement of New Cosmic Ray Particles NASA's two Voyager spacecraft, exploring different areas of the solar system more than two billion miles from Earth, have provided the most precise measurements yet of new species of cosmic ray particles, Voyager project scientist Dr. Edward Stone said.</text:p>
          </table:table-cell>
          <table:table-cell table:style-name="ce16" office:value-type="date" office:date-value="1987-05-14" calcext:value-type="date">
            <text:p>1987-05-1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3" xlink:type="simple">May 14, 1987 NASA Voyagers Provides Precise Measurement of New Cosmic Ray Particles NASA's two Voyager spacecraft, exploring different areas of the solar system more than two billion miles from Earth, have provided the most precise measurements yet of new species of cosmic ray particles, Voyager project scientist Dr. Edward Stone said.</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4</text:p>
          </table:table-cell>
          <table:table-cell table:style-name="ce3" office:value-type="string" calcext:value-type="string">
            <text:p>Voyager Project Wins the Nelson P. Jackson Aerospace Award For the second time in its 10-year history, the Voyager Project at the Jet Propulsion Laboratory, Pasadena, Calif., has been named the winner of the Nelson P. Jackson Aerospace Award by the National Space Club. The award honors the engineering expertise that resulted in the Voyager spacecraft missions to Jupiter, Saturn and Uranus.</text:p>
          </table:table-cell>
          <table:table-cell table:style-name="ce16" office:value-type="date" office:date-value="1987-03-09" calcext:value-type="date">
            <text:p>1987-03-0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2" xlink:type="simple">March 9, 1987 Voyager Project Wins the Nelson P. Jackson Aerospace Award For the second time in its 10-year history, the Voyager Project at the Jet Propulsion Laboratory, Pasadena, Calif., has been named the winner of the Nelson P. Jackson Aerospace Award by the National Space Club. The award honors the engineering expertise that resulted in the Voyager spacecraft missions to Jupiter, Saturn and Uranu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5</text:p>
          </table:table-cell>
          <table:table-cell table:style-name="ce3" office:value-type="string" calcext:value-type="string">
            <text:p>NASA Highest Honors Awarded to Voyager Teams NASA's highest honors were awarded in ceremony today at JPL to more than 70 indivduals and teams for their professional contributions to the successful Voyager spacecraft mission to Uranus.</text:p>
          </table:table-cell>
          <table:table-cell table:style-name="ce16" office:value-type="date" office:date-value="1986-09-19" calcext:value-type="date">
            <text:p>1986-09-19</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1" xlink:type="simple">September 19, 1986 NASA Highest Honors Awarded to Voyager Teams NASA's highest honors were awarded in ceremony today at JPL to more than 70 indivduals and teams for their professional contributions to the successful Voyager spacecraft mission to Uranus.</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6</text:p>
          </table:table-cell>
          <table:table-cell table:style-name="ce3" office:value-type="string" calcext:value-type="string">
            <text:p>Voyager 2 Prepares for 1989 Neptune Flyby NASA's Voyager 2, departing from its Jan. 24 encounter with Uranus, has undergone major course correction to prepare the spacecraft for its 1989 flyby of the planet Neptune.</text:p>
          </table:table-cell>
          <table:table-cell table:style-name="ce16" office:value-type="date" office:date-value="1986-02-18" calcext:value-type="date">
            <text:p>1986-02-18</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60" xlink:type="simple">February 18, 1986 Voyager 2 Prepares for 1989 Neptune Flyby NASA's Voyager 2, departing from its Jan. 24 encounter with Uranus, has undergone major course correction to prepare the spacecraft for its 1989 flyby of the planet Neptune.</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7</text:p>
          </table:table-cell>
          <table:table-cell table:style-name="ce3" office:value-type="string" calcext:value-type="string">
            <text:p>Six Addition Uranus Moons Found NASA's Voyager 2 spacecraft has found six additional small moons in orbit around the planet Uranus, doubling the number of Uranian satellites known.</text:p>
          </table:table-cell>
          <table:table-cell table:style-name="ce16" office:value-type="date" office:date-value="1986-01-16" calcext:value-type="date">
            <text:p>1986-01-16</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9" xlink:type="simple">January 16, 1986 Six Addition Uranus Moons Found NASA's Voyager 2 spacecraft has found six additional small moons in orbit around the planet Uranus, doubling the number of Uranian satellites know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8</text:p>
          </table:table-cell>
          <table:table-cell table:style-name="ce3" office:value-type="string" calcext:value-type="string">
            <text:p>New Uranus Moon Discovered A new moon orbiting the planet Uranus has been discovered in images taken by NASA's Voyager 2 spacecraft.</text:p>
          </table:table-cell>
          <table:table-cell table:style-name="ce16" office:value-type="date" office:date-value="1985-01-01" calcext:value-type="date">
            <text:p>1985-01-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8" xlink:type="simple">January 1, 1985 New Uranus Moon Discovered A new moon orbiting the planet Uranus has been discovered in images taken by NASA's Voyager 2 spacecraft.</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09</text:p>
          </table:table-cell>
          <table:table-cell table:style-name="ce3" office:value-type="string" calcext:value-type="string">
            <text:p>Four New Satellites of Saturn Found Dr. Stephen P. Synnott of the Jet Propulsion Laboratory has found evidence for the existence of four, and possibly as many as six, new satellites of Saturn, using data from the Voyager 2 Saturn encounter.</text:p>
          </table:table-cell>
          <table:table-cell table:style-name="ce16" office:value-type="date" office:date-value="1982-02-01" calcext:value-type="date">
            <text:p>1982-02-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7" xlink:type="simple">February 1, 1982 Four New Satellites of Saturn Found Dr. Stephen P. Synnott of the Jet Propulsion Laboratory has found evidence for the existence of four, and possibly as many as six, new satellites of Saturn, using data from the Voyager 2 Saturn encounter.</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10</text:p>
          </table:table-cell>
          <table:table-cell table:style-name="ce3" office:value-type="string" calcext:value-type="string">
            <text:p>Radio Contact with Voyager 1 Re-Established Contact with NASA's Voyager 1 spacecraft was re established tonight following series of commands transmitted from Earth, ordering Voyager to re-orient itself in space with its antenna pointed to Earth.</text:p>
          </table:table-cell>
          <table:table-cell table:style-name="ce15" office:value-type="date" office:date-value="1979-12-14" calcext:value-type="date">
            <text:p>1979-12-1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6" xlink:type="simple">December 14, 1979 Radio Contact with Voyager 1 Re-Established Contact with NASA's Voyager 1 spacecraft was re established tonight following series of commands transmitted from Earth, ordering Voyager to re-orient itself in space with its antenna pointed to Earth.</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11</text:p>
          </table:table-cell>
          <table:table-cell table:style-name="ce3" office:value-type="string" calcext:value-type="string">
            <text:p>Radio Contact with Voyager 1 Lost Radio contact with the Voyager 1 spacecraft was lost late Thursday afternoon following maneuver to refine its flight path to Saturn, it was announced by the Jet Propulsion Laboratory. Hours later very weak signal was detected by the tracking station in Spain.</text:p>
          </table:table-cell>
          <table:table-cell table:style-name="ce15" office:value-type="date" office:date-value="1979-12-13" calcext:value-type="date">
            <text:p>1979-12-13</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5" xlink:type="simple">December 13, 1979 Radio Contact with Voyager 1 Lost Radio contact with the Voyager 1 spacecraft was lost late Thursday afternoon following maneuver to refine its flight path to Saturn, it was announced by the Jet Propulsion Laboratory. Hours later very weak signal was detected by the tracking station in Spain.</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12</text:p>
          </table:table-cell>
          <table:table-cell table:style-name="ce3" office:value-type="string" calcext:value-type="string">
            <text:p><text:s/>Voyager 1 Light-Sensing Instrument Non-operational Project officials report light-sensing instrument aboard NASA's Voyager 1, that had difficulty during encounter with the planet Jupiter March 5th, has been confirmed as no longer being able to record useful data.</text:p>
          </table:table-cell>
          <table:table-cell table:style-name="ce15" office:value-type="date" office:date-value="1979-12-04" calcext:value-type="date">
            <text:p>1979-12-04</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4" xlink:type="simple">December 4, 1979 Voyager 1 Light-Sensing Instrument Non-operational Project officials report light-sensing instrument aboard NASA's Voyager 1, that had difficulty during encounter with the planet Jupiter March 5th, has been confirmed as no longer being able to record useful data.</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7" office:value-type="string" calcext:value-type="string">
            <text:p>Voyager 1 &amp; 113</text:p>
          </table:table-cell>
          <table:table-cell table:style-name="ce3" office:value-type="string" calcext:value-type="string">
            <text:p>Voyager Will Carry Earth Sounds Record On the chance that someone is out there, NASA has approved tie placement of a phonograph record on each of two planetary spacecraft being readied far launch next month to the outer reaches of the solar system.</text:p>
          </table:table-cell>
          <table:table-cell table:style-name="ce15" office:value-type="date" office:date-value="1977-08-01" calcext:value-type="date">
            <text:p>1977-08-01</text:p>
          </table:table-cell>
          <table:table-cell table:style-name="ce36" office:value-type="string" calcext:value-type="string">
            <text:p>JPL</text:p>
            <text:p>https://voyager.jpl.nasa.gov/news/</text:p>
          </table:table-cell>
          <table:table-cell table:style-name="ce40" office:value-type="string" calcext:value-type="string">
            <text:p><text:a xlink:href="https://voyager.jpl.nasa.gov/news/details.php?article_id=53" xlink:type="simple">August 1, 1977 Voyager Will Carry Earth Sounds Record On the chance that someone is out there, NASA has approved tie placement of a phonograph record on each of two planetary spacecraft being readied far launch next month to the outer reaches of the solar system.</text:a></text:p>
          </table:table-cell>
          <table:table-cell table:style-name="ce40" office:value-type="string" calcext:value-type="string">
            <text:p><text:a xlink:href="https://pdssbn.astro.umd.edu/data_sb/missions/voyager/index.shtml" xlink:type="simple">https://pdssbn.astro.umd.edu/data_sb/missions/voyager/index.shtml</text:a></text:p>
          </table:table-cell>
          <table:table-cell table:style-name="ce36" table:number-columns-repeated="2"/>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3">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3">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4">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5">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3">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7">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2">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1">
          <table:table-cell table:style-name="ce3"/>
          <table:table-cell table:style-name="ce9"/>
          <table:table-cell table:style-name="ce15"/>
          <table:table-cell table:style-name="ce3"/>
          <table:table-cell table:style-name="ce36" table:number-columns-repeated="4"/>
          <table:table-cell table:number-columns-repeated="1016"/>
        </table:table-row>
        <table:table-row table:style-name="ro1" table:number-rows-repeated="3">
          <table:table-cell table:style-name="ce3" table:number-columns-repeated="2"/>
          <table:table-cell table:style-name="ce15"/>
          <table:table-cell table:style-name="ce3"/>
          <table:table-cell table:style-name="ce36" table:number-columns-repeated="4"/>
          <table:table-cell table:number-columns-repeated="1016"/>
        </table:table-row>
        <table:table-row table:style-name="ro2" table:number-rows-repeated="1046925">
          <table:table-cell table:number-columns-repeated="1024"/>
        </table:table-row>
        <table:table-row table:style-name="ro2">
          <table:table-cell table:number-columns-repeated="1024"/>
        </table:table-row>
      </table:table>
      <table:table table:name="key" table:style-name="ta2">
        <table:table-column table:style-name="co8" table:number-columns-repeated="1024" table:default-cell-style-name="Default"/>
        <table:table-row table:style-name="ro1">
          <table:table-cell table:style-name="ce62" office:value-type="string" calcext:value-type="string" table:number-columns-spanned="2" table:number-rows-spanned="1">
            <text:p>KEY</text:p>
          </table:table-cell>
          <table:covered-table-cell/>
          <table:table-cell table:number-columns-repeated="1022"/>
        </table:table-row>
        <table:table-row table:style-name="ro1">
          <table:table-cell table:style-name="ce60"/>
          <table:table-cell table:style-name="ce39"/>
          <table:table-cell table:number-columns-repeated="1022"/>
        </table:table-row>
        <table:table-row table:style-name="ro1">
          <table:table-cell table:style-name="ce63"/>
          <table:table-cell table:style-name="ce36" office:value-type="string" calcext:value-type="string">
            <text:p>Nothing found</text:p>
          </table:table-cell>
          <table:table-cell table:number-columns-repeated="1022"/>
        </table:table-row>
        <table:table-row table:style-name="ro1">
          <table:table-cell table:style-name="ce64"/>
          <table:table-cell table:style-name="ce36" office:value-type="string" calcext:value-type="string">
            <text:p>Unsure/too much?</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Sans-serif" svg:font-family="Sans-serif"/>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_20_Info" style:display-name="PageStyle_PR Info" style:page-layout-name="Mpm3">
      <style:header style:display="false"/>
      <style:header-left style:display="false"/>
      <style:footer style:display="false"/>
      <style:footer-left style:display="false"/>
    </style:master-page>
    <style:master-page style:name="PageStyle_5f_key" style:display-name="PageStyle_ke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357" meta:object-count="0"/>
    <meta:generator>LibreOfficeDev/6.0.5.2$Linux_X86_64 LibreOffice_project/</meta:generator>
  </office:meta>
</office:document-meta>
</file>